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17.72pt" svg:y="38.21pt">
            <draw:object draw:notify-on-update-of-ranges="source_2.D1:source_2.D1 source_2.D2:source_2.D546 source_2.E1:source_2.E1 source_2.E2:source_2.E5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.21pt" svg:y="303.99pt">
            <draw:object draw:notify-on-update-of-ranges="source_2.H1:source_2.H1 source_2.H2:source_2.H546 source_2.I1:source_2.I1 source_2.I2:source_2.I5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4780.00018" calcext:value-type="float">
            <text:p>1443144780.00018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4780.19117" calcext:value-type="float">
            <text:p>1443144780.19117</text:p>
          </table:table-cell>
          <table:table-cell table:formula="of:=[.G2]-[.$B$2]" office:value-type="float" office:value="0.190990686416626" calcext:value-type="float">
            <text:p>0.1909906864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0990686416626" calcext:value-type="float">
            <text:p>0.1909906864</text:p>
          </table:table-cell>
          <table:table-cell table:formula="of:=MAX([.J2:.J2001])" office:value-type="float" office:value="13.03901720047" calcext:value-type="float">
            <text:p>13.0390172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4780.05435" calcext:value-type="float">
            <text:p>1443144780.05435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696548461914" calcext:value-type="float">
            <text:p>0.0541696548</text:p>
          </table:table-cell>
          <table:table-cell table:formula="of:=[.C3]/([.D3]-[.D2])" office:value-type="float" office:value="79749.4466646714" calcext:value-type="float">
            <text:p>79749.4466646714</text:p>
          </table:table-cell>
          <table:table-cell/>
          <table:table-cell office:value-type="float" office:value="1443144780.24522" calcext:value-type="float">
            <text:p>1443144780.24522</text:p>
          </table:table-cell>
          <table:table-cell table:formula="of:=[.G3]-[.$B$2]" office:value-type="float" office:value="0.245040416717529" calcext:value-type="float">
            <text:p>0.2450404167</text:p>
          </table:table-cell>
          <table:table-cell table:formula="of:=[.C3]/([.H3]-[.H2])" office:value-type="float" office:value="79926.3932669022" calcext:value-type="float">
            <text:p>79926.3932669022</text:p>
          </table:table-cell>
          <table:table-cell table:formula="of:=[.G3]-[.$B3]" office:value-type="float" office:value="0.190870761871338" calcext:value-type="float">
            <text:p>0.19087076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4780.10853" calcext:value-type="float">
            <text:p>1443144780.10853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51230621338" calcext:value-type="float">
            <text:p>0.1083512306</text:p>
          </table:table-cell>
          <table:table-cell table:formula="of:=[.C4]/([.D4]-[.D3])" office:value-type="float" office:value="79731.9003405881" calcext:value-type="float">
            <text:p>79731.9003405881</text:p>
          </table:table-cell>
          <table:table-cell/>
          <table:table-cell office:value-type="float" office:value="1443144780.35361" calcext:value-type="float">
            <text:p>1443144780.35361</text:p>
          </table:table-cell>
          <table:table-cell table:formula="of:=[.G4]-[.$B$2]" office:value-type="float" office:value="0.353430271148682" calcext:value-type="float">
            <text:p>0.3534302711</text:p>
          </table:table-cell>
          <table:table-cell table:formula="of:=[.C4]/([.H4]-[.H3])" office:value-type="float" office:value="39856.128810875" calcext:value-type="float">
            <text:p>39856.128810875</text:p>
          </table:table-cell>
          <table:table-cell table:formula="of:=[.G4]-[.$B4]" office:value-type="float" office:value="0.245079040527344" calcext:value-type="float">
            <text:p>0.24507904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4780.16268" calcext:value-type="float">
            <text:p>1443144780.16268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99904632568" calcext:value-type="float">
            <text:p>0.1624999046</text:p>
          </table:table-cell>
          <table:table-cell table:formula="of:=[.C5]/([.D5]-[.D4])" office:value-type="float" office:value="79780.3469592631" calcext:value-type="float">
            <text:p>79780.3469592631</text:p>
          </table:table-cell>
          <table:table-cell/>
          <table:table-cell office:value-type="float" office:value="1443144780.84102" calcext:value-type="float">
            <text:p>1443144780.84102</text:p>
          </table:table-cell>
          <table:table-cell table:formula="of:=[.G5]-[.$B$2]" office:value-type="float" office:value="0.84084677696228" calcext:value-type="float">
            <text:p>0.840846777</text:p>
          </table:table-cell>
          <table:table-cell table:formula="of:=[.C5]/([.H5]-[.H4])" office:value-type="float" office:value="8863.05643833097" calcext:value-type="float">
            <text:p>8863.056438331</text:p>
          </table:table-cell>
          <table:table-cell table:formula="of:=[.G5]-[.$B5]" office:value-type="float" office:value="0.678346872329712" calcext:value-type="float">
            <text:p>0.67834687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4780.21679" calcext:value-type="float">
            <text:p>1443144780.21679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1639213562" calcext:value-type="float">
            <text:p>0.2166163921</text:p>
          </table:table-cell>
          <table:table-cell table:formula="of:=[.C6]/([.D6]-[.D5])" office:value-type="float" office:value="79827.7973927333" calcext:value-type="float">
            <text:p>79827.7973927333</text:p>
          </table:table-cell>
          <table:table-cell/>
          <table:table-cell office:value-type="float" office:value="1443144781.00335" calcext:value-type="float">
            <text:p>1443144781.00335</text:p>
          </table:table-cell>
          <table:table-cell table:formula="of:=[.G6]-[.$B$2]" office:value-type="float" office:value="1.0031726360321" calcext:value-type="float">
            <text:p>1.003172636</text:p>
          </table:table-cell>
          <table:table-cell table:formula="of:=[.C6]/([.H6]-[.H5])" office:value-type="float" office:value="26613.1349912755" calcext:value-type="float">
            <text:p>26613.1349912755</text:p>
          </table:table-cell>
          <table:table-cell table:formula="of:=[.G6]-[.$B6]" office:value-type="float" office:value="0.786556243896484" calcext:value-type="float">
            <text:p>0.78655624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4780.27094" calcext:value-type="float">
            <text:p>1443144780.27094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59344100952" calcext:value-type="float">
            <text:p>0.2707593441</text:p>
          </table:table-cell>
          <table:table-cell table:formula="of:=[.C7]/([.D7]-[.D6])" office:value-type="float" office:value="79788.7784686383" calcext:value-type="float">
            <text:p>79788.7784686383</text:p>
          </table:table-cell>
          <table:table-cell/>
          <table:table-cell office:value-type="float" office:value="1443144781.42191" calcext:value-type="float">
            <text:p>1443144781.42191</text:p>
          </table:table-cell>
          <table:table-cell table:formula="of:=[.G7]-[.$B$2]" office:value-type="float" office:value="1.4217324256897" calcext:value-type="float">
            <text:p>1.4217324257</text:p>
          </table:table-cell>
          <table:table-cell table:formula="of:=[.C7]/([.H7]-[.H6])" office:value-type="float" office:value="10321.1061041817" calcext:value-type="float">
            <text:p>10321.1061041817</text:p>
          </table:table-cell>
          <table:table-cell table:formula="of:=[.G7]-[.$B7]" office:value-type="float" office:value="1.15097308158875" calcext:value-type="float">
            <text:p>1.15097308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4780.32508" calcext:value-type="float">
            <text:p>1443144780.32508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9800453186" calcext:value-type="float">
            <text:p>0.3248980045</text:p>
          </table:table-cell>
          <table:table-cell table:formula="of:=[.C8]/([.D8]-[.D7])" office:value-type="float" office:value="79795.1032702995" calcext:value-type="float">
            <text:p>79795.1032702995</text:p>
          </table:table-cell>
          <table:table-cell/>
          <table:table-cell office:value-type="float" office:value="1443144782.03378" calcext:value-type="float">
            <text:p>1443144782.03378</text:p>
          </table:table-cell>
          <table:table-cell table:formula="of:=[.G8]-[.$B$2]" office:value-type="float" office:value="2.03359985351562" calcext:value-type="float">
            <text:p>2.0335998535</text:p>
          </table:table-cell>
          <table:table-cell table:formula="of:=[.C8]/([.H8]-[.H7])" office:value-type="float" office:value="7060.35295153677" calcext:value-type="float">
            <text:p>7060.3529515368</text:p>
          </table:table-cell>
          <table:table-cell table:formula="of:=[.G8]-[.$B8]" office:value-type="float" office:value="1.70870184898376" calcext:value-type="float">
            <text:p>1.7087018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4780.37922" calcext:value-type="float">
            <text:p>1443144780.37922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43102264404" calcext:value-type="float">
            <text:p>0.3790431023</text:p>
          </table:table-cell>
          <table:table-cell table:formula="of:=[.C9]/([.D9]-[.D8])" office:value-type="float" office:value="79785.6164437849" calcext:value-type="float">
            <text:p>79785.6164437849</text:p>
          </table:table-cell>
          <table:table-cell/>
          <table:table-cell office:value-type="float" office:value="1443144786.10169" calcext:value-type="float">
            <text:p>1443144786.10169</text:p>
          </table:table-cell>
          <table:table-cell table:formula="of:=[.G9]-[.$B$2]" office:value-type="float" office:value="6.1015145778656" calcext:value-type="float">
            <text:p>6.1015145779</text:p>
          </table:table-cell>
          <table:table-cell table:formula="of:=[.C9]/([.H9]-[.H8])" office:value-type="float" office:value="1061.96916423569" calcext:value-type="float">
            <text:p>1061.9691642357</text:p>
          </table:table-cell>
          <table:table-cell table:formula="of:=[.G9]-[.$B9]" office:value-type="float" office:value="5.7224714756012" calcext:value-type="float">
            <text:p>5.72247147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4780.43337" calcext:value-type="float">
            <text:p>1443144780.43337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191061019897" calcext:value-type="float">
            <text:p>0.433191061</text:p>
          </table:table-cell>
          <table:table-cell table:formula="of:=[.C10]/([.D10]-[.D9])" office:value-type="float" office:value="79781.4008004826" calcext:value-type="float">
            <text:p>79781.4008004826</text:p>
          </table:table-cell>
          <table:table-cell/>
          <table:table-cell office:value-type="float" office:value="1443144786.14307" calcext:value-type="float">
            <text:p>1443144786.14307</text:p>
          </table:table-cell>
          <table:table-cell table:formula="of:=[.G10]-[.$B$2]" office:value-type="float" office:value="6.14289498329163" calcext:value-type="float">
            <text:p>6.1428949833</text:p>
          </table:table-cell>
          <table:table-cell table:formula="of:=[.C10]/([.H10]-[.H9])" office:value-type="float" office:value="104397.237183254" calcext:value-type="float">
            <text:p>104397.237183254</text:p>
          </table:table-cell>
          <table:table-cell table:formula="of:=[.G10]-[.$B10]" office:value-type="float" office:value="5.70970392227173" calcext:value-type="float">
            <text:p>5.70970392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4780.4875" calcext:value-type="float">
            <text:p>1443144780.4875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24953079224" calcext:value-type="float">
            <text:p>0.4873249531</text:p>
          </table:table-cell>
          <table:table-cell table:formula="of:=[.C11]/([.D11]-[.D10])" office:value-type="float" office:value="79802.1320038405" calcext:value-type="float">
            <text:p>79802.1320038405</text:p>
          </table:table-cell>
          <table:table-cell/>
          <table:table-cell office:value-type="float" office:value="1443144786.61811" calcext:value-type="float">
            <text:p>1443144786.61811</text:p>
          </table:table-cell>
          <table:table-cell table:formula="of:=[.G11]-[.$B$2]" office:value-type="float" office:value="6.61792778968811" calcext:value-type="float">
            <text:p>6.6179277897</text:p>
          </table:table-cell>
          <table:table-cell table:formula="of:=[.C11]/([.H11]-[.H10])" office:value-type="float" office:value="9094.10874750054" calcext:value-type="float">
            <text:p>9094.1087475006</text:p>
          </table:table-cell>
          <table:table-cell table:formula="of:=[.G11]-[.$B11]" office:value-type="float" office:value="6.13060283660889" calcext:value-type="float">
            <text:p>6.13060283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4780.54176" calcext:value-type="float">
            <text:p>1443144780.54176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77100753784" calcext:value-type="float">
            <text:p>0.5415771008</text:p>
          </table:table-cell>
          <table:table-cell table:formula="of:=[.C12]/([.D12]-[.D11])" office:value-type="float" office:value="79628.1840474621" calcext:value-type="float">
            <text:p>79628.1840474621</text:p>
          </table:table-cell>
          <table:table-cell/>
          <table:table-cell office:value-type="float" office:value="1443144791.00119" calcext:value-type="float">
            <text:p>1443144791.00119</text:p>
          </table:table-cell>
          <table:table-cell table:formula="of:=[.G12]-[.$B$2]" office:value-type="float" office:value="11.0010101795197" calcext:value-type="float">
            <text:p>11.0010101795</text:p>
          </table:table-cell>
          <table:table-cell table:formula="of:=[.C12]/([.H12]-[.H11])" office:value-type="float" office:value="985.607756318273" calcext:value-type="float">
            <text:p>985.6077563183</text:p>
          </table:table-cell>
          <table:table-cell table:formula="of:=[.G12]-[.$B12]" office:value-type="float" office:value="10.4594330787659" calcext:value-type="float">
            <text:p>10.45943307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4780.59588" calcext:value-type="float">
            <text:p>1443144780.59588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697641372681" calcext:value-type="float">
            <text:p>0.5956976414</text:p>
          </table:table-cell>
          <table:table-cell table:formula="of:=[.C13]/([.D13]-[.D12])" office:value-type="float" office:value="79821.8190468639" calcext:value-type="float">
            <text:p>79821.8190468639</text:p>
          </table:table-cell>
          <table:table-cell/>
          <table:table-cell office:value-type="float" office:value="1443144791.01877" calcext:value-type="float">
            <text:p>1443144791.01877</text:p>
          </table:table-cell>
          <table:table-cell table:formula="of:=[.G13]-[.$B$2]" office:value-type="float" office:value="11.0185902118683" calcext:value-type="float">
            <text:p>11.0185902119</text:p>
          </table:table-cell>
          <table:table-cell table:formula="of:=[.C13]/([.H13]-[.H12])" office:value-type="float" office:value="245733.336226538" calcext:value-type="float">
            <text:p>245733.336226538</text:p>
          </table:table-cell>
          <table:table-cell table:formula="of:=[.G13]-[.$B13]" office:value-type="float" office:value="10.4228925704956" calcext:value-type="float">
            <text:p>10.42289257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4780.65003" calcext:value-type="float">
            <text:p>1443144780.65003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48699569702" calcext:value-type="float">
            <text:p>0.6498486996</text:p>
          </table:table-cell>
          <table:table-cell table:formula="of:=[.C14]/([.D14]-[.D13])" office:value-type="float" office:value="79776.8343562604" calcext:value-type="float">
            <text:p>79776.8343562604</text:p>
          </table:table-cell>
          <table:table-cell/>
          <table:table-cell office:value-type="float" office:value="1443144791.06649" calcext:value-type="float">
            <text:p>1443144791.06649</text:p>
          </table:table-cell>
          <table:table-cell table:formula="of:=[.G14]-[.$B$2]" office:value-type="float" office:value="11.0663080215454" calcext:value-type="float">
            <text:p>11.0663080215</text:p>
          </table:table-cell>
          <table:table-cell table:formula="of:=[.C14]/([.H14]-[.H13])" office:value-type="float" office:value="90532.2358513663" calcext:value-type="float">
            <text:p>90532.2358513663</text:p>
          </table:table-cell>
          <table:table-cell table:formula="of:=[.G14]-[.$B14]" office:value-type="float" office:value="10.4164593219757" calcext:value-type="float">
            <text:p>10.4164593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4780.70415" calcext:value-type="float">
            <text:p>1443144780.70415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73293304443" calcext:value-type="float">
            <text:p>0.7039732933</text:p>
          </table:table-cell>
          <table:table-cell table:formula="of:=[.C15]/([.D15]-[.D14])" office:value-type="float" office:value="79815.8415963703" calcext:value-type="float">
            <text:p>79815.8415963703</text:p>
          </table:table-cell>
          <table:table-cell/>
          <table:table-cell office:value-type="float" office:value="1443144791.11686" calcext:value-type="float">
            <text:p>1443144791.11686</text:p>
          </table:table-cell>
          <table:table-cell table:formula="of:=[.G15]-[.$B$2]" office:value-type="float" office:value="11.1166870594025" calcext:value-type="float">
            <text:p>11.1166870594</text:p>
          </table:table-cell>
          <table:table-cell table:formula="of:=[.C15]/([.H15]-[.H14])" office:value-type="float" office:value="85749.9504507702" calcext:value-type="float">
            <text:p>85749.9504507702</text:p>
          </table:table-cell>
          <table:table-cell table:formula="of:=[.G15]-[.$B15]" office:value-type="float" office:value="10.412713766098" calcext:value-type="float">
            <text:p>10.41271376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4780.7583" calcext:value-type="float">
            <text:p>1443144780.7583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117437362671" calcext:value-type="float">
            <text:p>0.7581174374</text:p>
          </table:table-cell>
          <table:table-cell table:formula="of:=[.C16]/([.D16]-[.D15])" office:value-type="float" office:value="79787.0217572227" calcext:value-type="float">
            <text:p>79787.0217572227</text:p>
          </table:table-cell>
          <table:table-cell/>
          <table:table-cell office:value-type="float" office:value="1443144791.16735" calcext:value-type="float">
            <text:p>1443144791.16735</text:p>
          </table:table-cell>
          <table:table-cell table:formula="of:=[.G16]-[.$B$2]" office:value-type="float" office:value="11.1671705245972" calcext:value-type="float">
            <text:p>11.1671705246</text:p>
          </table:table-cell>
          <table:table-cell table:formula="of:=[.C16]/([.H16]-[.H15])" office:value-type="float" office:value="85572.5727887108" calcext:value-type="float">
            <text:p>85572.5727887108</text:p>
          </table:table-cell>
          <table:table-cell table:formula="of:=[.G16]-[.$B16]" office:value-type="float" office:value="10.4090530872345" calcext:value-type="float">
            <text:p>10.40905308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4780.81244" calcext:value-type="float">
            <text:p>1443144780.81244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264204025269" calcext:value-type="float">
            <text:p>0.812264204</text:p>
          </table:table-cell>
          <table:table-cell table:formula="of:=[.C17]/([.D17]-[.D16])" office:value-type="float" office:value="79783.1572643852" calcext:value-type="float">
            <text:p>79783.1572643852</text:p>
          </table:table-cell>
          <table:table-cell/>
          <table:table-cell office:value-type="float" office:value="1443144791.21774" calcext:value-type="float">
            <text:p>1443144791.21774</text:p>
          </table:table-cell>
          <table:table-cell table:formula="of:=[.G17]-[.$B$2]" office:value-type="float" office:value="11.2175667285919" calcext:value-type="float">
            <text:p>11.2175667286</text:p>
          </table:table-cell>
          <table:table-cell table:formula="of:=[.C17]/([.H17]-[.H16])" office:value-type="float" office:value="85720.7419917967" calcext:value-type="float">
            <text:p>85720.7419917967</text:p>
          </table:table-cell>
          <table:table-cell table:formula="of:=[.G17]-[.$B17]" office:value-type="float" office:value="10.4053025245667" calcext:value-type="float">
            <text:p>10.40530252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4780.86662" calcext:value-type="float">
            <text:p>1443144780.86662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439342498779" calcext:value-type="float">
            <text:p>0.8664393425</text:p>
          </table:table-cell>
          <table:table-cell table:formula="of:=[.C18]/([.D18]-[.D17])" office:value-type="float" office:value="79741.3743965286" calcext:value-type="float">
            <text:p>79741.3743965286</text:p>
          </table:table-cell>
          <table:table-cell/>
          <table:table-cell office:value-type="float" office:value="1443144791.26822" calcext:value-type="float">
            <text:p>1443144791.26822</text:p>
          </table:table-cell>
          <table:table-cell table:formula="of:=[.G18]-[.$B$2]" office:value-type="float" office:value="11.2680470943451" calcext:value-type="float">
            <text:p>11.2680470943</text:p>
          </table:table-cell>
          <table:table-cell table:formula="of:=[.C18]/([.H18]-[.H17])" office:value-type="float" office:value="85577.8268549568" calcext:value-type="float">
            <text:p>85577.8268549568</text:p>
          </table:table-cell>
          <table:table-cell table:formula="of:=[.G18]-[.$B18]" office:value-type="float" office:value="10.4016077518463" calcext:value-type="float">
            <text:p>10.40160775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4780.92074" calcext:value-type="float">
            <text:p>1443144780.92074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561075210571" calcext:value-type="float">
            <text:p>0.9205610752</text:p>
          </table:table-cell>
          <table:table-cell table:formula="of:=[.C19]/([.D19]-[.D18])" office:value-type="float" office:value="79820.0608802527" calcext:value-type="float">
            <text:p>79820.0608802527</text:p>
          </table:table-cell>
          <table:table-cell/>
          <table:table-cell office:value-type="float" office:value="1443144791.31864" calcext:value-type="float">
            <text:p>1443144791.31864</text:p>
          </table:table-cell>
          <table:table-cell table:formula="of:=[.G19]-[.$B$2]" office:value-type="float" office:value="11.3184590339661" calcext:value-type="float">
            <text:p>11.318459034</text:p>
          </table:table-cell>
          <table:table-cell table:formula="of:=[.C19]/([.H19]-[.H18])" office:value-type="float" office:value="85693.9850456151" calcext:value-type="float">
            <text:p>85693.9850456151</text:p>
          </table:table-cell>
          <table:table-cell table:formula="of:=[.G19]-[.$B19]" office:value-type="float" office:value="10.3978979587555" calcext:value-type="float">
            <text:p>10.39789795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4780.97489" calcext:value-type="float">
            <text:p>1443144780.97489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712133407593" calcext:value-type="float">
            <text:p>0.9747121334</text:p>
          </table:table-cell>
          <table:table-cell table:formula="of:=[.C20]/([.D20]-[.D19])" office:value-type="float" office:value="79776.8343562604" calcext:value-type="float">
            <text:p>79776.8343562604</text:p>
          </table:table-cell>
          <table:table-cell/>
          <table:table-cell office:value-type="float" office:value="1443144791.36908" calcext:value-type="float">
            <text:p>1443144791.36908</text:p>
          </table:table-cell>
          <table:table-cell table:formula="of:=[.G20]-[.$B$2]" office:value-type="float" office:value="11.368905544281" calcext:value-type="float">
            <text:p>11.3689055443</text:p>
          </table:table-cell>
          <table:table-cell table:formula="of:=[.C20]/([.H20]-[.H19])" office:value-type="float" office:value="85635.2594665104" calcext:value-type="float">
            <text:p>85635.2594665104</text:p>
          </table:table-cell>
          <table:table-cell table:formula="of:=[.G20]-[.$B20]" office:value-type="float" office:value="10.3941934108734" calcext:value-type="float">
            <text:p>10.39419341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4781.02731" calcext:value-type="float">
            <text:p>1443144781.02731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13108062744" calcext:value-type="float">
            <text:p>1.0271310806</text:p>
          </table:table-cell>
          <table:table-cell table:formula="of:=[.C21]/([.D21]-[.D20])" office:value-type="float" office:value="82412.9485447624" calcext:value-type="float">
            <text:p>82412.9485447624</text:p>
          </table:table-cell>
          <table:table-cell/>
          <table:table-cell office:value-type="float" office:value="1443144791.41952" calcext:value-type="float">
            <text:p>1443144791.41952</text:p>
          </table:table-cell>
          <table:table-cell table:formula="of:=[.G21]-[.$B$2]" office:value-type="float" office:value="11.4193408489227" calcext:value-type="float">
            <text:p>11.4193408489</text:p>
          </table:table-cell>
          <table:table-cell table:formula="of:=[.C21]/([.H21]-[.H20])" office:value-type="float" office:value="85654.2858358427" calcext:value-type="float">
            <text:p>85654.2858358427</text:p>
          </table:table-cell>
          <table:table-cell table:formula="of:=[.G21]-[.$B21]" office:value-type="float" office:value="10.3922097682953" calcext:value-type="float">
            <text:p>10.392209768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4781.07829" calcext:value-type="float">
            <text:p>1443144781.07829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10759544373" calcext:value-type="float">
            <text:p>1.0781075954</text:p>
          </table:table-cell>
          <table:table-cell table:formula="of:=[.C22]/([.D22]-[.D21])" office:value-type="float" office:value="84744.9068569905" calcext:value-type="float">
            <text:p>84744.9068569905</text:p>
          </table:table-cell>
          <table:table-cell/>
          <table:table-cell office:value-type="float" office:value="1443144791.47" calcext:value-type="float">
            <text:p>1443144791.47</text:p>
          </table:table-cell>
          <table:table-cell table:formula="of:=[.G22]-[.$B$2]" office:value-type="float" office:value="11.4698195457459" calcext:value-type="float">
            <text:p>11.4698195457</text:p>
          </table:table-cell>
          <table:table-cell table:formula="of:=[.C22]/([.H22]-[.H21])" office:value-type="float" office:value="85580.6562347973" calcext:value-type="float">
            <text:p>85580.6562347973</text:p>
          </table:table-cell>
          <table:table-cell table:formula="of:=[.G22]-[.$B22]" office:value-type="float" office:value="10.3917119503021" calcext:value-type="float">
            <text:p>10.39171195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4781.12925" calcext:value-type="float">
            <text:p>1443144781.12925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07600402832" calcext:value-type="float">
            <text:p>1.129076004</text:p>
          </table:table-cell>
          <table:table-cell table:formula="of:=[.C23]/([.D23]-[.D22])" office:value-type="float" office:value="84758.3850460994" calcext:value-type="float">
            <text:p>84758.3850460994</text:p>
          </table:table-cell>
          <table:table-cell/>
          <table:table-cell office:value-type="float" office:value="1443144791.52041" calcext:value-type="float">
            <text:p>1443144791.52041</text:p>
          </table:table-cell>
          <table:table-cell table:formula="of:=[.G23]-[.$B$2]" office:value-type="float" office:value="11.5202333927155" calcext:value-type="float">
            <text:p>11.5202333927</text:p>
          </table:table-cell>
          <table:table-cell table:formula="of:=[.C23]/([.H23]-[.H22])" office:value-type="float" office:value="85690.7429144341" calcext:value-type="float">
            <text:p>85690.7429144341</text:p>
          </table:table-cell>
          <table:table-cell table:formula="of:=[.G23]-[.$B23]" office:value-type="float" office:value="10.3911573886871" calcext:value-type="float">
            <text:p>10.39115738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4781.18023" calcext:value-type="float">
            <text:p>1443144781.18023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04822731018" calcext:value-type="float">
            <text:p>1.1800482273</text:p>
          </table:table-cell>
          <table:table-cell table:formula="of:=[.C24]/([.D24]-[.D23])" office:value-type="float" office:value="84752.041834859" calcext:value-type="float">
            <text:p>84752.041834859</text:p>
          </table:table-cell>
          <table:table-cell/>
          <table:table-cell office:value-type="float" office:value="1443144791.57085" calcext:value-type="float">
            <text:p>1443144791.57085</text:p>
          </table:table-cell>
          <table:table-cell table:formula="of:=[.G24]-[.$B$2]" office:value-type="float" office:value="11.5706725120544" calcext:value-type="float">
            <text:p>11.5706725121</text:p>
          </table:table-cell>
          <table:table-cell table:formula="of:=[.C24]/([.H24]-[.H23])" office:value-type="float" office:value="85647.8078248415" calcext:value-type="float">
            <text:p>85647.8078248415</text:p>
          </table:table-cell>
          <table:table-cell table:formula="of:=[.G24]-[.$B24]" office:value-type="float" office:value="10.3906242847443" calcext:value-type="float">
            <text:p>10.39062428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4781.23121" calcext:value-type="float">
            <text:p>1443144781.23121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03213310242" calcext:value-type="float">
            <text:p>1.2310321331</text:p>
          </table:table-cell>
          <table:table-cell table:formula="of:=[.C25]/([.D25]-[.D24])" office:value-type="float" office:value="84732.6216552408" calcext:value-type="float">
            <text:p>84732.6216552408</text:p>
          </table:table-cell>
          <table:table-cell/>
          <table:table-cell office:value-type="float" office:value="1443144791.6213" calcext:value-type="float">
            <text:p>1443144791.6213</text:p>
          </table:table-cell>
          <table:table-cell table:formula="of:=[.G25]-[.$B$2]" office:value-type="float" office:value="11.6211178302765" calcext:value-type="float">
            <text:p>11.6211178303</text:p>
          </table:table-cell>
          <table:table-cell table:formula="of:=[.C25]/([.H25]-[.H24])" office:value-type="float" office:value="85637.2831465666" calcext:value-type="float">
            <text:p>85637.2831465666</text:p>
          </table:table-cell>
          <table:table-cell table:formula="of:=[.G25]-[.$B25]" office:value-type="float" office:value="10.3900856971741" calcext:value-type="float">
            <text:p>10.390085697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4781.28218" calcext:value-type="float">
            <text:p>1443144781.28218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199768066406" calcext:value-type="float">
            <text:p>1.2819976807</text:p>
          </table:table-cell>
          <table:table-cell table:formula="of:=[.C26]/([.D26]-[.D25])" office:value-type="float" office:value="84763.1430776788" calcext:value-type="float">
            <text:p>84763.1430776788</text:p>
          </table:table-cell>
          <table:table-cell/>
          <table:table-cell office:value-type="float" office:value="1443144791.67173" calcext:value-type="float">
            <text:p>1443144791.67173</text:p>
          </table:table-cell>
          <table:table-cell table:formula="of:=[.G26]-[.$B$2]" office:value-type="float" office:value="11.6715514659882" calcext:value-type="float">
            <text:p>11.671551466</text:p>
          </table:table-cell>
          <table:table-cell table:formula="of:=[.C26]/([.H26]-[.H25])" office:value-type="float" office:value="85657.1202738094" calcext:value-type="float">
            <text:p>85657.1202738094</text:p>
          </table:table-cell>
          <table:table-cell table:formula="of:=[.G26]-[.$B26]" office:value-type="float" office:value="10.3895537853241" calcext:value-type="float">
            <text:p>10.389553785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4781.33314" calcext:value-type="float">
            <text:p>1443144781.33314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296585083008" calcext:value-type="float">
            <text:p>1.3329658508</text:p>
          </table:table-cell>
          <table:table-cell table:formula="of:=[.C27]/([.D27]-[.D26])" office:value-type="float" office:value="84758.7815283287" calcext:value-type="float">
            <text:p>84758.7815283287</text:p>
          </table:table-cell>
          <table:table-cell/>
          <table:table-cell office:value-type="float" office:value="1443144791.72216" calcext:value-type="float">
            <text:p>1443144791.72216</text:p>
          </table:table-cell>
          <table:table-cell table:formula="of:=[.G27]-[.$B$2]" office:value-type="float" office:value="11.7219860553741" calcext:value-type="float">
            <text:p>11.7219860554</text:p>
          </table:table-cell>
          <table:table-cell table:formula="of:=[.C27]/([.H27]-[.H26])" office:value-type="float" office:value="85655.5005720012" calcext:value-type="float">
            <text:p>85655.5005720012</text:p>
          </table:table-cell>
          <table:table-cell table:formula="of:=[.G27]-[.$B27]" office:value-type="float" office:value="10.3890202045441" calcext:value-type="float">
            <text:p>10.38902020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4781.3841" calcext:value-type="float">
            <text:p>1443144781.3841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92281532288" calcext:value-type="float">
            <text:p>1.3839228153</text:p>
          </table:table-cell>
          <table:table-cell table:formula="of:=[.C28]/([.D28]-[.D27])" office:value-type="float" office:value="84777.4203781424" calcext:value-type="float">
            <text:p>84777.4203781424</text:p>
          </table:table-cell>
          <table:table-cell/>
          <table:table-cell office:value-type="float" office:value="1443144791.77261" calcext:value-type="float">
            <text:p>1443144791.77261</text:p>
          </table:table-cell>
          <table:table-cell table:formula="of:=[.G28]-[.$B$2]" office:value-type="float" office:value="11.7724282741547" calcext:value-type="float">
            <text:p>11.7724282742</text:p>
          </table:table-cell>
          <table:table-cell table:formula="of:=[.C28]/([.H28]-[.H27])" office:value-type="float" office:value="85642.5451623576" calcext:value-type="float">
            <text:p>85642.5451623576</text:p>
          </table:table-cell>
          <table:table-cell table:formula="of:=[.G28]-[.$B28]" office:value-type="float" office:value="10.3885054588318" calcext:value-type="float">
            <text:p>10.388505458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4781.43506" calcext:value-type="float">
            <text:p>1443144781.43506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88574028015" calcext:value-type="float">
            <text:p>1.4348857403</text:p>
          </table:table-cell>
          <table:table-cell table:formula="of:=[.C29]/([.D29]-[.D28])" office:value-type="float" office:value="84767.5050759284" calcext:value-type="float">
            <text:p>84767.5050759284</text:p>
          </table:table-cell>
          <table:table-cell/>
          <table:table-cell office:value-type="float" office:value="1443144791.82305" calcext:value-type="float">
            <text:p>1443144791.82305</text:p>
          </table:table-cell>
          <table:table-cell table:formula="of:=[.G29]-[.$B$2]" office:value-type="float" office:value="11.8228743076324" calcext:value-type="float">
            <text:p>11.8228743076</text:p>
          </table:table-cell>
          <table:table-cell table:formula="of:=[.C29]/([.H29]-[.H28])" office:value-type="float" office:value="85636.0689270557" calcext:value-type="float">
            <text:p>85636.0689270557</text:p>
          </table:table-cell>
          <table:table-cell table:formula="of:=[.G29]-[.$B29]" office:value-type="float" office:value="10.3879885673523" calcext:value-type="float">
            <text:p>10.387988567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4781.48602" calcext:value-type="float">
            <text:p>1443144781.48602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83889007568" calcext:value-type="float">
            <text:p>1.4858388901</text:p>
          </table:table-cell>
          <table:table-cell table:formula="of:=[.C30]/([.D30]-[.D29])" office:value-type="float" office:value="84783.7673889749" calcext:value-type="float">
            <text:p>84783.7673889749</text:p>
          </table:table-cell>
          <table:table-cell/>
          <table:table-cell office:value-type="float" office:value="1443144791.87347" calcext:value-type="float">
            <text:p>1443144791.87347</text:p>
          </table:table-cell>
          <table:table-cell table:formula="of:=[.G30]-[.$B$2]" office:value-type="float" office:value="11.873291015625" calcext:value-type="float">
            <text:p>11.8732910156</text:p>
          </table:table-cell>
          <table:table-cell table:formula="of:=[.C30]/([.H30]-[.H29])" office:value-type="float" office:value="85685.8801776197" calcext:value-type="float">
            <text:p>85685.8801776197</text:p>
          </table:table-cell>
          <table:table-cell table:formula="of:=[.G30]-[.$B30]" office:value-type="float" office:value="10.3874521255493" calcext:value-type="float">
            <text:p>10.38745212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4781.53711" calcext:value-type="float">
            <text:p>1443144781.53711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93008422852" calcext:value-type="float">
            <text:p>1.5369300842</text:p>
          </table:table-cell>
          <table:table-cell table:formula="of:=[.C31]/([.D31]-[.D30])" office:value-type="float" office:value="84554.6883691412" calcext:value-type="float">
            <text:p>84554.6883691412</text:p>
          </table:table-cell>
          <table:table-cell/>
          <table:table-cell office:value-type="float" office:value="1443144791.92394" calcext:value-type="float">
            <text:p>1443144791.92394</text:p>
          </table:table-cell>
          <table:table-cell table:formula="of:=[.G31]-[.$B$2]" office:value-type="float" office:value="11.9237577915192" calcext:value-type="float">
            <text:p>11.9237577915</text:p>
          </table:table-cell>
          <table:table-cell table:formula="of:=[.C31]/([.H31]-[.H30])" office:value-type="float" office:value="85600.8715329778" calcext:value-type="float">
            <text:p>85600.8715329778</text:p>
          </table:table-cell>
          <table:table-cell table:formula="of:=[.G31]-[.$B31]" office:value-type="float" office:value="10.3868277072907" calcext:value-type="float">
            <text:p>10.386827707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4781.58807" calcext:value-type="float">
            <text:p>1443144781.58807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89110183716" calcext:value-type="float">
            <text:p>1.5878911018</text:p>
          </table:table-cell>
          <table:table-cell table:formula="of:=[.C32]/([.D32]-[.D31])" office:value-type="float" office:value="84770.6777202848" calcext:value-type="float">
            <text:p>84770.6777202848</text:p>
          </table:table-cell>
          <table:table-cell/>
          <table:table-cell office:value-type="float" office:value="1443144791.97438" calcext:value-type="float">
            <text:p>1443144791.97438</text:p>
          </table:table-cell>
          <table:table-cell table:formula="of:=[.G32]-[.$B$2]" office:value-type="float" office:value="11.9742012023926" calcext:value-type="float">
            <text:p>11.9742012024</text:p>
          </table:table-cell>
          <table:table-cell table:formula="of:=[.C32]/([.H32]-[.H31])" office:value-type="float" office:value="85640.5212336051" calcext:value-type="float">
            <text:p>85640.5212336051</text:p>
          </table:table-cell>
          <table:table-cell table:formula="of:=[.G32]-[.$B32]" office:value-type="float" office:value="10.3863101005554" calcext:value-type="float">
            <text:p>10.386310100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4781.63902" calcext:value-type="float">
            <text:p>1443144781.63902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83805274963" calcext:value-type="float">
            <text:p>1.6388380527</text:p>
          </table:table-cell>
          <table:table-cell table:formula="of:=[.C33]/([.D33]-[.D32])" office:value-type="float" office:value="84794.0833087647" calcext:value-type="float">
            <text:p>84794.0833087647</text:p>
          </table:table-cell>
          <table:table-cell/>
          <table:table-cell office:value-type="float" office:value="1443144792.02492" calcext:value-type="float">
            <text:p>1443144792.02492</text:p>
          </table:table-cell>
          <table:table-cell table:formula="of:=[.G33]-[.$B$2]" office:value-type="float" office:value="12.0247385501862" calcext:value-type="float">
            <text:p>12.0247385502</text:p>
          </table:table-cell>
          <table:table-cell table:formula="of:=[.C33]/([.H33]-[.H32])" office:value-type="float" office:value="85481.3358557147" calcext:value-type="float">
            <text:p>85481.3358557147</text:p>
          </table:table-cell>
          <table:table-cell table:formula="of:=[.G33]-[.$B33]" office:value-type="float" office:value="10.3859004974365" calcext:value-type="float">
            <text:p>10.38590049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4781.68999" calcext:value-type="float">
            <text:p>1443144781.68999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80884552002" calcext:value-type="float">
            <text:p>1.6898088455</text:p>
          </table:table-cell>
          <table:table-cell table:formula="of:=[.C34]/([.D34]-[.D33])" office:value-type="float" office:value="84754.420427809" calcext:value-type="float">
            <text:p>84754.420427809</text:p>
          </table:table-cell>
          <table:table-cell/>
          <table:table-cell office:value-type="float" office:value="1443144792.04073" calcext:value-type="float">
            <text:p>1443144792.04073</text:p>
          </table:table-cell>
          <table:table-cell table:formula="of:=[.G34]-[.$B$2]" office:value-type="float" office:value="12.0405530929565" calcext:value-type="float">
            <text:p>12.040553093</text:p>
          </table:table-cell>
          <table:table-cell table:formula="of:=[.C34]/([.H34]-[.H33])" office:value-type="float" office:value="273166.29147759" calcext:value-type="float">
            <text:p>273166.29147759</text:p>
          </table:table-cell>
          <table:table-cell table:formula="of:=[.G34]-[.$B34]" office:value-type="float" office:value="10.3507442474365" calcext:value-type="float">
            <text:p>10.350744247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4781.74095" calcext:value-type="float">
            <text:p>1443144781.74095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77486991882" calcext:value-type="float">
            <text:p>1.7407748699</text:p>
          </table:table-cell>
          <table:table-cell table:formula="of:=[.C35]/([.D35]-[.D34])" office:value-type="float" office:value="84762.3500353188" calcext:value-type="float">
            <text:p>84762.3500353188</text:p>
          </table:table-cell>
          <table:table-cell/>
          <table:table-cell office:value-type="float" office:value="1443144792.05652" calcext:value-type="float">
            <text:p>1443144792.05652</text:p>
          </table:table-cell>
          <table:table-cell table:formula="of:=[.G35]-[.$B$2]" office:value-type="float" office:value="12.0563435554504" calcext:value-type="float">
            <text:p>12.0563435555</text:p>
          </table:table-cell>
          <table:table-cell table:formula="of:=[.C35]/([.H35]-[.H34])" office:value-type="float" office:value="273582.866978711" calcext:value-type="float">
            <text:p>273582.866978711</text:p>
          </table:table-cell>
          <table:table-cell table:formula="of:=[.G35]-[.$B35]" office:value-type="float" office:value="10.3155686855316" calcext:value-type="float">
            <text:p>10.315568685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4781.79192" calcext:value-type="float">
            <text:p>1443144781.79192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3970222473" calcext:value-type="float">
            <text:p>1.7917397022</text:p>
          </table:table-cell>
          <table:table-cell table:formula="of:=[.C36]/([.D36]-[.D35])" office:value-type="float" office:value="84764.3326690431" calcext:value-type="float">
            <text:p>84764.3326690431</text:p>
          </table:table-cell>
          <table:table-cell/>
          <table:table-cell office:value-type="float" office:value="1443144792.08527" calcext:value-type="float">
            <text:p>1443144792.08527</text:p>
          </table:table-cell>
          <table:table-cell table:formula="of:=[.G36]-[.$B$2]" office:value-type="float" office:value="12.0850908756256" calcext:value-type="float">
            <text:p>12.0850908756</text:p>
          </table:table-cell>
          <table:table-cell table:formula="of:=[.C36]/([.H36]-[.H35])" office:value-type="float" office:value="150274.876881609" calcext:value-type="float">
            <text:p>150274.876881609</text:p>
          </table:table-cell>
          <table:table-cell table:formula="of:=[.G36]-[.$B36]" office:value-type="float" office:value="10.2933511734009" calcext:value-type="float">
            <text:p>10.29335117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4781.84289" calcext:value-type="float">
            <text:p>1443144781.84289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7095413208" calcext:value-type="float">
            <text:p>1.8427095413</text:p>
          </table:table-cell>
          <table:table-cell table:formula="of:=[.C37]/([.D37]-[.D36])" office:value-type="float" office:value="84756.006230617" calcext:value-type="float">
            <text:p>84756.006230617</text:p>
          </table:table-cell>
          <table:table-cell/>
          <table:table-cell office:value-type="float" office:value="1443144792.13196" calcext:value-type="float">
            <text:p>1443144792.13196</text:p>
          </table:table-cell>
          <table:table-cell table:formula="of:=[.G37]-[.$B$2]" office:value-type="float" office:value="12.1317775249481" calcext:value-type="float">
            <text:p>12.1317775249</text:p>
          </table:table-cell>
          <table:table-cell table:formula="of:=[.C37]/([.H37]-[.H36])" office:value-type="float" office:value="92531.8064733579" calcext:value-type="float">
            <text:p>92531.8064733579</text:p>
          </table:table-cell>
          <table:table-cell table:formula="of:=[.G37]-[.$B37]" office:value-type="float" office:value="10.2890679836273" calcext:value-type="float">
            <text:p>10.289067983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4781.89384" calcext:value-type="float">
            <text:p>1443144781.89384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65983009338" calcext:value-type="float">
            <text:p>1.8936598301</text:p>
          </table:table-cell>
          <table:table-cell table:formula="of:=[.C38]/([.D38]-[.D37])" office:value-type="float" office:value="84788.5282708083" calcext:value-type="float">
            <text:p>84788.5282708083</text:p>
          </table:table-cell>
          <table:table-cell/>
          <table:table-cell office:value-type="float" office:value="1443144792.17858" calcext:value-type="float">
            <text:p>1443144792.17858</text:p>
          </table:table-cell>
          <table:table-cell table:formula="of:=[.G38]-[.$B$2]" office:value-type="float" office:value="12.1784019470215" calcext:value-type="float">
            <text:p>12.178401947</text:p>
          </table:table-cell>
          <table:table-cell table:formula="of:=[.C38]/([.H38]-[.H37])" office:value-type="float" office:value="92655.3039778683" calcext:value-type="float">
            <text:p>92655.3039778683</text:p>
          </table:table-cell>
          <table:table-cell table:formula="of:=[.G38]-[.$B38]" office:value-type="float" office:value="10.2847421169281" calcext:value-type="float">
            <text:p>10.284742116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4781.94481" calcext:value-type="float">
            <text:p>1443144781.94481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62990760803" calcext:value-type="float">
            <text:p>1.9446299076</text:p>
          </table:table-cell>
          <table:table-cell table:formula="of:=[.C39]/([.D39]-[.D38])" office:value-type="float" office:value="84755.6097743517" calcext:value-type="float">
            <text:p>84755.6097743517</text:p>
          </table:table-cell>
          <table:table-cell/>
          <table:table-cell office:value-type="float" office:value="1443144792.22531" calcext:value-type="float">
            <text:p>1443144792.22531</text:p>
          </table:table-cell>
          <table:table-cell table:formula="of:=[.G39]-[.$B$2]" office:value-type="float" office:value="12.2251329421997" calcext:value-type="float">
            <text:p>12.2251329422</text:p>
          </table:table-cell>
          <table:table-cell table:formula="of:=[.C39]/([.H39]-[.H38])" office:value-type="float" office:value="92443.9974694394" calcext:value-type="float">
            <text:p>92443.9974694394</text:p>
          </table:table-cell>
          <table:table-cell table:formula="of:=[.G39]-[.$B39]" office:value-type="float" office:value="10.2805030345917" calcext:value-type="float">
            <text:p>10.280503034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4781.99576" calcext:value-type="float">
            <text:p>1443144781.99576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57948112488" calcext:value-type="float">
            <text:p>1.9955794811</text:p>
          </table:table-cell>
          <table:table-cell table:formula="of:=[.C40]/([.D40]-[.D39])" office:value-type="float" office:value="84789.7185748112" calcext:value-type="float">
            <text:p>84789.7185748112</text:p>
          </table:table-cell>
          <table:table-cell/>
          <table:table-cell office:value-type="float" office:value="1443144792.27198" calcext:value-type="float">
            <text:p>1443144792.27198</text:p>
          </table:table-cell>
          <table:table-cell table:formula="of:=[.G40]-[.$B$2]" office:value-type="float" office:value="12.2718062400818" calcext:value-type="float">
            <text:p>12.2718062401</text:p>
          </table:table-cell>
          <table:table-cell table:formula="of:=[.C40]/([.H40]-[.H39])" office:value-type="float" office:value="92558.2762742514" calcext:value-type="float">
            <text:p>92558.2762742514</text:p>
          </table:table-cell>
          <table:table-cell table:formula="of:=[.G40]-[.$B40]" office:value-type="float" office:value="10.2762267589569" calcext:value-type="float">
            <text:p>10.27622675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4782.03881" calcext:value-type="float">
            <text:p>1443144782.03881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63096237183" calcext:value-type="float">
            <text:p>2.0386309624</text:p>
          </table:table-cell>
          <table:table-cell table:formula="of:=[.C41]/([.D41]-[.D40])" office:value-type="float" office:value="100344.979426375" calcext:value-type="float">
            <text:p>100344.979426375</text:p>
          </table:table-cell>
          <table:table-cell/>
          <table:table-cell office:value-type="float" office:value="1443144792.31868" calcext:value-type="float">
            <text:p>1443144792.31868</text:p>
          </table:table-cell>
          <table:table-cell table:formula="of:=[.G41]-[.$B$2]" office:value-type="float" office:value="12.3185060024261" calcext:value-type="float">
            <text:p>12.3185060024</text:p>
          </table:table-cell>
          <table:table-cell table:formula="of:=[.C41]/([.H41]-[.H40])" office:value-type="float" office:value="92505.8240798885" calcext:value-type="float">
            <text:p>92505.8240798885</text:p>
          </table:table-cell>
          <table:table-cell table:formula="of:=[.G41]-[.$B41]" office:value-type="float" office:value="10.2798750400543" calcext:value-type="float">
            <text:p>10.279875040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4782.08126" calcext:value-type="float">
            <text:p>1443144782.08126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10866355896" calcext:value-type="float">
            <text:p>2.0810866356</text:p>
          </table:table-cell>
          <table:table-cell table:formula="of:=[.C42]/([.D42]-[.D41])" office:value-type="float" office:value="101753.185677703" calcext:value-type="float">
            <text:p>101753.185677703</text:p>
          </table:table-cell>
          <table:table-cell/>
          <table:table-cell office:value-type="float" office:value="1443144792.36537" calcext:value-type="float">
            <text:p>1443144792.36537</text:p>
          </table:table-cell>
          <table:table-cell table:formula="of:=[.G42]-[.$B$2]" office:value-type="float" office:value="12.3651893138886" calcext:value-type="float">
            <text:p>12.3651893139</text:p>
          </table:table-cell>
          <table:table-cell table:formula="of:=[.C42]/([.H42]-[.H41])" office:value-type="float" office:value="92538.4225041368" calcext:value-type="float">
            <text:p>92538.4225041368</text:p>
          </table:table-cell>
          <table:table-cell table:formula="of:=[.G42]-[.$B42]" office:value-type="float" office:value="10.284102678299" calcext:value-type="float">
            <text:p>10.284102678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4782.12359" calcext:value-type="float">
            <text:p>1443144782.12359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41117858887" calcext:value-type="float">
            <text:p>2.1234111786</text:p>
          </table:table-cell>
          <table:table-cell table:formula="of:=[.C43]/([.D43]-[.D42])" office:value-type="float" office:value="102068.438165411" calcext:value-type="float">
            <text:p>102068.438165411</text:p>
          </table:table-cell>
          <table:table-cell/>
          <table:table-cell office:value-type="float" office:value="1443144792.41201" calcext:value-type="float">
            <text:p>1443144792.41201</text:p>
          </table:table-cell>
          <table:table-cell table:formula="of:=[.G43]-[.$B$2]" office:value-type="float" office:value="12.4118328094482" calcext:value-type="float">
            <text:p>12.4118328094</text:p>
          </table:table-cell>
          <table:table-cell table:formula="of:=[.C43]/([.H43]-[.H42])" office:value-type="float" office:value="92617.4153150989" calcext:value-type="float">
            <text:p>92617.4153150989</text:p>
          </table:table-cell>
          <table:table-cell table:formula="of:=[.G43]-[.$B43]" office:value-type="float" office:value="10.2884216308594" calcext:value-type="float">
            <text:p>10.288421630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4782.16592" calcext:value-type="float">
            <text:p>1443144782.16592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7452583313" calcext:value-type="float">
            <text:p>2.1657452583</text:p>
          </table:table-cell>
          <table:table-cell table:formula="of:=[.C44]/([.D44]-[.D43])" office:value-type="float" office:value="102045.444858697" calcext:value-type="float">
            <text:p>102045.444858697</text:p>
          </table:table-cell>
          <table:table-cell/>
          <table:table-cell office:value-type="float" office:value="1443144792.45873" calcext:value-type="float">
            <text:p>1443144792.45873</text:p>
          </table:table-cell>
          <table:table-cell table:formula="of:=[.G44]-[.$B$2]" office:value-type="float" office:value="12.4585556983948" calcext:value-type="float">
            <text:p>12.4585556984</text:p>
          </table:table-cell>
          <table:table-cell table:formula="of:=[.C44]/([.H44]-[.H43])" office:value-type="float" office:value="92460.0361279788" calcext:value-type="float">
            <text:p>92460.0361279788</text:p>
          </table:table-cell>
          <table:table-cell table:formula="of:=[.G44]-[.$B44]" office:value-type="float" office:value="10.2928104400635" calcext:value-type="float">
            <text:p>10.292810440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4782.20836" calcext:value-type="float">
            <text:p>1443144782.20836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818138122559" calcext:value-type="float">
            <text:p>2.2081813812</text:p>
          </table:table-cell>
          <table:table-cell table:formula="of:=[.C45]/([.D45]-[.D44])" office:value-type="float" office:value="101800.063374347" calcext:value-type="float">
            <text:p>101800.063374347</text:p>
          </table:table-cell>
          <table:table-cell/>
          <table:table-cell office:value-type="float" office:value="1443144792.50543" calcext:value-type="float">
            <text:p>1443144792.50543</text:p>
          </table:table-cell>
          <table:table-cell table:formula="of:=[.G45]-[.$B$2]" office:value-type="float" office:value="12.5052523612976" calcext:value-type="float">
            <text:p>12.5052523613</text:p>
          </table:table-cell>
          <table:table-cell table:formula="of:=[.C45]/([.H45]-[.H44])" office:value-type="float" office:value="92511.9640559583" calcext:value-type="float">
            <text:p>92511.9640559583</text:p>
          </table:table-cell>
          <table:table-cell table:formula="of:=[.G45]-[.$B45]" office:value-type="float" office:value="10.297070980072" calcext:value-type="float">
            <text:p>10.297070980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4782.2507" calcext:value-type="float">
            <text:p>1443144782.2507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51879882812" calcext:value-type="float">
            <text:p>2.2505187988</text:p>
          </table:table-cell>
          <table:table-cell table:formula="of:=[.C46]/([.D46]-[.D45])" office:value-type="float" office:value="102037.399648601" calcext:value-type="float">
            <text:p>102037.399648601</text:p>
          </table:table-cell>
          <table:table-cell/>
          <table:table-cell office:value-type="float" office:value="1443144792.55209" calcext:value-type="float">
            <text:p>1443144792.55209</text:p>
          </table:table-cell>
          <table:table-cell table:formula="of:=[.G46]-[.$B$2]" office:value-type="float" office:value="12.5519137382507" calcext:value-type="float">
            <text:p>12.5519137383</text:p>
          </table:table-cell>
          <table:table-cell table:formula="of:=[.C46]/([.H46]-[.H45])" office:value-type="float" office:value="92581.9228253761" calcext:value-type="float">
            <text:p>92581.9228253761</text:p>
          </table:table-cell>
          <table:table-cell table:formula="of:=[.G46]-[.$B46]" office:value-type="float" office:value="10.3013949394226" calcext:value-type="float">
            <text:p>10.301394939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4782.29304" calcext:value-type="float">
            <text:p>1443144782.29304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86432266235" calcext:value-type="float">
            <text:p>2.2928643227</text:p>
          </table:table-cell>
          <table:table-cell table:formula="of:=[.C47]/([.D47]-[.D46])" office:value-type="float" office:value="102017.866561567" calcext:value-type="float">
            <text:p>102017.866561567</text:p>
          </table:table-cell>
          <table:table-cell/>
          <table:table-cell office:value-type="float" office:value="1443144792.59872" calcext:value-type="float">
            <text:p>1443144792.59872</text:p>
          </table:table-cell>
          <table:table-cell table:formula="of:=[.G47]-[.$B$2]" office:value-type="float" office:value="12.5985412597656" calcext:value-type="float">
            <text:p>12.5985412598</text:p>
          </table:table-cell>
          <table:table-cell table:formula="of:=[.C47]/([.H47]-[.H46])" office:value-type="float" office:value="92649.1449608836" calcext:value-type="float">
            <text:p>92649.1449608836</text:p>
          </table:table-cell>
          <table:table-cell table:formula="of:=[.G47]-[.$B47]" office:value-type="float" office:value="10.3056769371033" calcext:value-type="float">
            <text:p>10.305676937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4782.33539" calcext:value-type="float">
            <text:p>1443144782.33539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20698547363" calcext:value-type="float">
            <text:p>2.3352069855</text:p>
          </table:table-cell>
          <table:table-cell table:formula="of:=[.C48]/([.D48]-[.D47])" office:value-type="float" office:value="102024.759738285" calcext:value-type="float">
            <text:p>102024.759738285</text:p>
          </table:table-cell>
          <table:table-cell/>
          <table:table-cell office:value-type="float" office:value="1443144792.64536" calcext:value-type="float">
            <text:p>1443144792.64536</text:p>
          </table:table-cell>
          <table:table-cell table:formula="of:=[.G48]-[.$B$2]" office:value-type="float" office:value="12.6451785564423" calcext:value-type="float">
            <text:p>12.6451785564</text:p>
          </table:table-cell>
          <table:table-cell table:formula="of:=[.C48]/([.H48]-[.H47])" office:value-type="float" office:value="92629.7257311705" calcext:value-type="float">
            <text:p>92629.7257311705</text:p>
          </table:table-cell>
          <table:table-cell table:formula="of:=[.G48]-[.$B48]" office:value-type="float" office:value="10.3099715709686" calcext:value-type="float">
            <text:p>10.30997157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4782.37773" calcext:value-type="float">
            <text:p>1443144782.37773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55227088928" calcext:value-type="float">
            <text:p>2.3775522709</text:p>
          </table:table-cell>
          <table:table-cell table:formula="of:=[.C49]/([.D49]-[.D48])" office:value-type="float" office:value="102018.440957384" calcext:value-type="float">
            <text:p>102018.440957384</text:p>
          </table:table-cell>
          <table:table-cell/>
          <table:table-cell office:value-type="float" office:value="1443144792.69215" calcext:value-type="float">
            <text:p>1443144792.69215</text:p>
          </table:table-cell>
          <table:table-cell table:formula="of:=[.G49]-[.$B$2]" office:value-type="float" office:value="12.6919693946838" calcext:value-type="float">
            <text:p>12.6919693947</text:p>
          </table:table-cell>
          <table:table-cell table:formula="of:=[.C49]/([.H49]-[.H48])" office:value-type="float" office:value="92325.766375379" calcext:value-type="float">
            <text:p>92325.766375379</text:p>
          </table:table-cell>
          <table:table-cell table:formula="of:=[.G49]-[.$B49]" office:value-type="float" office:value="10.3144171237946" calcext:value-type="float">
            <text:p>10.314417123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4782.42007" calcext:value-type="float">
            <text:p>1443144782.42007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89350318909" calcext:value-type="float">
            <text:p>2.4198935032</text:p>
          </table:table-cell>
          <table:table-cell table:formula="of:=[.C50]/([.D50]-[.D49])" office:value-type="float" office:value="102028.206675976" calcext:value-type="float">
            <text:p>102028.206675976</text:p>
          </table:table-cell>
          <table:table-cell/>
          <table:table-cell office:value-type="float" office:value="1443144792.73884" calcext:value-type="float">
            <text:p>1443144792.73884</text:p>
          </table:table-cell>
          <table:table-cell table:formula="of:=[.G50]-[.$B$2]" office:value-type="float" office:value="12.7386600971222" calcext:value-type="float">
            <text:p>12.7386600971</text:p>
          </table:table-cell>
          <table:table-cell table:formula="of:=[.C50]/([.H50]-[.H49])" office:value-type="float" office:value="92523.7739934128" calcext:value-type="float">
            <text:p>92523.7739934128</text:p>
          </table:table-cell>
          <table:table-cell table:formula="of:=[.G50]-[.$B50]" office:value-type="float" office:value="10.3187665939331" calcext:value-type="float">
            <text:p>10.318766593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4782.46241" calcext:value-type="float">
            <text:p>1443144782.46241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223378181458" calcext:value-type="float">
            <text:p>2.4622337818</text:p>
          </table:table-cell>
          <table:table-cell table:formula="of:=[.C51]/([.D51]-[.D50])" office:value-type="float" office:value="102030.504763835" calcext:value-type="float">
            <text:p>102030.504763835</text:p>
          </table:table-cell>
          <table:table-cell/>
          <table:table-cell office:value-type="float" office:value="1443144792.78552" calcext:value-type="float">
            <text:p>1443144792.78552</text:p>
          </table:table-cell>
          <table:table-cell table:formula="of:=[.G51]-[.$B$2]" office:value-type="float" office:value="12.7853448390961" calcext:value-type="float">
            <text:p>12.7853448391</text:p>
          </table:table-cell>
          <table:table-cell table:formula="of:=[.C51]/([.H51]-[.H50])" office:value-type="float" office:value="92535.5869465298" calcext:value-type="float">
            <text:p>92535.5869465298</text:p>
          </table:table-cell>
          <table:table-cell table:formula="of:=[.G51]-[.$B51]" office:value-type="float" office:value="10.3231110572815" calcext:value-type="float">
            <text:p>10.32311105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4782.50474" calcext:value-type="float">
            <text:p>1443144782.50474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558801651" calcext:value-type="float">
            <text:p>2.5045588017</text:p>
          </table:table-cell>
          <table:table-cell table:formula="of:=[.C52]/([.D52]-[.D51])" office:value-type="float" office:value="102067.288253983" calcext:value-type="float">
            <text:p>102067.288253983</text:p>
          </table:table-cell>
          <table:table-cell/>
          <table:table-cell office:value-type="float" office:value="1443144792.8322" calcext:value-type="float">
            <text:p>1443144792.8322</text:p>
          </table:table-cell>
          <table:table-cell table:formula="of:=[.G52]-[.$B$2]" office:value-type="float" office:value="12.8320233821869" calcext:value-type="float">
            <text:p>12.8320233822</text:p>
          </table:table-cell>
          <table:table-cell table:formula="of:=[.C52]/([.H52]-[.H51])" office:value-type="float" office:value="92547.875618028" calcext:value-type="float">
            <text:p>92547.875618028</text:p>
          </table:table-cell>
          <table:table-cell table:formula="of:=[.G52]-[.$B52]" office:value-type="float" office:value="10.3274645805359" calcext:value-type="float">
            <text:p>10.327464580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4782.54707" calcext:value-type="float">
            <text:p>1443144782.54707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89192771912" calcext:value-type="float">
            <text:p>2.5468919277</text:p>
          </table:table-cell>
          <table:table-cell table:formula="of:=[.C53]/([.D53]-[.D52])" office:value-type="float" office:value="102047.743723178" calcext:value-type="float">
            <text:p>102047.743723178</text:p>
          </table:table-cell>
          <table:table-cell/>
          <table:table-cell office:value-type="float" office:value="1443144792.87892" calcext:value-type="float">
            <text:p>1443144792.87892</text:p>
          </table:table-cell>
          <table:table-cell table:formula="of:=[.G53]-[.$B$2]" office:value-type="float" office:value="12.8787436485291" calcext:value-type="float">
            <text:p>12.8787436485</text:p>
          </table:table-cell>
          <table:table-cell table:formula="of:=[.C53]/([.H53]-[.H52])" office:value-type="float" office:value="92465.2262973377" calcext:value-type="float">
            <text:p>92465.2262973377</text:p>
          </table:table-cell>
          <table:table-cell table:formula="of:=[.G53]-[.$B53]" office:value-type="float" office:value="10.3318517208099" calcext:value-type="float">
            <text:p>10.331851720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4782.5894" calcext:value-type="float">
            <text:p>1443144782.5894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922243118286" calcext:value-type="float">
            <text:p>2.5892224312</text:p>
          </table:table-cell>
          <table:table-cell table:formula="of:=[.C54]/([.D54]-[.D53])" office:value-type="float" office:value="102054.066134601" calcext:value-type="float">
            <text:p>102054.066134601</text:p>
          </table:table-cell>
          <table:table-cell/>
          <table:table-cell office:value-type="float" office:value="1443144792.92554" calcext:value-type="float">
            <text:p>1443144792.92554</text:p>
          </table:table-cell>
          <table:table-cell table:formula="of:=[.G54]-[.$B$2]" office:value-type="float" office:value="12.9253661632538" calcext:value-type="float">
            <text:p>12.9253661633</text:p>
          </table:table-cell>
          <table:table-cell table:formula="of:=[.C54]/([.H54]-[.H53])" office:value-type="float" office:value="92659.0945491923" calcext:value-type="float">
            <text:p>92659.0945491923</text:p>
          </table:table-cell>
          <table:table-cell table:formula="of:=[.G54]-[.$B54]" office:value-type="float" office:value="10.3361437320709" calcext:value-type="float">
            <text:p>10.336143732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4782.63172" calcext:value-type="float">
            <text:p>1443144782.63172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53886795044" calcext:value-type="float">
            <text:p>2.631538868</text:p>
          </table:table-cell>
          <table:table-cell table:formula="of:=[.C55]/([.D55]-[.D54])" office:value-type="float" office:value="102087.990624718" calcext:value-type="float">
            <text:p>102087.990624718</text:p>
          </table:table-cell>
          <table:table-cell/>
          <table:table-cell office:value-type="float" office:value="1443144792.97224" calcext:value-type="float">
            <text:p>1443144792.97224</text:p>
          </table:table-cell>
          <table:table-cell table:formula="of:=[.G55]-[.$B$2]" office:value-type="float" office:value="12.9720602035522" calcext:value-type="float">
            <text:p>12.9720602036</text:p>
          </table:table-cell>
          <table:table-cell table:formula="of:=[.C55]/([.H55]-[.H54])" office:value-type="float" office:value="92517.1600569827" calcext:value-type="float">
            <text:p>92517.1600569827</text:p>
          </table:table-cell>
          <table:table-cell table:formula="of:=[.G55]-[.$B55]" office:value-type="float" office:value="10.3405213356018" calcext:value-type="float">
            <text:p>10.340521335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4782.67406" calcext:value-type="float">
            <text:p>1443144782.67406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87747764587" calcext:value-type="float">
            <text:p>2.6738774776</text:p>
          </table:table-cell>
          <table:table-cell table:formula="of:=[.C56]/([.D56]-[.D55])" office:value-type="float" office:value="102034.526666704" calcext:value-type="float">
            <text:p>102034.526666704</text:p>
          </table:table-cell>
          <table:table-cell/>
          <table:table-cell office:value-type="float" office:value="1443144793.01888" calcext:value-type="float">
            <text:p>1443144793.01888</text:p>
          </table:table-cell>
          <table:table-cell table:formula="of:=[.G56]-[.$B$2]" office:value-type="float" office:value="13.0186986923218" calcext:value-type="float">
            <text:p>13.0186986923</text:p>
          </table:table-cell>
          <table:table-cell table:formula="of:=[.C56]/([.H56]-[.H55])" office:value-type="float" office:value="92627.3580893179" calcext:value-type="float">
            <text:p>92627.3580893179</text:p>
          </table:table-cell>
          <table:table-cell table:formula="of:=[.G56]-[.$B56]" office:value-type="float" office:value="10.3448212146759" calcext:value-type="float">
            <text:p>10.344821214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4782.71645" calcext:value-type="float">
            <text:p>1443144782.71645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627187728882" calcext:value-type="float">
            <text:p>2.7162718773</text:p>
          </table:table-cell>
          <table:table-cell table:formula="of:=[.C57]/([.D57]-[.D56])" office:value-type="float" office:value="101900.251834772" calcext:value-type="float">
            <text:p>101900.251834772</text:p>
          </table:table-cell>
          <table:table-cell/>
          <table:table-cell office:value-type="float" office:value="1443144793.0333" calcext:value-type="float">
            <text:p>1443144793.0333</text:p>
          </table:table-cell>
          <table:table-cell table:formula="of:=[.G57]-[.$B$2]" office:value-type="float" office:value="13.0331203937531" calcext:value-type="float">
            <text:p>13.0331203938</text:p>
          </table:table-cell>
          <table:table-cell table:formula="of:=[.C57]/([.H57]-[.H56])" office:value-type="float" office:value="299548.567177503" calcext:value-type="float">
            <text:p>299548.567177503</text:p>
          </table:table-cell>
          <table:table-cell table:formula="of:=[.G57]-[.$B57]" office:value-type="float" office:value="10.3168485164642" calcext:value-type="float">
            <text:p>10.316848516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4782.75878" calcext:value-type="float">
            <text:p>1443144782.75878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60643386841" calcext:value-type="float">
            <text:p>2.7586064339</text:p>
          </table:table-cell>
          <table:table-cell table:formula="of:=[.C58]/([.D58]-[.D57])" office:value-type="float" office:value="102044.295465297" calcext:value-type="float">
            <text:p>102044.295465297</text:p>
          </table:table-cell>
          <table:table-cell/>
          <table:table-cell office:value-type="float" office:value="1443144793.04773" calcext:value-type="float">
            <text:p>1443144793.04773</text:p>
          </table:table-cell>
          <table:table-cell table:formula="of:=[.G58]-[.$B$2]" office:value-type="float" office:value="13.0475509166718" calcext:value-type="float">
            <text:p>13.0475509167</text:p>
          </table:table-cell>
          <table:table-cell table:formula="of:=[.C58]/([.H58]-[.H57])" office:value-type="float" office:value="299365.450880613" calcext:value-type="float">
            <text:p>299365.450880613</text:p>
          </table:table-cell>
          <table:table-cell table:formula="of:=[.G58]-[.$B58]" office:value-type="float" office:value="10.2889444828033" calcext:value-type="float">
            <text:p>10.288944482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4782.80112" calcext:value-type="float">
            <text:p>1443144782.80112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93836784363" calcext:value-type="float">
            <text:p>2.8009383678</text:p>
          </table:table-cell>
          <table:table-cell table:formula="of:=[.C59]/([.D59]-[.D58])" office:value-type="float" office:value="102050.617449438" calcext:value-type="float">
            <text:p>102050.617449438</text:p>
          </table:table-cell>
          <table:table-cell/>
          <table:table-cell office:value-type="float" office:value="1443144793.07568" calcext:value-type="float">
            <text:p>1443144793.07568</text:p>
          </table:table-cell>
          <table:table-cell table:formula="of:=[.G59]-[.$B$2]" office:value-type="float" office:value="13.0754997730255" calcext:value-type="float">
            <text:p>13.075499773</text:p>
          </table:table-cell>
          <table:table-cell table:formula="of:=[.C59]/([.H59]-[.H58])" office:value-type="float" office:value="154568.041901967" calcext:value-type="float">
            <text:p>154568.041901967</text:p>
          </table:table-cell>
          <table:table-cell table:formula="of:=[.G59]-[.$B59]" office:value-type="float" office:value="10.2745614051819" calcext:value-type="float">
            <text:p>10.27456140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4782.84345" calcext:value-type="float">
            <text:p>1443144782.84345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326863288879" calcext:value-type="float">
            <text:p>2.8432686329</text:p>
          </table:table-cell>
          <table:table-cell table:formula="of:=[.C60]/([.D60]-[.D59])" office:value-type="float" office:value="102054.640938123" calcext:value-type="float">
            <text:p>102054.640938123</text:p>
          </table:table-cell>
          <table:table-cell/>
          <table:table-cell office:value-type="float" office:value="1443144793.11954" calcext:value-type="float">
            <text:p>1443144793.11954</text:p>
          </table:table-cell>
          <table:table-cell table:formula="of:=[.G60]-[.$B$2]" office:value-type="float" office:value="13.1193587779999" calcext:value-type="float">
            <text:p>13.119358778</text:p>
          </table:table-cell>
          <table:table-cell table:formula="of:=[.C60]/([.H60]-[.H59])" office:value-type="float" office:value="98497.4465910697" calcext:value-type="float">
            <text:p>98497.4465910697</text:p>
          </table:table-cell>
          <table:table-cell table:formula="of:=[.G60]-[.$B60]" office:value-type="float" office:value="10.2760901451111" calcext:value-type="float">
            <text:p>10.276090145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4782.88579" calcext:value-type="float">
            <text:p>1443144782.88579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61129570007" calcext:value-type="float">
            <text:p>2.8856112957</text:p>
          </table:table-cell>
          <table:table-cell table:formula="of:=[.C61]/([.D61]-[.D60])" office:value-type="float" office:value="102024.759738285" calcext:value-type="float">
            <text:p>102024.759738285</text:p>
          </table:table-cell>
          <table:table-cell/>
          <table:table-cell office:value-type="float" office:value="1443144793.16344" calcext:value-type="float">
            <text:p>1443144793.16344</text:p>
          </table:table-cell>
          <table:table-cell table:formula="of:=[.G61]-[.$B$2]" office:value-type="float" office:value="13.1632630825043" calcext:value-type="float">
            <text:p>13.1632630825</text:p>
          </table:table-cell>
          <table:table-cell table:formula="of:=[.C61]/([.H61]-[.H60])" office:value-type="float" office:value="98395.81901514" calcext:value-type="float">
            <text:p>98395.81901514</text:p>
          </table:table-cell>
          <table:table-cell table:formula="of:=[.G61]-[.$B61]" office:value-type="float" office:value="10.2776517868042" calcext:value-type="float">
            <text:p>10.277651786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4782.92813" calcext:value-type="float">
            <text:p>1443144782.92813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95300483704" calcext:value-type="float">
            <text:p>2.9279530048</text:p>
          </table:table-cell>
          <table:table-cell table:formula="of:=[.C62]/([.D62]-[.D61])" office:value-type="float" office:value="102027.057670867" calcext:value-type="float">
            <text:p>102027.057670867</text:p>
          </table:table-cell>
          <table:table-cell/>
          <table:table-cell office:value-type="float" office:value="1443144793.20732" calcext:value-type="float">
            <text:p>1443144793.20732</text:p>
          </table:table-cell>
          <table:table-cell table:formula="of:=[.G62]-[.$B$2]" office:value-type="float" office:value="13.2071416378021" calcext:value-type="float">
            <text:p>13.2071416378</text:p>
          </table:table-cell>
          <table:table-cell table:formula="of:=[.C62]/([.H62]-[.H61])" office:value-type="float" office:value="98453.5605303195" calcext:value-type="float">
            <text:p>98453.5605303195</text:p>
          </table:table-cell>
          <table:table-cell table:formula="of:=[.G62]-[.$B62]" office:value-type="float" office:value="10.2791886329651" calcext:value-type="float">
            <text:p>10.27918863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4782.97051" calcext:value-type="float">
            <text:p>1443144782.97051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7033381462097" calcext:value-type="float">
            <text:p>2.9703338146</text:p>
          </table:table-cell>
          <table:table-cell table:formula="of:=[.C63]/([.D63]-[.D62])" office:value-type="float" office:value="101932.927238155" calcext:value-type="float">
            <text:p>101932.927238155</text:p>
          </table:table-cell>
          <table:table-cell/>
          <table:table-cell office:value-type="float" office:value="1443144793.25123" calcext:value-type="float">
            <text:p>1443144793.25123</text:p>
          </table:table-cell>
          <table:table-cell table:formula="of:=[.G63]-[.$B$2]" office:value-type="float" office:value="13.2510483264923" calcext:value-type="float">
            <text:p>13.2510483265</text:p>
          </table:table-cell>
          <table:table-cell table:formula="of:=[.C63]/([.H63]-[.H62])" office:value-type="float" office:value="98390.4760043007" calcext:value-type="float">
            <text:p>98390.4760043007</text:p>
          </table:table-cell>
          <table:table-cell table:formula="of:=[.G63]-[.$B63]" office:value-type="float" office:value="10.2807145118713" calcext:value-type="float">
            <text:p>10.280714511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4783.01317" calcext:value-type="float">
            <text:p>1443144783.01317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99214363098" calcext:value-type="float">
            <text:p>3.0129921436</text:p>
          </table:table-cell>
          <table:table-cell table:formula="of:=[.C64]/([.D64]-[.D63])" office:value-type="float" office:value="101269.78951722" calcext:value-type="float">
            <text:p>101269.78951722</text:p>
          </table:table-cell>
          <table:table-cell/>
          <table:table-cell office:value-type="float" office:value="1443144793.29504" calcext:value-type="float">
            <text:p>1443144793.29504</text:p>
          </table:table-cell>
          <table:table-cell table:formula="of:=[.G64]-[.$B$2]" office:value-type="float" office:value="13.2948668003082" calcext:value-type="float">
            <text:p>13.2948668003</text:p>
          </table:table-cell>
          <table:table-cell table:formula="of:=[.C64]/([.H64]-[.H63])" office:value-type="float" office:value="98588.5546390406" calcext:value-type="float">
            <text:p>98588.5546390406</text:p>
          </table:table-cell>
          <table:table-cell table:formula="of:=[.G64]-[.$B64]" office:value-type="float" office:value="10.2818746566772" calcext:value-type="float">
            <text:p>10.281874656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4783.05653" calcext:value-type="float">
            <text:p>1443144783.05653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63530921936" calcext:value-type="float">
            <text:p>3.0563530922</text:p>
          </table:table-cell>
          <table:table-cell table:formula="of:=[.C65]/([.D65]-[.D64])" office:value-type="float" office:value="99628.8167857084" calcext:value-type="float">
            <text:p>99628.8167857084</text:p>
          </table:table-cell>
          <table:table-cell/>
          <table:table-cell office:value-type="float" office:value="1443144793.339" calcext:value-type="float">
            <text:p>1443144793.339</text:p>
          </table:table-cell>
          <table:table-cell table:formula="of:=[.G65]-[.$B$2]" office:value-type="float" office:value="13.3388216495514" calcext:value-type="float">
            <text:p>13.3388216496</text:p>
          </table:table-cell>
          <table:table-cell table:formula="of:=[.C65]/([.H65]-[.H64])" office:value-type="float" office:value="98282.6712952918" calcext:value-type="float">
            <text:p>98282.6712952918</text:p>
          </table:table-cell>
          <table:table-cell table:formula="of:=[.G65]-[.$B65]" office:value-type="float" office:value="10.2824685573578" calcext:value-type="float">
            <text:p>10.28246855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4783.09991" calcext:value-type="float">
            <text:p>1443144783.09991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73382949829" calcext:value-type="float">
            <text:p>3.0997338295</text:p>
          </table:table-cell>
          <table:table-cell table:formula="of:=[.C66]/([.D66]-[.D65])" office:value-type="float" office:value="99583.3696799156" calcext:value-type="float">
            <text:p>99583.3696799156</text:p>
          </table:table-cell>
          <table:table-cell/>
          <table:table-cell office:value-type="float" office:value="1443144793.38289" calcext:value-type="float">
            <text:p>1443144793.38289</text:p>
          </table:table-cell>
          <table:table-cell table:formula="of:=[.G66]-[.$B$2]" office:value-type="float" office:value="13.3827135562897" calcext:value-type="float">
            <text:p>13.3827135563</text:p>
          </table:table-cell>
          <table:table-cell table:formula="of:=[.C66]/([.H66]-[.H65])" office:value-type="float" office:value="98423.6120285069" calcext:value-type="float">
            <text:p>98423.6120285069</text:p>
          </table:table-cell>
          <table:table-cell table:formula="of:=[.G66]-[.$B66]" office:value-type="float" office:value="10.2829797267914" calcext:value-type="float">
            <text:p>10.282979726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4783.14327" calcext:value-type="float">
            <text:p>1443144783.14327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309144020081" calcext:value-type="float">
            <text:p>3.1430914402</text:p>
          </table:table-cell>
          <table:table-cell table:formula="of:=[.C67]/([.D67]-[.D66])" office:value-type="float" office:value="99636.4866514531" calcext:value-type="float">
            <text:p>99636.4866514531</text:p>
          </table:table-cell>
          <table:table-cell/>
          <table:table-cell office:value-type="float" office:value="1443144793.42679" calcext:value-type="float">
            <text:p>1443144793.42679</text:p>
          </table:table-cell>
          <table:table-cell table:formula="of:=[.G67]-[.$B$2]" office:value-type="float" office:value="13.4266080856323" calcext:value-type="float">
            <text:p>13.4266080856</text:p>
          </table:table-cell>
          <table:table-cell table:formula="of:=[.C67]/([.H67]-[.H66])" office:value-type="float" office:value="98417.7314279196" calcext:value-type="float">
            <text:p>98417.7314279196</text:p>
          </table:table-cell>
          <table:table-cell table:formula="of:=[.G67]-[.$B67]" office:value-type="float" office:value="10.2835166454315" calcext:value-type="float">
            <text:p>10.283516645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4783.18664" calcext:value-type="float">
            <text:p>1443144783.18664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646240234375" calcext:value-type="float">
            <text:p>3.1864624023</text:p>
          </table:table-cell>
          <table:table-cell table:formula="of:=[.C68]/([.D68]-[.D67])" office:value-type="float" office:value="99605.8142718142" calcext:value-type="float">
            <text:p>99605.8142718142</text:p>
          </table:table-cell>
          <table:table-cell/>
          <table:table-cell office:value-type="float" office:value="1443144793.47068" calcext:value-type="float">
            <text:p>1443144793.47068</text:p>
          </table:table-cell>
          <table:table-cell table:formula="of:=[.G68]-[.$B$2]" office:value-type="float" office:value="13.4704992771149" calcext:value-type="float">
            <text:p>13.4704992771</text:p>
          </table:table-cell>
          <table:table-cell table:formula="of:=[.C68]/([.H68]-[.H67])" office:value-type="float" office:value="98425.2159506337" calcext:value-type="float">
            <text:p>98425.2159506337</text:p>
          </table:table-cell>
          <table:table-cell table:formula="of:=[.G68]-[.$B68]" office:value-type="float" office:value="10.2840368747711" calcext:value-type="float">
            <text:p>10.284036874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4783.22999" calcext:value-type="float">
            <text:p>1443144783.22999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80952262878" calcext:value-type="float">
            <text:p>3.2298095226</text:p>
          </table:table-cell>
          <table:table-cell table:formula="of:=[.C69]/([.D69]-[.D68])" office:value-type="float" office:value="99660.5996336855" calcext:value-type="float">
            <text:p>99660.5996336855</text:p>
          </table:table-cell>
          <table:table-cell/>
          <table:table-cell office:value-type="float" office:value="1443144793.51453" calcext:value-type="float">
            <text:p>1443144793.51453</text:p>
          </table:table-cell>
          <table:table-cell table:formula="of:=[.G69]-[.$B$2]" office:value-type="float" office:value="13.5143492221832" calcext:value-type="float">
            <text:p>13.5143492222</text:p>
          </table:table-cell>
          <table:table-cell table:formula="of:=[.C69]/([.H69]-[.H68])" office:value-type="float" office:value="98517.7973031753" calcext:value-type="float">
            <text:p>98517.7973031753</text:p>
          </table:table-cell>
          <table:table-cell table:formula="of:=[.G69]-[.$B69]" office:value-type="float" office:value="10.2845396995544" calcext:value-type="float">
            <text:p>10.284539699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4783.27334" calcext:value-type="float">
            <text:p>1443144783.27334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316212654114" calcext:value-type="float">
            <text:p>3.2731621265</text:p>
          </table:table-cell>
          <table:table-cell table:formula="of:=[.C70]/([.D70]-[.D69])" office:value-type="float" office:value="99647.9936645512" calcext:value-type="float">
            <text:p>99647.9936645512</text:p>
          </table:table-cell>
          <table:table-cell/>
          <table:table-cell office:value-type="float" office:value="1443144793.55843" calcext:value-type="float">
            <text:p>1443144793.55843</text:p>
          </table:table-cell>
          <table:table-cell table:formula="of:=[.G70]-[.$B$2]" office:value-type="float" office:value="13.558251619339" calcext:value-type="float">
            <text:p>13.5582516193</text:p>
          </table:table-cell>
          <table:table-cell table:formula="of:=[.C70]/([.H70]-[.H69])" office:value-type="float" office:value="98400.0938416422" calcext:value-type="float">
            <text:p>98400.0938416422</text:p>
          </table:table-cell>
          <table:table-cell table:formula="of:=[.G70]-[.$B70]" office:value-type="float" office:value="10.2850894927979" calcext:value-type="float">
            <text:p>10.285089492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4783.31669" calcext:value-type="float">
            <text:p>1443144783.31669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50757789612" calcext:value-type="float">
            <text:p>3.3165075779</text:p>
          </table:table-cell>
          <table:table-cell table:formula="of:=[.C71]/([.D71]-[.D70])" office:value-type="float" office:value="99664.4368660756" calcext:value-type="float">
            <text:p>99664.4368660756</text:p>
          </table:table-cell>
          <table:table-cell/>
          <table:table-cell office:value-type="float" office:value="1443144793.6023" calcext:value-type="float">
            <text:p>1443144793.6023</text:p>
          </table:table-cell>
          <table:table-cell table:formula="of:=[.G71]-[.$B$2]" office:value-type="float" office:value="13.6021249294281" calcext:value-type="float">
            <text:p>13.6021249294</text:p>
          </table:table-cell>
          <table:table-cell table:formula="of:=[.C71]/([.H71]-[.H70])" office:value-type="float" office:value="98465.3310002282" calcext:value-type="float">
            <text:p>98465.3310002282</text:p>
          </table:table-cell>
          <table:table-cell table:formula="of:=[.G71]-[.$B71]" office:value-type="float" office:value="10.285617351532" calcext:value-type="float">
            <text:p>10.285617351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4783.36003" calcext:value-type="float">
            <text:p>1443144783.36003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85136032104" calcext:value-type="float">
            <text:p>3.3598513603</text:p>
          </table:table-cell>
          <table:table-cell table:formula="of:=[.C72]/([.D72]-[.D71])" office:value-type="float" office:value="99668.2743939669" calcext:value-type="float">
            <text:p>99668.2743939669</text:p>
          </table:table-cell>
          <table:table-cell/>
          <table:table-cell office:value-type="float" office:value="1443144793.64619" calcext:value-type="float">
            <text:p>1443144793.64619</text:p>
          </table:table-cell>
          <table:table-cell table:formula="of:=[.G72]-[.$B$2]" office:value-type="float" office:value="13.646014213562" calcext:value-type="float">
            <text:p>13.6460142136</text:p>
          </table:table-cell>
          <table:table-cell table:formula="of:=[.C72]/([.H72]-[.H71])" office:value-type="float" office:value="98429.4933318847" calcext:value-type="float">
            <text:p>98429.4933318847</text:p>
          </table:table-cell>
          <table:table-cell table:formula="of:=[.G72]-[.$B72]" office:value-type="float" office:value="10.286162853241" calcext:value-type="float">
            <text:p>10.286162853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4783.40337" calcext:value-type="float">
            <text:p>1443144783.40337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319418907166" calcext:value-type="float">
            <text:p>3.4031941891</text:p>
          </table:table-cell>
          <table:table-cell table:formula="of:=[.C73]/([.D73]-[.D72])" office:value-type="float" office:value="99670.4673997349" calcext:value-type="float">
            <text:p>99670.4673997349</text:p>
          </table:table-cell>
          <table:table-cell/>
          <table:table-cell office:value-type="float" office:value="1443144793.6901" calcext:value-type="float">
            <text:p>1443144793.6901</text:p>
          </table:table-cell>
          <table:table-cell table:formula="of:=[.G73]-[.$B$2]" office:value-type="float" office:value="13.6899185180664" calcext:value-type="float">
            <text:p>13.6899185181</text:p>
          </table:table-cell>
          <table:table-cell table:formula="of:=[.C73]/([.H73]-[.H72])" office:value-type="float" office:value="98395.81901514" calcext:value-type="float">
            <text:p>98395.81901514</text:p>
          </table:table-cell>
          <table:table-cell table:formula="of:=[.G73]-[.$B73]" office:value-type="float" office:value="10.2867243289948" calcext:value-type="float">
            <text:p>10.28672432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4783.44672" calcext:value-type="float">
            <text:p>1443144783.44672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53749465942" calcext:value-type="float">
            <text:p>3.4465374947</text:p>
          </table:table-cell>
          <table:table-cell table:formula="of:=[.C74]/([.D74]-[.D73])" office:value-type="float" office:value="99669.3708847878" calcext:value-type="float">
            <text:p>99669.3708847878</text:p>
          </table:table-cell>
          <table:table-cell/>
          <table:table-cell office:value-type="float" office:value="1443144793.73395" calcext:value-type="float">
            <text:p>1443144793.73395</text:p>
          </table:table-cell>
          <table:table-cell table:formula="of:=[.G74]-[.$B$2]" office:value-type="float" office:value="13.7337718009949" calcext:value-type="float">
            <text:p>13.733771801</text:p>
          </table:table-cell>
          <table:table-cell table:formula="of:=[.C74]/([.H74]-[.H73])" office:value-type="float" office:value="98510.2986940968" calcext:value-type="float">
            <text:p>98510.2986940968</text:p>
          </table:table-cell>
          <table:table-cell table:formula="of:=[.G74]-[.$B74]" office:value-type="float" office:value="10.2872343063354" calcext:value-type="float">
            <text:p>10.287234306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4783.49007" calcext:value-type="float">
            <text:p>1443144783.49007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89009857178" calcext:value-type="float">
            <text:p>3.4898900986</text:p>
          </table:table-cell>
          <table:table-cell table:formula="of:=[.C75]/([.D75]-[.D74])" office:value-type="float" office:value="99647.9936645512" calcext:value-type="float">
            <text:p>99647.9936645512</text:p>
          </table:table-cell>
          <table:table-cell/>
          <table:table-cell office:value-type="float" office:value="1443144793.7778" calcext:value-type="float">
            <text:p>1443144793.7778</text:p>
          </table:table-cell>
          <table:table-cell table:formula="of:=[.G75]-[.$B$2]" office:value-type="float" office:value="13.7776234149933" calcext:value-type="float">
            <text:p>13.777623415</text:p>
          </table:table-cell>
          <table:table-cell table:formula="of:=[.C75]/([.H75]-[.H74])" office:value-type="float" office:value="98514.0478559429" calcext:value-type="float">
            <text:p>98514.0478559429</text:p>
          </table:table-cell>
          <table:table-cell table:formula="of:=[.G75]-[.$B75]" office:value-type="float" office:value="10.2877333164215" calcext:value-type="float">
            <text:p>10.287733316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4783.53342" calcext:value-type="float">
            <text:p>1443144783.53342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324007987976" calcext:value-type="float">
            <text:p>3.5332400799</text:p>
          </table:table-cell>
          <table:table-cell table:formula="of:=[.C76]/([.D76]-[.D75])" office:value-type="float" office:value="99654.0222084115" calcext:value-type="float">
            <text:p>99654.0222084115</text:p>
          </table:table-cell>
          <table:table-cell/>
          <table:table-cell office:value-type="float" office:value="1443144793.8217" calcext:value-type="float">
            <text:p>1443144793.8217</text:p>
          </table:table-cell>
          <table:table-cell table:formula="of:=[.G76]-[.$B$2]" office:value-type="float" office:value="13.8215250968933" calcext:value-type="float">
            <text:p>13.8215250969</text:p>
          </table:table-cell>
          <table:table-cell table:formula="of:=[.C76]/([.H76]-[.H75])" office:value-type="float" office:value="98401.6969973444" calcext:value-type="float">
            <text:p>98401.6969973444</text:p>
          </table:table-cell>
          <table:table-cell table:formula="of:=[.G76]-[.$B76]" office:value-type="float" office:value="10.2882850170136" calcext:value-type="float">
            <text:p>10.28828501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4783.57678" calcext:value-type="float">
            <text:p>1443144783.57678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59792900085" calcext:value-type="float">
            <text:p>3.576597929</text:p>
          </table:table-cell>
          <table:table-cell table:formula="of:=[.C77]/([.D77]-[.D76])" office:value-type="float" office:value="99635.9387647369" calcext:value-type="float">
            <text:p>99635.9387647369</text:p>
          </table:table-cell>
          <table:table-cell/>
          <table:table-cell office:value-type="float" office:value="1443144793.86563" calcext:value-type="float">
            <text:p>1443144793.86563</text:p>
          </table:table-cell>
          <table:table-cell table:formula="of:=[.G77]-[.$B$2]" office:value-type="float" office:value="13.8654479980469" calcext:value-type="float">
            <text:p>13.865447998</text:p>
          </table:table-cell>
          <table:table-cell table:formula="of:=[.C77]/([.H77]-[.H76])" office:value-type="float" office:value="98354.1589135084" calcext:value-type="float">
            <text:p>98354.1589135084</text:p>
          </table:table-cell>
          <table:table-cell table:formula="of:=[.G77]-[.$B77]" office:value-type="float" office:value="10.288850069046" calcext:value-type="float">
            <text:p>10.28885006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4783.62011" calcext:value-type="float">
            <text:p>1443144783.62011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93408203125" calcext:value-type="float">
            <text:p>3.619934082</text:p>
          </table:table-cell>
          <table:table-cell table:formula="of:=[.C78]/([.D78]-[.D77])" office:value-type="float" office:value="99685.8211426842" calcext:value-type="float">
            <text:p>99685.8211426842</text:p>
          </table:table-cell>
          <table:table-cell/>
          <table:table-cell office:value-type="float" office:value="1443144793.90953" calcext:value-type="float">
            <text:p>1443144793.90953</text:p>
          </table:table-cell>
          <table:table-cell table:formula="of:=[.G78]-[.$B$2]" office:value-type="float" office:value="13.9093499183655" calcext:value-type="float">
            <text:p>13.9093499184</text:p>
          </table:table-cell>
          <table:table-cell table:formula="of:=[.C78]/([.H78]-[.H77])" office:value-type="float" office:value="98401.1626063061" calcext:value-type="float">
            <text:p>98401.1626063061</text:p>
          </table:table-cell>
          <table:table-cell table:formula="of:=[.G78]-[.$B78]" office:value-type="float" office:value="10.2894158363342" calcext:value-type="float">
            <text:p>10.289415836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4783.66344" calcext:value-type="float">
            <text:p>1443144783.66344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325759887695" calcext:value-type="float">
            <text:p>3.6632575989</text:p>
          </table:table-cell>
          <table:table-cell table:formula="of:=[.C79]/([.D79]-[.D78])" office:value-type="float" office:value="99714.8965395791" calcext:value-type="float">
            <text:p>99714.8965395791</text:p>
          </table:table-cell>
          <table:table-cell/>
          <table:table-cell office:value-type="float" office:value="1443144793.95338" calcext:value-type="float">
            <text:p>1443144793.95338</text:p>
          </table:table-cell>
          <table:table-cell table:formula="of:=[.G79]-[.$B$2]" office:value-type="float" office:value="13.9532022476196" calcext:value-type="float">
            <text:p>13.9532022476</text:p>
          </table:table-cell>
          <table:table-cell table:formula="of:=[.C79]/([.H79]-[.H78])" office:value-type="float" office:value="98512.4410373512" calcext:value-type="float">
            <text:p>98512.4410373512</text:p>
          </table:table-cell>
          <table:table-cell table:formula="of:=[.G79]-[.$B79]" office:value-type="float" office:value="10.2899446487427" calcext:value-type="float">
            <text:p>10.289944648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4783.70675" calcext:value-type="float">
            <text:p>1443144783.70675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57014846802" calcext:value-type="float">
            <text:p>3.7065701485</text:p>
          </table:table-cell>
          <table:table-cell table:formula="of:=[.C80]/([.D80]-[.D79])" office:value-type="float" office:value="99740.1455418185" calcext:value-type="float">
            <text:p>99740.1455418185</text:p>
          </table:table-cell>
          <table:table-cell/>
          <table:table-cell office:value-type="float" office:value="1443144793.99724" calcext:value-type="float">
            <text:p>1443144793.99724</text:p>
          </table:table-cell>
          <table:table-cell table:formula="of:=[.G80]-[.$B$2]" office:value-type="float" office:value="13.9970662593842" calcext:value-type="float">
            <text:p>13.9970662594</text:p>
          </table:table-cell>
          <table:table-cell table:formula="of:=[.C80]/([.H80]-[.H79])" office:value-type="float" office:value="98486.2037515151" calcext:value-type="float">
            <text:p>98486.2037515151</text:p>
          </table:table-cell>
          <table:table-cell table:formula="of:=[.G80]-[.$B80]" office:value-type="float" office:value="10.2904961109161" calcext:value-type="float">
            <text:p>10.290496110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4783.75009" calcext:value-type="float">
            <text:p>1443144783.75009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91583824158" calcext:value-type="float">
            <text:p>3.7499158382</text:p>
          </table:table-cell>
          <table:table-cell table:formula="of:=[.C81]/([.D81]-[.D80])" office:value-type="float" office:value="99663.8886719287" calcext:value-type="float">
            <text:p>99663.8886719287</text:p>
          </table:table-cell>
          <table:table-cell/>
          <table:table-cell office:value-type="float" office:value="1443144794.0116" calcext:value-type="float">
            <text:p>1443144794.0116</text:p>
          </table:table-cell>
          <table:table-cell table:formula="of:=[.G81]-[.$B$2]" office:value-type="float" office:value="14.0114221572876" calcext:value-type="float">
            <text:p>14.0114221573</text:p>
          </table:table-cell>
          <table:table-cell table:formula="of:=[.C81]/([.H81]-[.H80])" office:value-type="float" office:value="300921.616262269" calcext:value-type="float">
            <text:p>300921.616262269</text:p>
          </table:table-cell>
          <table:table-cell table:formula="of:=[.G81]-[.$B81]" office:value-type="float" office:value="10.261506319046" calcext:value-type="float">
            <text:p>10.26150631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4783.79344" calcext:value-type="float">
            <text:p>1443144783.79344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325985908508" calcext:value-type="float">
            <text:p>3.7932598591</text:p>
          </table:table-cell>
          <table:table-cell table:formula="of:=[.C82]/([.D82]-[.D81])" office:value-type="float" office:value="99667.7261576035" calcext:value-type="float">
            <text:p>99667.7261576035</text:p>
          </table:table-cell>
          <table:table-cell/>
          <table:table-cell office:value-type="float" office:value="1443144794.02595" calcext:value-type="float">
            <text:p>1443144794.02595</text:p>
          </table:table-cell>
          <table:table-cell table:formula="of:=[.G82]-[.$B$2]" office:value-type="float" office:value="14.0257694721222" calcext:value-type="float">
            <text:p>14.0257694721</text:p>
          </table:table-cell>
          <table:table-cell table:formula="of:=[.C82]/([.H82]-[.H81])" office:value-type="float" office:value="301101.638167406" calcext:value-type="float">
            <text:p>301101.638167406</text:p>
          </table:table-cell>
          <table:table-cell table:formula="of:=[.G82]-[.$B82]" office:value-type="float" office:value="10.2325096130371" calcext:value-type="float">
            <text:p>10.23250961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4783.83678" calcext:value-type="float">
            <text:p>1443144783.83678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60674095154" calcext:value-type="float">
            <text:p>3.836606741</text:p>
          </table:table-cell>
          <table:table-cell table:formula="of:=[.C83]/([.D83]-[.D82])" office:value-type="float" office:value="99661.1477916506" calcext:value-type="float">
            <text:p>99661.1477916506</text:p>
          </table:table-cell>
          <table:table-cell/>
          <table:table-cell office:value-type="float" office:value="1443144794.06032" calcext:value-type="float">
            <text:p>1443144794.06032</text:p>
          </table:table-cell>
          <table:table-cell table:formula="of:=[.G83]-[.$B$2]" office:value-type="float" office:value="14.0601456165314" calcext:value-type="float">
            <text:p>14.0601456165</text:p>
          </table:table-cell>
          <table:table-cell table:formula="of:=[.C83]/([.H83]-[.H82])" office:value-type="float" office:value="125668.543527715" calcext:value-type="float">
            <text:p>125668.543527715</text:p>
          </table:table-cell>
          <table:table-cell table:formula="of:=[.G83]-[.$B83]" office:value-type="float" office:value="10.2235388755798" calcext:value-type="float">
            <text:p>10.223538875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4783.88021" calcext:value-type="float">
            <text:p>1443144783.88021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8002800941467" calcext:value-type="float">
            <text:p>3.8800280094</text:p>
          </table:table-cell>
          <table:table-cell table:formula="of:=[.C84]/([.D84]-[.D83])" office:value-type="float" office:value="99490.4145572748" calcext:value-type="float">
            <text:p>99490.4145572748</text:p>
          </table:table-cell>
          <table:table-cell/>
          <table:table-cell office:value-type="float" office:value="1443144794.10907" calcext:value-type="float">
            <text:p>1443144794.10907</text:p>
          </table:table-cell>
          <table:table-cell table:formula="of:=[.G84]-[.$B$2]" office:value-type="float" office:value="14.1088936328888" calcext:value-type="float">
            <text:p>14.1088936329</text:p>
          </table:table-cell>
          <table:table-cell table:formula="of:=[.C84]/([.H84]-[.H83])" office:value-type="float" office:value="88618.9905313405" calcext:value-type="float">
            <text:p>88618.9905313405</text:p>
          </table:table-cell>
          <table:table-cell table:formula="of:=[.G84]-[.$B84]" office:value-type="float" office:value="10.2288656234741" calcext:value-type="float">
            <text:p>10.228865623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4783.92361" calcext:value-type="float">
            <text:p>1443144783.92361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343664169312" calcext:value-type="float">
            <text:p>3.9234366417</text:p>
          </table:table-cell>
          <table:table-cell table:formula="of:=[.C85]/([.D85]-[.D84])" office:value-type="float" office:value="99519.3760607242" calcext:value-type="float">
            <text:p>99519.3760607242</text:p>
          </table:table-cell>
          <table:table-cell/>
          <table:table-cell office:value-type="float" office:value="1443144794.15781" calcext:value-type="float">
            <text:p>1443144794.15781</text:p>
          </table:table-cell>
          <table:table-cell table:formula="of:=[.G85]-[.$B$2]" office:value-type="float" office:value="14.1576313972473" calcext:value-type="float">
            <text:p>14.1576313972</text:p>
          </table:table-cell>
          <table:table-cell table:formula="of:=[.C85]/([.H85]-[.H84])" office:value-type="float" office:value="88637.631554488" calcext:value-type="float">
            <text:p>88637.631554488</text:p>
          </table:table-cell>
          <table:table-cell table:formula="of:=[.G85]-[.$B85]" office:value-type="float" office:value="10.2341947555542" calcext:value-type="float">
            <text:p>10.234194755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4783.96696" calcext:value-type="float">
            <text:p>1443144783.96696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78638458252" calcext:value-type="float">
            <text:p>3.9667863846</text:p>
          </table:table-cell>
          <table:table-cell table:formula="of:=[.C86]/([.D86]-[.D85])" office:value-type="float" office:value="99654.5702940238" calcext:value-type="float">
            <text:p>99654.5702940238</text:p>
          </table:table-cell>
          <table:table-cell/>
          <table:table-cell office:value-type="float" office:value="1443144794.20656" calcext:value-type="float">
            <text:p>1443144794.20656</text:p>
          </table:table-cell>
          <table:table-cell table:formula="of:=[.G86]-[.$B$2]" office:value-type="float" office:value="14.2063856124878" calcext:value-type="float">
            <text:p>14.2063856125</text:p>
          </table:table-cell>
          <table:table-cell table:formula="of:=[.C86]/([.H86]-[.H85])" office:value-type="float" office:value="88607.7230182405" calcext:value-type="float">
            <text:p>88607.7230182405</text:p>
          </table:table-cell>
          <table:table-cell table:formula="of:=[.G86]-[.$B86]" office:value-type="float" office:value="10.2395992279053" calcext:value-type="float">
            <text:p>10.239599227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4784.0103" calcext:value-type="float">
            <text:p>1443144784.0103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101203918457" calcext:value-type="float">
            <text:p>4.0101203918</text:p>
          </table:table-cell>
          <table:table-cell table:formula="of:=[.C87]/([.D87]-[.D86])" office:value-type="float" office:value="99690.7572789894" calcext:value-type="float">
            <text:p>99690.7572789894</text:p>
          </table:table-cell>
          <table:table-cell/>
          <table:table-cell office:value-type="float" office:value="1443144794.25532" calcext:value-type="float">
            <text:p>1443144794.25532</text:p>
          </table:table-cell>
          <table:table-cell table:formula="of:=[.G87]-[.$B$2]" office:value-type="float" office:value="14.2551460266113" calcext:value-type="float">
            <text:p>14.2551460266</text:p>
          </table:table-cell>
          <table:table-cell table:formula="of:=[.C87]/([.H87]-[.H86])" office:value-type="float" office:value="88596.4583700053" calcext:value-type="float">
            <text:p>88596.4583700053</text:p>
          </table:table-cell>
          <table:table-cell table:formula="of:=[.G87]-[.$B87]" office:value-type="float" office:value="10.2450256347656" calcext:value-type="float">
            <text:p>10.245025634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4784.05343" calcext:value-type="float">
            <text:p>1443144784.05343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325365066528" calcext:value-type="float">
            <text:p>4.0532536507</text:p>
          </table:table-cell>
          <table:table-cell table:formula="of:=[.C88]/([.D88]-[.D87])" office:value-type="float" office:value="100154.732524846" calcext:value-type="float">
            <text:p>100154.732524846</text:p>
          </table:table-cell>
          <table:table-cell/>
          <table:table-cell office:value-type="float" office:value="1443144794.30414" calcext:value-type="float">
            <text:p>1443144794.30414</text:p>
          </table:table-cell>
          <table:table-cell table:formula="of:=[.G88]-[.$B$2]" office:value-type="float" office:value="14.303964138031" calcext:value-type="float">
            <text:p>14.303964138</text:p>
          </table:table-cell>
          <table:table-cell table:formula="of:=[.C88]/([.H88]-[.H87])" office:value-type="float" office:value="88491.7477217007" calcext:value-type="float">
            <text:p>88491.7477217007</text:p>
          </table:table-cell>
          <table:table-cell table:formula="of:=[.G88]-[.$B88]" office:value-type="float" office:value="10.2507104873657" calcext:value-type="float">
            <text:p>10.250710487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4784.09657" calcext:value-type="float">
            <text:p>1443144784.09657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639644622803" calcext:value-type="float">
            <text:p>4.0963964462</text:p>
          </table:table-cell>
          <table:table-cell table:formula="of:=[.C89]/([.D89]-[.D88])" office:value-type="float" office:value="100132.593255745" calcext:value-type="float">
            <text:p>100132.593255745</text:p>
          </table:table-cell>
          <table:table-cell/>
          <table:table-cell office:value-type="float" office:value="1443144794.35294" calcext:value-type="float">
            <text:p>1443144794.35294</text:p>
          </table:table-cell>
          <table:table-cell table:formula="of:=[.G89]-[.$B$2]" office:value-type="float" office:value="14.3527586460114" calcext:value-type="float">
            <text:p>14.352758646</text:p>
          </table:table-cell>
          <table:table-cell table:formula="of:=[.C89]/([.H89]-[.H88])" office:value-type="float" office:value="88534.5539653766" calcext:value-type="float">
            <text:p>88534.5539653766</text:p>
          </table:table-cell>
          <table:table-cell table:formula="of:=[.G89]-[.$B89]" office:value-type="float" office:value="10.2563621997833" calcext:value-type="float">
            <text:p>10.256362199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4784.13971" calcext:value-type="float">
            <text:p>1443144784.13971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53638076782" calcext:value-type="float">
            <text:p>4.1395363808</text:p>
          </table:table-cell>
          <table:table-cell table:formula="of:=[.C90]/([.D90]-[.D89])" office:value-type="float" office:value="100139.234008688" calcext:value-type="float">
            <text:p>100139.234008688</text:p>
          </table:table-cell>
          <table:table-cell/>
          <table:table-cell office:value-type="float" office:value="1443144794.40167" calcext:value-type="float">
            <text:p>1443144794.40167</text:p>
          </table:table-cell>
          <table:table-cell table:formula="of:=[.G90]-[.$B$2]" office:value-type="float" office:value="14.4014921188354" calcext:value-type="float">
            <text:p>14.4014921188</text:p>
          </table:table-cell>
          <table:table-cell table:formula="of:=[.C90]/([.H90]-[.H89])" office:value-type="float" office:value="88645.4371021952" calcext:value-type="float">
            <text:p>88645.4371021952</text:p>
          </table:table-cell>
          <table:table-cell table:formula="of:=[.G90]-[.$B90]" office:value-type="float" office:value="10.2619557380676" calcext:value-type="float">
            <text:p>10.261955738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4784.18286" calcext:value-type="float">
            <text:p>1443144784.18286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68275260925" calcext:value-type="float">
            <text:p>4.1826827526</text:p>
          </table:table-cell>
          <table:table-cell table:formula="of:=[.C91]/([.D91]-[.D90])" office:value-type="float" office:value="100124.293553039" calcext:value-type="float">
            <text:p>100124.293553039</text:p>
          </table:table-cell>
          <table:table-cell/>
          <table:table-cell office:value-type="float" office:value="1443144794.45043" calcext:value-type="float">
            <text:p>1443144794.45043</text:p>
          </table:table-cell>
          <table:table-cell table:formula="of:=[.G91]-[.$B$2]" office:value-type="float" office:value="14.4502522945404" calcext:value-type="float">
            <text:p>14.4502522945</text:p>
          </table:table-cell>
          <table:table-cell table:formula="of:=[.C91]/([.H91]-[.H90])" office:value-type="float" office:value="88596.8915727453" calcext:value-type="float">
            <text:p>88596.8915727453</text:p>
          </table:table-cell>
          <table:table-cell table:formula="of:=[.G91]-[.$B91]" office:value-type="float" office:value="10.2675695419312" calcext:value-type="float">
            <text:p>10.267569541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4784.22598" calcext:value-type="float">
            <text:p>1443144784.22598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80409049988" calcext:value-type="float">
            <text:p>4.2258040905</text:p>
          </table:table-cell>
          <table:table-cell table:formula="of:=[.C92]/([.D92]-[.D91])" office:value-type="float" office:value="100182.420382166" calcext:value-type="float">
            <text:p>100182.420382166</text:p>
          </table:table-cell>
          <table:table-cell/>
          <table:table-cell office:value-type="float" office:value="1443144794.49915" calcext:value-type="float">
            <text:p>1443144794.49915</text:p>
          </table:table-cell>
          <table:table-cell table:formula="of:=[.G92]-[.$B$2]" office:value-type="float" office:value="14.4989709854126" calcext:value-type="float">
            <text:p>14.4989709854</text:p>
          </table:table-cell>
          <table:table-cell table:formula="of:=[.C92]/([.H92]-[.H91])" office:value-type="float" office:value="88672.3334034775" calcext:value-type="float">
            <text:p>88672.3334034775</text:p>
          </table:table-cell>
          <table:table-cell table:formula="of:=[.G92]-[.$B92]" office:value-type="float" office:value="10.2731668949127" calcext:value-type="float">
            <text:p>10.273166894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4784.26912" calcext:value-type="float">
            <text:p>1443144784.26912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94545555115" calcext:value-type="float">
            <text:p>4.2689454556</text:p>
          </table:table-cell>
          <table:table-cell table:formula="of:=[.C93]/([.D93]-[.D92])" office:value-type="float" office:value="100135.913522117" calcext:value-type="float">
            <text:p>100135.913522117</text:p>
          </table:table-cell>
          <table:table-cell/>
          <table:table-cell office:value-type="float" office:value="1443144794.54789" calcext:value-type="float">
            <text:p>1443144794.54789</text:p>
          </table:table-cell>
          <table:table-cell table:formula="of:=[.G93]-[.$B$2]" office:value-type="float" office:value="14.5477106571198" calcext:value-type="float">
            <text:p>14.5477106571</text:p>
          </table:table-cell>
          <table:table-cell table:formula="of:=[.C93]/([.H93]-[.H92])" office:value-type="float" office:value="88634.1628633902" calcext:value-type="float">
            <text:p>88634.1628633902</text:p>
          </table:table-cell>
          <table:table-cell table:formula="of:=[.G93]-[.$B93]" office:value-type="float" office:value="10.2787652015686" calcext:value-type="float">
            <text:p>10.278765201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4784.31227" calcext:value-type="float">
            <text:p>1443144784.31227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208992004395" calcext:value-type="float">
            <text:p>4.31208992</text:p>
          </table:table-cell>
          <table:table-cell table:formula="of:=[.C94]/([.D94]-[.D93])" office:value-type="float" office:value="100128.719889921" calcext:value-type="float">
            <text:p>100128.719889921</text:p>
          </table:table-cell>
          <table:table-cell/>
          <table:table-cell office:value-type="float" office:value="1443144794.59669" calcext:value-type="float">
            <text:p>1443144794.59669</text:p>
          </table:table-cell>
          <table:table-cell table:formula="of:=[.G94]-[.$B$2]" office:value-type="float" office:value="14.596508026123" calcext:value-type="float">
            <text:p>14.5965080261</text:p>
          </table:table-cell>
          <table:table-cell table:formula="of:=[.C94]/([.H94]-[.H93])" office:value-type="float" office:value="88529.3631242335" calcext:value-type="float">
            <text:p>88529.3631242335</text:p>
          </table:table-cell>
          <table:table-cell table:formula="of:=[.G94]-[.$B94]" office:value-type="float" office:value="10.2844181060791" calcext:value-type="float">
            <text:p>10.284418106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4784.35538" calcext:value-type="float">
            <text:p>1443144784.35538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520505905151" calcext:value-type="float">
            <text:p>4.3552050591</text:p>
          </table:table-cell>
          <table:table-cell table:formula="of:=[.C95]/([.D95]-[.D94])" office:value-type="float" office:value="100196.824118825" calcext:value-type="float">
            <text:p>100196.824118825</text:p>
          </table:table-cell>
          <table:table-cell/>
          <table:table-cell office:value-type="float" office:value="1443144794.64546" calcext:value-type="float">
            <text:p>1443144794.64546</text:p>
          </table:table-cell>
          <table:table-cell table:formula="of:=[.G95]-[.$B$2]" office:value-type="float" office:value="14.6452860832214" calcext:value-type="float">
            <text:p>14.6452860832</text:p>
          </table:table-cell>
          <table:table-cell table:formula="of:=[.C95]/([.H95]-[.H94])" office:value-type="float" office:value="88564.4131189208" calcext:value-type="float">
            <text:p>88564.4131189208</text:p>
          </table:table-cell>
          <table:table-cell table:formula="of:=[.G95]-[.$B95]" office:value-type="float" office:value="10.2900810241699" calcext:value-type="float">
            <text:p>10.290081024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4784.3985" calcext:value-type="float">
            <text:p>1443144784.3985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832234382629" calcext:value-type="float">
            <text:p>4.3983223438</text:p>
          </table:table-cell>
          <table:table-cell table:formula="of:=[.C96]/([.D96]-[.D95])" office:value-type="float" office:value="100191.837741295" calcext:value-type="float">
            <text:p>100191.837741295</text:p>
          </table:table-cell>
          <table:table-cell/>
          <table:table-cell office:value-type="float" office:value="1443144794.69413" calcext:value-type="float">
            <text:p>1443144794.69413</text:p>
          </table:table-cell>
          <table:table-cell table:formula="of:=[.G96]-[.$B$2]" office:value-type="float" office:value="14.6939558982849" calcext:value-type="float">
            <text:p>14.6939558983</text:p>
          </table:table-cell>
          <table:table-cell table:formula="of:=[.C96]/([.H96]-[.H95])" office:value-type="float" office:value="88761.3810400909" calcext:value-type="float">
            <text:p>88761.3810400909</text:p>
          </table:table-cell>
          <table:table-cell table:formula="of:=[.G96]-[.$B96]" office:value-type="float" office:value="10.2956335544586" calcext:value-type="float">
            <text:p>10.295633554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4784.4416" calcext:value-type="float">
            <text:p>1443144784.4416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141817092896" calcext:value-type="float">
            <text:p>4.4414181709</text:p>
          </table:table-cell>
          <table:table-cell table:formula="of:=[.C97]/([.D97]-[.D96])" office:value-type="float" office:value="100241.723861317" calcext:value-type="float">
            <text:p>100241.723861317</text:p>
          </table:table-cell>
          <table:table-cell/>
          <table:table-cell office:value-type="float" office:value="1443144794.74297" calcext:value-type="float">
            <text:p>1443144794.74297</text:p>
          </table:table-cell>
          <table:table-cell table:formula="of:=[.G97]-[.$B$2]" office:value-type="float" office:value="14.7427914142609" calcext:value-type="float">
            <text:p>14.7427914143</text:p>
          </table:table-cell>
          <table:table-cell table:formula="of:=[.C97]/([.H97]-[.H96])" office:value-type="float" office:value="88460.2100268026" calcext:value-type="float">
            <text:p>88460.2100268026</text:p>
          </table:table-cell>
          <table:table-cell table:formula="of:=[.G97]-[.$B97]" office:value-type="float" office:value="10.3013732433319" calcext:value-type="float">
            <text:p>10.301373243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4784.48472" calcext:value-type="float">
            <text:p>1443144784.48472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54117774963" calcext:value-type="float">
            <text:p>4.4845411777</text:p>
          </table:table-cell>
          <table:table-cell table:formula="of:=[.C98]/([.D98]-[.D97])" office:value-type="float" office:value="100178.543160595" calcext:value-type="float">
            <text:p>100178.543160595</text:p>
          </table:table-cell>
          <table:table-cell/>
          <table:table-cell office:value-type="float" office:value="1443144794.79174" calcext:value-type="float">
            <text:p>1443144794.79174</text:p>
          </table:table-cell>
          <table:table-cell table:formula="of:=[.G98]-[.$B$2]" office:value-type="float" office:value="14.7915580272675" calcext:value-type="float">
            <text:p>14.7915580273</text:p>
          </table:table-cell>
          <table:table-cell table:formula="of:=[.C98]/([.H98]-[.H97])" office:value-type="float" office:value="88585.1965855423" calcext:value-type="float">
            <text:p>88585.1965855423</text:p>
          </table:table-cell>
          <table:table-cell table:formula="of:=[.G98]-[.$B98]" office:value-type="float" office:value="10.3070168495178" calcext:value-type="float">
            <text:p>10.307016849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4784.52783" calcext:value-type="float">
            <text:p>1443144784.52783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65393257141" calcext:value-type="float">
            <text:p>4.5276539326</text:p>
          </table:table-cell>
          <table:table-cell table:formula="of:=[.C99]/([.D99]-[.D98])" office:value-type="float" office:value="100202.365120446" calcext:value-type="float">
            <text:p>100202.365120446</text:p>
          </table:table-cell>
          <table:table-cell/>
          <table:table-cell office:value-type="float" office:value="1443144794.84048" calcext:value-type="float">
            <text:p>1443144794.84048</text:p>
          </table:table-cell>
          <table:table-cell table:formula="of:=[.G99]-[.$B$2]" office:value-type="float" office:value="14.8403036594391" calcext:value-type="float">
            <text:p>14.8403036594</text:p>
          </table:table-cell>
          <table:table-cell table:formula="of:=[.C99]/([.H99]-[.H98])" office:value-type="float" office:value="88623.3249532902" calcext:value-type="float">
            <text:p>88623.3249532902</text:p>
          </table:table-cell>
          <table:table-cell table:formula="of:=[.G99]-[.$B99]" office:value-type="float" office:value="10.3126497268677" calcext:value-type="float">
            <text:p>10.312649726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4784.57097" calcext:value-type="float">
            <text:p>1443144784.57097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78981399536" calcext:value-type="float">
            <text:p>4.570789814</text:p>
          </table:table-cell>
          <table:table-cell table:formula="of:=[.C100]/([.D100]-[.D99])" office:value-type="float" office:value="100148.643249965" calcext:value-type="float">
            <text:p>100148.643249965</text:p>
          </table:table-cell>
          <table:table-cell/>
          <table:table-cell office:value-type="float" office:value="1443144794.88924" calcext:value-type="float">
            <text:p>1443144794.88924</text:p>
          </table:table-cell>
          <table:table-cell table:formula="of:=[.G100]-[.$B$2]" office:value-type="float" office:value="14.8890573978424" calcext:value-type="float">
            <text:p>14.8890573978</text:p>
          </table:table-cell>
          <table:table-cell table:formula="of:=[.C100]/([.H100]-[.H99])" office:value-type="float" office:value="88608.5896482923" calcext:value-type="float">
            <text:p>88608.5896482923</text:p>
          </table:table-cell>
          <table:table-cell table:formula="of:=[.G100]-[.$B100]" office:value-type="float" office:value="10.318267583847" calcext:value-type="float">
            <text:p>10.318267583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4784.61408" calcext:value-type="float">
            <text:p>1443144784.61408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90280723572" calcext:value-type="float">
            <text:p>4.6139028072</text:p>
          </table:table-cell>
          <table:table-cell table:formula="of:=[.C101]/([.D101]-[.D100])" office:value-type="float" office:value="100201.810992706" calcext:value-type="float">
            <text:p>100201.810992706</text:p>
          </table:table-cell>
          <table:table-cell/>
          <table:table-cell office:value-type="float" office:value="1443144794.93799" calcext:value-type="float">
            <text:p>1443144794.93799</text:p>
          </table:table-cell>
          <table:table-cell table:formula="of:=[.G101]-[.$B$2]" office:value-type="float" office:value="14.9378163814545" calcext:value-type="float">
            <text:p>14.9378163815</text:p>
          </table:table-cell>
          <table:table-cell table:formula="of:=[.C101]/([.H101]-[.H100])" office:value-type="float" office:value="88599.0576499927" calcext:value-type="float">
            <text:p>88599.0576499927</text:p>
          </table:table-cell>
          <table:table-cell table:formula="of:=[.G101]-[.$B101]" office:value-type="float" office:value="10.3239135742188" calcext:value-type="float">
            <text:p>10.323913574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4784.65719" calcext:value-type="float">
            <text:p>1443144784.65719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701699256897" calcext:value-type="float">
            <text:p>4.6570169926</text:p>
          </table:table-cell>
          <table:table-cell table:formula="of:=[.C102]/([.D102]-[.D101])" office:value-type="float" office:value="100199.040445934" calcext:value-type="float">
            <text:p>100199.040445934</text:p>
          </table:table-cell>
          <table:table-cell/>
          <table:table-cell office:value-type="float" office:value="1443144794.98674" calcext:value-type="float">
            <text:p>1443144794.98674</text:p>
          </table:table-cell>
          <table:table-cell table:formula="of:=[.G102]-[.$B$2]" office:value-type="float" office:value="14.9865655899048" calcext:value-type="float">
            <text:p>14.9865655899</text:p>
          </table:table-cell>
          <table:table-cell table:formula="of:=[.C102]/([.H102]-[.H101])" office:value-type="float" office:value="88616.8234793538" calcext:value-type="float">
            <text:p>88616.8234793538</text:p>
          </table:table-cell>
          <table:table-cell table:formula="of:=[.G102]-[.$B102]" office:value-type="float" office:value="10.3295485973358" calcext:value-type="float">
            <text:p>10.329548597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4784.70033" calcext:value-type="float">
            <text:p>1443144784.70033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70014834403992" calcext:value-type="float">
            <text:p>4.700148344</text:p>
          </table:table-cell>
          <table:table-cell table:formula="of:=[.C103]/([.D103]-[.D102])" office:value-type="float" office:value="100159.161553514" calcext:value-type="float">
            <text:p>100159.161553514</text:p>
          </table:table-cell>
          <table:table-cell/>
          <table:table-cell office:value-type="float" office:value="1443144795.03553" calcext:value-type="float">
            <text:p>1443144795.03553</text:p>
          </table:table-cell>
          <table:table-cell table:formula="of:=[.G103]-[.$B$2]" office:value-type="float" office:value="15.035356760025" calcext:value-type="float">
            <text:p>15.03535676</text:p>
          </table:table-cell>
          <table:table-cell table:formula="of:=[.C103]/([.H103]-[.H102])" office:value-type="float" office:value="88540.6107161182" calcext:value-type="float">
            <text:p>88540.6107161182</text:p>
          </table:table-cell>
          <table:table-cell table:formula="of:=[.G103]-[.$B103]" office:value-type="float" office:value="10.3352084159851" calcext:value-type="float">
            <text:p>10.33520841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4784.74347" calcext:value-type="float">
            <text:p>1443144784.74347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328994750977" calcext:value-type="float">
            <text:p>4.7432899475</text:p>
          </table:table-cell>
          <table:table-cell table:formula="of:=[.C104]/([.D104]-[.D103])" office:value-type="float" office:value="100135.360129097" calcext:value-type="float">
            <text:p>100135.360129097</text:p>
          </table:table-cell>
          <table:table-cell/>
          <table:table-cell office:value-type="float" office:value="1443144795.0487" calcext:value-type="float">
            <text:p>1443144795.0487</text:p>
          </table:table-cell>
          <table:table-cell table:formula="of:=[.G104]-[.$B$2]" office:value-type="float" office:value="15.0485198497772" calcext:value-type="float">
            <text:p>15.0485198498</text:p>
          </table:table-cell>
          <table:table-cell table:formula="of:=[.C104]/([.H104]-[.H103])" office:value-type="float" office:value="328190.423474008" calcext:value-type="float">
            <text:p>328190.423474008</text:p>
          </table:table-cell>
          <table:table-cell table:formula="of:=[.G104]-[.$B104]" office:value-type="float" office:value="10.3052299022675" calcext:value-type="float">
            <text:p>10.305229902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4784.78663" calcext:value-type="float">
            <text:p>1443144784.78663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45086288452" calcext:value-type="float">
            <text:p>4.7864508629</text:p>
          </table:table-cell>
          <table:table-cell table:formula="of:=[.C105]/([.D105]-[.D104])" office:value-type="float" office:value="100090.55559852" calcext:value-type="float">
            <text:p>100090.55559852</text:p>
          </table:table-cell>
          <table:table-cell/>
          <table:table-cell office:value-type="float" office:value="1443144795.06185" calcext:value-type="float">
            <text:p>1443144795.06185</text:p>
          </table:table-cell>
          <table:table-cell table:formula="of:=[.G105]-[.$B$2]" office:value-type="float" office:value="15.0616710186005" calcext:value-type="float">
            <text:p>15.0616710186</text:p>
          </table:table-cell>
          <table:table-cell table:formula="of:=[.C105]/([.H105]-[.H104])" office:value-type="float" office:value="328487.912980421" calcext:value-type="float">
            <text:p>328487.912980421</text:p>
          </table:table-cell>
          <table:table-cell table:formula="of:=[.G105]-[.$B105]" office:value-type="float" office:value="10.2752201557159" calcext:value-type="float">
            <text:p>10.275220155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4784.82976" calcext:value-type="float">
            <text:p>1443144784.82976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5795917511" calcext:value-type="float">
            <text:p>4.8295795918</text:p>
          </table:table-cell>
          <table:table-cell table:formula="of:=[.C106]/([.D106]-[.D105])" office:value-type="float" office:value="100165.252107576" calcext:value-type="float">
            <text:p>100165.252107576</text:p>
          </table:table-cell>
          <table:table-cell/>
          <table:table-cell office:value-type="float" office:value="1443144795.08714" calcext:value-type="float">
            <text:p>1443144795.08714</text:p>
          </table:table-cell>
          <table:table-cell table:formula="of:=[.G106]-[.$B$2]" office:value-type="float" office:value="15.0869657993317" calcext:value-type="float">
            <text:p>15.0869657993</text:p>
          </table:table-cell>
          <table:table-cell table:formula="of:=[.C106]/([.H106]-[.H105])" office:value-type="float" office:value="170786.220521424" calcext:value-type="float">
            <text:p>170786.220521424</text:p>
          </table:table-cell>
          <table:table-cell table:formula="of:=[.G106]-[.$B106]" office:value-type="float" office:value="10.2573862075806" calcext:value-type="float">
            <text:p>10.257386207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4784.87291" calcext:value-type="float">
            <text:p>1443144784.87291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73073196411" calcext:value-type="float">
            <text:p>4.872730732</text:p>
          </table:table-cell>
          <table:table-cell table:formula="of:=[.C107]/([.D107]-[.D106])" office:value-type="float" office:value="100113.229422783" calcext:value-type="float">
            <text:p>100113.229422783</text:p>
          </table:table-cell>
          <table:table-cell/>
          <table:table-cell office:value-type="float" office:value="1443144795.12698" calcext:value-type="float">
            <text:p>1443144795.12698</text:p>
          </table:table-cell>
          <table:table-cell table:formula="of:=[.G107]-[.$B$2]" office:value-type="float" office:value="15.1268057823181" calcext:value-type="float">
            <text:p>15.1268057823</text:p>
          </table:table-cell>
          <table:table-cell table:formula="of:=[.C107]/([.H107]-[.H106])" office:value-type="float" office:value="108433.781246073" calcext:value-type="float">
            <text:p>108433.781246073</text:p>
          </table:table-cell>
          <table:table-cell table:formula="of:=[.G107]-[.$B107]" office:value-type="float" office:value="10.254075050354" calcext:value-type="float">
            <text:p>10.25407505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4784.91602" calcext:value-type="float">
            <text:p>1443144784.91602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84587097168" calcext:value-type="float">
            <text:p>4.915845871</text:p>
          </table:table-cell>
          <table:table-cell table:formula="of:=[.C108]/([.D108]-[.D107])" office:value-type="float" office:value="100196.824118825" calcext:value-type="float">
            <text:p>100196.824118825</text:p>
          </table:table-cell>
          <table:table-cell/>
          <table:table-cell office:value-type="float" office:value="1443144795.1669" calcext:value-type="float">
            <text:p>1443144795.1669</text:p>
          </table:table-cell>
          <table:table-cell table:formula="of:=[.G108]-[.$B$2]" office:value-type="float" office:value="15.1667194366455" calcext:value-type="float">
            <text:p>15.1667194366</text:p>
          </table:table-cell>
          <table:table-cell table:formula="of:=[.C108]/([.H108]-[.H107])" office:value-type="float" office:value="108233.637656054" calcext:value-type="float">
            <text:p>108233.637656054</text:p>
          </table:table-cell>
          <table:table-cell table:formula="of:=[.G108]-[.$B108]" office:value-type="float" office:value="10.2508735656738" calcext:value-type="float">
            <text:p>10.250873565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4784.95915" calcext:value-type="float">
            <text:p>1443144784.95915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97173881531" calcext:value-type="float">
            <text:p>4.9589717388</text:p>
          </table:table-cell>
          <table:table-cell table:formula="of:=[.C109]/([.D109]-[.D108])" office:value-type="float" office:value="100171.897193213" calcext:value-type="float">
            <text:p>100171.897193213</text:p>
          </table:table-cell>
          <table:table-cell/>
          <table:table-cell office:value-type="float" office:value="1443144795.20683" calcext:value-type="float">
            <text:p>1443144795.20683</text:p>
          </table:table-cell>
          <table:table-cell table:formula="of:=[.G109]-[.$B$2]" office:value-type="float" office:value="15.2066497802734" calcext:value-type="float">
            <text:p>15.2066497803</text:p>
          </table:table-cell>
          <table:table-cell table:formula="of:=[.C109]/([.H109]-[.H108])" office:value-type="float" office:value="108188.400286601" calcext:value-type="float">
            <text:p>108188.400286601</text:p>
          </table:table-cell>
          <table:table-cell table:formula="of:=[.G109]-[.$B109]" office:value-type="float" office:value="10.2476780414581" calcext:value-type="float">
            <text:p>10.24767804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4785.00214" calcext:value-type="float">
            <text:p>1443144785.00214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96170806885" calcext:value-type="float">
            <text:p>5.0019617081</text:p>
          </table:table-cell>
          <table:table-cell table:formula="of:=[.C110]/([.D110]-[.D109])" office:value-type="float" office:value="100488.557563792" calcext:value-type="float">
            <text:p>100488.557563792</text:p>
          </table:table-cell>
          <table:table-cell/>
          <table:table-cell office:value-type="float" office:value="1443144795.24665" calcext:value-type="float">
            <text:p>1443144795.24665</text:p>
          </table:table-cell>
          <table:table-cell table:formula="of:=[.G110]-[.$B$2]" office:value-type="float" office:value="15.246474981308" calcext:value-type="float">
            <text:p>15.2464749813</text:p>
          </table:table-cell>
          <table:table-cell table:formula="of:=[.C110]/([.H110]-[.H109])" office:value-type="float" office:value="108474.028699884" calcext:value-type="float">
            <text:p>108474.028699884</text:p>
          </table:table-cell>
          <table:table-cell table:formula="of:=[.G110]-[.$B110]" office:value-type="float" office:value="10.2445132732391" calcext:value-type="float">
            <text:p>10.244513273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4785.04343" calcext:value-type="float">
            <text:p>1443144785.04343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32505607605" calcext:value-type="float">
            <text:p>5.0432505608</text:p>
          </table:table-cell>
          <table:table-cell table:formula="of:=[.C111]/([.D111]-[.D110])" office:value-type="float" office:value="104628.724664796" calcext:value-type="float">
            <text:p>104628.724664796</text:p>
          </table:table-cell>
          <table:table-cell/>
          <table:table-cell office:value-type="float" office:value="1443144795.28661" calcext:value-type="float">
            <text:p>1443144795.28661</text:p>
          </table:table-cell>
          <table:table-cell table:formula="of:=[.G111]-[.$B$2]" office:value-type="float" office:value="15.2864305973053" calcext:value-type="float">
            <text:p>15.2864305973</text:p>
          </table:table-cell>
          <table:table-cell table:formula="of:=[.C111]/([.H111]-[.H110])" office:value-type="float" office:value="108119.969925889" calcext:value-type="float">
            <text:p>108119.969925889</text:p>
          </table:table-cell>
          <table:table-cell table:formula="of:=[.G111]-[.$B111]" office:value-type="float" office:value="10.2431800365448" calcext:value-type="float">
            <text:p>10.243180036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4785.08472" calcext:value-type="float">
            <text:p>1443144785.08472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54155921936" calcext:value-type="float">
            <text:p>5.0845415592</text:p>
          </table:table-cell>
          <table:table-cell table:formula="of:=[.C112]/([.D112]-[.D111])" office:value-type="float" office:value="104623.287429195" calcext:value-type="float">
            <text:p>104623.287429195</text:p>
          </table:table-cell>
          <table:table-cell/>
          <table:table-cell office:value-type="float" office:value="1443144795.32649" calcext:value-type="float">
            <text:p>1443144795.32649</text:p>
          </table:table-cell>
          <table:table-cell table:formula="of:=[.G112]-[.$B$2]" office:value-type="float" office:value="15.3263113498688" calcext:value-type="float">
            <text:p>15.3263113499</text:p>
          </table:table-cell>
          <table:table-cell table:formula="of:=[.C112]/([.H112]-[.H111])" office:value-type="float" office:value="108322.930795351" calcext:value-type="float">
            <text:p>108322.930795351</text:p>
          </table:table-cell>
          <table:table-cell table:formula="of:=[.G112]-[.$B112]" office:value-type="float" office:value="10.2417697906494" calcext:value-type="float">
            <text:p>10.241769790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4785.12601" calcext:value-type="float">
            <text:p>1443144785.12601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82921981812" calcext:value-type="float">
            <text:p>5.1258292198</text:p>
          </table:table-cell>
          <table:table-cell table:formula="of:=[.C113]/([.D113]-[.D112])" office:value-type="float" office:value="104631.745595445" calcext:value-type="float">
            <text:p>104631.745595445</text:p>
          </table:table-cell>
          <table:table-cell/>
          <table:table-cell office:value-type="float" office:value="1443144795.36637" calcext:value-type="float">
            <text:p>1443144795.36637</text:p>
          </table:table-cell>
          <table:table-cell table:formula="of:=[.G113]-[.$B$2]" office:value-type="float" office:value="15.3661947250366" calcext:value-type="float">
            <text:p>15.366194725</text:p>
          </table:table-cell>
          <table:table-cell table:formula="of:=[.C113]/([.H113]-[.H112])" office:value-type="float" office:value="108315.807822672" calcext:value-type="float">
            <text:p>108315.807822672</text:p>
          </table:table-cell>
          <table:table-cell table:formula="of:=[.G113]-[.$B113]" office:value-type="float" office:value="10.2403655052185" calcext:value-type="float">
            <text:p>10.240365505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4785.1673" calcext:value-type="float">
            <text:p>1443144785.1673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711902618408" calcext:value-type="float">
            <text:p>5.1671190262</text:p>
          </table:table-cell>
          <table:table-cell table:formula="of:=[.C114]/([.D114]-[.D113])" office:value-type="float" office:value="104626.308045871" calcext:value-type="float">
            <text:p>104626.308045871</text:p>
          </table:table-cell>
          <table:table-cell/>
          <table:table-cell office:value-type="float" office:value="1443144795.40627" calcext:value-type="float">
            <text:p>1443144795.40627</text:p>
          </table:table-cell>
          <table:table-cell table:formula="of:=[.G114]-[.$B$2]" office:value-type="float" office:value="15.4060878753662" calcext:value-type="float">
            <text:p>15.4060878754</text:p>
          </table:table-cell>
          <table:table-cell table:formula="of:=[.C114]/([.H114]-[.H113])" office:value-type="float" office:value="108289.266811695" calcext:value-type="float">
            <text:p>108289.266811695</text:p>
          </table:table-cell>
          <table:table-cell table:formula="of:=[.G114]-[.$B114]" office:value-type="float" office:value="10.2389688491821" calcext:value-type="float">
            <text:p>10.238968849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4785.20859" calcext:value-type="float">
            <text:p>1443144785.20859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40716362" calcext:value-type="float">
            <text:p>5.2084071636</text:p>
          </table:table-cell>
          <table:table-cell table:formula="of:=[.C115]/([.D115]-[.D114])" office:value-type="float" office:value="104630.537202252" calcext:value-type="float">
            <text:p>104630.537202252</text:p>
          </table:table-cell>
          <table:table-cell/>
          <table:table-cell office:value-type="float" office:value="1443144795.44616" calcext:value-type="float">
            <text:p>1443144795.44616</text:p>
          </table:table-cell>
          <table:table-cell table:formula="of:=[.G115]-[.$B$2]" office:value-type="float" office:value="15.4459867477417" calcext:value-type="float">
            <text:p>15.4459867477</text:p>
          </table:table-cell>
          <table:table-cell table:formula="of:=[.C115]/([.H115]-[.H114])" office:value-type="float" office:value="108273.736644597" calcext:value-type="float">
            <text:p>108273.736644597</text:p>
          </table:table-cell>
          <table:table-cell table:formula="of:=[.G115]-[.$B115]" office:value-type="float" office:value="10.2375795841217" calcext:value-type="float">
            <text:p>10.237579584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4785.24987" calcext:value-type="float">
            <text:p>1443144785.24987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68886375427" calcext:value-type="float">
            <text:p>5.2496888638</text:p>
          </table:table-cell>
          <table:table-cell table:formula="of:=[.C116]/([.D116]-[.D115])" office:value-type="float" office:value="104646.852865756" calcext:value-type="float">
            <text:p>104646.852865756</text:p>
          </table:table-cell>
          <table:table-cell/>
          <table:table-cell office:value-type="float" office:value="1443144795.48602" calcext:value-type="float">
            <text:p>1443144795.48602</text:p>
          </table:table-cell>
          <table:table-cell table:formula="of:=[.G116]-[.$B$2]" office:value-type="float" office:value="15.4858417510986" calcext:value-type="float">
            <text:p>15.4858417511</text:p>
          </table:table-cell>
          <table:table-cell table:formula="of:=[.C116]/([.H116]-[.H115])" office:value-type="float" office:value="108392.915220981" calcext:value-type="float">
            <text:p>108392.915220981</text:p>
          </table:table-cell>
          <table:table-cell table:formula="of:=[.G116]-[.$B116]" office:value-type="float" office:value="10.2361528873444" calcext:value-type="float">
            <text:p>10.236152887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4785.29116" calcext:value-type="float">
            <text:p>1443144785.29116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98415374756" calcext:value-type="float">
            <text:p>5.2909841537</text:p>
          </table:table-cell>
          <table:table-cell table:formula="of:=[.C117]/([.D117]-[.D116])" office:value-type="float" office:value="104612.414653157" calcext:value-type="float">
            <text:p>104612.414653157</text:p>
          </table:table-cell>
          <table:table-cell/>
          <table:table-cell office:value-type="float" office:value="1443144795.52594" calcext:value-type="float">
            <text:p>1443144795.52594</text:p>
          </table:table-cell>
          <table:table-cell table:formula="of:=[.G117]-[.$B$2]" office:value-type="float" office:value="15.5257649421692" calcext:value-type="float">
            <text:p>15.5257649422</text:p>
          </table:table-cell>
          <table:table-cell table:formula="of:=[.C117]/([.H117]-[.H116])" office:value-type="float" office:value="108207.783099433" calcext:value-type="float">
            <text:p>108207.783099433</text:p>
          </table:table-cell>
          <table:table-cell table:formula="of:=[.G117]-[.$B117]" office:value-type="float" office:value="10.2347807884216" calcext:value-type="float">
            <text:p>10.234780788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4785.33245" calcext:value-type="float">
            <text:p>1443144785.33245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226847648621" calcext:value-type="float">
            <text:p>5.3322684765</text:p>
          </table:table-cell>
          <table:table-cell table:formula="of:=[.C118]/([.D118]-[.D117])" office:value-type="float" office:value="104640.20512939" calcext:value-type="float">
            <text:p>104640.20512939</text:p>
          </table:table-cell>
          <table:table-cell/>
          <table:table-cell office:value-type="float" office:value="1443144795.56584" calcext:value-type="float">
            <text:p>1443144795.56584</text:p>
          </table:table-cell>
          <table:table-cell table:formula="of:=[.G118]-[.$B$2]" office:value-type="float" office:value="15.5656583309174" calcext:value-type="float">
            <text:p>15.5656583309</text:p>
          </table:table-cell>
          <table:table-cell table:formula="of:=[.C118]/([.H118]-[.H117])" office:value-type="float" office:value="108288.619632452" calcext:value-type="float">
            <text:p>108288.619632452</text:p>
          </table:table-cell>
          <table:table-cell table:formula="of:=[.G118]-[.$B118]" office:value-type="float" office:value="10.2333898544312" calcext:value-type="float">
            <text:p>10.233389854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4785.37378" calcext:value-type="float">
            <text:p>1443144785.37378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60405921936" calcext:value-type="float">
            <text:p>5.3736040592</text:p>
          </table:table-cell>
          <table:table-cell table:formula="of:=[.C119]/([.D119]-[.D118])" office:value-type="float" office:value="104510.441473347" calcext:value-type="float">
            <text:p>104510.441473347</text:p>
          </table:table-cell>
          <table:table-cell/>
          <table:table-cell office:value-type="float" office:value="1443144795.60565" calcext:value-type="float">
            <text:p>1443144795.60565</text:p>
          </table:table-cell>
          <table:table-cell table:formula="of:=[.G119]-[.$B$2]" office:value-type="float" office:value="15.6054701805115" calcext:value-type="float">
            <text:p>15.6054701805</text:p>
          </table:table-cell>
          <table:table-cell table:formula="of:=[.C119]/([.H119]-[.H118])" office:value-type="float" office:value="108510.406927651" calcext:value-type="float">
            <text:p>108510.406927651</text:p>
          </table:table-cell>
          <table:table-cell table:formula="of:=[.G119]-[.$B119]" office:value-type="float" office:value="10.2318661212921" calcext:value-type="float">
            <text:p>10.23186612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4785.41507" calcext:value-type="float">
            <text:p>1443144785.41507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89481925964" calcext:value-type="float">
            <text:p>5.4148948193</text:p>
          </table:table-cell>
          <table:table-cell table:formula="of:=[.C120]/([.D120]-[.D119])" office:value-type="float" office:value="104623.891538577" calcext:value-type="float">
            <text:p>104623.891538577</text:p>
          </table:table-cell>
          <table:table-cell/>
          <table:table-cell office:value-type="float" office:value="1443144795.64554" calcext:value-type="float">
            <text:p>1443144795.64554</text:p>
          </table:table-cell>
          <table:table-cell table:formula="of:=[.G120]-[.$B$2]" office:value-type="float" office:value="15.6453621387482" calcext:value-type="float">
            <text:p>15.6453621387</text:p>
          </table:table-cell>
          <table:table-cell table:formula="of:=[.C120]/([.H120]-[.H119])" office:value-type="float" office:value="108292.502823947" calcext:value-type="float">
            <text:p>108292.502823947</text:p>
          </table:table-cell>
          <table:table-cell table:formula="of:=[.G120]-[.$B120]" office:value-type="float" office:value="10.2304673194885" calcext:value-type="float">
            <text:p>10.230467319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4785.45637" calcext:value-type="float">
            <text:p>1443144785.45637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618987083435" calcext:value-type="float">
            <text:p>5.4561898708</text:p>
          </table:table-cell>
          <table:table-cell table:formula="of:=[.C121]/([.D121]-[.D120])" office:value-type="float" office:value="104613.018636983" calcext:value-type="float">
            <text:p>104613.018636983</text:p>
          </table:table-cell>
          <table:table-cell/>
          <table:table-cell office:value-type="float" office:value="1443144795.68551" calcext:value-type="float">
            <text:p>1443144795.68551</text:p>
          </table:table-cell>
          <table:table-cell table:formula="of:=[.G121]-[.$B$2]" office:value-type="float" office:value="15.6853272914886" calcext:value-type="float">
            <text:p>15.6853272915</text:p>
          </table:table-cell>
          <table:table-cell table:formula="of:=[.C121]/([.H121]-[.H120])" office:value-type="float" office:value="108094.169639555" calcext:value-type="float">
            <text:p>108094.169639555</text:p>
          </table:table-cell>
          <table:table-cell table:formula="of:=[.G121]-[.$B121]" office:value-type="float" office:value="10.2291374206543" calcext:value-type="float">
            <text:p>10.229137420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4785.49774" calcext:value-type="float">
            <text:p>1443144785.49774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56169319153" calcext:value-type="float">
            <text:p>5.4975616932</text:p>
          </table:table-cell>
          <table:table-cell table:formula="of:=[.C122]/([.D122]-[.D121])" office:value-type="float" office:value="104418.895612185" calcext:value-type="float">
            <text:p>104418.895612185</text:p>
          </table:table-cell>
          <table:table-cell/>
          <table:table-cell office:value-type="float" office:value="1443144795.72539" calcext:value-type="float">
            <text:p>1443144795.72539</text:p>
          </table:table-cell>
          <table:table-cell table:formula="of:=[.G122]-[.$B$2]" office:value-type="float" office:value="15.7252123355865" calcext:value-type="float">
            <text:p>15.7252123356</text:p>
          </table:table-cell>
          <table:table-cell table:formula="of:=[.C122]/([.H122]-[.H121])" office:value-type="float" office:value="108311.275509594" calcext:value-type="float">
            <text:p>108311.275509594</text:p>
          </table:table-cell>
          <table:table-cell table:formula="of:=[.G122]-[.$B122]" office:value-type="float" office:value="10.227650642395" calcext:value-type="float">
            <text:p>10.227650642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4785.53903" calcext:value-type="float">
            <text:p>1443144785.53903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84696960449" calcext:value-type="float">
            <text:p>5.5388469696</text:p>
          </table:table-cell>
          <table:table-cell table:formula="of:=[.C123]/([.D123]-[.D122])" office:value-type="float" office:value="104637.787980111" calcext:value-type="float">
            <text:p>104637.787980111</text:p>
          </table:table-cell>
          <table:table-cell/>
          <table:table-cell office:value-type="float" office:value="1443144795.76527" calcext:value-type="float">
            <text:p>1443144795.76527</text:p>
          </table:table-cell>
          <table:table-cell table:formula="of:=[.G123]-[.$B$2]" office:value-type="float" office:value="15.7650947570801" calcext:value-type="float">
            <text:p>15.7650947571</text:p>
          </table:table-cell>
          <table:table-cell table:formula="of:=[.C123]/([.H123]-[.H122])" office:value-type="float" office:value="108318.397886166" calcext:value-type="float">
            <text:p>108318.397886166</text:p>
          </table:table-cell>
          <table:table-cell table:formula="of:=[.G123]-[.$B123]" office:value-type="float" office:value="10.2262477874756" calcext:value-type="float">
            <text:p>10.226247787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4785.58033" calcext:value-type="float">
            <text:p>1443144785.58033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8015275001526" calcext:value-type="float">
            <text:p>5.58015275</text:p>
          </table:table-cell>
          <table:table-cell table:formula="of:=[.C124]/([.D124]-[.D123])" office:value-type="float" office:value="104585.846267511" calcext:value-type="float">
            <text:p>104585.846267511</text:p>
          </table:table-cell>
          <table:table-cell/>
          <table:table-cell office:value-type="float" office:value="1443144795.80515" calcext:value-type="float">
            <text:p>1443144795.80515</text:p>
          </table:table-cell>
          <table:table-cell table:formula="of:=[.G124]-[.$B$2]" office:value-type="float" office:value="15.8049745559692" calcext:value-type="float">
            <text:p>15.804974556</text:p>
          </table:table-cell>
          <table:table-cell table:formula="of:=[.C124]/([.H124]-[.H123])" office:value-type="float" office:value="108325.521199512" calcext:value-type="float">
            <text:p>108325.521199512</text:p>
          </table:table-cell>
          <table:table-cell table:formula="of:=[.G124]-[.$B124]" office:value-type="float" office:value="10.224821805954" calcext:value-type="float">
            <text:p>10.22482180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4785.62181" calcext:value-type="float">
            <text:p>1443144785.62181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163209915161" calcext:value-type="float">
            <text:p>5.6216320992</text:p>
          </table:table-cell>
          <table:table-cell table:formula="of:=[.C125]/([.D125]-[.D124])" office:value-type="float" office:value="104148.210855458" calcext:value-type="float">
            <text:p>104148.210855458</text:p>
          </table:table-cell>
          <table:table-cell/>
          <table:table-cell office:value-type="float" office:value="1443144795.84508" calcext:value-type="float">
            <text:p>1443144795.84508</text:p>
          </table:table-cell>
          <table:table-cell table:formula="of:=[.G125]-[.$B$2]" office:value-type="float" office:value="15.8448972702026" calcext:value-type="float">
            <text:p>15.8448972702</text:p>
          </table:table-cell>
          <table:table-cell table:formula="of:=[.C125]/([.H125]-[.H124])" office:value-type="float" office:value="108209.075533897" calcext:value-type="float">
            <text:p>108209.075533897</text:p>
          </table:table-cell>
          <table:table-cell table:formula="of:=[.G125]-[.$B125]" office:value-type="float" office:value="10.223265171051" calcext:value-type="float">
            <text:p>10.223265171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4785.6631" calcext:value-type="float">
            <text:p>1443144785.6631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92524337769" calcext:value-type="float">
            <text:p>5.6629252434</text:p>
          </table:table-cell>
          <table:table-cell table:formula="of:=[.C126]/([.D126]-[.D125])" office:value-type="float" office:value="104617.850758678" calcext:value-type="float">
            <text:p>104617.850758678</text:p>
          </table:table-cell>
          <table:table-cell/>
          <table:table-cell office:value-type="float" office:value="1443144795.88497" calcext:value-type="float">
            <text:p>1443144795.88497</text:p>
          </table:table-cell>
          <table:table-cell table:formula="of:=[.G126]-[.$B$2]" office:value-type="float" office:value="15.8847930431366" calcext:value-type="float">
            <text:p>15.8847930431</text:p>
          </table:table-cell>
          <table:table-cell table:formula="of:=[.C126]/([.H126]-[.H125])" office:value-type="float" office:value="108282.148265456" calcext:value-type="float">
            <text:p>108282.148265456</text:p>
          </table:table-cell>
          <table:table-cell table:formula="of:=[.G126]-[.$B126]" office:value-type="float" office:value="10.2218677997589" calcext:value-type="float">
            <text:p>10.221867799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4785.70437" calcext:value-type="float">
            <text:p>1443144785.70437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419120788574" calcext:value-type="float">
            <text:p>5.7041912079</text:p>
          </table:table-cell>
          <table:table-cell table:formula="of:=[.C127]/([.D127]-[.D126])" office:value-type="float" office:value="104686.757028461" calcext:value-type="float">
            <text:p>104686.757028461</text:p>
          </table:table-cell>
          <table:table-cell/>
          <table:table-cell office:value-type="float" office:value="1443144795.92488" calcext:value-type="float">
            <text:p>1443144795.92488</text:p>
          </table:table-cell>
          <table:table-cell table:formula="of:=[.G127]-[.$B$2]" office:value-type="float" office:value="15.9247035980225" calcext:value-type="float">
            <text:p>15.924703598</text:p>
          </table:table-cell>
          <table:table-cell table:formula="of:=[.C127]/([.H127]-[.H126])" office:value-type="float" office:value="108242.043047366" calcext:value-type="float">
            <text:p>108242.043047366</text:p>
          </table:table-cell>
          <table:table-cell table:formula="of:=[.G127]-[.$B127]" office:value-type="float" office:value="10.2205123901367" calcext:value-type="float">
            <text:p>10.220512390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4785.74567" calcext:value-type="float">
            <text:p>1443144785.74567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54879283905" calcext:value-type="float">
            <text:p>5.7454879284</text:p>
          </table:table-cell>
          <table:table-cell table:formula="of:=[.C128]/([.D128]-[.D127])" office:value-type="float" office:value="104608.790896652" calcext:value-type="float">
            <text:p>104608.790896652</text:p>
          </table:table-cell>
          <table:table-cell/>
          <table:table-cell office:value-type="float" office:value="1443144795.9648" calcext:value-type="float">
            <text:p>1443144795.9648</text:p>
          </table:table-cell>
          <table:table-cell table:formula="of:=[.G128]-[.$B$2]" office:value-type="float" office:value="15.9646182060242" calcext:value-type="float">
            <text:p>15.964618206</text:p>
          </table:table-cell>
          <table:table-cell table:formula="of:=[.C128]/([.H128]-[.H127])" office:value-type="float" office:value="108231.051644426" calcext:value-type="float">
            <text:p>108231.051644426</text:p>
          </table:table-cell>
          <table:table-cell table:formula="of:=[.G128]-[.$B128]" office:value-type="float" office:value="10.2191302776337" calcext:value-type="float">
            <text:p>10.219130277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4785.78698" calcext:value-type="float">
            <text:p>1443144785.78698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79895401001" calcext:value-type="float">
            <text:p>5.786798954</text:p>
          </table:table-cell>
          <table:table-cell table:formula="of:=[.C129]/([.D129]-[.D128])" office:value-type="float" office:value="104572.56713472" calcext:value-type="float">
            <text:p>104572.56713472</text:p>
          </table:table-cell>
          <table:table-cell/>
          <table:table-cell office:value-type="float" office:value="1443144796.00482" calcext:value-type="float">
            <text:p>1443144796.00482</text:p>
          </table:table-cell>
          <table:table-cell table:formula="of:=[.G129]-[.$B$2]" office:value-type="float" office:value="16.0046458244324" calcext:value-type="float">
            <text:p>16.0046458244</text:p>
          </table:table-cell>
          <table:table-cell table:formula="of:=[.C129]/([.H129]-[.H128])" office:value-type="float" office:value="107925.481749738" calcext:value-type="float">
            <text:p>107925.481749738</text:p>
          </table:table-cell>
          <table:table-cell table:formula="of:=[.G129]-[.$B129]" office:value-type="float" office:value="10.2178468704224" calcext:value-type="float">
            <text:p>10.217846870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4785.82827" calcext:value-type="float">
            <text:p>1443144785.82827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809233665466" calcext:value-type="float">
            <text:p>5.8280923367</text:p>
          </table:table-cell>
          <table:table-cell table:formula="of:=[.C130]/([.D130]-[.D129])" office:value-type="float" office:value="104617.246719054" calcext:value-type="float">
            <text:p>104617.246719054</text:p>
          </table:table-cell>
          <table:table-cell/>
          <table:table-cell office:value-type="float" office:value="1443144796.017" calcext:value-type="float">
            <text:p>1443144796.017</text:p>
          </table:table-cell>
          <table:table-cell table:formula="of:=[.G130]-[.$B$2]" office:value-type="float" office:value="16.0168244838715" calcext:value-type="float">
            <text:p>16.0168244839</text:p>
          </table:table-cell>
          <table:table-cell table:formula="of:=[.C130]/([.H130]-[.H129])" office:value-type="float" office:value="354718.844188642" calcext:value-type="float">
            <text:p>354718.844188642</text:p>
          </table:table-cell>
          <table:table-cell table:formula="of:=[.G130]-[.$B130]" office:value-type="float" office:value="10.1887321472168" calcext:value-type="float">
            <text:p>10.188732147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4785.86956" calcext:value-type="float">
            <text:p>1443144785.86956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93790435791" calcext:value-type="float">
            <text:p>5.8693790436</text:p>
          </table:table-cell>
          <table:table-cell table:formula="of:=[.C131]/([.D131]-[.D130])" office:value-type="float" office:value="104634.162465568" calcext:value-type="float">
            <text:p>104634.162465568</text:p>
          </table:table-cell>
          <table:table-cell/>
          <table:table-cell office:value-type="float" office:value="1443144796.02912" calcext:value-type="float">
            <text:p>1443144796.02912</text:p>
          </table:table-cell>
          <table:table-cell table:formula="of:=[.G131]-[.$B$2]" office:value-type="float" office:value="16.0289413928986" calcext:value-type="float">
            <text:p>16.0289413929</text:p>
          </table:table-cell>
          <table:table-cell table:formula="of:=[.C131]/([.H131]-[.H130])" office:value-type="float" office:value="356526.568808784" calcext:value-type="float">
            <text:p>356526.568808784</text:p>
          </table:table-cell>
          <table:table-cell table:formula="of:=[.G131]-[.$B131]" office:value-type="float" office:value="10.1595623493195" calcext:value-type="float">
            <text:p>10.159562349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4785.91084" calcext:value-type="float">
            <text:p>1443144785.91084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65979003906" calcext:value-type="float">
            <text:p>5.91065979</text:p>
          </table:table-cell>
          <table:table-cell table:formula="of:=[.C132]/([.D132]-[.D131])" office:value-type="float" office:value="104649.270433859" calcext:value-type="float">
            <text:p>104649.270433859</text:p>
          </table:table-cell>
          <table:table-cell/>
          <table:table-cell office:value-type="float" office:value="1443144796.05192" calcext:value-type="float">
            <text:p>1443144796.05192</text:p>
          </table:table-cell>
          <table:table-cell table:formula="of:=[.G132]-[.$B$2]" office:value-type="float" office:value="16.0517394542694" calcext:value-type="float">
            <text:p>16.0517394543</text:p>
          </table:table-cell>
          <table:table-cell table:formula="of:=[.C132]/([.H132]-[.H131])" office:value-type="float" office:value="189489.796072034" calcext:value-type="float">
            <text:p>189489.796072034</text:p>
          </table:table-cell>
          <table:table-cell table:formula="of:=[.G132]-[.$B132]" office:value-type="float" office:value="10.1410796642303" calcext:value-type="float">
            <text:p>10.141079664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4785.95214" calcext:value-type="float">
            <text:p>1443144785.95214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96223258972" calcext:value-type="float">
            <text:p>5.9519622326</text:p>
          </table:table-cell>
          <table:table-cell table:formula="of:=[.C133]/([.D133]-[.D132])" office:value-type="float" office:value="104594.298380812" calcext:value-type="float">
            <text:p>104594.298380812</text:p>
          </table:table-cell>
          <table:table-cell/>
          <table:table-cell office:value-type="float" office:value="1443144796.08869" calcext:value-type="float">
            <text:p>1443144796.08869</text:p>
          </table:table-cell>
          <table:table-cell table:formula="of:=[.G133]-[.$B$2]" office:value-type="float" office:value="16.088508605957" calcext:value-type="float">
            <text:p>16.088508606</text:p>
          </table:table-cell>
          <table:table-cell table:formula="of:=[.C133]/([.H133]-[.H132])" office:value-type="float" office:value="117489.792440718" calcext:value-type="float">
            <text:p>117489.792440718</text:p>
          </table:table-cell>
          <table:table-cell table:formula="of:=[.G133]-[.$B133]" office:value-type="float" office:value="10.1365463733673" calcext:value-type="float">
            <text:p>10.136546373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4785.99344" calcext:value-type="float">
            <text:p>1443144785.99344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326014518738" calcext:value-type="float">
            <text:p>5.9932601452</text:p>
          </table:table-cell>
          <table:table-cell table:formula="of:=[.C134]/([.D134]-[.D133])" office:value-type="float" office:value="104605.771291336" calcext:value-type="float">
            <text:p>104605.771291336</text:p>
          </table:table-cell>
          <table:table-cell/>
          <table:table-cell office:value-type="float" office:value="1443144796.1251" calcext:value-type="float">
            <text:p>1443144796.1251</text:p>
          </table:table-cell>
          <table:table-cell table:formula="of:=[.G134]-[.$B$2]" office:value-type="float" office:value="16.1249222755432" calcext:value-type="float">
            <text:p>16.1249222755</text:p>
          </table:table-cell>
          <table:table-cell table:formula="of:=[.C134]/([.H134]-[.H133])" office:value-type="float" office:value="118636.766057749" calcext:value-type="float">
            <text:p>118636.766057749</text:p>
          </table:table-cell>
          <table:table-cell table:formula="of:=[.G134]-[.$B134]" office:value-type="float" office:value="10.1316621303558" calcext:value-type="float">
            <text:p>10.131662130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4786.03314" calcext:value-type="float">
            <text:p>1443144786.03314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96065330505" calcext:value-type="float">
            <text:p>6.0329606533</text:p>
          </table:table-cell>
          <table:table-cell table:formula="of:=[.C135]/([.D135]-[.D134])" office:value-type="float" office:value="108814.728194288" calcext:value-type="float">
            <text:p>108814.728194288</text:p>
          </table:table-cell>
          <table:table-cell/>
          <table:table-cell office:value-type="float" office:value="1443144796.16161" calcext:value-type="float">
            <text:p>1443144796.16161</text:p>
          </table:table-cell>
          <table:table-cell table:formula="of:=[.G135]-[.$B$2]" office:value-type="float" office:value="16.1614339351654" calcext:value-type="float">
            <text:p>16.1614339352</text:p>
          </table:table-cell>
          <table:table-cell table:formula="of:=[.C135]/([.H135]-[.H134])" office:value-type="float" office:value="118318.368562305" calcext:value-type="float">
            <text:p>118318.368562305</text:p>
          </table:table-cell>
          <table:table-cell table:formula="of:=[.G135]-[.$B135]" office:value-type="float" office:value="10.1284732818604" calcext:value-type="float">
            <text:p>10.128473281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4786.07255" calcext:value-type="float">
            <text:p>1443144786.07255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237672805786" calcext:value-type="float">
            <text:p>6.0723767281</text:p>
          </table:table-cell>
          <table:table-cell table:formula="of:=[.C136]/([.D136]-[.D135])" office:value-type="float" office:value="109599.954513286" calcext:value-type="float">
            <text:p>109599.954513286</text:p>
          </table:table-cell>
          <table:table-cell/>
          <table:table-cell office:value-type="float" office:value="1443144796.1982" calcext:value-type="float">
            <text:p>1443144796.1982</text:p>
          </table:table-cell>
          <table:table-cell table:formula="of:=[.G136]-[.$B$2]" office:value-type="float" office:value="16.1980183124542" calcext:value-type="float">
            <text:p>16.1980183125</text:p>
          </table:table-cell>
          <table:table-cell table:formula="of:=[.C136]/([.H136]-[.H135])" office:value-type="float" office:value="118083.190699008" calcext:value-type="float">
            <text:p>118083.190699008</text:p>
          </table:table-cell>
          <table:table-cell table:formula="of:=[.G136]-[.$B136]" office:value-type="float" office:value="10.1256415843964" calcext:value-type="float">
            <text:p>10.125641584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4786.11198" calcext:value-type="float">
            <text:p>1443144786.11198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8004322052" calcext:value-type="float">
            <text:p>6.1118004322</text:p>
          </table:table-cell>
          <table:table-cell table:formula="of:=[.C137]/([.D137]-[.D136])" office:value-type="float" office:value="109578.744398416" calcext:value-type="float">
            <text:p>109578.744398416</text:p>
          </table:table-cell>
          <table:table-cell/>
          <table:table-cell office:value-type="float" office:value="1443144796.23482" calcext:value-type="float">
            <text:p>1443144796.23482</text:p>
          </table:table-cell>
          <table:table-cell table:formula="of:=[.G137]-[.$B$2]" office:value-type="float" office:value="16.2346448898315" calcext:value-type="float">
            <text:p>16.2346448898</text:p>
          </table:table-cell>
          <table:table-cell table:formula="of:=[.C137]/([.H137]-[.H136])" office:value-type="float" office:value="117947.138644604" calcext:value-type="float">
            <text:p>117947.138644604</text:p>
          </table:table-cell>
          <table:table-cell table:formula="of:=[.G137]-[.$B137]" office:value-type="float" office:value="10.1228444576263" calcext:value-type="float">
            <text:p>10.122844457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4786.1514" calcext:value-type="float">
            <text:p>1443144786.1514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121722221375" calcext:value-type="float">
            <text:p>6.1512172222</text:p>
          </table:table-cell>
          <table:table-cell table:formula="of:=[.C138]/([.D138]-[.D137])" office:value-type="float" office:value="109597.965716221" calcext:value-type="float">
            <text:p>109597.965716221</text:p>
          </table:table-cell>
          <table:table-cell/>
          <table:table-cell office:value-type="float" office:value="1443144796.27143" calcext:value-type="float">
            <text:p>1443144796.27143</text:p>
          </table:table-cell>
          <table:table-cell table:formula="of:=[.G138]-[.$B$2]" office:value-type="float" office:value="16.2712557315826" calcext:value-type="float">
            <text:p>16.2712557316</text:p>
          </table:table-cell>
          <table:table-cell table:formula="of:=[.C138]/([.H138]-[.H137])" office:value-type="float" office:value="117997.833247589" calcext:value-type="float">
            <text:p>117997.833247589</text:p>
          </table:table-cell>
          <table:table-cell table:formula="of:=[.G138]-[.$B138]" office:value-type="float" office:value="10.1200385093689" calcext:value-type="float">
            <text:p>10.120038509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4786.19082" calcext:value-type="float">
            <text:p>1443144786.19082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63878059387" calcext:value-type="float">
            <text:p>6.1906387806</text:p>
          </table:table-cell>
          <table:table-cell table:formula="of:=[.C139]/([.D139]-[.D138])" office:value-type="float" office:value="109584.70891343" calcext:value-type="float">
            <text:p>109584.70891343</text:p>
          </table:table-cell>
          <table:table-cell/>
          <table:table-cell office:value-type="float" office:value="1443144796.308" calcext:value-type="float">
            <text:p>1443144796.308</text:p>
          </table:table-cell>
          <table:table-cell table:formula="of:=[.G139]-[.$B$2]" office:value-type="float" office:value="16.3078227043152" calcext:value-type="float">
            <text:p>16.3078227043</text:p>
          </table:table-cell>
          <table:table-cell table:formula="of:=[.C139]/([.H139]-[.H138])" office:value-type="float" office:value="118139.394026328" calcext:value-type="float">
            <text:p>118139.394026328</text:p>
          </table:table-cell>
          <table:table-cell table:formula="of:=[.G139]-[.$B139]" office:value-type="float" office:value="10.1171839237213" calcext:value-type="float">
            <text:p>10.11718392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4786.23024" calcext:value-type="float">
            <text:p>1443144786.23024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3005890846252" calcext:value-type="float">
            <text:p>6.2300589085</text:p>
          </table:table-cell>
          <table:table-cell table:formula="of:=[.C140]/([.D140]-[.D139])" office:value-type="float" office:value="109588.685617515" calcext:value-type="float">
            <text:p>109588.685617515</text:p>
          </table:table-cell>
          <table:table-cell/>
          <table:table-cell office:value-type="float" office:value="1443144796.34451" calcext:value-type="float">
            <text:p>1443144796.34451</text:p>
          </table:table-cell>
          <table:table-cell table:formula="of:=[.G140]-[.$B$2]" office:value-type="float" office:value="16.3443326950073" calcext:value-type="float">
            <text:p>16.344332695</text:p>
          </table:table-cell>
          <table:table-cell table:formula="of:=[.C140]/([.H140]-[.H139])" office:value-type="float" office:value="118323.777084122" calcext:value-type="float">
            <text:p>118323.777084122</text:p>
          </table:table-cell>
          <table:table-cell table:formula="of:=[.G140]-[.$B140]" office:value-type="float" office:value="10.1142737865448" calcext:value-type="float">
            <text:p>10.114273786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4786.26965" calcext:value-type="float">
            <text:p>1443144786.26965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947212219238" calcext:value-type="float">
            <text:p>6.2694721222</text:p>
          </table:table-cell>
          <table:table-cell table:formula="of:=[.C141]/([.D141]-[.D140])" office:value-type="float" office:value="109607.910423384" calcext:value-type="float">
            <text:p>109607.910423384</text:p>
          </table:table-cell>
          <table:table-cell/>
          <table:table-cell office:value-type="float" office:value="1443144796.38105" calcext:value-type="float">
            <text:p>1443144796.38105</text:p>
          </table:table-cell>
          <table:table-cell table:formula="of:=[.G141]-[.$B$2]" office:value-type="float" office:value="16.380875825882" calcext:value-type="float">
            <text:p>16.3808758259</text:p>
          </table:table-cell>
          <table:table-cell table:formula="of:=[.C141]/([.H141]-[.H140])" office:value-type="float" office:value="118216.471785637" calcext:value-type="float">
            <text:p>118216.471785637</text:p>
          </table:table-cell>
          <table:table-cell table:formula="of:=[.G141]-[.$B141]" office:value-type="float" office:value="10.1114037036896" calcext:value-type="float">
            <text:p>10.111403703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4786.30909" calcext:value-type="float">
            <text:p>1443144786.30909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91084671021" calcext:value-type="float">
            <text:p>6.3089108467</text:p>
          </table:table-cell>
          <table:table-cell table:formula="of:=[.C142]/([.D142]-[.D141])" office:value-type="float" office:value="109537.010966158" calcext:value-type="float">
            <text:p>109537.010966158</text:p>
          </table:table-cell>
          <table:table-cell/>
          <table:table-cell office:value-type="float" office:value="1443144796.41769" calcext:value-type="float">
            <text:p>1443144796.41769</text:p>
          </table:table-cell>
          <table:table-cell table:formula="of:=[.G142]-[.$B$2]" office:value-type="float" office:value="16.4175100326538" calcext:value-type="float">
            <text:p>16.4175100327</text:p>
          </table:table-cell>
          <table:table-cell table:formula="of:=[.C142]/([.H142]-[.H141])" office:value-type="float" office:value="117922.575119586" calcext:value-type="float">
            <text:p>117922.575119586</text:p>
          </table:table-cell>
          <table:table-cell table:formula="of:=[.G142]-[.$B142]" office:value-type="float" office:value="10.1085991859436" calcext:value-type="float">
            <text:p>10.108599185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4786.3485" calcext:value-type="float">
            <text:p>1443144786.3485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832453727722" calcext:value-type="float">
            <text:p>6.3483245373</text:p>
          </table:table-cell>
          <table:table-cell table:formula="of:=[.C143]/([.D143]-[.D142])" office:value-type="float" office:value="109606.584358157" calcext:value-type="float">
            <text:p>109606.584358157</text:p>
          </table:table-cell>
          <table:table-cell/>
          <table:table-cell office:value-type="float" office:value="1443144796.45424" calcext:value-type="float">
            <text:p>1443144796.45424</text:p>
          </table:table-cell>
          <table:table-cell table:formula="of:=[.G143]-[.$B$2]" office:value-type="float" office:value="16.4540643692017" calcext:value-type="float">
            <text:p>16.4540643692</text:p>
          </table:table-cell>
          <table:table-cell table:formula="of:=[.C143]/([.H143]-[.H142])" office:value-type="float" office:value="118180.232715888" calcext:value-type="float">
            <text:p>118180.232715888</text:p>
          </table:table-cell>
          <table:table-cell table:formula="of:=[.G143]-[.$B143]" office:value-type="float" office:value="10.1057398319244" calcext:value-type="float">
            <text:p>10.105739831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4786.38792" calcext:value-type="float">
            <text:p>1443144786.38792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73727416992" calcext:value-type="float">
            <text:p>6.3877372742</text:p>
          </table:table-cell>
          <table:table-cell table:formula="of:=[.C144]/([.D144]-[.D143])" office:value-type="float" office:value="109609.236520698" calcext:value-type="float">
            <text:p>109609.236520698</text:p>
          </table:table-cell>
          <table:table-cell/>
          <table:table-cell office:value-type="float" office:value="1443144796.49083" calcext:value-type="float">
            <text:p>1443144796.49083</text:p>
          </table:table-cell>
          <table:table-cell table:formula="of:=[.G144]-[.$B$2]" office:value-type="float" office:value="16.4906544685364" calcext:value-type="float">
            <text:p>16.4906544685</text:p>
          </table:table-cell>
          <table:table-cell table:formula="of:=[.C144]/([.H144]-[.H143])" office:value-type="float" office:value="118064.724571578" calcext:value-type="float">
            <text:p>118064.724571578</text:p>
          </table:table-cell>
          <table:table-cell table:formula="of:=[.G144]-[.$B144]" office:value-type="float" office:value="10.1029171943665" calcext:value-type="float">
            <text:p>10.102917194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4786.42734" calcext:value-type="float">
            <text:p>1443144786.42734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716264724731" calcext:value-type="float">
            <text:p>6.4271626472</text:p>
          </table:table-cell>
          <table:table-cell table:formula="of:=[.C145]/([.D145]-[.D144])" office:value-type="float" office:value="109574.105780046" calcext:value-type="float">
            <text:p>109574.105780046</text:p>
          </table:table-cell>
          <table:table-cell/>
          <table:table-cell office:value-type="float" office:value="1443144796.52731" calcext:value-type="float">
            <text:p>1443144796.52731</text:p>
          </table:table-cell>
          <table:table-cell table:formula="of:=[.G145]-[.$B$2]" office:value-type="float" office:value="16.5271348953247" calcext:value-type="float">
            <text:p>16.5271348953</text:p>
          </table:table-cell>
          <table:table-cell table:formula="of:=[.C145]/([.H145]-[.H144])" office:value-type="float" office:value="118419.667211293" calcext:value-type="float">
            <text:p>118419.667211293</text:p>
          </table:table-cell>
          <table:table-cell table:formula="of:=[.G145]-[.$B145]" office:value-type="float" office:value="10.0999722480774" calcext:value-type="float">
            <text:p>10.099972248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4786.46675" calcext:value-type="float">
            <text:p>1443144786.46675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57705307007" calcext:value-type="float">
            <text:p>6.4665770531</text:p>
          </table:table-cell>
          <table:table-cell table:formula="of:=[.C146]/([.D146]-[.D145])" office:value-type="float" office:value="109604.595320477" calcext:value-type="float">
            <text:p>109604.595320477</text:p>
          </table:table-cell>
          <table:table-cell/>
          <table:table-cell office:value-type="float" office:value="1443144796.56395" calcext:value-type="float">
            <text:p>1443144796.56395</text:p>
          </table:table-cell>
          <table:table-cell table:formula="of:=[.G146]-[.$B$2]" office:value-type="float" office:value="16.5637683868408" calcext:value-type="float">
            <text:p>16.5637683868</text:p>
          </table:table-cell>
          <table:table-cell table:formula="of:=[.C146]/([.H146]-[.H145])" office:value-type="float" office:value="117924.877515424" calcext:value-type="float">
            <text:p>117924.877515424</text:p>
          </table:table-cell>
          <table:table-cell table:formula="of:=[.G146]-[.$B146]" office:value-type="float" office:value="10.0971913337708" calcext:value-type="float">
            <text:p>10.097191333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4786.50616" calcext:value-type="float">
            <text:p>1443144786.50616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98621368408" calcext:value-type="float">
            <text:p>6.5059862137</text:p>
          </table:table-cell>
          <table:table-cell table:formula="of:=[.C147]/([.D147]-[.D146])" office:value-type="float" office:value="109619.18327344" calcext:value-type="float">
            <text:p>109619.18327344</text:p>
          </table:table-cell>
          <table:table-cell/>
          <table:table-cell office:value-type="float" office:value="1443144796.60053" calcext:value-type="float">
            <text:p>1443144796.60053</text:p>
          </table:table-cell>
          <table:table-cell table:formula="of:=[.G147]-[.$B$2]" office:value-type="float" office:value="16.6003515720367" calcext:value-type="float">
            <text:p>16.600351572</text:p>
          </table:table-cell>
          <table:table-cell table:formula="of:=[.C147]/([.H147]-[.H146])" office:value-type="float" office:value="118087.038535985" calcext:value-type="float">
            <text:p>118087.038535985</text:p>
          </table:table-cell>
          <table:table-cell table:formula="of:=[.G147]-[.$B147]" office:value-type="float" office:value="10.0943653583527" calcext:value-type="float">
            <text:p>10.094365358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4786.54558" calcext:value-type="float">
            <text:p>1443144786.54558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540109634399" calcext:value-type="float">
            <text:p>6.5454010963</text:p>
          </table:table-cell>
          <table:table-cell table:formula="of:=[.C148]/([.D148]-[.D147])" office:value-type="float" office:value="109603.269335463" calcext:value-type="float">
            <text:p>109603.269335463</text:p>
          </table:table-cell>
          <table:table-cell/>
          <table:table-cell office:value-type="float" office:value="1443144796.63709" calcext:value-type="float">
            <text:p>1443144796.63709</text:p>
          </table:table-cell>
          <table:table-cell table:formula="of:=[.G148]-[.$B$2]" office:value-type="float" office:value="16.6369125843048" calcext:value-type="float">
            <text:p>16.6369125843</text:p>
          </table:table-cell>
          <table:table-cell table:formula="of:=[.C148]/([.H148]-[.H147])" office:value-type="float" office:value="118158.654041787" calcext:value-type="float">
            <text:p>118158.654041787</text:p>
          </table:table-cell>
          <table:table-cell table:formula="of:=[.G148]-[.$B148]" office:value-type="float" office:value="10.0915114879608" calcext:value-type="float">
            <text:p>10.09151148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4786.585" calcext:value-type="float">
            <text:p>1443144786.585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82336997986" calcext:value-type="float">
            <text:p>6.58482337</text:p>
          </table:table-cell>
          <table:table-cell table:formula="of:=[.C149]/([.D149]-[.D148])" office:value-type="float" office:value="109582.720669614" calcext:value-type="float">
            <text:p>109582.720669614</text:p>
          </table:table-cell>
          <table:table-cell/>
          <table:table-cell office:value-type="float" office:value="1443144796.6737" calcext:value-type="float">
            <text:p>1443144796.6737</text:p>
          </table:table-cell>
          <table:table-cell table:formula="of:=[.G149]-[.$B$2]" office:value-type="float" office:value="16.6735200881958" calcext:value-type="float">
            <text:p>16.6735200882</text:p>
          </table:table-cell>
          <table:table-cell table:formula="of:=[.C149]/([.H149]-[.H148])" office:value-type="float" office:value="118008.592251031" calcext:value-type="float">
            <text:p>118008.592251031</text:p>
          </table:table-cell>
          <table:table-cell table:formula="of:=[.G149]-[.$B149]" office:value-type="float" office:value="10.0886967182159" calcext:value-type="float">
            <text:p>10.088696718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4786.62442" calcext:value-type="float">
            <text:p>1443144786.62442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423944473267" calcext:value-type="float">
            <text:p>6.6242394447</text:p>
          </table:table-cell>
          <table:table-cell table:formula="of:=[.C150]/([.D150]-[.D149])" office:value-type="float" office:value="109599.954513286" calcext:value-type="float">
            <text:p>109599.954513286</text:p>
          </table:table-cell>
          <table:table-cell/>
          <table:table-cell office:value-type="float" office:value="1443144796.71025" calcext:value-type="float">
            <text:p>1443144796.71025</text:p>
          </table:table-cell>
          <table:table-cell table:formula="of:=[.G150]-[.$B$2]" office:value-type="float" office:value="16.710077047348" calcext:value-type="float">
            <text:p>16.7100770473</text:p>
          </table:table-cell>
          <table:table-cell table:formula="of:=[.C150]/([.H150]-[.H149])" office:value-type="float" office:value="118171.754439741" calcext:value-type="float">
            <text:p>118171.754439741</text:p>
          </table:table-cell>
          <table:table-cell table:formula="of:=[.G150]-[.$B150]" office:value-type="float" office:value="10.0858376026154" calcext:value-type="float">
            <text:p>10.085837602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4786.66384" calcext:value-type="float">
            <text:p>1443144786.66384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66505622864" calcext:value-type="float">
            <text:p>6.6636650562</text:p>
          </table:table-cell>
          <table:table-cell table:formula="of:=[.C151]/([.D151]-[.D150])" office:value-type="float" office:value="109573.443152338" calcext:value-type="float">
            <text:p>109573.443152338</text:p>
          </table:table-cell>
          <table:table-cell/>
          <table:table-cell office:value-type="float" office:value="1443144796.74681" calcext:value-type="float">
            <text:p>1443144796.74681</text:p>
          </table:table-cell>
          <table:table-cell table:formula="of:=[.G151]-[.$B$2]" office:value-type="float" office:value="16.7466311454773" calcext:value-type="float">
            <text:p>16.7466311455</text:p>
          </table:table-cell>
          <table:table-cell table:formula="of:=[.C151]/([.H151]-[.H150])" office:value-type="float" office:value="118181.003528591" calcext:value-type="float">
            <text:p>118181.003528591</text:p>
          </table:table-cell>
          <table:table-cell table:formula="of:=[.G151]-[.$B151]" office:value-type="float" office:value="10.0829660892487" calcext:value-type="float">
            <text:p>10.08296608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4786.70325" calcext:value-type="float">
            <text:p>1443144786.70325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307612419128" calcext:value-type="float">
            <text:p>6.7030761242</text:p>
          </table:table-cell>
          <table:table-cell table:formula="of:=[.C152]/([.D152]-[.D151])" office:value-type="float" office:value="109613.878113997" calcext:value-type="float">
            <text:p>109613.878113997</text:p>
          </table:table-cell>
          <table:table-cell/>
          <table:table-cell office:value-type="float" office:value="1443144796.78331" calcext:value-type="float">
            <text:p>1443144796.78331</text:p>
          </table:table-cell>
          <table:table-cell table:formula="of:=[.G152]-[.$B$2]" office:value-type="float" office:value="16.7831299304962" calcext:value-type="float">
            <text:p>16.7831299305</text:p>
          </table:table-cell>
          <table:table-cell table:formula="of:=[.C152]/([.H152]-[.H151])" office:value-type="float" office:value="118360.104254444" calcext:value-type="float">
            <text:p>118360.104254444</text:p>
          </table:table-cell>
          <table:table-cell table:formula="of:=[.G152]-[.$B152]" office:value-type="float" office:value="10.0800538063049" calcext:value-type="float">
            <text:p>10.080053806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4786.74266" calcext:value-type="float">
            <text:p>1443144786.74266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248337745667" calcext:value-type="float">
            <text:p>6.7424833775</text:p>
          </table:table-cell>
          <table:table-cell table:formula="of:=[.C153]/([.D153]-[.D152])" office:value-type="float" office:value="109624.488946432" calcext:value-type="float">
            <text:p>109624.488946432</text:p>
          </table:table-cell>
          <table:table-cell/>
          <table:table-cell office:value-type="float" office:value="1443144796.81996" calcext:value-type="float">
            <text:p>1443144796.81996</text:p>
          </table:table-cell>
          <table:table-cell table:formula="of:=[.G153]-[.$B$2]" office:value-type="float" office:value="16.8197848796844" calcext:value-type="float">
            <text:p>16.8197848797</text:p>
          </table:table-cell>
          <table:table-cell table:formula="of:=[.C153]/([.H153]-[.H152])" office:value-type="float" office:value="117855.84472688" calcext:value-type="float">
            <text:p>117855.84472688</text:p>
          </table:table-cell>
          <table:table-cell table:formula="of:=[.G153]-[.$B153]" office:value-type="float" office:value="10.0773015022278" calcext:value-type="float">
            <text:p>10.077301502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4786.78207" calcext:value-type="float">
            <text:p>1443144786.78207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89516067505" calcext:value-type="float">
            <text:p>6.7818951607</text:p>
          </table:table-cell>
          <table:table-cell table:formula="of:=[.C154]/([.D154]-[.D153])" office:value-type="float" office:value="109611.888811591" calcext:value-type="float">
            <text:p>109611.888811591</text:p>
          </table:table-cell>
          <table:table-cell/>
          <table:table-cell office:value-type="float" office:value="1443144796.85652" calcext:value-type="float">
            <text:p>1443144796.85652</text:p>
          </table:table-cell>
          <table:table-cell table:formula="of:=[.G154]-[.$B$2]" office:value-type="float" office:value="16.8563468456268" calcext:value-type="float">
            <text:p>16.8563468456</text:p>
          </table:table-cell>
          <table:table-cell table:formula="of:=[.C154]/([.H154]-[.H153])" office:value-type="float" office:value="118155.57201732" calcext:value-type="float">
            <text:p>118155.57201732</text:p>
          </table:table-cell>
          <table:table-cell table:formula="of:=[.G154]-[.$B154]" office:value-type="float" office:value="10.0744516849518" calcext:value-type="float">
            <text:p>10.07445168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4786.82148" calcext:value-type="float">
            <text:p>1443144786.82148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130098342896" calcext:value-type="float">
            <text:p>6.8213009834</text:p>
          </table:table-cell>
          <table:table-cell table:formula="of:=[.C155]/([.D155]-[.D154])" office:value-type="float" office:value="109628.468538238" calcext:value-type="float">
            <text:p>109628.468538238</text:p>
          </table:table-cell>
          <table:table-cell/>
          <table:table-cell office:value-type="float" office:value="1443144796.89312" calcext:value-type="float">
            <text:p>1443144796.89312</text:p>
          </table:table-cell>
          <table:table-cell table:formula="of:=[.G155]-[.$B$2]" office:value-type="float" office:value="16.8929464817047" calcext:value-type="float">
            <text:p>16.8929464817</text:p>
          </table:table-cell>
          <table:table-cell table:formula="of:=[.C155]/([.H155]-[.H154])" office:value-type="float" office:value="118033.960523744" calcext:value-type="float">
            <text:p>118033.960523744</text:p>
          </table:table-cell>
          <table:table-cell table:formula="of:=[.G155]-[.$B155]" office:value-type="float" office:value="10.0716454982758" calcext:value-type="float">
            <text:p>10.071645498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4786.86089" calcext:value-type="float">
            <text:p>1443144786.86089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71300506592" calcext:value-type="float">
            <text:p>6.8607130051</text:p>
          </table:table-cell>
          <table:table-cell table:formula="of:=[.C156]/([.D156]-[.D155])" office:value-type="float" office:value="109611.225726834" calcext:value-type="float">
            <text:p>109611.225726834</text:p>
          </table:table-cell>
          <table:table-cell/>
          <table:table-cell office:value-type="float" office:value="1443144796.92966" calcext:value-type="float">
            <text:p>1443144796.92966</text:p>
          </table:table-cell>
          <table:table-cell table:formula="of:=[.G156]-[.$B$2]" office:value-type="float" office:value="16.9294815063477" calcext:value-type="float">
            <text:p>16.9294815063</text:p>
          </table:table-cell>
          <table:table-cell table:formula="of:=[.C156]/([.H156]-[.H155])" office:value-type="float" office:value="118242.701140049" calcext:value-type="float">
            <text:p>118242.701140049</text:p>
          </table:table-cell>
          <table:table-cell table:formula="of:=[.G156]-[.$B156]" office:value-type="float" office:value="10.0687685012817" calcext:value-type="float">
            <text:p>10.068768501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4786.90031" calcext:value-type="float">
            <text:p>1443144786.90031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90012836456299" calcext:value-type="float">
            <text:p>6.9001283646</text:p>
          </table:table-cell>
          <table:table-cell table:formula="of:=[.C157]/([.D157]-[.D156])" office:value-type="float" office:value="109601.943382531" calcext:value-type="float">
            <text:p>109601.943382531</text:p>
          </table:table-cell>
          <table:table-cell/>
          <table:table-cell office:value-type="float" office:value="1443144796.96626" calcext:value-type="float">
            <text:p>1443144796.96626</text:p>
          </table:table-cell>
          <table:table-cell table:formula="of:=[.G157]-[.$B$2]" office:value-type="float" office:value="16.9660792350769" calcext:value-type="float">
            <text:p>16.9660792351</text:p>
          </table:table-cell>
          <table:table-cell table:formula="of:=[.C157]/([.H157]-[.H156])" office:value-type="float" office:value="118040.112050657" calcext:value-type="float">
            <text:p>118040.112050657</text:p>
          </table:table-cell>
          <table:table-cell table:formula="of:=[.G157]-[.$B157]" office:value-type="float" office:value="10.0659508705139" calcext:value-type="float">
            <text:p>10.065950870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4786.93973" calcext:value-type="float">
            <text:p>1443144786.93973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54801559448" calcext:value-type="float">
            <text:p>6.9395480156</text:p>
          </table:table-cell>
          <table:table-cell table:formula="of:=[.C158]/([.D158]-[.D157])" office:value-type="float" office:value="109590.011249682" calcext:value-type="float">
            <text:p>109590.011249682</text:p>
          </table:table-cell>
          <table:table-cell/>
          <table:table-cell office:value-type="float" office:value="1443144797.00274" calcext:value-type="float">
            <text:p>1443144797.00274</text:p>
          </table:table-cell>
          <table:table-cell table:formula="of:=[.G158]-[.$B$2]" office:value-type="float" office:value="17.0025632381439" calcext:value-type="float">
            <text:p>17.0025632381</text:p>
          </table:table-cell>
          <table:table-cell table:formula="of:=[.C158]/([.H158]-[.H157])" office:value-type="float" office:value="118408.05933671" calcext:value-type="float">
            <text:p>118408.05933671</text:p>
          </table:table-cell>
          <table:table-cell table:formula="of:=[.G158]-[.$B158]" office:value-type="float" office:value="10.0630152225494" calcext:value-type="float">
            <text:p>10.063015222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4786.97915" calcext:value-type="float">
            <text:p>1443144786.97915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96957397461" calcext:value-type="float">
            <text:p>6.978969574</text:p>
          </table:table-cell>
          <table:table-cell table:formula="of:=[.C159]/([.D159]-[.D158])" office:value-type="float" office:value="109584.70891343" calcext:value-type="float">
            <text:p>109584.70891343</text:p>
          </table:table-cell>
          <table:table-cell/>
          <table:table-cell office:value-type="float" office:value="1443144800.01816" calcext:value-type="float">
            <text:p>1443144800.01816</text:p>
          </table:table-cell>
          <table:table-cell table:formula="of:=[.G159]-[.$B$2]" office:value-type="float" office:value="20.0179867744446" calcext:value-type="float">
            <text:p>20.0179867744</text:p>
          </table:table-cell>
          <table:table-cell table:formula="of:=[.C159]/([.H159]-[.H158])" office:value-type="float" office:value="1432.63456957022" calcext:value-type="float">
            <text:p>1432.6345695702</text:p>
          </table:table-cell>
          <table:table-cell table:formula="of:=[.G159]-[.$B159]" office:value-type="float" office:value="13.03901720047" calcext:value-type="float">
            <text:p>13.039017200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4800.02548" calcext:value-type="float">
            <text:p>1443144800.02548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53012180328" calcext:value-type="float">
            <text:p>20.025301218</text:p>
          </table:table-cell>
          <table:table-cell table:formula="of:=[.C160]/([.D160]-[.D159])" office:value-type="float" office:value="331.127562740403" calcext:value-type="float">
            <text:p>331.1275627404</text:p>
          </table:table-cell>
          <table:table-cell/>
          <table:table-cell office:value-type="float" office:value="1443144800.21643" calcext:value-type="float">
            <text:p>1443144800.21643</text:p>
          </table:table-cell>
          <table:table-cell table:formula="of:=[.G160]-[.$B$2]" office:value-type="float" office:value="20.2162508964539" calcext:value-type="float">
            <text:p>20.2162508965</text:p>
          </table:table-cell>
          <table:table-cell table:formula="of:=[.C160]/([.H160]-[.H159])" office:value-type="float" office:value="21789.1162365617" calcext:value-type="float">
            <text:p>21789.1162365617</text:p>
          </table:table-cell>
          <table:table-cell table:formula="of:=[.G160]-[.$B160]" office:value-type="float" office:value="0.190949678421021" calcext:value-type="float">
            <text:p>0.190949678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4800.07964" calcext:value-type="float">
            <text:p>1443144800.07964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94632434845" calcext:value-type="float">
            <text:p>20.0794632435</text:p>
          </table:table-cell>
          <table:table-cell table:formula="of:=[.C161]/([.D161]-[.D160])" office:value-type="float" office:value="79760.680365538" calcext:value-type="float">
            <text:p>79760.680365538</text:p>
          </table:table-cell>
          <table:table-cell/>
          <table:table-cell office:value-type="float" office:value="1443144800.37883" calcext:value-type="float">
            <text:p>1443144800.37883</text:p>
          </table:table-cell>
          <table:table-cell table:formula="of:=[.G161]-[.$B$2]" office:value-type="float" office:value="20.378654718399" calcext:value-type="float">
            <text:p>20.3786547184</text:p>
          </table:table-cell>
          <table:table-cell table:formula="of:=[.C161]/([.H161]-[.H160])" office:value-type="float" office:value="26600.3592049573" calcext:value-type="float">
            <text:p>26600.3592049573</text:p>
          </table:table-cell>
          <table:table-cell table:formula="of:=[.G161]-[.$B161]" office:value-type="float" office:value="0.299191474914551" calcext:value-type="float">
            <text:p>0.299191474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4800.13381" calcext:value-type="float">
            <text:p>1443144800.13381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3629322052" calcext:value-type="float">
            <text:p>20.1336293221</text:p>
          </table:table-cell>
          <table:table-cell table:formula="of:=[.C162]/([.D162]-[.D161])" office:value-type="float" office:value="79754.7120679258" calcext:value-type="float">
            <text:p>79754.7120679258</text:p>
          </table:table-cell>
          <table:table-cell/>
          <table:table-cell office:value-type="float" office:value="1443144800.86618" calcext:value-type="float">
            <text:p>1443144800.86618</text:p>
          </table:table-cell>
          <table:table-cell table:formula="of:=[.G162]-[.$B$2]" office:value-type="float" office:value="20.8660054206848" calcext:value-type="float">
            <text:p>20.8660054207</text:p>
          </table:table-cell>
          <table:table-cell table:formula="of:=[.C162]/([.H162]-[.H161])" office:value-type="float" office:value="8864.25315432683" calcext:value-type="float">
            <text:p>8864.2531543268</text:p>
          </table:table-cell>
          <table:table-cell table:formula="of:=[.G162]-[.$B162]" office:value-type="float" office:value="0.732376098632813" calcext:value-type="float">
            <text:p>0.732376098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4800.18796" calcext:value-type="float">
            <text:p>1443144800.18796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7837181091" calcext:value-type="float">
            <text:p>20.1877837181</text:p>
          </table:table-cell>
          <table:table-cell table:formula="of:=[.C163]/([.D163]-[.D162])" office:value-type="float" office:value="79771.9172316633" calcext:value-type="float">
            <text:p>79771.9172316633</text:p>
          </table:table-cell>
          <table:table-cell/>
          <table:table-cell office:value-type="float" office:value="1443144801.02846" calcext:value-type="float">
            <text:p>1443144801.02846</text:p>
          </table:table-cell>
          <table:table-cell table:formula="of:=[.G163]-[.$B$2]" office:value-type="float" office:value="21.028281211853" calcext:value-type="float">
            <text:p>21.0282812119</text:p>
          </table:table-cell>
          <table:table-cell table:formula="of:=[.C163]/([.H163]-[.H162])" office:value-type="float" office:value="26621.3460979028" calcext:value-type="float">
            <text:p>26621.3460979028</text:p>
          </table:table-cell>
          <table:table-cell table:formula="of:=[.G163]-[.$B163]" office:value-type="float" office:value="0.840497493743897" calcext:value-type="float">
            <text:p>0.840497493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4800.24211" calcext:value-type="float">
            <text:p>1443144800.24211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9316768646" calcext:value-type="float">
            <text:p>20.2419316769</text:p>
          </table:table-cell>
          <table:table-cell table:formula="of:=[.C164]/([.D164]-[.D163])" office:value-type="float" office:value="79781.4008004826" calcext:value-type="float">
            <text:p>79781.4008004826</text:p>
          </table:table-cell>
          <table:table-cell/>
          <table:table-cell office:value-type="float" office:value="1443144801.54782" calcext:value-type="float">
            <text:p>1443144801.54782</text:p>
          </table:table-cell>
          <table:table-cell table:formula="of:=[.G164]-[.$B$2]" office:value-type="float" office:value="21.5476460456848" calcext:value-type="float">
            <text:p>21.5476460457</text:p>
          </table:table-cell>
          <table:table-cell table:formula="of:=[.C164]/([.H164]-[.H163])" office:value-type="float" office:value="8317.85234307791" calcext:value-type="float">
            <text:p>8317.8523430779</text:p>
          </table:table-cell>
          <table:table-cell table:formula="of:=[.G164]-[.$B164]" office:value-type="float" office:value="1.30571436882019" calcext:value-type="float">
            <text:p>1.305714368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4800.29627" calcext:value-type="float">
            <text:p>1443144800.29627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60891723633" calcext:value-type="float">
            <text:p>20.2960891724</text:p>
          </table:table-cell>
          <table:table-cell table:formula="of:=[.C165]/([.D165]-[.D164])" office:value-type="float" office:value="79767.3518729667" calcext:value-type="float">
            <text:p>79767.3518729667</text:p>
          </table:table-cell>
          <table:table-cell/>
          <table:table-cell office:value-type="float" office:value="1443144801.59874" calcext:value-type="float">
            <text:p>1443144801.59874</text:p>
          </table:table-cell>
          <table:table-cell table:formula="of:=[.G165]-[.$B$2]" office:value-type="float" office:value="21.5985615253448" calcext:value-type="float">
            <text:p>21.5985615253</text:p>
          </table:table-cell>
          <table:table-cell table:formula="of:=[.C165]/([.H165]-[.H164])" office:value-type="float" office:value="84846.4951885931" calcext:value-type="float">
            <text:p>84846.4951885931</text:p>
          </table:table-cell>
          <table:table-cell table:formula="of:=[.G165]-[.$B165]" office:value-type="float" office:value="1.30247235298157" calcext:value-type="float">
            <text:p>1.30247235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4800.35041" calcext:value-type="float">
            <text:p>1443144800.35041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502340316772" calcext:value-type="float">
            <text:p>20.3502340317</text:p>
          </table:table-cell>
          <table:table-cell table:formula="of:=[.C166]/([.D166]-[.D165])" office:value-type="float" office:value="79785.9677675033" calcext:value-type="float">
            <text:p>79785.9677675033</text:p>
          </table:table-cell>
          <table:table-cell/>
          <table:table-cell office:value-type="float" office:value="1443144802.20712" calcext:value-type="float">
            <text:p>1443144802.20712</text:p>
          </table:table-cell>
          <table:table-cell table:formula="of:=[.G166]-[.$B$2]" office:value-type="float" office:value="22.2069382667541" calcext:value-type="float">
            <text:p>22.2069382668</text:p>
          </table:table-cell>
          <table:table-cell table:formula="of:=[.C166]/([.H166]-[.H165])" office:value-type="float" office:value="7100.8631756578" calcext:value-type="float">
            <text:p>7100.8631756578</text:p>
          </table:table-cell>
          <table:table-cell table:formula="of:=[.G166]-[.$B166]" office:value-type="float" office:value="1.8567042350769" calcext:value-type="float">
            <text:p>1.856704235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4800.40455" calcext:value-type="float">
            <text:p>1443144800.40455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43765068054" calcext:value-type="float">
            <text:p>20.4043765068</text:p>
          </table:table-cell>
          <table:table-cell table:formula="of:=[.C167]/([.D167]-[.D166])" office:value-type="float" office:value="79789.4811748646" calcext:value-type="float">
            <text:p>79789.4811748646</text:p>
          </table:table-cell>
          <table:table-cell/>
          <table:table-cell office:value-type="float" office:value="1443144805.99652" calcext:value-type="float">
            <text:p>1443144805.99652</text:p>
          </table:table-cell>
          <table:table-cell table:formula="of:=[.G167]-[.$B$2]" office:value-type="float" office:value="25.9963388442993" calcext:value-type="float">
            <text:p>25.9963388443</text:p>
          </table:table-cell>
          <table:table-cell table:formula="of:=[.C167]/([.H167]-[.H166])" office:value-type="float" office:value="1140.02199334613" calcext:value-type="float">
            <text:p>1140.0219933461</text:p>
          </table:table-cell>
          <table:table-cell table:formula="of:=[.G167]-[.$B167]" office:value-type="float" office:value="5.5919623374939" calcext:value-type="float">
            <text:p>5.591962337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4800.4587" calcext:value-type="float">
            <text:p>1443144800.4587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85254192352" calcext:value-type="float">
            <text:p>20.4585254192</text:p>
          </table:table-cell>
          <table:table-cell table:formula="of:=[.C168]/([.D168]-[.D167])" office:value-type="float" office:value="79779.9956850434" calcext:value-type="float">
            <text:p>79779.9956850434</text:p>
          </table:table-cell>
          <table:table-cell/>
          <table:table-cell office:value-type="float" office:value="1443144806.12037" calcext:value-type="float">
            <text:p>1443144806.12037</text:p>
          </table:table-cell>
          <table:table-cell table:formula="of:=[.G168]-[.$B$2]" office:value-type="float" office:value="26.1201927661896" calcext:value-type="float">
            <text:p>26.1201927662</text:p>
          </table:table-cell>
          <table:table-cell table:formula="of:=[.C168]/([.H168]-[.H167])" office:value-type="float" office:value="34879.7998001852" calcext:value-type="float">
            <text:p>34879.7998001852</text:p>
          </table:table-cell>
          <table:table-cell table:formula="of:=[.G168]-[.$B168]" office:value-type="float" office:value="5.66166734695435" calcext:value-type="float">
            <text:p>5.66166734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4800.51285" calcext:value-type="float">
            <text:p>1443144800.51285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26693248749" calcext:value-type="float">
            <text:p>20.5126693249</text:p>
          </table:table-cell>
          <table:table-cell table:formula="of:=[.C169]/([.D169]-[.D168])" office:value-type="float" office:value="79787.3730933174" calcext:value-type="float">
            <text:p>79787.3730933174</text:p>
          </table:table-cell>
          <table:table-cell/>
          <table:table-cell office:value-type="float" office:value="1443144806.55717" calcext:value-type="float">
            <text:p>1443144806.55717</text:p>
          </table:table-cell>
          <table:table-cell table:formula="of:=[.G169]-[.$B$2]" office:value-type="float" office:value="26.5569937229156" calcext:value-type="float">
            <text:p>26.5569937229</text:p>
          </table:table-cell>
          <table:table-cell table:formula="of:=[.C169]/([.H169]-[.H168])" office:value-type="float" office:value="9890.08822778094" calcext:value-type="float">
            <text:p>9890.088227781</text:p>
          </table:table-cell>
          <table:table-cell table:formula="of:=[.G169]-[.$B169]" office:value-type="float" office:value="6.04432439804077" calcext:value-type="float">
            <text:p>6.04432439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4800.56699" calcext:value-type="float">
            <text:p>1443144800.56699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811800003" calcext:value-type="float">
            <text:p>20.5668118</text:p>
          </table:table-cell>
          <table:table-cell table:formula="of:=[.C170]/([.D170]-[.D169])" office:value-type="float" office:value="79789.4811748646" calcext:value-type="float">
            <text:p>79789.4811748646</text:p>
          </table:table-cell>
          <table:table-cell/>
          <table:table-cell office:value-type="float" office:value="1443144806.99069" calcext:value-type="float">
            <text:p>1443144806.99069</text:p>
          </table:table-cell>
          <table:table-cell table:formula="of:=[.G170]-[.$B$2]" office:value-type="float" office:value="26.9905109405518" calcext:value-type="float">
            <text:p>26.9905109406</text:p>
          </table:table-cell>
          <table:table-cell table:formula="of:=[.C170]/([.H170]-[.H169])" office:value-type="float" office:value="9965.0021366076" calcext:value-type="float">
            <text:p>9965.0021366076</text:p>
          </table:table-cell>
          <table:table-cell table:formula="of:=[.G170]-[.$B170]" office:value-type="float" office:value="6.42369914054871" calcext:value-type="float">
            <text:p>6.423699140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4800.62112" calcext:value-type="float">
            <text:p>1443144800.62112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9428310394" calcext:value-type="float">
            <text:p>20.620942831</text:p>
          </table:table-cell>
          <table:table-cell table:formula="of:=[.C171]/([.D171]-[.D170])" office:value-type="float" office:value="79806.3498383559" calcext:value-type="float">
            <text:p>79806.3498383559</text:p>
          </table:table-cell>
          <table:table-cell/>
          <table:table-cell office:value-type="float" office:value="1443144810.16209" calcext:value-type="float">
            <text:p>1443144810.16209</text:p>
          </table:table-cell>
          <table:table-cell table:formula="of:=[.G171]-[.$B$2]" office:value-type="float" office:value="30.1619153022766" calcext:value-type="float">
            <text:p>30.1619153023</text:p>
          </table:table-cell>
          <table:table-cell table:formula="of:=[.C171]/([.H171]-[.H170])" office:value-type="float" office:value="1362.17256056571" calcext:value-type="float">
            <text:p>1362.1725605657</text:p>
          </table:table-cell>
          <table:table-cell table:formula="of:=[.G171]-[.$B171]" office:value-type="float" office:value="9.54097247123718" calcext:value-type="float">
            <text:p>9.540972471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4800.67527" calcext:value-type="float">
            <text:p>1443144800.67527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50876903534" calcext:value-type="float">
            <text:p>20.6750876904</text:p>
          </table:table-cell>
          <table:table-cell table:formula="of:=[.C172]/([.D172]-[.D171])" office:value-type="float" office:value="79785.9677675033" calcext:value-type="float">
            <text:p>79785.9677675033</text:p>
          </table:table-cell>
          <table:table-cell/>
          <table:table-cell office:value-type="float" office:value="1443144810.21058" calcext:value-type="float">
            <text:p>1443144810.21058</text:p>
          </table:table-cell>
          <table:table-cell table:formula="of:=[.G172]-[.$B$2]" office:value-type="float" office:value="30.2104053497314" calcext:value-type="float">
            <text:p>30.2104053497</text:p>
          </table:table-cell>
          <table:table-cell table:formula="of:=[.C172]/([.H172]-[.H171])" office:value-type="float" office:value="89090.4469422073" calcext:value-type="float">
            <text:p>89090.4469422073</text:p>
          </table:table-cell>
          <table:table-cell table:formula="of:=[.G172]-[.$B172]" office:value-type="float" office:value="9.53531765937805" calcext:value-type="float">
            <text:p>9.535317659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4800.72941" calcext:value-type="float">
            <text:p>1443144800.72941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92301654816" calcext:value-type="float">
            <text:p>20.7292301655</text:p>
          </table:table-cell>
          <table:table-cell table:formula="of:=[.C173]/([.D173]-[.D172])" office:value-type="float" office:value="79789.4811748646" calcext:value-type="float">
            <text:p>79789.4811748646</text:p>
          </table:table-cell>
          <table:table-cell/>
          <table:table-cell office:value-type="float" office:value="1443144810.25933" calcext:value-type="float">
            <text:p>1443144810.25933</text:p>
          </table:table-cell>
          <table:table-cell table:formula="of:=[.G173]-[.$B$2]" office:value-type="float" office:value="30.259149312973" calcext:value-type="float">
            <text:p>30.259149313</text:p>
          </table:table-cell>
          <table:table-cell table:formula="of:=[.C173]/([.H173]-[.H172])" office:value-type="float" office:value="88626.3593009435" calcext:value-type="float">
            <text:p>88626.3593009435</text:p>
          </table:table-cell>
          <table:table-cell table:formula="of:=[.G173]-[.$B173]" office:value-type="float" office:value="9.52991914749146" calcext:value-type="float">
            <text:p>9.529919147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4800.78355" calcext:value-type="float">
            <text:p>1443144800.78355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3371925354" calcext:value-type="float">
            <text:p>20.7833719254</text:p>
          </table:table-cell>
          <table:table-cell table:formula="of:=[.C174]/([.D174]-[.D173])" office:value-type="float" office:value="79790.5352574124" calcext:value-type="float">
            <text:p>79790.5352574124</text:p>
          </table:table-cell>
          <table:table-cell/>
          <table:table-cell office:value-type="float" office:value="1443144810.30809" calcext:value-type="float">
            <text:p>1443144810.30809</text:p>
          </table:table-cell>
          <table:table-cell table:formula="of:=[.G174]-[.$B$2]" office:value-type="float" office:value="30.3079161643982" calcext:value-type="float">
            <text:p>30.3079161644</text:p>
          </table:table-cell>
          <table:table-cell table:formula="of:=[.C174]/([.H174]-[.H173])" office:value-type="float" office:value="88584.763497162" calcext:value-type="float">
            <text:p>88584.763497162</text:p>
          </table:table-cell>
          <table:table-cell table:formula="of:=[.G174]-[.$B174]" office:value-type="float" office:value="9.52454423904419" calcext:value-type="float">
            <text:p>9.52454423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4800.83771" calcext:value-type="float">
            <text:p>1443144800.83771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75306129456" calcext:value-type="float">
            <text:p>20.8375306129</text:p>
          </table:table-cell>
          <table:table-cell table:formula="of:=[.C175]/([.D175]-[.D174])" office:value-type="float" office:value="79765.5961049138" calcext:value-type="float">
            <text:p>79765.5961049138</text:p>
          </table:table-cell>
          <table:table-cell/>
          <table:table-cell office:value-type="float" office:value="1443144810.35686" calcext:value-type="float">
            <text:p>1443144810.35686</text:p>
          </table:table-cell>
          <table:table-cell table:formula="of:=[.G175]-[.$B$2]" office:value-type="float" office:value="30.3566784858704" calcext:value-type="float">
            <text:p>30.3566784859</text:p>
          </table:table-cell>
          <table:table-cell table:formula="of:=[.C175]/([.H175]-[.H174])" office:value-type="float" office:value="88592.9929005887" calcext:value-type="float">
            <text:p>88592.9929005887</text:p>
          </table:table-cell>
          <table:table-cell table:formula="of:=[.G175]-[.$B175]" office:value-type="float" office:value="9.51914787292481" calcext:value-type="float">
            <text:p>9.519147872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4800.89185" calcext:value-type="float">
            <text:p>1443144800.89185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16764259338" calcext:value-type="float">
            <text:p>20.8916764259</text:p>
          </table:table-cell>
          <table:table-cell table:formula="of:=[.C176]/([.D176]-[.D175])" office:value-type="float" office:value="79784.5624911935" calcext:value-type="float">
            <text:p>79784.5624911935</text:p>
          </table:table-cell>
          <table:table-cell/>
          <table:table-cell office:value-type="float" office:value="1443144810.40562" calcext:value-type="float">
            <text:p>1443144810.40562</text:p>
          </table:table-cell>
          <table:table-cell table:formula="of:=[.G176]-[.$B$2]" office:value-type="float" office:value="30.4054419994354" calcext:value-type="float">
            <text:p>30.4054419994</text:p>
          </table:table-cell>
          <table:table-cell table:formula="of:=[.C176]/([.H176]-[.H175])" office:value-type="float" office:value="88590.8271198705" calcext:value-type="float">
            <text:p>88590.8271198705</text:p>
          </table:table-cell>
          <table:table-cell table:formula="of:=[.G176]-[.$B176]" office:value-type="float" office:value="9.51376557350159" calcext:value-type="float">
            <text:p>9.513765573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4800.94599" calcext:value-type="float">
            <text:p>1443144800.94599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8169937134" calcext:value-type="float">
            <text:p>20.9458169937</text:p>
          </table:table-cell>
          <table:table-cell table:formula="of:=[.C177]/([.D177]-[.D176])" office:value-type="float" office:value="79792.2921235501" calcext:value-type="float">
            <text:p>79792.2921235501</text:p>
          </table:table-cell>
          <table:table-cell/>
          <table:table-cell office:value-type="float" office:value="1443144810.45438" calcext:value-type="float">
            <text:p>1443144810.45438</text:p>
          </table:table-cell>
          <table:table-cell table:formula="of:=[.G177]-[.$B$2]" office:value-type="float" office:value="30.4542064666748" calcext:value-type="float">
            <text:p>30.4542064667</text:p>
          </table:table-cell>
          <table:table-cell table:formula="of:=[.C177]/([.H177]-[.H176])" office:value-type="float" office:value="88589.0945715361" calcext:value-type="float">
            <text:p>88589.0945715361</text:p>
          </table:table-cell>
          <table:table-cell table:formula="of:=[.G177]-[.$B177]" office:value-type="float" office:value="9.50838947296143" calcext:value-type="float">
            <text:p>9.50838947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4801.00015" calcext:value-type="float">
            <text:p>1443144801.00015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9701976776" calcext:value-type="float">
            <text:p>20.9999701977</text:p>
          </table:table-cell>
          <table:table-cell table:formula="of:=[.C178]/([.D178]-[.D177])" office:value-type="float" office:value="79773.6732780065" calcext:value-type="float">
            <text:p>79773.6732780065</text:p>
          </table:table-cell>
          <table:table-cell/>
          <table:table-cell office:value-type="float" office:value="1443144810.50319" calcext:value-type="float">
            <text:p>1443144810.50319</text:p>
          </table:table-cell>
          <table:table-cell table:formula="of:=[.G178]-[.$B$2]" office:value-type="float" office:value="30.503011226654" calcext:value-type="float">
            <text:p>30.5030112267</text:p>
          </table:table-cell>
          <table:table-cell table:formula="of:=[.C178]/([.H178]-[.H177])" office:value-type="float" office:value="88515.9562681361" calcext:value-type="float">
            <text:p>88515.9562681361</text:p>
          </table:table-cell>
          <table:table-cell table:formula="of:=[.G178]-[.$B178]" office:value-type="float" office:value="9.50304102897644" calcext:value-type="float">
            <text:p>9.50304102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4801.05113" calcext:value-type="float">
            <text:p>1443144801.05113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9569644928" calcext:value-type="float">
            <text:p>21.0509569645</text:p>
          </table:table-cell>
          <table:table-cell table:formula="of:=[.C179]/([.D179]-[.D178])" office:value-type="float" office:value="84727.8670494824" calcext:value-type="float">
            <text:p>84727.8670494824</text:p>
          </table:table-cell>
          <table:table-cell/>
          <table:table-cell office:value-type="float" office:value="1443144810.55202" calcext:value-type="float">
            <text:p>1443144810.55202</text:p>
          </table:table-cell>
          <table:table-cell table:formula="of:=[.G179]-[.$B$2]" office:value-type="float" office:value="30.5518417358398" calcext:value-type="float">
            <text:p>30.5518417358</text:p>
          </table:table-cell>
          <table:table-cell table:formula="of:=[.C179]/([.H179]-[.H178])" office:value-type="float" office:value="88469.2802109272" calcext:value-type="float">
            <text:p>88469.2802109272</text:p>
          </table:table-cell>
          <table:table-cell table:formula="of:=[.G179]-[.$B179]" office:value-type="float" office:value="9.50088477134705" calcext:value-type="float">
            <text:p>9.500884771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4801.1021" calcext:value-type="float">
            <text:p>1443144801.1021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9239425659" calcext:value-type="float">
            <text:p>21.1019239426</text:p>
          </table:table-cell>
          <table:table-cell table:formula="of:=[.C180]/([.D180]-[.D179])" office:value-type="float" office:value="84760.7639951163" calcext:value-type="float">
            <text:p>84760.7639951163</text:p>
          </table:table-cell>
          <table:table-cell/>
          <table:table-cell office:value-type="float" office:value="1443144810.60063" calcext:value-type="float">
            <text:p>1443144810.60063</text:p>
          </table:table-cell>
          <table:table-cell table:formula="of:=[.G180]-[.$B$2]" office:value-type="float" office:value="30.6004564762115" calcext:value-type="float">
            <text:p>30.6004564762</text:p>
          </table:table-cell>
          <table:table-cell table:formula="of:=[.C180]/([.H180]-[.H179])" office:value-type="float" office:value="88861.9370785415" calcext:value-type="float">
            <text:p>88861.9370785415</text:p>
          </table:table-cell>
          <table:table-cell table:formula="of:=[.G180]-[.$B180]" office:value-type="float" office:value="9.49853253364563" calcext:value-type="float">
            <text:p>9.498532533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4801.15307" calcext:value-type="float">
            <text:p>1443144801.15307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8921127319" calcext:value-type="float">
            <text:p>21.1528921127</text:p>
          </table:table-cell>
          <table:table-cell table:formula="of:=[.C181]/([.D181]-[.D180])" office:value-type="float" office:value="84758.7815283287" calcext:value-type="float">
            <text:p>84758.7815283287</text:p>
          </table:table-cell>
          <table:table-cell/>
          <table:table-cell office:value-type="float" office:value="1443144810.64935" calcext:value-type="float">
            <text:p>1443144810.64935</text:p>
          </table:table-cell>
          <table:table-cell table:formula="of:=[.G181]-[.$B$2]" office:value-type="float" office:value="30.6491727828979" calcext:value-type="float">
            <text:p>30.6491727829</text:p>
          </table:table-cell>
          <table:table-cell table:formula="of:=[.C181]/([.H181]-[.H180])" office:value-type="float" office:value="88676.6730452061" calcext:value-type="float">
            <text:p>88676.6730452061</text:p>
          </table:table-cell>
          <table:table-cell table:formula="of:=[.G181]-[.$B181]" office:value-type="float" office:value="9.49628067016602" calcext:value-type="float">
            <text:p>9.496280670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4801.20403" calcext:value-type="float">
            <text:p>1443144801.20403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8519382477" calcext:value-type="float">
            <text:p>21.2038519382</text:p>
          </table:table-cell>
          <table:table-cell table:formula="of:=[.C182]/([.D182]-[.D181])" office:value-type="float" office:value="84772.6607436103" calcext:value-type="float">
            <text:p>84772.6607436103</text:p>
          </table:table-cell>
          <table:table-cell/>
          <table:table-cell office:value-type="float" office:value="1443144810.69819" calcext:value-type="float">
            <text:p>1443144810.69819</text:p>
          </table:table-cell>
          <table:table-cell table:formula="of:=[.G182]-[.$B$2]" office:value-type="float" office:value="30.6980159282684" calcext:value-type="float">
            <text:p>30.6980159283</text:p>
          </table:table-cell>
          <table:table-cell table:formula="of:=[.C182]/([.H182]-[.H181])" office:value-type="float" office:value="88446.3923695348" calcext:value-type="float">
            <text:p>88446.3923695348</text:p>
          </table:table-cell>
          <table:table-cell table:formula="of:=[.G182]-[.$B182]" office:value-type="float" office:value="9.49416399002075" calcext:value-type="float">
            <text:p>9.4941639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4801.25502" calcext:value-type="float">
            <text:p>1443144801.25502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8372745514" calcext:value-type="float">
            <text:p>21.2548372746</text:p>
          </table:table-cell>
          <table:table-cell table:formula="of:=[.C183]/([.D183]-[.D182])" office:value-type="float" office:value="84730.2442856608" calcext:value-type="float">
            <text:p>84730.2442856608</text:p>
          </table:table-cell>
          <table:table-cell/>
          <table:table-cell office:value-type="float" office:value="1443144810.74693" calcext:value-type="float">
            <text:p>1443144810.74693</text:p>
          </table:table-cell>
          <table:table-cell table:formula="of:=[.G183]-[.$B$2]" office:value-type="float" office:value="30.7467470169067" calcext:value-type="float">
            <text:p>30.7467470169</text:p>
          </table:table-cell>
          <table:table-cell table:formula="of:=[.C183]/([.H183]-[.H182])" office:value-type="float" office:value="88649.7741116379" calcext:value-type="float">
            <text:p>88649.7741116379</text:p>
          </table:table-cell>
          <table:table-cell table:formula="of:=[.G183]-[.$B183]" office:value-type="float" office:value="9.49190974235535" calcext:value-type="float">
            <text:p>9.49190974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4801.30598" calcext:value-type="float">
            <text:p>1443144801.30598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8030605316" calcext:value-type="float">
            <text:p>21.3058030605</text:p>
          </table:table-cell>
          <table:table-cell table:formula="of:=[.C184]/([.D184]-[.D183])" office:value-type="float" office:value="84762.7465546439" calcext:value-type="float">
            <text:p>84762.7465546439</text:p>
          </table:table-cell>
          <table:table-cell/>
          <table:table-cell office:value-type="float" office:value="1443144810.79574" calcext:value-type="float">
            <text:p>1443144810.79574</text:p>
          </table:table-cell>
          <table:table-cell table:formula="of:=[.G184]-[.$B$2]" office:value-type="float" office:value="30.7955663204193" calcext:value-type="float">
            <text:p>30.7955663204</text:p>
          </table:table-cell>
          <table:table-cell table:formula="of:=[.C184]/([.H184]-[.H183])" office:value-type="float" office:value="88489.5868882562" calcext:value-type="float">
            <text:p>88489.5868882562</text:p>
          </table:table-cell>
          <table:table-cell table:formula="of:=[.G184]-[.$B184]" office:value-type="float" office:value="9.4897632598877" calcext:value-type="float">
            <text:p>9.489763259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4801.35695" calcext:value-type="float">
            <text:p>1443144801.35695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7728996277" calcext:value-type="float">
            <text:p>21.3567728996</text:p>
          </table:table-cell>
          <table:table-cell table:formula="of:=[.C185]/([.D185]-[.D184])" office:value-type="float" office:value="84756.006230617" calcext:value-type="float">
            <text:p>84756.006230617</text:p>
          </table:table-cell>
          <table:table-cell/>
          <table:table-cell office:value-type="float" office:value="1443144810.8444" calcext:value-type="float">
            <text:p>1443144810.8444</text:p>
          </table:table-cell>
          <table:table-cell table:formula="of:=[.G185]-[.$B$2]" office:value-type="float" office:value="30.8442182540894" calcext:value-type="float">
            <text:p>30.8442182541</text:p>
          </table:table-cell>
          <table:table-cell table:formula="of:=[.C185]/([.H185]-[.H184])" office:value-type="float" office:value="88794.0041458191" calcext:value-type="float">
            <text:p>88794.0041458191</text:p>
          </table:table-cell>
          <table:table-cell table:formula="of:=[.G185]-[.$B185]" office:value-type="float" office:value="9.48744535446167" calcext:value-type="float">
            <text:p>9.487445354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4801.40791" calcext:value-type="float">
            <text:p>1443144801.40791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7370166779" calcext:value-type="float">
            <text:p>21.4077370167</text:p>
          </table:table-cell>
          <table:table-cell table:formula="of:=[.C186]/([.D186]-[.D185])" office:value-type="float" office:value="84765.5222937982" calcext:value-type="float">
            <text:p>84765.5222937982</text:p>
          </table:table-cell>
          <table:table-cell/>
          <table:table-cell office:value-type="float" office:value="1443144810.89322" calcext:value-type="float">
            <text:p>1443144810.89322</text:p>
          </table:table-cell>
          <table:table-cell table:formula="of:=[.G186]-[.$B$2]" office:value-type="float" office:value="30.8930463790894" calcext:value-type="float">
            <text:p>30.8930463791</text:p>
          </table:table-cell>
          <table:table-cell table:formula="of:=[.C186]/([.H186]-[.H185])" office:value-type="float" office:value="88473.6" calcext:value-type="float">
            <text:p>88473.6</text:p>
          </table:table-cell>
          <table:table-cell table:formula="of:=[.G186]-[.$B186]" office:value-type="float" office:value="9.4853093624115" calcext:value-type="float">
            <text:p>9.485309362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4801.45887" calcext:value-type="float">
            <text:p>1443144801.45887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86932659149" calcext:value-type="float">
            <text:p>21.4586932659</text:p>
          </table:table-cell>
          <table:table-cell table:formula="of:=[.C187]/([.D187]-[.D186])" office:value-type="float" office:value="84778.6103702872" calcext:value-type="float">
            <text:p>84778.6103702872</text:p>
          </table:table-cell>
          <table:table-cell/>
          <table:table-cell office:value-type="float" office:value="1443144810.94197" calcext:value-type="float">
            <text:p>1443144810.94197</text:p>
          </table:table-cell>
          <table:table-cell table:formula="of:=[.G187]-[.$B$2]" office:value-type="float" office:value="30.9417932033539" calcext:value-type="float">
            <text:p>30.9417932034</text:p>
          </table:table-cell>
          <table:table-cell table:formula="of:=[.C187]/([.H187]-[.H186])" office:value-type="float" office:value="88621.1576893167" calcext:value-type="float">
            <text:p>88621.1576893167</text:p>
          </table:table-cell>
          <table:table-cell table:formula="of:=[.G187]-[.$B187]" office:value-type="float" office:value="9.48309993743897" calcext:value-type="float">
            <text:p>9.483099937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4801.50984" calcext:value-type="float">
            <text:p>1443144801.50984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96571445465" calcext:value-type="float">
            <text:p>21.5096571445</text:p>
          </table:table-cell>
          <table:table-cell table:formula="of:=[.C188]/([.D188]-[.D187])" office:value-type="float" office:value="84765.9188428036" calcext:value-type="float">
            <text:p>84765.9188428036</text:p>
          </table:table-cell>
          <table:table-cell/>
          <table:table-cell office:value-type="float" office:value="1443144810.99071" calcext:value-type="float">
            <text:p>1443144810.99071</text:p>
          </table:table-cell>
          <table:table-cell table:formula="of:=[.G188]-[.$B$2]" office:value-type="float" office:value="30.9905304908752" calcext:value-type="float">
            <text:p>30.9905304909</text:p>
          </table:table-cell>
          <table:table-cell table:formula="of:=[.C188]/([.H188]-[.H187])" office:value-type="float" office:value="88638.4987696838" calcext:value-type="float">
            <text:p>88638.4987696838</text:p>
          </table:table-cell>
          <table:table-cell table:formula="of:=[.G188]-[.$B188]" office:value-type="float" office:value="9.48087334632874" calcext:value-type="float">
            <text:p>9.480873346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4801.56082" calcext:value-type="float">
            <text:p>1443144801.56082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606455802917" calcext:value-type="float">
            <text:p>21.5606455803</text:p>
          </table:table-cell>
          <table:table-cell table:formula="of:=[.C189]/([.D189]-[.D188])" office:value-type="float" office:value="84725.0937758638" calcext:value-type="float">
            <text:p>84725.0937758638</text:p>
          </table:table-cell>
          <table:table-cell/>
          <table:table-cell office:value-type="float" office:value="1443144811.00857" calcext:value-type="float">
            <text:p>1443144811.00857</text:p>
          </table:table-cell>
          <table:table-cell table:formula="of:=[.G189]-[.$B$2]" office:value-type="float" office:value="31.0083944797516" calcext:value-type="float">
            <text:p>31.0083944798</text:p>
          </table:table-cell>
          <table:table-cell table:formula="of:=[.C189]/([.H189]-[.H188])" office:value-type="float" office:value="241827.288961256" calcext:value-type="float">
            <text:p>241827.288961256</text:p>
          </table:table-cell>
          <table:table-cell table:formula="of:=[.G189]-[.$B189]" office:value-type="float" office:value="9.44774889945984" calcext:value-type="float">
            <text:p>9.447748899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4801.6118" calcext:value-type="float">
            <text:p>1443144801.6118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16180419922" calcext:value-type="float">
            <text:p>21.611618042</text:p>
          </table:table-cell>
          <table:table-cell table:formula="of:=[.C190]/([.D190]-[.D189])" office:value-type="float" office:value="84751.6454156805" calcext:value-type="float">
            <text:p>84751.6454156805</text:p>
          </table:table-cell>
          <table:table-cell/>
          <table:table-cell office:value-type="float" office:value="1443144811.02615" calcext:value-type="float">
            <text:p>1443144811.02615</text:p>
          </table:table-cell>
          <table:table-cell table:formula="of:=[.G190]-[.$B$2]" office:value-type="float" office:value="31.0259673595428" calcext:value-type="float">
            <text:p>31.0259673595</text:p>
          </table:table-cell>
          <table:table-cell table:formula="of:=[.C190]/([.H190]-[.H189])" office:value-type="float" office:value="245833.355222099" calcext:value-type="float">
            <text:p>245833.355222099</text:p>
          </table:table-cell>
          <table:table-cell table:formula="of:=[.G190]-[.$B190]" office:value-type="float" office:value="9.41434931755066" calcext:value-type="float">
            <text:p>9.414349317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4801.66277" calcext:value-type="float">
            <text:p>1443144801.66277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25883579254" calcext:value-type="float">
            <text:p>21.6625883579</text:p>
          </table:table-cell>
          <table:table-cell table:formula="of:=[.C191]/([.D191]-[.D190])" office:value-type="float" office:value="84755.2133217953" calcext:value-type="float">
            <text:p>84755.2133217953</text:p>
          </table:table-cell>
          <table:table-cell/>
          <table:table-cell office:value-type="float" office:value="1443144811.05593" calcext:value-type="float">
            <text:p>1443144811.05593</text:p>
          </table:table-cell>
          <table:table-cell table:formula="of:=[.G191]-[.$B$2]" office:value-type="float" office:value="31.05575299263" calcext:value-type="float">
            <text:p>31.0557529926</text:p>
          </table:table-cell>
          <table:table-cell table:formula="of:=[.C191]/([.H191]-[.H190])" office:value-type="float" office:value="145036.366605299" calcext:value-type="float">
            <text:p>145036.366605299</text:p>
          </table:table-cell>
          <table:table-cell table:formula="of:=[.G191]-[.$B191]" office:value-type="float" office:value="9.39316463470459" calcext:value-type="float">
            <text:p>9.393164634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4801.71373" calcext:value-type="float">
            <text:p>1443144801.71373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35534286499" calcext:value-type="float">
            <text:p>21.7135534286</text:p>
          </table:table-cell>
          <table:table-cell table:formula="of:=[.C192]/([.D192]-[.D191])" office:value-type="float" office:value="84763.9361348783" calcext:value-type="float">
            <text:p>84763.9361348783</text:p>
          </table:table-cell>
          <table:table-cell/>
          <table:table-cell office:value-type="float" office:value="1443144811.10637" calcext:value-type="float">
            <text:p>1443144811.10637</text:p>
          </table:table-cell>
          <table:table-cell table:formula="of:=[.G192]-[.$B$2]" office:value-type="float" office:value="31.1061949729919" calcext:value-type="float">
            <text:p>31.106194973</text:p>
          </table:table-cell>
          <table:table-cell table:formula="of:=[.C192]/([.H192]-[.H191])" office:value-type="float" office:value="85642.9499595876" calcext:value-type="float">
            <text:p>85642.9499595876</text:p>
          </table:table-cell>
          <table:table-cell table:formula="of:=[.G192]-[.$B192]" office:value-type="float" office:value="9.39264154434204" calcext:value-type="float">
            <text:p>9.392641544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4801.7647" calcext:value-type="float">
            <text:p>1443144801.7647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45177841187" calcext:value-type="float">
            <text:p>21.7645177841</text:p>
          </table:table-cell>
          <table:table-cell table:formula="of:=[.C193]/([.D193]-[.D192])" office:value-type="float" office:value="84765.125748503" calcext:value-type="float">
            <text:p>84765.125748503</text:p>
          </table:table-cell>
          <table:table-cell/>
          <table:table-cell office:value-type="float" office:value="1443144811.15686" calcext:value-type="float">
            <text:p>1443144811.15686</text:p>
          </table:table-cell>
          <table:table-cell table:formula="of:=[.G193]-[.$B$2]" office:value-type="float" office:value="31.1566812992096" calcext:value-type="float">
            <text:p>31.1566812992</text:p>
          </table:table-cell>
          <table:table-cell table:formula="of:=[.C193]/([.H193]-[.H192])" office:value-type="float" office:value="85567.7234539916" calcext:value-type="float">
            <text:p>85567.7234539916</text:p>
          </table:table-cell>
          <table:table-cell table:formula="of:=[.G193]-[.$B193]" office:value-type="float" office:value="9.39216351509094" calcext:value-type="float">
            <text:p>9.392163515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4801.81566" calcext:value-type="float">
            <text:p>1443144801.81566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54828548431" calcext:value-type="float">
            <text:p>21.8154828548</text:p>
          </table:table-cell>
          <table:table-cell table:formula="of:=[.C194]/([.D194]-[.D193])" office:value-type="float" office:value="84763.9361348783" calcext:value-type="float">
            <text:p>84763.9361348783</text:p>
          </table:table-cell>
          <table:table-cell/>
          <table:table-cell office:value-type="float" office:value="1443144811.20727" calcext:value-type="float">
            <text:p>1443144811.20727</text:p>
          </table:table-cell>
          <table:table-cell table:formula="of:=[.G194]-[.$B$2]" office:value-type="float" office:value="31.2070958614349" calcext:value-type="float">
            <text:p>31.2070958614</text:p>
          </table:table-cell>
          <table:table-cell table:formula="of:=[.C194]/([.H194]-[.H193])" office:value-type="float" office:value="85689.527178488" calcext:value-type="float">
            <text:p>85689.527178488</text:p>
          </table:table-cell>
          <table:table-cell table:formula="of:=[.G194]-[.$B194]" office:value-type="float" office:value="9.3916130065918" calcext:value-type="float">
            <text:p>9.391613006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4801.86667" calcext:value-type="float">
            <text:p>1443144801.86667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64884567261" calcext:value-type="float">
            <text:p>21.8664884567</text:p>
          </table:table-cell>
          <table:table-cell table:formula="of:=[.C195]/([.D195]-[.D194])" office:value-type="float" office:value="84696.5792093786" calcext:value-type="float">
            <text:p>84696.5792093786</text:p>
          </table:table-cell>
          <table:table-cell/>
          <table:table-cell office:value-type="float" office:value="1443144811.25772" calcext:value-type="float">
            <text:p>1443144811.25772</text:p>
          </table:table-cell>
          <table:table-cell table:formula="of:=[.G195]-[.$B$2]" office:value-type="float" office:value="31.2575418949127" calcext:value-type="float">
            <text:p>31.2575418949</text:p>
          </table:table-cell>
          <table:table-cell table:formula="of:=[.C195]/([.H195]-[.H194])" office:value-type="float" office:value="85636.0689270557" calcext:value-type="float">
            <text:p>85636.0689270557</text:p>
          </table:table-cell>
          <table:table-cell table:formula="of:=[.G195]-[.$B195]" office:value-type="float" office:value="9.39105343818665" calcext:value-type="float">
            <text:p>9.391053438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4801.91764" calcext:value-type="float">
            <text:p>1443144801.91764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74613952637" calcext:value-type="float">
            <text:p>21.9174613953</text:p>
          </table:table-cell>
          <table:table-cell table:formula="of:=[.C196]/([.D196]-[.D195])" office:value-type="float" office:value="84750.8525884488" calcext:value-type="float">
            <text:p>84750.8525884488</text:p>
          </table:table-cell>
          <table:table-cell/>
          <table:table-cell office:value-type="float" office:value="1443144811.30816" calcext:value-type="float">
            <text:p>1443144811.30816</text:p>
          </table:table-cell>
          <table:table-cell table:formula="of:=[.G196]-[.$B$2]" office:value-type="float" office:value="31.3079805374146" calcext:value-type="float">
            <text:p>31.3079805374</text:p>
          </table:table-cell>
          <table:table-cell table:formula="of:=[.C196]/([.H196]-[.H195])" office:value-type="float" office:value="85648.6175226301" calcext:value-type="float">
            <text:p>85648.6175226301</text:p>
          </table:table-cell>
          <table:table-cell table:formula="of:=[.G196]-[.$B196]" office:value-type="float" office:value="9.39051914215088" calcext:value-type="float">
            <text:p>9.390519142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4801.9686" calcext:value-type="float">
            <text:p>1443144801.9686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84231281281" calcext:value-type="float">
            <text:p>21.9684231281</text:p>
          </table:table-cell>
          <table:table-cell table:formula="of:=[.C197]/([.D197]-[.D196])" office:value-type="float" office:value="84769.4879508208" calcext:value-type="float">
            <text:p>84769.4879508208</text:p>
          </table:table-cell>
          <table:table-cell/>
          <table:table-cell office:value-type="float" office:value="1443144811.35858" calcext:value-type="float">
            <text:p>1443144811.35858</text:p>
          </table:table-cell>
          <table:table-cell table:formula="of:=[.G197]-[.$B$2]" office:value-type="float" office:value="31.3584043979645" calcext:value-type="float">
            <text:p>31.358404398</text:p>
          </table:table-cell>
          <table:table-cell table:formula="of:=[.C197]/([.H197]-[.H196])" office:value-type="float" office:value="85673.7257497884" calcext:value-type="float">
            <text:p>85673.7257497884</text:p>
          </table:table-cell>
          <table:table-cell table:formula="of:=[.G197]-[.$B197]" office:value-type="float" office:value="9.38998126983643" calcext:value-type="float">
            <text:p>9.389981269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4802.01629" calcext:value-type="float">
            <text:p>1443144802.01629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61077976227" calcext:value-type="float">
            <text:p>22.0161077976</text:p>
          </table:table-cell>
          <table:table-cell table:formula="of:=[.C198]/([.D198]-[.D197])" office:value-type="float" office:value="90595.1544969101" calcext:value-type="float">
            <text:p>90595.1544969101</text:p>
          </table:table-cell>
          <table:table-cell/>
          <table:table-cell office:value-type="float" office:value="1443144811.40909" calcext:value-type="float">
            <text:p>1443144811.40909</text:p>
          </table:table-cell>
          <table:table-cell table:formula="of:=[.G198]-[.$B$2]" office:value-type="float" office:value="31.4089133739471" calcext:value-type="float">
            <text:p>31.4089133739</text:p>
          </table:table-cell>
          <table:table-cell table:formula="of:=[.C198]/([.H198]-[.H197])" office:value-type="float" office:value="85529.3522775549" calcext:value-type="float">
            <text:p>85529.3522775549</text:p>
          </table:table-cell>
          <table:table-cell table:formula="of:=[.G198]-[.$B198]" office:value-type="float" office:value="9.39280557632446" calcext:value-type="float">
            <text:p>9.392805576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4802.05865" calcext:value-type="float">
            <text:p>1443144802.05865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84759712219" calcext:value-type="float">
            <text:p>22.0584759712</text:p>
          </table:table-cell>
          <table:table-cell table:formula="of:=[.C199]/([.D199]-[.D198])" office:value-type="float" office:value="101963.328437579" calcext:value-type="float">
            <text:p>101963.328437579</text:p>
          </table:table-cell>
          <table:table-cell/>
          <table:table-cell office:value-type="float" office:value="1443144811.45951" calcext:value-type="float">
            <text:p>1443144811.45951</text:p>
          </table:table-cell>
          <table:table-cell table:formula="of:=[.G199]-[.$B$2]" office:value-type="float" office:value="31.4593274593353" calcext:value-type="float">
            <text:p>31.4593274593</text:p>
          </table:table-cell>
          <table:table-cell table:formula="of:=[.C199]/([.H199]-[.H198])" office:value-type="float" office:value="85690.3376652857" calcext:value-type="float">
            <text:p>85690.3376652857</text:p>
          </table:table-cell>
          <table:table-cell table:formula="of:=[.G199]-[.$B199]" office:value-type="float" office:value="9.4008514881134" calcext:value-type="float">
            <text:p>9.400851488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4802.10099" calcext:value-type="float">
            <text:p>1443144802.10099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8110046387" calcext:value-type="float">
            <text:p>22.1008110046</text:p>
          </table:table-cell>
          <table:table-cell table:formula="of:=[.C200]/([.D200]-[.D199])" office:value-type="float" office:value="102043.146097789" calcext:value-type="float">
            <text:p>102043.146097789</text:p>
          </table:table-cell>
          <table:table-cell/>
          <table:table-cell office:value-type="float" office:value="1443144811.50993" calcext:value-type="float">
            <text:p>1443144811.50993</text:p>
          </table:table-cell>
          <table:table-cell table:formula="of:=[.G200]-[.$B$2]" office:value-type="float" office:value="31.5097501277924" calcext:value-type="float">
            <text:p>31.5097501278</text:p>
          </table:table-cell>
          <table:table-cell table:formula="of:=[.C200]/([.H200]-[.H199])" office:value-type="float" office:value="85675.7512482978" calcext:value-type="float">
            <text:p>85675.7512482978</text:p>
          </table:table-cell>
          <table:table-cell table:formula="of:=[.G200]-[.$B200]" office:value-type="float" office:value="9.40893912315369" calcext:value-type="float">
            <text:p>9.408939123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4802.14332" calcext:value-type="float">
            <text:p>1443144802.14332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31446075439" calcext:value-type="float">
            <text:p>22.1431446075</text:p>
          </table:table-cell>
          <table:table-cell table:formula="of:=[.C201]/([.D201]-[.D200])" office:value-type="float" office:value="102046.594277991" calcext:value-type="float">
            <text:p>102046.594277991</text:p>
          </table:table-cell>
          <table:table-cell/>
          <table:table-cell office:value-type="float" office:value="1443144811.56044" calcext:value-type="float">
            <text:p>1443144811.56044</text:p>
          </table:table-cell>
          <table:table-cell table:formula="of:=[.G201]-[.$B$2]" office:value-type="float" office:value="31.5602622032166" calcext:value-type="float">
            <text:p>31.5602622032</text:p>
          </table:table-cell>
          <table:table-cell table:formula="of:=[.C201]/([.H201]-[.H200])" office:value-type="float" office:value="85524.1041616516" calcext:value-type="float">
            <text:p>85524.1041616516</text:p>
          </table:table-cell>
          <table:table-cell table:formula="of:=[.G201]-[.$B201]" office:value-type="float" office:value="9.41711759567261" calcext:value-type="float">
            <text:p>9.41711759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4802.18567" calcext:value-type="float">
            <text:p>1443144802.18567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54887008667" calcext:value-type="float">
            <text:p>22.1854887009</text:p>
          </table:table-cell>
          <table:table-cell table:formula="of:=[.C202]/([.D202]-[.D201])" office:value-type="float" office:value="102021.31303349" calcext:value-type="float">
            <text:p>102021.31303349</text:p>
          </table:table-cell>
          <table:table-cell/>
          <table:table-cell office:value-type="float" office:value="1443144811.61079" calcext:value-type="float">
            <text:p>1443144811.61079</text:p>
          </table:table-cell>
          <table:table-cell table:formula="of:=[.G202]-[.$B$2]" office:value-type="float" office:value="31.6106157302856" calcext:value-type="float">
            <text:p>31.6106157303</text:p>
          </table:table-cell>
          <table:table-cell table:formula="of:=[.C202]/([.H202]-[.H201])" office:value-type="float" office:value="85793.3942556274" calcext:value-type="float">
            <text:p>85793.3942556274</text:p>
          </table:table-cell>
          <table:table-cell table:formula="of:=[.G202]-[.$B202]" office:value-type="float" office:value="9.42512702941895" calcext:value-type="float">
            <text:p>9.425127029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4802.228" calcext:value-type="float">
            <text:p>1443144802.228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823972702" calcext:value-type="float">
            <text:p>22.2278239727</text:p>
          </table:table-cell>
          <table:table-cell table:formula="of:=[.C203]/([.D203]-[.D202])" office:value-type="float" office:value="102042.571423744" calcext:value-type="float">
            <text:p>102042.571423744</text:p>
          </table:table-cell>
          <table:table-cell/>
          <table:table-cell office:value-type="float" office:value="1443144811.66125" calcext:value-type="float">
            <text:p>1443144811.66125</text:p>
          </table:table-cell>
          <table:table-cell table:formula="of:=[.G203]-[.$B$2]" office:value-type="float" office:value="31.6610753536224" calcext:value-type="float">
            <text:p>31.6610753536</text:p>
          </table:table-cell>
          <table:table-cell table:formula="of:=[.C203]/([.H203]-[.H202])" office:value-type="float" office:value="85613.0052966552" calcext:value-type="float">
            <text:p>85613.0052966552</text:p>
          </table:table-cell>
          <table:table-cell table:formula="of:=[.G203]-[.$B203]" office:value-type="float" office:value="9.43325138092041" calcext:value-type="float">
            <text:p>9.433251380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4802.27032" calcext:value-type="float">
            <text:p>1443144802.27032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701413631439" calcext:value-type="float">
            <text:p>22.2701413631</text:p>
          </table:table-cell>
          <table:table-cell table:formula="of:=[.C204]/([.D204]-[.D203])" office:value-type="float" office:value="102085.689946589" calcext:value-type="float">
            <text:p>102085.689946589</text:p>
          </table:table-cell>
          <table:table-cell/>
          <table:table-cell office:value-type="float" office:value="1443144811.71169" calcext:value-type="float">
            <text:p>1443144811.71169</text:p>
          </table:table-cell>
          <table:table-cell table:formula="of:=[.G204]-[.$B$2]" office:value-type="float" office:value="31.7115106582642" calcext:value-type="float">
            <text:p>31.7115106583</text:p>
          </table:table-cell>
          <table:table-cell table:formula="of:=[.C204]/([.H204]-[.H203])" office:value-type="float" office:value="85654.2858358427" calcext:value-type="float">
            <text:p>85654.2858358427</text:p>
          </table:table-cell>
          <table:table-cell table:formula="of:=[.G204]-[.$B204]" office:value-type="float" office:value="9.44136929512024" calcext:value-type="float">
            <text:p>9.441369295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4802.31265" calcext:value-type="float">
            <text:p>1443144802.31265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24763965607" calcext:value-type="float">
            <text:p>22.3124763966</text:p>
          </table:table-cell>
          <table:table-cell table:formula="of:=[.C205]/([.D205]-[.D204])" office:value-type="float" office:value="102043.146097789" calcext:value-type="float">
            <text:p>102043.146097789</text:p>
          </table:table-cell>
          <table:table-cell/>
          <table:table-cell office:value-type="float" office:value="1443144811.76213" calcext:value-type="float">
            <text:p>1443144811.76213</text:p>
          </table:table-cell>
          <table:table-cell table:formula="of:=[.G205]-[.$B$2]" office:value-type="float" office:value="31.7619533538818" calcext:value-type="float">
            <text:p>31.7619533539</text:p>
          </table:table-cell>
          <table:table-cell table:formula="of:=[.C205]/([.H205]-[.H204])" office:value-type="float" office:value="85641.7355793772" calcext:value-type="float">
            <text:p>85641.7355793772</text:p>
          </table:table-cell>
          <table:table-cell table:formula="of:=[.G205]-[.$B205]" office:value-type="float" office:value="9.44947695732117" calcext:value-type="float">
            <text:p>9.44947695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4802.35498" calcext:value-type="float">
            <text:p>1443144802.35498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8018932343" calcext:value-type="float">
            <text:p>22.3548018932</text:p>
          </table:table-cell>
          <table:table-cell table:formula="of:=[.C206]/([.D206]-[.D205])" office:value-type="float" office:value="102066.138368464" calcext:value-type="float">
            <text:p>102066.138368464</text:p>
          </table:table-cell>
          <table:table-cell/>
          <table:table-cell office:value-type="float" office:value="1443144811.81263" calcext:value-type="float">
            <text:p>1443144811.81263</text:p>
          </table:table-cell>
          <table:table-cell table:formula="of:=[.G206]-[.$B$2]" office:value-type="float" office:value="31.8124508857727" calcext:value-type="float">
            <text:p>31.8124508858</text:p>
          </table:table-cell>
          <table:table-cell table:formula="of:=[.C206]/([.H206]-[.H205])" office:value-type="float" office:value="85548.7355171339" calcext:value-type="float">
            <text:p>85548.7355171339</text:p>
          </table:table-cell>
          <table:table-cell table:formula="of:=[.G206]-[.$B206]" office:value-type="float" office:value="9.45764899253845" calcext:value-type="float">
            <text:p>9.457648992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4802.3973" calcext:value-type="float">
            <text:p>1443144802.3973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71264362335" calcext:value-type="float">
            <text:p>22.3971264362</text:p>
          </table:table-cell>
          <table:table-cell table:formula="of:=[.C207]/([.D207]-[.D206])" office:value-type="float" office:value="102068.438165411" calcext:value-type="float">
            <text:p>102068.438165411</text:p>
          </table:table-cell>
          <table:table-cell/>
          <table:table-cell office:value-type="float" office:value="1443144811.86304" calcext:value-type="float">
            <text:p>1443144811.86304</text:p>
          </table:table-cell>
          <table:table-cell table:formula="of:=[.G207]-[.$B$2]" office:value-type="float" office:value="31.862865447998" calcext:value-type="float">
            <text:p>31.862865448</text:p>
          </table:table-cell>
          <table:table-cell table:formula="of:=[.C207]/([.H207]-[.H206])" office:value-type="float" office:value="85689.527178488" calcext:value-type="float">
            <text:p>85689.527178488</text:p>
          </table:table-cell>
          <table:table-cell table:formula="of:=[.G207]-[.$B207]" office:value-type="float" office:value="9.46573901176453" calcext:value-type="float">
            <text:p>9.465739011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4802.43963" calcext:value-type="float">
            <text:p>1443144802.43963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94507408142" calcext:value-type="float">
            <text:p>22.4394507408</text:p>
          </table:table-cell>
          <table:table-cell table:formula="of:=[.C208]/([.D208]-[.D207])" office:value-type="float" office:value="102069.013130841" calcext:value-type="float">
            <text:p>102069.013130841</text:p>
          </table:table-cell>
          <table:table-cell/>
          <table:table-cell office:value-type="float" office:value="1443144811.91347" calcext:value-type="float">
            <text:p>1443144811.91347</text:p>
          </table:table-cell>
          <table:table-cell table:formula="of:=[.G208]-[.$B$2]" office:value-type="float" office:value="31.9132924079895" calcext:value-type="float">
            <text:p>31.913292408</text:p>
          </table:table-cell>
          <table:table-cell table:formula="of:=[.C208]/([.H208]-[.H207])" office:value-type="float" office:value="85668.4599018468" calcext:value-type="float">
            <text:p>85668.4599018468</text:p>
          </table:table-cell>
          <table:table-cell table:formula="of:=[.G208]-[.$B208]" office:value-type="float" office:value="9.47384166717529" calcext:value-type="float">
            <text:p>9.473841667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4802.48196" calcext:value-type="float">
            <text:p>1443144802.48196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7852973938" calcext:value-type="float">
            <text:p>22.4817852974</text:p>
          </table:table-cell>
          <table:table-cell table:formula="of:=[.C209]/([.D209]-[.D208])" office:value-type="float" office:value="102044.295465297" calcext:value-type="float">
            <text:p>102044.295465297</text:p>
          </table:table-cell>
          <table:table-cell/>
          <table:table-cell office:value-type="float" office:value="1443144811.96391" calcext:value-type="float">
            <text:p>1443144811.96391</text:p>
          </table:table-cell>
          <table:table-cell table:formula="of:=[.G209]-[.$B$2]" office:value-type="float" office:value="31.9637348651886" calcext:value-type="float">
            <text:p>31.9637348652</text:p>
          </table:table-cell>
          <table:table-cell table:formula="of:=[.C209]/([.H209]-[.H208])" office:value-type="float" office:value="85642.1403689542" calcext:value-type="float">
            <text:p>85642.1403689542</text:p>
          </table:table-cell>
          <table:table-cell table:formula="of:=[.G209]-[.$B209]" office:value-type="float" office:value="9.4819495677948" calcext:value-type="float">
            <text:p>9.481949567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4802.52429" calcext:value-type="float">
            <text:p>1443144802.52429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41167545319" calcext:value-type="float">
            <text:p>22.5241167545</text:p>
          </table:table-cell>
          <table:table-cell table:formula="of:=[.C210]/([.D210]-[.D209])" office:value-type="float" office:value="102051.766985261" calcext:value-type="float">
            <text:p>102051.766985261</text:p>
          </table:table-cell>
          <table:table-cell/>
          <table:table-cell office:value-type="float" office:value="1443144812.0144" calcext:value-type="float">
            <text:p>1443144812.0144</text:p>
          </table:table-cell>
          <table:table-cell table:formula="of:=[.G210]-[.$B$2]" office:value-type="float" office:value="32.014226436615" calcext:value-type="float">
            <text:p>32.0142264366</text:p>
          </table:table-cell>
          <table:table-cell table:formula="of:=[.C210]/([.H210]-[.H209])" office:value-type="float" office:value="85558.8344343342" calcext:value-type="float">
            <text:p>85558.8344343342</text:p>
          </table:table-cell>
          <table:table-cell table:formula="of:=[.G210]-[.$B210]" office:value-type="float" office:value="9.49010968208313" calcext:value-type="float">
            <text:p>9.490109682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4802.56666" calcext:value-type="float">
            <text:p>1443144802.56666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64784908295" calcext:value-type="float">
            <text:p>22.5664784908</text:p>
          </table:table-cell>
          <table:table-cell table:formula="of:=[.C211]/([.D211]-[.D210])" office:value-type="float" office:value="101978.822814305" calcext:value-type="float">
            <text:p>101978.822814305</text:p>
          </table:table-cell>
          <table:table-cell/>
          <table:table-cell office:value-type="float" office:value="1443144812.0302" calcext:value-type="float">
            <text:p>1443144812.0302</text:p>
          </table:table-cell>
          <table:table-cell table:formula="of:=[.G211]-[.$B$2]" office:value-type="float" office:value="32.0300188064575" calcext:value-type="float">
            <text:p>32.0300188065</text:p>
          </table:table-cell>
          <table:table-cell table:formula="of:=[.C211]/([.H211]-[.H210])" office:value-type="float" office:value="273549.824571998" calcext:value-type="float">
            <text:p>273549.824571998</text:p>
          </table:table-cell>
          <table:table-cell table:formula="of:=[.G211]-[.$B211]" office:value-type="float" office:value="9.46354031562805" calcext:value-type="float">
            <text:p>9.463540315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4802.60899" calcext:value-type="float">
            <text:p>1443144802.60899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8154315948" calcext:value-type="float">
            <text:p>22.6088154316</text:p>
          </table:table-cell>
          <table:table-cell table:formula="of:=[.C212]/([.D212]-[.D211])" office:value-type="float" office:value="102038.548886661" calcext:value-type="float">
            <text:p>102038.548886661</text:p>
          </table:table-cell>
          <table:table-cell/>
          <table:table-cell office:value-type="float" office:value="1443144812.046" calcext:value-type="float">
            <text:p>1443144812.046</text:p>
          </table:table-cell>
          <table:table-cell table:formula="of:=[.G212]-[.$B$2]" office:value-type="float" office:value="32.0458180904388" calcext:value-type="float">
            <text:p>32.0458180904</text:p>
          </table:table-cell>
          <table:table-cell table:formula="of:=[.C212]/([.H212]-[.H211])" office:value-type="float" office:value="273430.112725791" calcext:value-type="float">
            <text:p>273430.112725791</text:p>
          </table:table-cell>
          <table:table-cell table:formula="of:=[.G212]-[.$B212]" office:value-type="float" office:value="9.43700265884399" calcext:value-type="float">
            <text:p>9.437002658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4802.65133" calcext:value-type="float">
            <text:p>1443144802.65133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11545181274" calcext:value-type="float">
            <text:p>22.6511545181</text:p>
          </table:table-cell>
          <table:table-cell table:formula="of:=[.C213]/([.D213]-[.D212])" office:value-type="float" office:value="102033.377519245" calcext:value-type="float">
            <text:p>102033.377519245</text:p>
          </table:table-cell>
          <table:table-cell/>
          <table:table-cell office:value-type="float" office:value="1443144812.07474" calcext:value-type="float">
            <text:p>1443144812.07474</text:p>
          </table:table-cell>
          <table:table-cell table:formula="of:=[.G213]-[.$B$2]" office:value-type="float" office:value="32.0745651721954" calcext:value-type="float">
            <text:p>32.0745651722</text:p>
          </table:table-cell>
          <table:table-cell table:formula="of:=[.C213]/([.H213]-[.H212])" office:value-type="float" office:value="150276.123210642" calcext:value-type="float">
            <text:p>150276.123210642</text:p>
          </table:table-cell>
          <table:table-cell table:formula="of:=[.G213]-[.$B213]" office:value-type="float" office:value="9.42341065406799" calcext:value-type="float">
            <text:p>9.423410654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4802.69367" calcext:value-type="float">
            <text:p>1443144802.69367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34940814972" calcext:value-type="float">
            <text:p>22.6934940815</text:p>
          </table:table-cell>
          <table:table-cell table:formula="of:=[.C214]/([.D214]-[.D213])" office:value-type="float" office:value="102032.228397669" calcext:value-type="float">
            <text:p>102032.228397669</text:p>
          </table:table-cell>
          <table:table-cell/>
          <table:table-cell office:value-type="float" office:value="1443144812.12137" calcext:value-type="float">
            <text:p>1443144812.12137</text:p>
          </table:table-cell>
          <table:table-cell table:formula="of:=[.G214]-[.$B$2]" office:value-type="float" office:value="32.1211898326874" calcext:value-type="float">
            <text:p>32.1211898327</text:p>
          </table:table-cell>
          <table:table-cell table:formula="of:=[.C214]/([.H214]-[.H213])" office:value-type="float" office:value="92654.8301782591" calcext:value-type="float">
            <text:p>92654.8301782591</text:p>
          </table:table-cell>
          <table:table-cell table:formula="of:=[.G214]-[.$B214]" office:value-type="float" office:value="9.42769575119019" calcext:value-type="float">
            <text:p>9.427695751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4802.736" calcext:value-type="float">
            <text:p>1443144802.736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8241081238" calcext:value-type="float">
            <text:p>22.7358241081</text:p>
          </table:table-cell>
          <table:table-cell table:formula="of:=[.C215]/([.D215]-[.D214])" office:value-type="float" office:value="102055.21574812" calcext:value-type="float">
            <text:p>102055.21574812</text:p>
          </table:table-cell>
          <table:table-cell/>
          <table:table-cell office:value-type="float" office:value="1443144812.16819" calcext:value-type="float">
            <text:p>1443144812.16819</text:p>
          </table:table-cell>
          <table:table-cell table:formula="of:=[.G215]-[.$B$2]" office:value-type="float" office:value="32.1680135726929" calcext:value-type="float">
            <text:p>32.1680135727</text:p>
          </table:table-cell>
          <table:table-cell table:formula="of:=[.C215]/([.H215]-[.H214])" office:value-type="float" office:value="92260.8915796388" calcext:value-type="float">
            <text:p>92260.8915796388</text:p>
          </table:table-cell>
          <table:table-cell table:formula="of:=[.G215]-[.$B215]" office:value-type="float" office:value="9.43218946456909" calcext:value-type="float">
            <text:p>9.432189464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4802.77833" calcext:value-type="float">
            <text:p>1443144802.77833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81538963318" calcext:value-type="float">
            <text:p>22.7781538963</text:p>
          </table:table-cell>
          <table:table-cell table:formula="of:=[.C216]/([.D216]-[.D215])" office:value-type="float" office:value="102055.790564592" calcext:value-type="float">
            <text:p>102055.790564592</text:p>
          </table:table-cell>
          <table:table-cell/>
          <table:table-cell office:value-type="float" office:value="1443144812.21482" calcext:value-type="float">
            <text:p>1443144812.21482</text:p>
          </table:table-cell>
          <table:table-cell table:formula="of:=[.G216]-[.$B$2]" office:value-type="float" office:value="32.2146382331848" calcext:value-type="float">
            <text:p>32.2146382332</text:p>
          </table:table-cell>
          <table:table-cell table:formula="of:=[.C216]/([.H216]-[.H215])" office:value-type="float" office:value="92654.8301782591" calcext:value-type="float">
            <text:p>92654.8301782591</text:p>
          </table:table-cell>
          <table:table-cell table:formula="of:=[.G216]-[.$B216]" office:value-type="float" office:value="9.43648433685303" calcext:value-type="float">
            <text:p>9.436484336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4802.82066" calcext:value-type="float">
            <text:p>1443144802.82066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20485830307" calcext:value-type="float">
            <text:p>22.8204858303</text:p>
          </table:table-cell>
          <table:table-cell table:formula="of:=[.C217]/([.D217]-[.D216])" office:value-type="float" office:value="102050.617449438" calcext:value-type="float">
            <text:p>102050.617449438</text:p>
          </table:table-cell>
          <table:table-cell/>
          <table:table-cell office:value-type="float" office:value="1443144812.26152" calcext:value-type="float">
            <text:p>1443144812.26152</text:p>
          </table:table-cell>
          <table:table-cell table:formula="of:=[.G217]-[.$B$2]" office:value-type="float" office:value="32.2613439559937" calcext:value-type="float">
            <text:p>32.261343956</text:p>
          </table:table-cell>
          <table:table-cell table:formula="of:=[.C217]/([.H217]-[.H216])" office:value-type="float" office:value="92494.0187240299" calcext:value-type="float">
            <text:p>92494.0187240299</text:p>
          </table:table-cell>
          <table:table-cell table:formula="of:=[.G217]-[.$B217]" office:value-type="float" office:value="9.44085812568665" calcext:value-type="float">
            <text:p>9.440858125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4802.86303" calcext:value-type="float">
            <text:p>1443144802.86303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856388092" calcext:value-type="float">
            <text:p>22.8628563881</text:p>
          </table:table-cell>
          <table:table-cell table:formula="of:=[.C218]/([.D218]-[.D217])" office:value-type="float" office:value="101957.590974313" calcext:value-type="float">
            <text:p>101957.590974313</text:p>
          </table:table-cell>
          <table:table-cell/>
          <table:table-cell office:value-type="float" office:value="1443144812.30818" calcext:value-type="float">
            <text:p>1443144812.30818</text:p>
          </table:table-cell>
          <table:table-cell table:formula="of:=[.G218]-[.$B$2]" office:value-type="float" office:value="32.3079996109009" calcext:value-type="float">
            <text:p>32.3079996109</text:p>
          </table:table-cell>
          <table:table-cell table:formula="of:=[.C218]/([.H218]-[.H217])" office:value-type="float" office:value="92593.2774620825" calcext:value-type="float">
            <text:p>92593.2774620825</text:p>
          </table:table-cell>
          <table:table-cell table:formula="of:=[.G218]-[.$B218]" office:value-type="float" office:value="9.44514322280884" calcext:value-type="float">
            <text:p>9.445143222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4802.90539" calcext:value-type="float">
            <text:p>1443144802.90539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52128791809" calcext:value-type="float">
            <text:p>22.9052128792</text:p>
          </table:table-cell>
          <table:table-cell table:formula="of:=[.C219]/([.D219]-[.D218])" office:value-type="float" office:value="101991.451344171" calcext:value-type="float">
            <text:p>101991.451344171</text:p>
          </table:table-cell>
          <table:table-cell/>
          <table:table-cell office:value-type="float" office:value="1443144812.35486" calcext:value-type="float">
            <text:p>1443144812.35486</text:p>
          </table:table-cell>
          <table:table-cell table:formula="of:=[.G219]-[.$B$2]" office:value-type="float" office:value="32.354679107666" calcext:value-type="float">
            <text:p>32.3546791077</text:p>
          </table:table-cell>
          <table:table-cell table:formula="of:=[.C219]/([.H219]-[.H218])" office:value-type="float" office:value="92545.9848407461" calcext:value-type="float">
            <text:p>92545.9848407461</text:p>
          </table:table-cell>
          <table:table-cell table:formula="of:=[.G219]-[.$B219]" office:value-type="float" office:value="9.44946622848511" calcext:value-type="float">
            <text:p>9.44946622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4802.94773" calcext:value-type="float">
            <text:p>1443144802.94773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75514888763" calcext:value-type="float">
            <text:p>22.9475514889</text:p>
          </table:table-cell>
          <table:table-cell table:formula="of:=[.C220]/([.D220]-[.D219])" office:value-type="float" office:value="102034.526666704" calcext:value-type="float">
            <text:p>102034.526666704</text:p>
          </table:table-cell>
          <table:table-cell/>
          <table:table-cell office:value-type="float" office:value="1443144812.40155" calcext:value-type="float">
            <text:p>1443144812.40155</text:p>
          </table:table-cell>
          <table:table-cell table:formula="of:=[.G220]-[.$B$2]" office:value-type="float" office:value="32.4013743400574" calcext:value-type="float">
            <text:p>32.4013743401</text:p>
          </table:table-cell>
          <table:table-cell table:formula="of:=[.C220]/([.H220]-[.H219])" office:value-type="float" office:value="92514.7981659808" calcext:value-type="float">
            <text:p>92514.7981659808</text:p>
          </table:table-cell>
          <table:table-cell table:formula="of:=[.G220]-[.$B220]" office:value-type="float" office:value="9.45382285118103" calcext:value-type="float">
            <text:p>9.453822851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4802.99005" calcext:value-type="float">
            <text:p>1443144802.99005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8753166199" calcext:value-type="float">
            <text:p>22.9898753166</text:p>
          </table:table-cell>
          <table:table-cell table:formula="of:=[.C221]/([.D221]-[.D220])" office:value-type="float" office:value="102070.163081135" calcext:value-type="float">
            <text:p>102070.163081135</text:p>
          </table:table-cell>
          <table:table-cell/>
          <table:table-cell office:value-type="float" office:value="1443144812.44821" calcext:value-type="float">
            <text:p>1443144812.44821</text:p>
          </table:table-cell>
          <table:table-cell table:formula="of:=[.G221]-[.$B$2]" office:value-type="float" office:value="32.4480354785919" calcext:value-type="float">
            <text:p>32.4480354786</text:p>
          </table:table-cell>
          <table:table-cell table:formula="of:=[.C221]/([.H221]-[.H220])" office:value-type="float" office:value="92582.3958796389" calcext:value-type="float">
            <text:p>92582.3958796389</text:p>
          </table:table-cell>
          <table:table-cell table:formula="of:=[.G221]-[.$B221]" office:value-type="float" office:value="9.45816016197205" calcext:value-type="float">
            <text:p>9.45816016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4803.03318" calcext:value-type="float">
            <text:p>1443144803.03318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9978466034" calcext:value-type="float">
            <text:p>23.0329978466</text:p>
          </table:table-cell>
          <table:table-cell table:formula="of:=[.C222]/([.D222]-[.D221])" office:value-type="float" office:value="100179.650907563" calcext:value-type="float">
            <text:p>100179.650907563</text:p>
          </table:table-cell>
          <table:table-cell/>
          <table:table-cell office:value-type="float" office:value="1443144812.49495" calcext:value-type="float">
            <text:p>1443144812.49495</text:p>
          </table:table-cell>
          <table:table-cell table:formula="of:=[.G222]-[.$B$2]" office:value-type="float" office:value="32.4947745800018" calcext:value-type="float">
            <text:p>32.49477458</text:p>
          </table:table-cell>
          <table:table-cell table:formula="of:=[.C222]/([.H222]-[.H221])" office:value-type="float" office:value="92427.964374254" calcext:value-type="float">
            <text:p>92427.964374254</text:p>
          </table:table-cell>
          <table:table-cell table:formula="of:=[.G222]-[.$B222]" office:value-type="float" office:value="9.46177673339844" calcext:value-type="float">
            <text:p>9.461776733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4803.07652" calcext:value-type="float">
            <text:p>1443144803.07652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63418674469" calcext:value-type="float">
            <text:p>23.0763418674</text:p>
          </table:table-cell>
          <table:table-cell table:formula="of:=[.C223]/([.D223]-[.D222])" office:value-type="float" office:value="99667.7261576035" calcext:value-type="float">
            <text:p>99667.7261576035</text:p>
          </table:table-cell>
          <table:table-cell/>
          <table:table-cell office:value-type="float" office:value="1443144812.54157" calcext:value-type="float">
            <text:p>1443144812.54157</text:p>
          </table:table-cell>
          <table:table-cell table:formula="of:=[.G223]-[.$B$2]" office:value-type="float" office:value="32.5413956642151" calcext:value-type="float">
            <text:p>32.5413956642</text:p>
          </table:table-cell>
          <table:table-cell table:formula="of:=[.C223]/([.H223]-[.H222])" office:value-type="float" office:value="92661.9376812261" calcext:value-type="float">
            <text:p>92661.9376812261</text:p>
          </table:table-cell>
          <table:table-cell table:formula="of:=[.G223]-[.$B223]" office:value-type="float" office:value="9.46505379676819" calcext:value-type="float">
            <text:p>9.465053796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4803.11987" calcext:value-type="float">
            <text:p>1443144803.11987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6880340576" calcext:value-type="float">
            <text:p>23.1196880341</text:p>
          </table:table-cell>
          <table:table-cell table:formula="of:=[.C224]/([.D224]-[.D223])" office:value-type="float" office:value="99662.7923017266" calcext:value-type="float">
            <text:p>99662.7923017266</text:p>
          </table:table-cell>
          <table:table-cell/>
          <table:table-cell office:value-type="float" office:value="1443144812.58827" calcext:value-type="float">
            <text:p>1443144812.58827</text:p>
          </table:table-cell>
          <table:table-cell table:formula="of:=[.G224]-[.$B$2]" office:value-type="float" office:value="32.5880916118622" calcext:value-type="float">
            <text:p>32.5880916119</text:p>
          </table:table-cell>
          <table:table-cell table:formula="of:=[.C224]/([.H224]-[.H223])" office:value-type="float" office:value="92513.3810892641" calcext:value-type="float">
            <text:p>92513.3810892641</text:p>
          </table:table-cell>
          <table:table-cell table:formula="of:=[.G224]-[.$B224]" office:value-type="float" office:value="9.46840357780457" calcext:value-type="float">
            <text:p>9.468403577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4803.16322" calcext:value-type="float">
            <text:p>1443144803.16322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30387306213" calcext:value-type="float">
            <text:p>23.1630387306</text:p>
          </table:table-cell>
          <table:table-cell table:formula="of:=[.C225]/([.D225]-[.D224])" office:value-type="float" office:value="99652.3779877465" calcext:value-type="float">
            <text:p>99652.3779877465</text:p>
          </table:table-cell>
          <table:table-cell/>
          <table:table-cell office:value-type="float" office:value="1443144812.63498" calcext:value-type="float">
            <text:p>1443144812.63498</text:p>
          </table:table-cell>
          <table:table-cell table:formula="of:=[.G225]-[.$B$2]" office:value-type="float" office:value="32.6347985267639" calcext:value-type="float">
            <text:p>32.6347985268</text:p>
          </table:table-cell>
          <table:table-cell table:formula="of:=[.C225]/([.H225]-[.H224])" office:value-type="float" office:value="92491.6580144255" calcext:value-type="float">
            <text:p>92491.6580144255</text:p>
          </table:table-cell>
          <table:table-cell table:formula="of:=[.G225]-[.$B225]" office:value-type="float" office:value="9.47175979614258" calcext:value-type="float">
            <text:p>9.471759796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4803.20656" calcext:value-type="float">
            <text:p>1443144803.20656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63817977905" calcext:value-type="float">
            <text:p>23.2063817978</text:p>
          </table:table-cell>
          <table:table-cell table:formula="of:=[.C226]/([.D226]-[.D225])" office:value-type="float" office:value="99669.9191392455" calcext:value-type="float">
            <text:p>99669.9191392455</text:p>
          </table:table-cell>
          <table:table-cell/>
          <table:table-cell office:value-type="float" office:value="1443144812.68166" calcext:value-type="float">
            <text:p>1443144812.68166</text:p>
          </table:table-cell>
          <table:table-cell table:formula="of:=[.G226]-[.$B$2]" office:value-type="float" office:value="32.6814830303192" calcext:value-type="float">
            <text:p>32.6814830303</text:p>
          </table:table-cell>
          <table:table-cell table:formula="of:=[.C226]/([.H226]-[.H225])" office:value-type="float" office:value="92536.0595273966" calcext:value-type="float">
            <text:p>92536.0595273966</text:p>
          </table:table-cell>
          <table:table-cell table:formula="of:=[.G226]-[.$B226]" office:value-type="float" office:value="9.47510123252869" calcext:value-type="float">
            <text:p>9.475101232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4803.24991" calcext:value-type="float">
            <text:p>1443144803.24991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7317790985" calcext:value-type="float">
            <text:p>23.2497317791</text:p>
          </table:table-cell>
          <table:table-cell table:formula="of:=[.C227]/([.D227]-[.D226])" office:value-type="float" office:value="99654.0222084115" calcext:value-type="float">
            <text:p>99654.0222084115</text:p>
          </table:table-cell>
          <table:table-cell/>
          <table:table-cell office:value-type="float" office:value="1443144812.72828" calcext:value-type="float">
            <text:p>1443144812.72828</text:p>
          </table:table-cell>
          <table:table-cell table:formula="of:=[.G227]-[.$B$2]" office:value-type="float" office:value="32.7280974388123" calcext:value-type="float">
            <text:p>32.7280974388</text:p>
          </table:table-cell>
          <table:table-cell table:formula="of:=[.C227]/([.H227]-[.H226])" office:value-type="float" office:value="92675.2079380099" calcext:value-type="float">
            <text:p>92675.2079380099</text:p>
          </table:table-cell>
          <table:table-cell table:formula="of:=[.G227]-[.$B227]" office:value-type="float" office:value="9.47836565971375" calcext:value-type="float">
            <text:p>9.478365659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4803.29327" calcext:value-type="float">
            <text:p>1443144803.29327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30881977081" calcext:value-type="float">
            <text:p>23.2930881977</text:p>
          </table:table-cell>
          <table:table-cell table:formula="of:=[.C228]/([.D228]-[.D227])" office:value-type="float" office:value="99639.2261754193" calcext:value-type="float">
            <text:p>99639.2261754193</text:p>
          </table:table-cell>
          <table:table-cell/>
          <table:table-cell office:value-type="float" office:value="1443144812.775" calcext:value-type="float">
            <text:p>1443144812.775</text:p>
          </table:table-cell>
          <table:table-cell table:formula="of:=[.G228]-[.$B$2]" office:value-type="float" office:value="32.7748253345489" calcext:value-type="float">
            <text:p>32.7748253345</text:p>
          </table:table-cell>
          <table:table-cell table:formula="of:=[.C228]/([.H228]-[.H227])" office:value-type="float" office:value="92450.1292406284" calcext:value-type="float">
            <text:p>92450.1292406284</text:p>
          </table:table-cell>
          <table:table-cell table:formula="of:=[.G228]-[.$B228]" office:value-type="float" office:value="9.48173713684082" calcext:value-type="float">
            <text:p>9.481737136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4803.33662" calcext:value-type="float">
            <text:p>1443144803.33662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64443778992" calcext:value-type="float">
            <text:p>23.3364443779</text:p>
          </table:table-cell>
          <table:table-cell table:formula="of:=[.C229]/([.D229]-[.D228])" office:value-type="float" office:value="99639.7740982903" calcext:value-type="float">
            <text:p>99639.7740982903</text:p>
          </table:table-cell>
          <table:table-cell/>
          <table:table-cell office:value-type="float" office:value="1443144812.8217" calcext:value-type="float">
            <text:p>1443144812.8217</text:p>
          </table:table-cell>
          <table:table-cell table:formula="of:=[.G229]-[.$B$2]" office:value-type="float" office:value="32.8215236663818" calcext:value-type="float">
            <text:p>32.8215236664</text:p>
          </table:table-cell>
          <table:table-cell table:formula="of:=[.C229]/([.H229]-[.H228])" office:value-type="float" office:value="92508.6578137205" calcext:value-type="float">
            <text:p>92508.6578137205</text:p>
          </table:table-cell>
          <table:table-cell table:formula="of:=[.G229]-[.$B229]" office:value-type="float" office:value="9.48507928848267" calcext:value-type="float">
            <text:p>9.485079288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4803.37998" calcext:value-type="float">
            <text:p>1443144803.37998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8027038574" calcext:value-type="float">
            <text:p>23.3798027039</text:p>
          </table:table-cell>
          <table:table-cell table:formula="of:=[.C230]/([.D230]-[.D229])" office:value-type="float" office:value="99634.843009381" calcext:value-type="float">
            <text:p>99634.843009381</text:p>
          </table:table-cell>
          <table:table-cell/>
          <table:table-cell office:value-type="float" office:value="1443144812.86837" calcext:value-type="float">
            <text:p>1443144812.86837</text:p>
          </table:table-cell>
          <table:table-cell table:formula="of:=[.G230]-[.$B$2]" office:value-type="float" office:value="32.8681933879852" calcext:value-type="float">
            <text:p>32.868193388</text:p>
          </table:table-cell>
          <table:table-cell table:formula="of:=[.C230]/([.H230]-[.H229])" office:value-type="float" office:value="92565.368971172" calcext:value-type="float">
            <text:p>92565.368971172</text:p>
          </table:table-cell>
          <table:table-cell table:formula="of:=[.G230]-[.$B230]" office:value-type="float" office:value="9.48839068412781" calcext:value-type="float">
            <text:p>9.488390684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4803.42333" calcext:value-type="float">
            <text:p>1443144803.42333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31569766998" calcext:value-type="float">
            <text:p>23.4231569767</text:p>
          </table:table-cell>
          <table:table-cell table:formula="of:=[.C231]/([.D231]-[.D230])" office:value-type="float" office:value="99644.1576982089" calcext:value-type="float">
            <text:p>99644.1576982089</text:p>
          </table:table-cell>
          <table:table-cell/>
          <table:table-cell office:value-type="float" office:value="1443144812.91518" calcext:value-type="float">
            <text:p>1443144812.91518</text:p>
          </table:table-cell>
          <table:table-cell table:formula="of:=[.G231]-[.$B$2]" office:value-type="float" office:value="32.9150009155273" calcext:value-type="float">
            <text:p>32.9150009155</text:p>
          </table:table-cell>
          <table:table-cell table:formula="of:=[.C231]/([.H231]-[.H230])" office:value-type="float" office:value="92292.8474723036" calcext:value-type="float">
            <text:p>92292.8474723036</text:p>
          </table:table-cell>
          <table:table-cell table:formula="of:=[.G231]-[.$B231]" office:value-type="float" office:value="9.49184393882751" calcext:value-type="float">
            <text:p>9.491843938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4803.46668" calcext:value-type="float">
            <text:p>1443144803.46668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65026664734" calcext:value-type="float">
            <text:p>23.4665026665</text:p>
          </table:table-cell>
          <table:table-cell table:formula="of:=[.C232]/([.D232]-[.D231])" office:value-type="float" office:value="99663.8886719287" calcext:value-type="float">
            <text:p>99663.8886719287</text:p>
          </table:table-cell>
          <table:table-cell/>
          <table:table-cell office:value-type="float" office:value="1443144812.96173" calcext:value-type="float">
            <text:p>1443144812.96173</text:p>
          </table:table-cell>
          <table:table-cell table:formula="of:=[.G232]-[.$B$2]" office:value-type="float" office:value="32.9615490436554" calcext:value-type="float">
            <text:p>32.9615490437</text:p>
          </table:table-cell>
          <table:table-cell table:formula="of:=[.C232]/([.H232]-[.H231])" office:value-type="float" office:value="92807.1691329" calcext:value-type="float">
            <text:p>92807.1691329</text:p>
          </table:table-cell>
          <table:table-cell table:formula="of:=[.G232]-[.$B232]" office:value-type="float" office:value="9.49504637718201" calcext:value-type="float">
            <text:p>9.495046377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4803.51002" calcext:value-type="float">
            <text:p>1443144803.51002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8397731781" calcext:value-type="float">
            <text:p>23.5098397732</text:p>
          </table:table-cell>
          <table:table-cell table:formula="of:=[.C233]/([.D233]-[.D232])" office:value-type="float" office:value="99683.6274612283" calcext:value-type="float">
            <text:p>99683.6274612283</text:p>
          </table:table-cell>
          <table:table-cell/>
          <table:table-cell office:value-type="float" office:value="1443144813.00848" calcext:value-type="float">
            <text:p>1443144813.00848</text:p>
          </table:table-cell>
          <table:table-cell table:formula="of:=[.G233]-[.$B$2]" office:value-type="float" office:value="33.0082993507385" calcext:value-type="float">
            <text:p>33.0082993507</text:p>
          </table:table-cell>
          <table:table-cell table:formula="of:=[.C233]/([.H233]-[.H232])" office:value-type="float" office:value="92405.8101333605" calcext:value-type="float">
            <text:p>92405.8101333605</text:p>
          </table:table-cell>
          <table:table-cell table:formula="of:=[.G233]-[.$B233]" office:value-type="float" office:value="9.49845957756043" calcext:value-type="float">
            <text:p>9.498459577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4803.55337" calcext:value-type="float">
            <text:p>1443144803.55337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31899929047" calcext:value-type="float">
            <text:p>23.5531899929</text:p>
          </table:table-cell>
          <table:table-cell table:formula="of:=[.C234]/([.D234]-[.D233])" office:value-type="float" office:value="99653.4741288279" calcext:value-type="float">
            <text:p>99653.4741288279</text:p>
          </table:table-cell>
          <table:table-cell/>
          <table:table-cell office:value-type="float" office:value="1443144813.0229" calcext:value-type="float">
            <text:p>1443144813.0229</text:p>
          </table:table-cell>
          <table:table-cell table:formula="of:=[.G234]-[.$B$2]" office:value-type="float" office:value="33.0227243900299" calcext:value-type="float">
            <text:p>33.02272439</text:p>
          </table:table-cell>
          <table:table-cell table:formula="of:=[.C234]/([.H234]-[.H233])" office:value-type="float" office:value="299479.253590731" calcext:value-type="float">
            <text:p>299479.253590731</text:p>
          </table:table-cell>
          <table:table-cell table:formula="of:=[.G234]-[.$B234]" office:value-type="float" office:value="9.46953439712524" calcext:value-type="float">
            <text:p>9.469534397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4803.59672" calcext:value-type="float">
            <text:p>1443144803.59672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65428352356" calcext:value-type="float">
            <text:p>23.5965428352</text:p>
          </table:table-cell>
          <table:table-cell table:formula="of:=[.C235]/([.D235]-[.D234])" office:value-type="float" office:value="99647.4456512773" calcext:value-type="float">
            <text:p>99647.4456512773</text:p>
          </table:table-cell>
          <table:table-cell/>
          <table:table-cell office:value-type="float" office:value="1443144813.03734" calcext:value-type="float">
            <text:p>1443144813.03734</text:p>
          </table:table-cell>
          <table:table-cell table:formula="of:=[.G235]-[.$B$2]" office:value-type="float" office:value="33.0371611118317" calcext:value-type="float">
            <text:p>33.0371611118</text:p>
          </table:table-cell>
          <table:table-cell table:formula="of:=[.C235]/([.H235]-[.H234])" office:value-type="float" office:value="299236.908442331" calcext:value-type="float">
            <text:p>299236.908442331</text:p>
          </table:table-cell>
          <table:table-cell table:formula="of:=[.G235]-[.$B235]" office:value-type="float" office:value="9.44061827659607" calcext:value-type="float">
            <text:p>9.440618276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4803.64007" calcext:value-type="float">
            <text:p>1443144803.64007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8885250092" calcext:value-type="float">
            <text:p>23.639888525</text:p>
          </table:table-cell>
          <table:table-cell table:formula="of:=[.C236]/([.D236]-[.D235])" office:value-type="float" office:value="99663.8886719287" calcext:value-type="float">
            <text:p>99663.8886719287</text:p>
          </table:table-cell>
          <table:table-cell/>
          <table:table-cell office:value-type="float" office:value="1443144813.06521" calcext:value-type="float">
            <text:p>1443144813.06521</text:p>
          </table:table-cell>
          <table:table-cell table:formula="of:=[.G236]-[.$B$2]" office:value-type="float" office:value="33.065034866333" calcext:value-type="float">
            <text:p>33.0650348663</text:p>
          </table:table-cell>
          <table:table-cell table:formula="of:=[.C236]/([.H236]-[.H235])" office:value-type="float" office:value="154984.503425683" calcext:value-type="float">
            <text:p>154984.503425683</text:p>
          </table:table-cell>
          <table:table-cell table:formula="of:=[.G236]-[.$B236]" office:value-type="float" office:value="9.42514634132385" calcext:value-type="float">
            <text:p>9.425146341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4803.68342" calcext:value-type="float">
            <text:p>1443144803.68342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32423210144" calcext:value-type="float">
            <text:p>23.683242321</text:p>
          </table:table-cell>
          <table:table-cell table:formula="of:=[.C237]/([.D237]-[.D236])" office:value-type="float" office:value="99645.2536584561" calcext:value-type="float">
            <text:p>99645.2536584561</text:p>
          </table:table-cell>
          <table:table-cell/>
          <table:table-cell office:value-type="float" office:value="1443144813.10909" calcext:value-type="float">
            <text:p>1443144813.10909</text:p>
          </table:table-cell>
          <table:table-cell table:formula="of:=[.G237]-[.$B$2]" office:value-type="float" office:value="33.108913898468" calcext:value-type="float">
            <text:p>33.1089138985</text:p>
          </table:table-cell>
          <table:table-cell table:formula="of:=[.C237]/([.H237]-[.H236])" office:value-type="float" office:value="98452.4906271395" calcext:value-type="float">
            <text:p>98452.4906271395</text:p>
          </table:table-cell>
          <table:table-cell table:formula="of:=[.G237]-[.$B237]" office:value-type="float" office:value="9.42567157745361" calcext:value-type="float">
            <text:p>9.425671577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4803.72677" calcext:value-type="float">
            <text:p>1443144803.72677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6594209671" calcext:value-type="float">
            <text:p>23.7265942097</text:p>
          </table:table-cell>
          <table:table-cell table:formula="of:=[.C238]/([.D238]-[.D237])" office:value-type="float" office:value="99649.6377405393" calcext:value-type="float">
            <text:p>99649.6377405393</text:p>
          </table:table-cell>
          <table:table-cell/>
          <table:table-cell office:value-type="float" office:value="1443144813.15301" calcext:value-type="float">
            <text:p>1443144813.15301</text:p>
          </table:table-cell>
          <table:table-cell table:formula="of:=[.G238]-[.$B$2]" office:value-type="float" office:value="33.152827501297" calcext:value-type="float">
            <text:p>33.1528275013</text:p>
          </table:table-cell>
          <table:table-cell table:formula="of:=[.C238]/([.H238]-[.H237])" office:value-type="float" office:value="98374.9845537416" calcext:value-type="float">
            <text:p>98374.9845537416</text:p>
          </table:table-cell>
          <table:table-cell table:formula="of:=[.G238]-[.$B238]" office:value-type="float" office:value="9.42623329162598" calcext:value-type="float">
            <text:p>9.426233291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4803.77012" calcext:value-type="float">
            <text:p>1443144803.77012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9453830719" calcext:value-type="float">
            <text:p>23.7699453831</text:p>
          </table:table-cell>
          <table:table-cell table:formula="of:=[.C239]/([.D239]-[.D238])" office:value-type="float" office:value="99651.281870779" calcext:value-type="float">
            <text:p>99651.281870779</text:p>
          </table:table-cell>
          <table:table-cell/>
          <table:table-cell office:value-type="float" office:value="1443144813.1969" calcext:value-type="float">
            <text:p>1443144813.1969</text:p>
          </table:table-cell>
          <table:table-cell table:formula="of:=[.G239]-[.$B$2]" office:value-type="float" office:value="33.1967189311981" calcext:value-type="float">
            <text:p>33.1967189312</text:p>
          </table:table-cell>
          <table:table-cell table:formula="of:=[.C239]/([.H239]-[.H238])" office:value-type="float" office:value="98424.6813041164" calcext:value-type="float">
            <text:p>98424.6813041164</text:p>
          </table:table-cell>
          <table:table-cell table:formula="of:=[.G239]-[.$B239]" office:value-type="float" office:value="9.42677354812622" calcext:value-type="float">
            <text:p>9.426773548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4803.81348" calcext:value-type="float">
            <text:p>1443144803.81348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32982254028" calcext:value-type="float">
            <text:p>23.8132982254</text:p>
          </table:table-cell>
          <table:table-cell table:formula="of:=[.C240]/([.D240]-[.D239])" office:value-type="float" office:value="99647.4456512773" calcext:value-type="float">
            <text:p>99647.4456512773</text:p>
          </table:table-cell>
          <table:table-cell/>
          <table:table-cell office:value-type="float" office:value="1443144813.24078" calcext:value-type="float">
            <text:p>1443144813.24078</text:p>
          </table:table-cell>
          <table:table-cell table:formula="of:=[.G240]-[.$B$2]" office:value-type="float" office:value="33.2405996322632" calcext:value-type="float">
            <text:p>33.2405996323</text:p>
          </table:table-cell>
          <table:table-cell table:formula="of:=[.C240]/([.H240]-[.H239])" office:value-type="float" office:value="98448.7461491233" calcext:value-type="float">
            <text:p>98448.7461491233</text:p>
          </table:table-cell>
          <table:table-cell table:formula="of:=[.G240]-[.$B240]" office:value-type="float" office:value="9.42730140686035" calcext:value-type="float">
            <text:p>9.42730140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4803.85682" calcext:value-type="float">
            <text:p>1443144803.85682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66389083862" calcext:value-type="float">
            <text:p>23.8566389084</text:p>
          </table:table-cell>
          <table:table-cell table:formula="of:=[.C241]/([.D241]-[.D240])" office:value-type="float" office:value="99675.4020155789" calcext:value-type="float">
            <text:p>99675.4020155789</text:p>
          </table:table-cell>
          <table:table-cell/>
          <table:table-cell office:value-type="float" office:value="1443144813.28467" calcext:value-type="float">
            <text:p>1443144813.28467</text:p>
          </table:table-cell>
          <table:table-cell table:formula="of:=[.G241]-[.$B$2]" office:value-type="float" office:value="33.2844941616058" calcext:value-type="float">
            <text:p>33.2844941616</text:p>
          </table:table-cell>
          <table:table-cell table:formula="of:=[.C241]/([.H241]-[.H240])" office:value-type="float" office:value="98417.7314279196" calcext:value-type="float">
            <text:p>98417.7314279196</text:p>
          </table:table-cell>
          <table:table-cell table:formula="of:=[.G241]-[.$B241]" office:value-type="float" office:value="9.4278552532196" calcext:value-type="float">
            <text:p>9.42785525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4803.90017" calcext:value-type="float">
            <text:p>1443144803.90017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9965190887" calcext:value-type="float">
            <text:p>23.8999965191</text:p>
          </table:table-cell>
          <table:table-cell table:formula="of:=[.C242]/([.D242]-[.D241])" office:value-type="float" office:value="99636.4866514531" calcext:value-type="float">
            <text:p>99636.4866514531</text:p>
          </table:table-cell>
          <table:table-cell/>
          <table:table-cell office:value-type="float" office:value="1443144813.32873" calcext:value-type="float">
            <text:p>1443144813.32873</text:p>
          </table:table-cell>
          <table:table-cell table:formula="of:=[.G242]-[.$B$2]" office:value-type="float" office:value="33.3285510540009" calcext:value-type="float">
            <text:p>33.328551054</text:p>
          </table:table-cell>
          <table:table-cell table:formula="of:=[.C242]/([.H242]-[.H241])" office:value-type="float" office:value="98055.0321449445" calcext:value-type="float">
            <text:p>98055.0321449445</text:p>
          </table:table-cell>
          <table:table-cell table:formula="of:=[.G242]-[.$B242]" office:value-type="float" office:value="9.42855453491211" calcext:value-type="float">
            <text:p>9.428554534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4803.94353" calcext:value-type="float">
            <text:p>1443144803.94353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33524608612" calcext:value-type="float">
            <text:p>23.9433524609</text:p>
          </table:table-cell>
          <table:table-cell table:formula="of:=[.C243]/([.D243]-[.D242])" office:value-type="float" office:value="99640.3220271876" calcext:value-type="float">
            <text:p>99640.3220271876</text:p>
          </table:table-cell>
          <table:table-cell/>
          <table:table-cell office:value-type="float" office:value="1443144813.37239" calcext:value-type="float">
            <text:p>1443144813.37239</text:p>
          </table:table-cell>
          <table:table-cell table:formula="of:=[.G243]-[.$B$2]" office:value-type="float" office:value="33.3722121715546" calcext:value-type="float">
            <text:p>33.3722121716</text:p>
          </table:table-cell>
          <table:table-cell table:formula="of:=[.C243]/([.H243]-[.H242])" office:value-type="float" office:value="98943.8713905028" calcext:value-type="float">
            <text:p>98943.8713905028</text:p>
          </table:table-cell>
          <table:table-cell table:formula="of:=[.G243]-[.$B243]" office:value-type="float" office:value="9.42885971069336" calcext:value-type="float">
            <text:p>9.428859710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4803.98688" calcext:value-type="float">
            <text:p>1443144803.98688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66998195648" calcext:value-type="float">
            <text:p>23.9866998196</text:p>
          </table:table-cell>
          <table:table-cell table:formula="of:=[.C244]/([.D244]-[.D243])" office:value-type="float" office:value="99660.0514817504" calcext:value-type="float">
            <text:p>99660.0514817504</text:p>
          </table:table-cell>
          <table:table-cell/>
          <table:table-cell office:value-type="float" office:value="1443144813.41628" calcext:value-type="float">
            <text:p>1443144813.41628</text:p>
          </table:table-cell>
          <table:table-cell table:formula="of:=[.G244]-[.$B$2]" office:value-type="float" office:value="33.4161069393158" calcext:value-type="float">
            <text:p>33.4161069393</text:p>
          </table:table-cell>
          <table:table-cell table:formula="of:=[.C244]/([.H244]-[.H243])" office:value-type="float" office:value="98417.196862711" calcext:value-type="float">
            <text:p>98417.196862711</text:p>
          </table:table-cell>
          <table:table-cell table:formula="of:=[.G244]-[.$B244]" office:value-type="float" office:value="9.42940711975098" calcext:value-type="float">
            <text:p>9.429407119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4804.03007" calcext:value-type="float">
            <text:p>1443144804.03007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98888683319" calcext:value-type="float">
            <text:p>24.0298888683</text:p>
          </table:table-cell>
          <table:table-cell table:formula="of:=[.C245]/([.D245]-[.D244])" office:value-type="float" office:value="100025.356504074" calcext:value-type="float">
            <text:p>100025.356504074</text:p>
          </table:table-cell>
          <table:table-cell/>
          <table:table-cell office:value-type="float" office:value="1443144813.46018" calcext:value-type="float">
            <text:p>1443144813.46018</text:p>
          </table:table-cell>
          <table:table-cell table:formula="of:=[.G245]-[.$B$2]" office:value-type="float" office:value="33.4600019454956" calcext:value-type="float">
            <text:p>33.4600019455</text:p>
          </table:table-cell>
          <table:table-cell table:formula="of:=[.C245]/([.H245]-[.H244])" office:value-type="float" office:value="98416.6623033095" calcext:value-type="float">
            <text:p>98416.6623033095</text:p>
          </table:table-cell>
          <table:table-cell table:formula="of:=[.G245]-[.$B245]" office:value-type="float" office:value="9.4301130771637" calcext:value-type="float">
            <text:p>9.430113077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4804.0732" calcext:value-type="float">
            <text:p>1443144804.0732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30204582214" calcext:value-type="float">
            <text:p>24.0730204582</text:p>
          </table:table-cell>
          <table:table-cell table:formula="of:=[.C246]/([.D246]-[.D245])" office:value-type="float" office:value="100158.607903508" calcext:value-type="float">
            <text:p>100158.607903508</text:p>
          </table:table-cell>
          <table:table-cell/>
          <table:table-cell office:value-type="float" office:value="1443144813.50404" calcext:value-type="float">
            <text:p>1443144813.50404</text:p>
          </table:table-cell>
          <table:table-cell table:formula="of:=[.G246]-[.$B$2]" office:value-type="float" office:value="33.5038623809814" calcext:value-type="float">
            <text:p>33.503862381</text:p>
          </table:table-cell>
          <table:table-cell table:formula="of:=[.C246]/([.H246]-[.H245])" office:value-type="float" office:value="98494.2340892783" calcext:value-type="float">
            <text:p>98494.2340892783</text:p>
          </table:table-cell>
          <table:table-cell table:formula="of:=[.G246]-[.$B246]" office:value-type="float" office:value="9.43084192276001" calcext:value-type="float">
            <text:p>9.430841922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4804.11633" calcext:value-type="float">
            <text:p>1443144804.11633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61484718323" calcext:value-type="float">
            <text:p>24.1161484718</text:p>
          </table:table-cell>
          <table:table-cell table:formula="of:=[.C247]/([.D247]-[.D246])" office:value-type="float" office:value="100166.913296332" calcext:value-type="float">
            <text:p>100166.913296332</text:p>
          </table:table-cell>
          <table:table-cell/>
          <table:table-cell office:value-type="float" office:value="1443144813.54792" calcext:value-type="float">
            <text:p>1443144813.54792</text:p>
          </table:table-cell>
          <table:table-cell table:formula="of:=[.G247]-[.$B$2]" office:value-type="float" office:value="33.5477383136749" calcext:value-type="float">
            <text:p>33.5477383137</text:p>
          </table:table-cell>
          <table:table-cell table:formula="of:=[.C247]/([.H247]-[.H246])" office:value-type="float" office:value="98459.4454134946" calcext:value-type="float">
            <text:p>98459.4454134946</text:p>
          </table:table-cell>
          <table:table-cell table:formula="of:=[.G247]-[.$B247]" office:value-type="float" office:value="9.43158984184265" calcext:value-type="float">
            <text:p>9.431589841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4804.15947" calcext:value-type="float">
            <text:p>1443144804.15947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92924594879" calcext:value-type="float">
            <text:p>24.1592924595</text:p>
          </table:table-cell>
          <table:table-cell table:formula="of:=[.C248]/([.D248]-[.D247])" office:value-type="float" office:value="100129.826535293" calcext:value-type="float">
            <text:p>100129.826535293</text:p>
          </table:table-cell>
          <table:table-cell/>
          <table:table-cell office:value-type="float" office:value="1443144813.59179" calcext:value-type="float">
            <text:p>1443144813.59179</text:p>
          </table:table-cell>
          <table:table-cell table:formula="of:=[.G248]-[.$B$2]" office:value-type="float" office:value="33.5916159152985" calcext:value-type="float">
            <text:p>33.5916159153</text:p>
          </table:table-cell>
          <table:table-cell table:formula="of:=[.C248]/([.H248]-[.H247])" office:value-type="float" office:value="98455.7004064422" calcext:value-type="float">
            <text:p>98455.7004064422</text:p>
          </table:table-cell>
          <table:table-cell table:formula="of:=[.G248]-[.$B248]" office:value-type="float" office:value="9.43232345581055" calcext:value-type="float">
            <text:p>9.432323455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4804.20263" calcext:value-type="float">
            <text:p>1443144804.20263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24519443512" calcext:value-type="float">
            <text:p>24.2024519444</text:p>
          </table:table-cell>
          <table:table-cell table:formula="of:=[.C249]/([.D249]-[.D248])" office:value-type="float" office:value="100093.873077603" calcext:value-type="float">
            <text:p>100093.873077603</text:p>
          </table:table-cell>
          <table:table-cell/>
          <table:table-cell office:value-type="float" office:value="1443144813.63567" calcext:value-type="float">
            <text:p>1443144813.63567</text:p>
          </table:table-cell>
          <table:table-cell table:formula="of:=[.G249]-[.$B$2]" office:value-type="float" office:value="33.6354923248291" calcext:value-type="float">
            <text:p>33.6354923248</text:p>
          </table:table-cell>
          <table:table-cell table:formula="of:=[.C249]/([.H249]-[.H248])" office:value-type="float" office:value="98458.3753824084" calcext:value-type="float">
            <text:p>98458.3753824084</text:p>
          </table:table-cell>
          <table:table-cell table:formula="of:=[.G249]-[.$B249]" office:value-type="float" office:value="9.43304038047791" calcext:value-type="float">
            <text:p>9.433040380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4804.24577" calcext:value-type="float">
            <text:p>1443144804.24577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55887794495" calcext:value-type="float">
            <text:p>24.2455887794</text:p>
          </table:table-cell>
          <table:table-cell table:formula="of:=[.C250]/([.D250]-[.D249])" office:value-type="float" office:value="100146.429151767" calcext:value-type="float">
            <text:p>100146.429151767</text:p>
          </table:table-cell>
          <table:table-cell/>
          <table:table-cell office:value-type="float" office:value="1443144813.67957" calcext:value-type="float">
            <text:p>1443144813.67957</text:p>
          </table:table-cell>
          <table:table-cell table:formula="of:=[.G250]-[.$B$2]" office:value-type="float" office:value="33.6793963909149" calcext:value-type="float">
            <text:p>33.6793963909</text:p>
          </table:table-cell>
          <table:table-cell table:formula="of:=[.C250]/([.H250]-[.H249])" office:value-type="float" office:value="98396.3533481403" calcext:value-type="float">
            <text:p>98396.3533481403</text:p>
          </table:table-cell>
          <table:table-cell table:formula="of:=[.G250]-[.$B250]" office:value-type="float" office:value="9.43380761146545" calcext:value-type="float">
            <text:p>9.433807611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4804.2889" calcext:value-type="float">
            <text:p>1443144804.2889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7177467346" calcext:value-type="float">
            <text:p>24.2887177467</text:p>
          </table:table-cell>
          <table:table-cell table:formula="of:=[.C251]/([.D251]-[.D250])" office:value-type="float" office:value="100164.698390235" calcext:value-type="float">
            <text:p>100164.698390235</text:p>
          </table:table-cell>
          <table:table-cell/>
          <table:table-cell office:value-type="float" office:value="1443144813.72345" calcext:value-type="float">
            <text:p>1443144813.72345</text:p>
          </table:table-cell>
          <table:table-cell table:formula="of:=[.G251]-[.$B$2]" office:value-type="float" office:value="33.7232728004456" calcext:value-type="float">
            <text:p>33.7232728004</text:p>
          </table:table-cell>
          <table:table-cell table:formula="of:=[.C251]/([.H251]-[.H250])" office:value-type="float" office:value="98458.3753824084" calcext:value-type="float">
            <text:p>98458.3753824084</text:p>
          </table:table-cell>
          <table:table-cell table:formula="of:=[.G251]-[.$B251]" office:value-type="float" office:value="9.43455505371094" calcext:value-type="float">
            <text:p>9.434555053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4804.33203" calcext:value-type="float">
            <text:p>1443144804.33203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18512439728" calcext:value-type="float">
            <text:p>24.331851244</text:p>
          </table:table-cell>
          <table:table-cell table:formula="of:=[.C252]/([.D252]-[.D251])" office:value-type="float" office:value="100154.178923804" calcext:value-type="float">
            <text:p>100154.178923804</text:p>
          </table:table-cell>
          <table:table-cell/>
          <table:table-cell office:value-type="float" office:value="1443144813.76736" calcext:value-type="float">
            <text:p>1443144813.76736</text:p>
          </table:table-cell>
          <table:table-cell table:formula="of:=[.G252]-[.$B$2]" office:value-type="float" office:value="33.7671818733215" calcext:value-type="float">
            <text:p>33.7671818733</text:p>
          </table:table-cell>
          <table:table-cell table:formula="of:=[.C252]/([.H252]-[.H251])" office:value-type="float" office:value="98385.1335736936" calcext:value-type="float">
            <text:p>98385.1335736936</text:p>
          </table:table-cell>
          <table:table-cell table:formula="of:=[.G252]-[.$B252]" office:value-type="float" office:value="9.43533062934876" calcext:value-type="float">
            <text:p>9.435330629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4804.37516" calcext:value-type="float">
            <text:p>1443144804.37516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49837875366" calcext:value-type="float">
            <text:p>24.3749837875</text:p>
          </table:table-cell>
          <table:table-cell table:formula="of:=[.C253]/([.D253]-[.D252])" office:value-type="float" office:value="100156.393364693" calcext:value-type="float">
            <text:p>100156.393364693</text:p>
          </table:table-cell>
          <table:table-cell/>
          <table:table-cell office:value-type="float" office:value="1443144813.81125" calcext:value-type="float">
            <text:p>1443144813.81125</text:p>
          </table:table-cell>
          <table:table-cell table:formula="of:=[.G253]-[.$B$2]" office:value-type="float" office:value="33.8110690116882" calcext:value-type="float">
            <text:p>33.8110690117</text:p>
          </table:table-cell>
          <table:table-cell table:formula="of:=[.C253]/([.H253]-[.H252])" office:value-type="float" office:value="98434.3058302006" calcext:value-type="float">
            <text:p>98434.3058302006</text:p>
          </table:table-cell>
          <table:table-cell table:formula="of:=[.G253]-[.$B253]" office:value-type="float" office:value="9.43608522415161" calcext:value-type="float">
            <text:p>9.436085224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4804.4183" calcext:value-type="float">
            <text:p>1443144804.4183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81265830994" calcext:value-type="float">
            <text:p>24.4181265831</text:p>
          </table:table-cell>
          <table:table-cell table:formula="of:=[.C254]/([.D254]-[.D253])" office:value-type="float" office:value="100132.593255745" calcext:value-type="float">
            <text:p>100132.593255745</text:p>
          </table:table-cell>
          <table:table-cell/>
          <table:table-cell office:value-type="float" office:value="1443144813.85511" calcext:value-type="float">
            <text:p>1443144813.85511</text:p>
          </table:table-cell>
          <table:table-cell table:formula="of:=[.G254]-[.$B$2]" office:value-type="float" office:value="33.8549299240112" calcext:value-type="float">
            <text:p>33.854929924</text:p>
          </table:table-cell>
          <table:table-cell table:formula="of:=[.C254]/([.H254]-[.H253])" office:value-type="float" office:value="98493.1633019145" calcext:value-type="float">
            <text:p>98493.1633019145</text:p>
          </table:table-cell>
          <table:table-cell table:formula="of:=[.G254]-[.$B254]" office:value-type="float" office:value="9.43680334091187" calcext:value-type="float">
            <text:p>9.436803340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4804.46144" calcext:value-type="float">
            <text:p>1443144804.46144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12598419189" calcext:value-type="float">
            <text:p>24.4612598419</text:p>
          </table:table-cell>
          <table:table-cell table:formula="of:=[.C255]/([.D255]-[.D254])" office:value-type="float" office:value="100154.732524846" calcext:value-type="float">
            <text:p>100154.732524846</text:p>
          </table:table-cell>
          <table:table-cell/>
          <table:table-cell office:value-type="float" office:value="1443144813.89908" calcext:value-type="float">
            <text:p>1443144813.89908</text:p>
          </table:table-cell>
          <table:table-cell table:formula="of:=[.G255]-[.$B$2]" office:value-type="float" office:value="33.8988976478577" calcext:value-type="float">
            <text:p>33.8988976479</text:p>
          </table:table-cell>
          <table:table-cell table:formula="of:=[.C255]/([.H255]-[.H254])" office:value-type="float" office:value="98253.8922207641" calcext:value-type="float">
            <text:p>98253.8922207641</text:p>
          </table:table-cell>
          <table:table-cell table:formula="of:=[.G255]-[.$B255]" office:value-type="float" office:value="9.43763780593872" calcext:value-type="float">
            <text:p>9.437637805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4804.50455" calcext:value-type="float">
            <text:p>1443144804.50455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43752193451" calcext:value-type="float">
            <text:p>24.5043752193</text:p>
          </table:table-cell>
          <table:table-cell table:formula="of:=[.C256]/([.D256]-[.D255])" office:value-type="float" office:value="100196.270052367" calcext:value-type="float">
            <text:p>100196.270052367</text:p>
          </table:table-cell>
          <table:table-cell/>
          <table:table-cell office:value-type="float" office:value="1443144813.94291" calcext:value-type="float">
            <text:p>1443144813.94291</text:p>
          </table:table-cell>
          <table:table-cell table:formula="of:=[.G256]-[.$B$2]" office:value-type="float" office:value="33.9427292346954" calcext:value-type="float">
            <text:p>33.9427292347</text:p>
          </table:table-cell>
          <table:table-cell table:formula="of:=[.C256]/([.H256]-[.H255])" office:value-type="float" office:value="98559.0600675577" calcext:value-type="float">
            <text:p>98559.0600675577</text:p>
          </table:table-cell>
          <table:table-cell table:formula="of:=[.G256]-[.$B256]" office:value-type="float" office:value="9.43835401535034" calcext:value-type="float">
            <text:p>9.438354015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4804.5477" calcext:value-type="float">
            <text:p>1443144804.5477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75211143494" calcext:value-type="float">
            <text:p>24.5475211143</text:p>
          </table:table-cell>
          <table:table-cell table:formula="of:=[.C257]/([.D257]-[.D256])" office:value-type="float" office:value="100125.400100571" calcext:value-type="float">
            <text:p>100125.400100571</text:p>
          </table:table-cell>
          <table:table-cell/>
          <table:table-cell office:value-type="float" office:value="1443144813.98675" calcext:value-type="float">
            <text:p>1443144813.98675</text:p>
          </table:table-cell>
          <table:table-cell table:formula="of:=[.G257]-[.$B$2]" office:value-type="float" office:value="33.9865682125092" calcext:value-type="float">
            <text:p>33.9865682125</text:p>
          </table:table-cell>
          <table:table-cell table:formula="of:=[.C257]/([.H257]-[.H256])" office:value-type="float" office:value="98542.443629877" calcext:value-type="float">
            <text:p>98542.443629877</text:p>
          </table:table-cell>
          <table:table-cell table:formula="of:=[.G257]-[.$B257]" office:value-type="float" office:value="9.43904709815979" calcext:value-type="float">
            <text:p>9.439047098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4804.59086" calcext:value-type="float">
            <text:p>1443144804.59086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678691864" calcext:value-type="float">
            <text:p>24.5906786919</text:p>
          </table:table-cell>
          <table:table-cell table:formula="of:=[.C258]/([.D258]-[.D257])" office:value-type="float" office:value="100098.296725151" calcext:value-type="float">
            <text:p>100098.296725151</text:p>
          </table:table-cell>
          <table:table-cell/>
          <table:table-cell office:value-type="float" office:value="1443144814.03063" calcext:value-type="float">
            <text:p>1443144814.03063</text:p>
          </table:table-cell>
          <table:table-cell table:formula="of:=[.G258]-[.$B$2]" office:value-type="float" office:value="34.0304486751556" calcext:value-type="float">
            <text:p>34.0304486752</text:p>
          </table:table-cell>
          <table:table-cell table:formula="of:=[.C258]/([.H258]-[.H257])" office:value-type="float" office:value="98449.2810571155" calcext:value-type="float">
            <text:p>98449.2810571155</text:p>
          </table:table-cell>
          <table:table-cell table:formula="of:=[.G258]-[.$B258]" office:value-type="float" office:value="9.43976998329163" calcext:value-type="float">
            <text:p>9.43976998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4804.63399" calcext:value-type="float">
            <text:p>1443144804.63399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8129043579" calcext:value-type="float">
            <text:p>24.6338129044</text:p>
          </table:table-cell>
          <table:table-cell table:formula="of:=[.C259]/([.D259]-[.D258])" office:value-type="float" office:value="100152.518157397" calcext:value-type="float">
            <text:p>100152.518157397</text:p>
          </table:table-cell>
          <table:table-cell/>
          <table:table-cell office:value-type="float" office:value="1443144814.04496" calcext:value-type="float">
            <text:p>1443144814.04496</text:p>
          </table:table-cell>
          <table:table-cell table:formula="of:=[.G259]-[.$B$2]" office:value-type="float" office:value="34.0447843074799" calcext:value-type="float">
            <text:p>34.0447843075</text:p>
          </table:table-cell>
          <table:table-cell table:formula="of:=[.C259]/([.H259]-[.H258])" office:value-type="float" office:value="301347.014369345" calcext:value-type="float">
            <text:p>301347.014369345</text:p>
          </table:table-cell>
          <table:table-cell table:formula="of:=[.G259]-[.$B259]" office:value-type="float" office:value="9.41097140312195" calcext:value-type="float">
            <text:p>9.410971403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4804.67713" calcext:value-type="float">
            <text:p>1443144804.67713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69523620605" calcext:value-type="float">
            <text:p>24.6769523621</text:p>
          </table:table-cell>
          <table:table-cell table:formula="of:=[.C260]/([.D260]-[.D259])" office:value-type="float" office:value="100140.340886482" calcext:value-type="float">
            <text:p>100140.340886482</text:p>
          </table:table-cell>
          <table:table-cell/>
          <table:table-cell office:value-type="float" office:value="1443144814.05932" calcext:value-type="float">
            <text:p>1443144814.05932</text:p>
          </table:table-cell>
          <table:table-cell table:formula="of:=[.G260]-[.$B$2]" office:value-type="float" office:value="34.0591382980347" calcext:value-type="float">
            <text:p>34.059138298</text:p>
          </table:table-cell>
          <table:table-cell table:formula="of:=[.C260]/([.H260]-[.H259])" office:value-type="float" office:value="300961.602524707" calcext:value-type="float">
            <text:p>300961.602524707</text:p>
          </table:table-cell>
          <table:table-cell table:formula="of:=[.G260]-[.$B260]" office:value-type="float" office:value="9.38218593597412" calcext:value-type="float">
            <text:p>9.38218593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4804.72026" calcext:value-type="float">
            <text:p>1443144804.72026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200839519501" calcext:value-type="float">
            <text:p>24.720083952</text:p>
          </table:table-cell>
          <table:table-cell table:formula="of:=[.C261]/([.D261]-[.D260])" office:value-type="float" office:value="100158.607903508" calcext:value-type="float">
            <text:p>100158.607903508</text:p>
          </table:table-cell>
          <table:table-cell/>
          <table:table-cell office:value-type="float" office:value="1443144814.09374" calcext:value-type="float">
            <text:p>1443144814.09374</text:p>
          </table:table-cell>
          <table:table-cell table:formula="of:=[.G261]-[.$B$2]" office:value-type="float" office:value="34.0935661792755" calcext:value-type="float">
            <text:p>34.0935661793</text:p>
          </table:table-cell>
          <table:table-cell table:formula="of:=[.C261]/([.H261]-[.H260])" office:value-type="float" office:value="125479.693907937" calcext:value-type="float">
            <text:p>125479.693907937</text:p>
          </table:table-cell>
          <table:table-cell table:formula="of:=[.G261]-[.$B261]" office:value-type="float" office:value="9.37348222732544" calcext:value-type="float">
            <text:p>9.373482227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4804.76339" calcext:value-type="float">
            <text:p>1443144804.76339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32095813751" calcext:value-type="float">
            <text:p>24.7632095814</text:p>
          </table:table-cell>
          <table:table-cell table:formula="of:=[.C262]/([.D262]-[.D261])" office:value-type="float" office:value="100172.450990148" calcext:value-type="float">
            <text:p>100172.450990148</text:p>
          </table:table-cell>
          <table:table-cell/>
          <table:table-cell office:value-type="float" office:value="1443144814.1425" calcext:value-type="float">
            <text:p>1443144814.1425</text:p>
          </table:table-cell>
          <table:table-cell table:formula="of:=[.G262]-[.$B$2]" office:value-type="float" office:value="34.1423189640045" calcext:value-type="float">
            <text:p>34.142318964</text:p>
          </table:table-cell>
          <table:table-cell table:formula="of:=[.C262]/([.H262]-[.H261])" office:value-type="float" office:value="88610.3229592535" calcext:value-type="float">
            <text:p>88610.3229592535</text:p>
          </table:table-cell>
          <table:table-cell table:formula="of:=[.G262]-[.$B262]" office:value-type="float" office:value="9.37910938262939" calcext:value-type="float">
            <text:p>9.379109382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4804.80651" calcext:value-type="float">
            <text:p>1443144804.80651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63342571259" calcext:value-type="float">
            <text:p>24.8063342571</text:p>
          </table:table-cell>
          <table:table-cell table:formula="of:=[.C263]/([.D263]-[.D262])" office:value-type="float" office:value="100174.666239123" calcext:value-type="float">
            <text:p>100174.666239123</text:p>
          </table:table-cell>
          <table:table-cell/>
          <table:table-cell office:value-type="float" office:value="1443144814.19125" calcext:value-type="float">
            <text:p>1443144814.19125</text:p>
          </table:table-cell>
          <table:table-cell table:formula="of:=[.G263]-[.$B$2]" office:value-type="float" office:value="34.1910734176636" calcext:value-type="float">
            <text:p>34.1910734177</text:p>
          </table:table-cell>
          <table:table-cell table:formula="of:=[.C263]/([.H263]-[.H262])" office:value-type="float" office:value="88607.2897095716" calcext:value-type="float">
            <text:p>88607.2897095716</text:p>
          </table:table-cell>
          <table:table-cell table:formula="of:=[.G263]-[.$B263]" office:value-type="float" office:value="9.38473916053772" calcext:value-type="float">
            <text:p>9.384739160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4804.84964" calcext:value-type="float">
            <text:p>1443144804.84964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9457025528" calcext:value-type="float">
            <text:p>24.8494570255</text:p>
          </table:table-cell>
          <table:table-cell table:formula="of:=[.C264]/([.D264]-[.D263])" office:value-type="float" office:value="100179.097031017" calcext:value-type="float">
            <text:p>100179.097031017</text:p>
          </table:table-cell>
          <table:table-cell/>
          <table:table-cell office:value-type="float" office:value="1443144814.24002" calcext:value-type="float">
            <text:p>1443144814.24002</text:p>
          </table:table-cell>
          <table:table-cell table:formula="of:=[.G264]-[.$B$2]" office:value-type="float" office:value="34.239846944809" calcext:value-type="float">
            <text:p>34.2398469448</text:p>
          </table:table-cell>
          <table:table-cell table:formula="of:=[.C264]/([.H264]-[.H263])" office:value-type="float" office:value="88572.6387415616" calcext:value-type="float">
            <text:p>88572.6387415616</text:p>
          </table:table-cell>
          <table:table-cell table:formula="of:=[.G264]-[.$B264]" office:value-type="float" office:value="9.39038991928101" calcext:value-type="float">
            <text:p>9.390389919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4804.89276" calcext:value-type="float">
            <text:p>1443144804.89276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25862312317" calcext:value-type="float">
            <text:p>24.8925862312</text:p>
          </table:table-cell>
          <table:table-cell table:formula="of:=[.C265]/([.D265]-[.D264])" office:value-type="float" office:value="100164.144679016" calcext:value-type="float">
            <text:p>100164.144679016</text:p>
          </table:table-cell>
          <table:table-cell/>
          <table:table-cell office:value-type="float" office:value="1443144814.28873" calcext:value-type="float">
            <text:p>1443144814.28873</text:p>
          </table:table-cell>
          <table:table-cell table:formula="of:=[.G265]-[.$B$2]" office:value-type="float" office:value="34.2885563373566" calcext:value-type="float">
            <text:p>34.2885563374</text:p>
          </table:table-cell>
          <table:table-cell table:formula="of:=[.C265]/([.H265]-[.H264])" office:value-type="float" office:value="88689.2604086108" calcext:value-type="float">
            <text:p>88689.2604086108</text:p>
          </table:table-cell>
          <table:table-cell table:formula="of:=[.G265]-[.$B265]" office:value-type="float" office:value="9.39597010612488" calcext:value-type="float">
            <text:p>9.395970106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4804.93586" calcext:value-type="float">
            <text:p>1443144804.93586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6777667999" calcext:value-type="float">
            <text:p>24.9356777668</text:p>
          </table:table-cell>
          <table:table-cell table:formula="of:=[.C266]/([.D266]-[.D265])" office:value-type="float" office:value="100251.707047179" calcext:value-type="float">
            <text:p>100251.707047179</text:p>
          </table:table-cell>
          <table:table-cell/>
          <table:table-cell office:value-type="float" office:value="1443144814.33754" calcext:value-type="float">
            <text:p>1443144814.33754</text:p>
          </table:table-cell>
          <table:table-cell table:formula="of:=[.G266]-[.$B$2]" office:value-type="float" office:value="34.3373572826385" calcext:value-type="float">
            <text:p>34.3373572826</text:p>
          </table:table-cell>
          <table:table-cell table:formula="of:=[.C266]/([.H266]-[.H265])" office:value-type="float" office:value="88522.8754287054" calcext:value-type="float">
            <text:p>88522.8754287054</text:p>
          </table:table-cell>
          <table:table-cell table:formula="of:=[.G266]-[.$B266]" office:value-type="float" office:value="9.40167951583862" calcext:value-type="float">
            <text:p>9.401679515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4804.97899" calcext:value-type="float">
            <text:p>1443144804.97899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88119792938" calcext:value-type="float">
            <text:p>24.9788119793</text:p>
          </table:table-cell>
          <table:table-cell table:formula="of:=[.C267]/([.D267]-[.D266])" office:value-type="float" office:value="100152.518157397" calcext:value-type="float">
            <text:p>100152.518157397</text:p>
          </table:table-cell>
          <table:table-cell/>
          <table:table-cell office:value-type="float" office:value="1443144814.38632" calcext:value-type="float">
            <text:p>1443144814.38632</text:p>
          </table:table-cell>
          <table:table-cell table:formula="of:=[.G267]-[.$B$2]" office:value-type="float" office:value="34.3861398696899" calcext:value-type="float">
            <text:p>34.3861398697</text:p>
          </table:table-cell>
          <table:table-cell table:formula="of:=[.C267]/([.H267]-[.H266])" office:value-type="float" office:value="88556.1890239432" calcext:value-type="float">
            <text:p>88556.1890239432</text:p>
          </table:table-cell>
          <table:table-cell table:formula="of:=[.G267]-[.$B267]" office:value-type="float" office:value="9.40732789039612" calcext:value-type="float">
            <text:p>9.407327890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4805.02117" calcext:value-type="float">
            <text:p>1443144805.02117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09918022156" calcext:value-type="float">
            <text:p>25.0209918022</text:p>
          </table:table-cell>
          <table:table-cell table:formula="of:=[.C268]/([.D268]-[.D267])" office:value-type="float" office:value="102418.637650849" calcext:value-type="float">
            <text:p>102418.637650849</text:p>
          </table:table-cell>
          <table:table-cell/>
          <table:table-cell office:value-type="float" office:value="1443144814.43498" calcext:value-type="float">
            <text:p>1443144814.43498</text:p>
          </table:table-cell>
          <table:table-cell table:formula="of:=[.G268]-[.$B$2]" office:value-type="float" office:value="34.4347977638245" calcext:value-type="float">
            <text:p>34.4347977638</text:p>
          </table:table-cell>
          <table:table-cell table:formula="of:=[.C268]/([.H268]-[.H267])" office:value-type="float" office:value="88783.1271130798" calcext:value-type="float">
            <text:p>88783.1271130798</text:p>
          </table:table-cell>
          <table:table-cell table:formula="of:=[.G268]-[.$B268]" office:value-type="float" office:value="9.41380596160889" calcext:value-type="float">
            <text:p>9.413805961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4805.06247" calcext:value-type="float">
            <text:p>1443144805.06247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22887611389" calcext:value-type="float">
            <text:p>25.0622887611</text:p>
          </table:table-cell>
          <table:table-cell table:formula="of:=[.C269]/([.D269]-[.D268])" office:value-type="float" office:value="104608.186961642" calcext:value-type="float">
            <text:p>104608.186961642</text:p>
          </table:table-cell>
          <table:table-cell/>
          <table:table-cell office:value-type="float" office:value="1443144814.48383" calcext:value-type="float">
            <text:p>1443144814.48383</text:p>
          </table:table-cell>
          <table:table-cell table:formula="of:=[.G269]-[.$B$2]" office:value-type="float" office:value="34.483656167984" calcext:value-type="float">
            <text:p>34.483656168</text:p>
          </table:table-cell>
          <table:table-cell table:formula="of:=[.C269]/([.H269]-[.H268])" office:value-type="float" office:value="88418.7700010248" calcext:value-type="float">
            <text:p>88418.7700010248</text:p>
          </table:table-cell>
          <table:table-cell table:formula="of:=[.G269]-[.$B269]" office:value-type="float" office:value="9.42136740684509" calcext:value-type="float">
            <text:p>9.421367406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4805.10375" calcext:value-type="float">
            <text:p>1443144805.10375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5716533661" calcext:value-type="float">
            <text:p>25.1035716534</text:p>
          </table:table-cell>
          <table:table-cell table:formula="of:=[.C270]/([.D270]-[.D269])" office:value-type="float" office:value="104643.831062702" calcext:value-type="float">
            <text:p>104643.831062702</text:p>
          </table:table-cell>
          <table:table-cell/>
          <table:table-cell office:value-type="float" office:value="1443144814.53252" calcext:value-type="float">
            <text:p>1443144814.53252</text:p>
          </table:table-cell>
          <table:table-cell table:formula="of:=[.G270]-[.$B$2]" office:value-type="float" office:value="34.5323386192322" calcext:value-type="float">
            <text:p>34.5323386192</text:p>
          </table:table-cell>
          <table:table-cell table:formula="of:=[.C270]/([.H270]-[.H269])" office:value-type="float" office:value="88738.3418303631" calcext:value-type="float">
            <text:p>88738.3418303631</text:p>
          </table:table-cell>
          <table:table-cell table:formula="of:=[.G270]-[.$B270]" office:value-type="float" office:value="9.42876696586609" calcext:value-type="float">
            <text:p>9.428766965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4805.14504" calcext:value-type="float">
            <text:p>1443144805.14504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48595523834" calcext:value-type="float">
            <text:p>25.1448595524</text:p>
          </table:table-cell>
          <table:table-cell table:formula="of:=[.C271]/([.D271]-[.D270])" office:value-type="float" office:value="104631.14139536" calcext:value-type="float">
            <text:p>104631.14139536</text:p>
          </table:table-cell>
          <table:table-cell/>
          <table:table-cell office:value-type="float" office:value="1443144814.58134" calcext:value-type="float">
            <text:p>1443144814.58134</text:p>
          </table:table-cell>
          <table:table-cell table:formula="of:=[.G271]-[.$B$2]" office:value-type="float" office:value="34.5811641216278" calcext:value-type="float">
            <text:p>34.5811641216</text:p>
          </table:table-cell>
          <table:table-cell table:formula="of:=[.C271]/([.H271]-[.H270])" office:value-type="float" office:value="88478.3522552481" calcext:value-type="float">
            <text:p>88478.3522552481</text:p>
          </table:table-cell>
          <table:table-cell table:formula="of:=[.G271]-[.$B271]" office:value-type="float" office:value="9.43630456924439" calcext:value-type="float">
            <text:p>9.436304569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4805.18633" calcext:value-type="float">
            <text:p>1443144805.18633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61484050751" calcext:value-type="float">
            <text:p>25.1861484051</text:p>
          </table:table-cell>
          <table:table-cell table:formula="of:=[.C272]/([.D272]-[.D271])" office:value-type="float" office:value="104628.724664796" calcext:value-type="float">
            <text:p>104628.724664796</text:p>
          </table:table-cell>
          <table:table-cell/>
          <table:table-cell office:value-type="float" office:value="1443144814.63009" calcext:value-type="float">
            <text:p>1443144814.63009</text:p>
          </table:table-cell>
          <table:table-cell table:formula="of:=[.G272]-[.$B$2]" office:value-type="float" office:value="34.6299123764038" calcext:value-type="float">
            <text:p>34.6299123764</text:p>
          </table:table-cell>
          <table:table-cell table:formula="of:=[.C272]/([.H272]-[.H271])" office:value-type="float" office:value="88618.5571124642" calcext:value-type="float">
            <text:p>88618.5571124642</text:p>
          </table:table-cell>
          <table:table-cell table:formula="of:=[.G272]-[.$B272]" office:value-type="float" office:value="9.44376397132874" calcext:value-type="float">
            <text:p>9.443763971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4805.22761" calcext:value-type="float">
            <text:p>1443144805.22761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7433681488" calcext:value-type="float">
            <text:p>25.2274336815</text:p>
          </table:table-cell>
          <table:table-cell table:formula="of:=[.C273]/([.D273]-[.D272])" office:value-type="float" office:value="104637.787980111" calcext:value-type="float">
            <text:p>104637.787980111</text:p>
          </table:table-cell>
          <table:table-cell/>
          <table:table-cell office:value-type="float" office:value="1443144814.67891" calcext:value-type="float">
            <text:p>1443144814.67891</text:p>
          </table:table-cell>
          <table:table-cell table:formula="of:=[.G273]-[.$B$2]" office:value-type="float" office:value="34.6787292957306" calcext:value-type="float">
            <text:p>34.6787292957</text:p>
          </table:table-cell>
          <table:table-cell table:formula="of:=[.C273]/([.H273]-[.H272])" office:value-type="float" office:value="88493.908660679" calcext:value-type="float">
            <text:p>88493.908660679</text:p>
          </table:table-cell>
          <table:table-cell table:formula="of:=[.G273]-[.$B273]" office:value-type="float" office:value="9.45129561424255" calcext:value-type="float">
            <text:p>9.451295614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4805.26889" calcext:value-type="float">
            <text:p>1443144805.26889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7170505524" calcext:value-type="float">
            <text:p>25.2687170506</text:p>
          </table:table-cell>
          <table:table-cell table:formula="of:=[.C274]/([.D274]-[.D273])" office:value-type="float" office:value="104642.622390344" calcext:value-type="float">
            <text:p>104642.622390344</text:p>
          </table:table-cell>
          <table:table-cell/>
          <table:table-cell office:value-type="float" office:value="1443144814.72755" calcext:value-type="float">
            <text:p>1443144814.72755</text:p>
          </table:table-cell>
          <table:table-cell table:formula="of:=[.G274]-[.$B$2]" office:value-type="float" office:value="34.7273683547974" calcext:value-type="float">
            <text:p>34.7273683548</text:p>
          </table:table-cell>
          <table:table-cell table:formula="of:=[.C274]/([.H274]-[.H273])" office:value-type="float" office:value="88817.5076345419" calcext:value-type="float">
            <text:p>88817.5076345419</text:p>
          </table:table-cell>
          <table:table-cell table:formula="of:=[.G274]-[.$B274]" office:value-type="float" office:value="9.458651304245" calcext:value-type="float">
            <text:p>9.458651304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4805.31018" calcext:value-type="float">
            <text:p>1443144805.31018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10005903244" calcext:value-type="float">
            <text:p>25.3100059032</text:p>
          </table:table-cell>
          <table:table-cell table:formula="of:=[.C275]/([.D275]-[.D274])" office:value-type="float" office:value="104628.724664796" calcext:value-type="float">
            <text:p>104628.724664796</text:p>
          </table:table-cell>
          <table:table-cell/>
          <table:table-cell office:value-type="float" office:value="1443144814.77636" calcext:value-type="float">
            <text:p>1443144814.77636</text:p>
          </table:table-cell>
          <table:table-cell table:formula="of:=[.G275]-[.$B$2]" office:value-type="float" office:value="34.7761840820313" calcext:value-type="float">
            <text:p>34.776184082</text:p>
          </table:table-cell>
          <table:table-cell table:formula="of:=[.C275]/([.H275]-[.H274])" office:value-type="float" office:value="88496.0697051986" calcext:value-type="float">
            <text:p>88496.0697051986</text:p>
          </table:table-cell>
          <table:table-cell table:formula="of:=[.G275]-[.$B275]" office:value-type="float" office:value="9.46617817878723" calcext:value-type="float">
            <text:p>9.466178178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4805.35147" calcext:value-type="float">
            <text:p>1443144805.35147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12899875641" calcext:value-type="float">
            <text:p>25.3512899876</text:p>
          </table:table-cell>
          <table:table-cell table:formula="of:=[.C276]/([.D276]-[.D275])" office:value-type="float" office:value="104640.809434158" calcext:value-type="float">
            <text:p>104640.809434158</text:p>
          </table:table-cell>
          <table:table-cell/>
          <table:table-cell office:value-type="float" office:value="1443144814.82513" calcext:value-type="float">
            <text:p>1443144814.82513</text:p>
          </table:table-cell>
          <table:table-cell table:formula="of:=[.G276]-[.$B$2]" office:value-type="float" office:value="34.8249492645264" calcext:value-type="float">
            <text:p>34.8249492645</text:p>
          </table:table-cell>
          <table:table-cell table:formula="of:=[.C276]/([.H276]-[.H275])" office:value-type="float" office:value="88587.7952047561" calcext:value-type="float">
            <text:p>88587.7952047561</text:p>
          </table:table-cell>
          <table:table-cell table:formula="of:=[.G276]-[.$B276]" office:value-type="float" office:value="9.47365927696228" calcext:value-type="float">
            <text:p>9.47365927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4805.39276" calcext:value-type="float">
            <text:p>1443144805.39276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5838470459" calcext:value-type="float">
            <text:p>25.392583847</text:p>
          </table:table-cell>
          <table:table-cell table:formula="of:=[.C277]/([.D277]-[.D276])" office:value-type="float" office:value="104616.038660731" calcext:value-type="float">
            <text:p>104616.038660731</text:p>
          </table:table-cell>
          <table:table-cell/>
          <table:table-cell office:value-type="float" office:value="1443144814.87388" calcext:value-type="float">
            <text:p>1443144814.87388</text:p>
          </table:table-cell>
          <table:table-cell table:formula="of:=[.G277]-[.$B$2]" office:value-type="float" office:value="34.8737041950226" calcext:value-type="float">
            <text:p>34.873704195</text:p>
          </table:table-cell>
          <table:table-cell table:formula="of:=[.C277]/([.H277]-[.H276])" office:value-type="float" office:value="88606.4231049474" calcext:value-type="float">
            <text:p>88606.4231049474</text:p>
          </table:table-cell>
          <table:table-cell table:formula="of:=[.G277]-[.$B277]" office:value-type="float" office:value="9.48112034797668" calcext:value-type="float">
            <text:p>9.4811203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4805.43404" calcext:value-type="float">
            <text:p>1443144805.43404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38612556457" calcext:value-type="float">
            <text:p>25.4338612556</text:p>
          </table:table-cell>
          <table:table-cell table:formula="of:=[.C278]/([.D278]-[.D277])" office:value-type="float" office:value="104657.732801941" calcext:value-type="float">
            <text:p>104657.732801941</text:p>
          </table:table-cell>
          <table:table-cell/>
          <table:table-cell office:value-type="float" office:value="1443144814.92265" calcext:value-type="float">
            <text:p>1443144814.92265</text:p>
          </table:table-cell>
          <table:table-cell table:formula="of:=[.G278]-[.$B$2]" office:value-type="float" office:value="34.9224672317505" calcext:value-type="float">
            <text:p>34.9224672318</text:p>
          </table:table-cell>
          <table:table-cell table:formula="of:=[.C278]/([.H278]-[.H277])" office:value-type="float" office:value="88591.6934194507" calcext:value-type="float">
            <text:p>88591.6934194507</text:p>
          </table:table-cell>
          <table:table-cell table:formula="of:=[.G278]-[.$B278]" office:value-type="float" office:value="9.48860597610474" calcext:value-type="float">
            <text:p>9.488605976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4805.47532" calcext:value-type="float">
            <text:p>1443144805.47532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51460552216" calcext:value-type="float">
            <text:p>25.4751460552</text:p>
          </table:table-cell>
          <table:table-cell table:formula="of:=[.C279]/([.D279]-[.D278])" office:value-type="float" office:value="104638.996540792" calcext:value-type="float">
            <text:p>104638.996540792</text:p>
          </table:table-cell>
          <table:table-cell/>
          <table:table-cell office:value-type="float" office:value="1443144814.97142" calcext:value-type="float">
            <text:p>1443144814.97142</text:p>
          </table:table-cell>
          <table:table-cell table:formula="of:=[.G279]-[.$B$2]" office:value-type="float" office:value="34.9712450504303" calcext:value-type="float">
            <text:p>34.9712450504</text:p>
          </table:table-cell>
          <table:table-cell table:formula="of:=[.C279]/([.H279]-[.H278])" office:value-type="float" office:value="88564.8460083387" calcext:value-type="float">
            <text:p>88564.8460083387</text:p>
          </table:table-cell>
          <table:table-cell table:formula="of:=[.G279]-[.$B279]" office:value-type="float" office:value="9.49609899520874" calcext:value-type="float">
            <text:p>9.496098995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4805.51661" calcext:value-type="float">
            <text:p>1443144805.51661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64287090302" calcext:value-type="float">
            <text:p>25.516428709</text:p>
          </table:table-cell>
          <table:table-cell table:formula="of:=[.C280]/([.D280]-[.D279])" office:value-type="float" office:value="104644.435409351" calcext:value-type="float">
            <text:p>104644.435409351</text:p>
          </table:table-cell>
          <table:table-cell/>
          <table:table-cell office:value-type="float" office:value="1443144815.02015" calcext:value-type="float">
            <text:p>1443144815.02015</text:p>
          </table:table-cell>
          <table:table-cell table:formula="of:=[.G280]-[.$B$2]" office:value-type="float" office:value="35.0199670791626" calcext:value-type="float">
            <text:p>35.0199670792</text:p>
          </table:table-cell>
          <table:table-cell table:formula="of:=[.C280]/([.H280]-[.H279])" office:value-type="float" office:value="88666.2586185804" calcext:value-type="float">
            <text:p>88666.2586185804</text:p>
          </table:table-cell>
          <table:table-cell table:formula="of:=[.G280]-[.$B280]" office:value-type="float" office:value="9.50353837013245" calcext:value-type="float">
            <text:p>9.503538370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4805.55789" calcext:value-type="float">
            <text:p>1443144805.55789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7139854431" calcext:value-type="float">
            <text:p>25.5577139854</text:p>
          </table:table-cell>
          <table:table-cell table:formula="of:=[.C281]/([.D281]-[.D280])" office:value-type="float" office:value="104637.787980111" calcext:value-type="float">
            <text:p>104637.787980111</text:p>
          </table:table-cell>
          <table:table-cell/>
          <table:table-cell office:value-type="float" office:value="1443144815.0333" calcext:value-type="float">
            <text:p>1443144815.0333</text:p>
          </table:table-cell>
          <table:table-cell table:formula="of:=[.G281]-[.$B$2]" office:value-type="float" office:value="35.0331225395203" calcext:value-type="float">
            <text:p>35.0331225395</text:p>
          </table:table-cell>
          <table:table-cell table:formula="of:=[.C281]/([.H281]-[.H280])" office:value-type="float" office:value="328380.754648592" calcext:value-type="float">
            <text:p>328380.754648592</text:p>
          </table:table-cell>
          <table:table-cell table:formula="of:=[.G281]-[.$B281]" office:value-type="float" office:value="9.47540855407715" calcext:value-type="float">
            <text:p>9.475408554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4805.59918" calcext:value-type="float">
            <text:p>1443144805.59918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90014076233" calcext:value-type="float">
            <text:p>25.5990014076</text:p>
          </table:table-cell>
          <table:table-cell table:formula="of:=[.C282]/([.D282]-[.D281])" office:value-type="float" office:value="104632.349802508" calcext:value-type="float">
            <text:p>104632.349802508</text:p>
          </table:table-cell>
          <table:table-cell/>
          <table:table-cell office:value-type="float" office:value="1443144815.04645" calcext:value-type="float">
            <text:p>1443144815.04645</text:p>
          </table:table-cell>
          <table:table-cell table:formula="of:=[.G282]-[.$B$2]" office:value-type="float" office:value="35.0462744235992" calcext:value-type="float">
            <text:p>35.0462744236</text:p>
          </table:table-cell>
          <table:table-cell table:formula="of:=[.C282]/([.H282]-[.H281])" office:value-type="float" office:value="328470.048402009" calcext:value-type="float">
            <text:p>328470.048402009</text:p>
          </table:table-cell>
          <table:table-cell table:formula="of:=[.G282]-[.$B282]" office:value-type="float" office:value="9.44727301597595" calcext:value-type="float">
            <text:p>9.44727301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4805.64051" calcext:value-type="float">
            <text:p>1443144805.64051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403288841248" calcext:value-type="float">
            <text:p>25.6403288841</text:p>
          </table:table-cell>
          <table:table-cell table:formula="of:=[.C283]/([.D283]-[.D282])" office:value-type="float" office:value="104530.940809969" calcext:value-type="float">
            <text:p>104530.940809969</text:p>
          </table:table-cell>
          <table:table-cell/>
          <table:table-cell office:value-type="float" office:value="1443144815.07174" calcext:value-type="float">
            <text:p>1443144815.07174</text:p>
          </table:table-cell>
          <table:table-cell table:formula="of:=[.G283]-[.$B$2]" office:value-type="float" office:value="35.0715658664703" calcext:value-type="float">
            <text:p>35.0715658665</text:p>
          </table:table-cell>
          <table:table-cell table:formula="of:=[.C283]/([.H283]-[.H282])" office:value-type="float" office:value="170808.760180995" calcext:value-type="float">
            <text:p>170808.760180995</text:p>
          </table:table-cell>
          <table:table-cell table:formula="of:=[.G283]-[.$B283]" office:value-type="float" office:value="9.43123698234558" calcext:value-type="float">
            <text:p>9.431236982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4805.68179" calcext:value-type="float">
            <text:p>1443144805.68179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610584259" calcext:value-type="float">
            <text:p>25.6816105843</text:p>
          </table:table-cell>
          <table:table-cell table:formula="of:=[.C284]/([.D284]-[.D283])" office:value-type="float" office:value="104646.852865756" calcext:value-type="float">
            <text:p>104646.852865756</text:p>
          </table:table-cell>
          <table:table-cell/>
          <table:table-cell office:value-type="float" office:value="1443144815.11163" calcext:value-type="float">
            <text:p>1443144815.11163</text:p>
          </table:table-cell>
          <table:table-cell table:formula="of:=[.G284]-[.$B$2]" office:value-type="float" office:value="35.1114544868469" calcext:value-type="float">
            <text:p>35.1114544868</text:p>
          </table:table-cell>
          <table:table-cell table:formula="of:=[.C284]/([.H284]-[.H283])" office:value-type="float" office:value="108301.564687248" calcext:value-type="float">
            <text:p>108301.564687248</text:p>
          </table:table-cell>
          <table:table-cell table:formula="of:=[.G284]-[.$B284]" office:value-type="float" office:value="9.42984390258789" calcext:value-type="float">
            <text:p>9.429843902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4805.72307" calcext:value-type="float">
            <text:p>1443144805.72307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28956222534" calcext:value-type="float">
            <text:p>25.7228956223</text:p>
          </table:table-cell>
          <table:table-cell table:formula="of:=[.C285]/([.D285]-[.D284])" office:value-type="float" office:value="104638.392256962" calcext:value-type="float">
            <text:p>104638.392256962</text:p>
          </table:table-cell>
          <table:table-cell/>
          <table:table-cell office:value-type="float" office:value="1443144815.15156" calcext:value-type="float">
            <text:p>1443144815.15156</text:p>
          </table:table-cell>
          <table:table-cell table:formula="of:=[.G285]-[.$B$2]" office:value-type="float" office:value="35.1513800621033" calcext:value-type="float">
            <text:p>35.1513800621</text:p>
          </table:table-cell>
          <table:table-cell table:formula="of:=[.C285]/([.H285]-[.H284])" office:value-type="float" office:value="108201.321390183" calcext:value-type="float">
            <text:p>108201.321390183</text:p>
          </table:table-cell>
          <table:table-cell table:formula="of:=[.G285]-[.$B285]" office:value-type="float" office:value="9.42848443984985" calcext:value-type="float">
            <text:p>9.428484439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4805.76437" calcext:value-type="float">
            <text:p>1443144805.76437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41906738281" calcext:value-type="float">
            <text:p>25.7641906738</text:p>
          </table:table-cell>
          <table:table-cell table:formula="of:=[.C286]/([.D286]-[.D285])" office:value-type="float" office:value="104613.018636983" calcext:value-type="float">
            <text:p>104613.018636983</text:p>
          </table:table-cell>
          <table:table-cell/>
          <table:table-cell office:value-type="float" office:value="1443144815.19144" calcext:value-type="float">
            <text:p>1443144815.19144</text:p>
          </table:table-cell>
          <table:table-cell table:formula="of:=[.G286]-[.$B$2]" office:value-type="float" office:value="35.1912608146667" calcext:value-type="float">
            <text:p>35.1912608147</text:p>
          </table:table-cell>
          <table:table-cell table:formula="of:=[.C286]/([.H286]-[.H285])" office:value-type="float" office:value="108322.930795351" calcext:value-type="float">
            <text:p>108322.930795351</text:p>
          </table:table-cell>
          <table:table-cell table:formula="of:=[.G286]-[.$B286]" office:value-type="float" office:value="9.42707014083862" calcext:value-type="float">
            <text:p>9.427070140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4805.80566" calcext:value-type="float">
            <text:p>1443144805.80566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54823875427" calcext:value-type="float">
            <text:p>25.8054823875</text:p>
          </table:table-cell>
          <table:table-cell table:formula="of:=[.C287]/([.D287]-[.D286])" office:value-type="float" office:value="104621.475142907" calcext:value-type="float">
            <text:p>104621.475142907</text:p>
          </table:table-cell>
          <table:table-cell/>
          <table:table-cell office:value-type="float" office:value="1443144815.23131" calcext:value-type="float">
            <text:p>1443144815.23131</text:p>
          </table:table-cell>
          <table:table-cell table:formula="of:=[.G287]-[.$B$2]" office:value-type="float" office:value="35.2311356067657" calcext:value-type="float">
            <text:p>35.2311356068</text:p>
          </table:table-cell>
          <table:table-cell table:formula="of:=[.C287]/([.H287]-[.H286])" office:value-type="float" office:value="108339.122854222" calcext:value-type="float">
            <text:p>108339.122854222</text:p>
          </table:table-cell>
          <table:table-cell table:formula="of:=[.G287]-[.$B287]" office:value-type="float" office:value="9.42565321922302" calcext:value-type="float">
            <text:p>9.425653219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4805.84695" calcext:value-type="float">
            <text:p>1443144805.84695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67698097229" calcext:value-type="float">
            <text:p>25.8467698097</text:p>
          </table:table-cell>
          <table:table-cell table:formula="of:=[.C288]/([.D288]-[.D287])" office:value-type="float" office:value="104632.349802508" calcext:value-type="float">
            <text:p>104632.349802508</text:p>
          </table:table-cell>
          <table:table-cell/>
          <table:table-cell office:value-type="float" office:value="1443144815.27121" calcext:value-type="float">
            <text:p>1443144815.27121</text:p>
          </table:table-cell>
          <table:table-cell table:formula="of:=[.G288]-[.$B$2]" office:value-type="float" office:value="35.2710309028625" calcext:value-type="float">
            <text:p>35.2710309029</text:p>
          </table:table-cell>
          <table:table-cell table:formula="of:=[.C288]/([.H288]-[.H287])" office:value-type="float" office:value="108283.442476977" calcext:value-type="float">
            <text:p>108283.442476977</text:p>
          </table:table-cell>
          <table:table-cell table:formula="of:=[.G288]-[.$B288]" office:value-type="float" office:value="9.42426109313965" calcext:value-type="float">
            <text:p>9.424261093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4805.88823" calcext:value-type="float">
            <text:p>1443144805.88823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805103302" calcext:value-type="float">
            <text:p>25.888051033</text:p>
          </table:table-cell>
          <table:table-cell table:formula="of:=[.C289]/([.D289]-[.D288])" office:value-type="float" office:value="104648.061635845" calcext:value-type="float">
            <text:p>104648.061635845</text:p>
          </table:table-cell>
          <table:table-cell/>
          <table:table-cell office:value-type="float" office:value="1443144815.31108" calcext:value-type="float">
            <text:p>1443144815.31108</text:p>
          </table:table-cell>
          <table:table-cell table:formula="of:=[.G289]-[.$B$2]" office:value-type="float" office:value="35.3108978271484" calcext:value-type="float">
            <text:p>35.3108978271</text:p>
          </table:table-cell>
          <table:table-cell table:formula="of:=[.C289]/([.H289]-[.H288])" office:value-type="float" office:value="108360.503785568" calcext:value-type="float">
            <text:p>108360.503785568</text:p>
          </table:table-cell>
          <table:table-cell table:formula="of:=[.G289]-[.$B289]" office:value-type="float" office:value="9.42284679412842" calcext:value-type="float">
            <text:p>9.422846794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4805.92951" calcext:value-type="float">
            <text:p>1443144805.92951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93303489685" calcext:value-type="float">
            <text:p>25.929330349</text:p>
          </table:table-cell>
          <table:table-cell table:formula="of:=[.C290]/([.D290]-[.D289])" office:value-type="float" office:value="104652.89699546" calcext:value-type="float">
            <text:p>104652.89699546</text:p>
          </table:table-cell>
          <table:table-cell/>
          <table:table-cell office:value-type="float" office:value="1443144815.35103" calcext:value-type="float">
            <text:p>1443144815.35103</text:p>
          </table:table-cell>
          <table:table-cell table:formula="of:=[.G290]-[.$B$2]" office:value-type="float" office:value="35.3508541584015" calcext:value-type="float">
            <text:p>35.3508541584</text:p>
          </table:table-cell>
          <table:table-cell table:formula="of:=[.C290]/([.H290]-[.H289])" office:value-type="float" office:value="108118.034477203" calcext:value-type="float">
            <text:p>108118.034477203</text:p>
          </table:table-cell>
          <table:table-cell table:formula="of:=[.G290]-[.$B290]" office:value-type="float" office:value="9.42152380943298" calcext:value-type="float">
            <text:p>9.421523809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4805.97078" calcext:value-type="float">
            <text:p>1443144805.97078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06027507782" calcext:value-type="float">
            <text:p>25.9706027508</text:p>
          </table:table-cell>
          <table:table-cell table:formula="of:=[.C291]/([.D291]-[.D290])" office:value-type="float" office:value="104670.428920507" calcext:value-type="float">
            <text:p>104670.428920507</text:p>
          </table:table-cell>
          <table:table-cell/>
          <table:table-cell office:value-type="float" office:value="1443144815.39103" calcext:value-type="float">
            <text:p>1443144815.39103</text:p>
          </table:table-cell>
          <table:table-cell table:formula="of:=[.G291]-[.$B$2]" office:value-type="float" office:value="35.3908514976501" calcext:value-type="float">
            <text:p>35.3908514977</text:p>
          </table:table-cell>
          <table:table-cell table:formula="of:=[.C291]/([.H291]-[.H290])" office:value-type="float" office:value="108007.18450653" calcext:value-type="float">
            <text:p>108007.18450653</text:p>
          </table:table-cell>
          <table:table-cell table:formula="of:=[.G291]-[.$B291]" office:value-type="float" office:value="9.42024874687195" calcext:value-type="float">
            <text:p>9.420248746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4806.01151" calcext:value-type="float">
            <text:p>1443144806.01151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1331319809" calcext:value-type="float">
            <text:p>26.0113313198</text:p>
          </table:table-cell>
          <table:table-cell table:formula="of:=[.C292]/([.D292]-[.D291])" office:value-type="float" office:value="106068.052544079" calcext:value-type="float">
            <text:p>106068.052544079</text:p>
          </table:table-cell>
          <table:table-cell/>
          <table:table-cell office:value-type="float" office:value="1443144815.43074" calcext:value-type="float">
            <text:p>1443144815.43074</text:p>
          </table:table-cell>
          <table:table-cell table:formula="of:=[.G292]-[.$B$2]" office:value-type="float" office:value="35.4305622577667" calcext:value-type="float">
            <text:p>35.4305622578</text:p>
          </table:table-cell>
          <table:table-cell table:formula="of:=[.C292]/([.H292]-[.H291])" office:value-type="float" office:value="108786.635846757" calcext:value-type="float">
            <text:p>108786.635846757</text:p>
          </table:table-cell>
          <table:table-cell table:formula="of:=[.G292]-[.$B292]" office:value-type="float" office:value="9.41923093795776" calcext:value-type="float">
            <text:p>9.41923093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4806.05093" calcext:value-type="float">
            <text:p>1443144806.05093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07566928864" calcext:value-type="float">
            <text:p>26.0507566929</text:p>
          </table:table-cell>
          <table:table-cell table:formula="of:=[.C293]/([.D293]-[.D292])" office:value-type="float" office:value="109574.105780046" calcext:value-type="float">
            <text:p>109574.105780046</text:p>
          </table:table-cell>
          <table:table-cell/>
          <table:table-cell office:value-type="float" office:value="1443144815.4707" calcext:value-type="float">
            <text:p>1443144815.4707</text:p>
          </table:table-cell>
          <table:table-cell table:formula="of:=[.G293]-[.$B$2]" office:value-type="float" office:value="35.4705233573914" calcext:value-type="float">
            <text:p>35.4705233574</text:p>
          </table:table-cell>
          <table:table-cell table:formula="of:=[.C293]/([.H293]-[.H292])" office:value-type="float" office:value="108105.133256567" calcext:value-type="float">
            <text:p>108105.133256567</text:p>
          </table:table-cell>
          <table:table-cell table:formula="of:=[.G293]-[.$B293]" office:value-type="float" office:value="9.41976666450501" calcext:value-type="float">
            <text:p>9.419766664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4806.09035" calcext:value-type="float">
            <text:p>1443144806.09035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901675224304" calcext:value-type="float">
            <text:p>26.0901675224</text:p>
          </table:table-cell>
          <table:table-cell table:formula="of:=[.C294]/([.D294]-[.D293])" office:value-type="float" office:value="109614.541230846" calcext:value-type="float">
            <text:p>109614.541230846</text:p>
          </table:table-cell>
          <table:table-cell/>
          <table:table-cell office:value-type="float" office:value="1443144815.51062" calcext:value-type="float">
            <text:p>1443144815.51062</text:p>
          </table:table-cell>
          <table:table-cell table:formula="of:=[.G294]-[.$B$2]" office:value-type="float" office:value="35.5104377269745" calcext:value-type="float">
            <text:p>35.510437727</text:p>
          </table:table-cell>
          <table:table-cell table:formula="of:=[.C294]/([.H294]-[.H293])" office:value-type="float" office:value="108231.698135748" calcext:value-type="float">
            <text:p>108231.698135748</text:p>
          </table:table-cell>
          <table:table-cell table:formula="of:=[.G294]-[.$B294]" office:value-type="float" office:value="9.42027020454407" calcext:value-type="float">
            <text:p>9.420270204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4806.12976" calcext:value-type="float">
            <text:p>1443144806.12976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95869350433" calcext:value-type="float">
            <text:p>26.129586935</text:p>
          </table:table-cell>
          <table:table-cell table:formula="of:=[.C295]/([.D295]-[.D294])" office:value-type="float" office:value="109590.674077793" calcext:value-type="float">
            <text:p>109590.674077793</text:p>
          </table:table-cell>
          <table:table-cell/>
          <table:table-cell office:value-type="float" office:value="1443144815.55056" calcext:value-type="float">
            <text:p>1443144815.55056</text:p>
          </table:table-cell>
          <table:table-cell table:formula="of:=[.G295]-[.$B$2]" office:value-type="float" office:value="35.5503826141357" calcext:value-type="float">
            <text:p>35.5503826141</text:p>
          </table:table-cell>
          <table:table-cell table:formula="of:=[.C295]/([.H295]-[.H294])" office:value-type="float" office:value="108149.009973678" calcext:value-type="float">
            <text:p>108149.009973678</text:p>
          </table:table-cell>
          <table:table-cell table:formula="of:=[.G295]-[.$B295]" office:value-type="float" office:value="9.42079567909241" calcext:value-type="float">
            <text:p>9.420795679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4806.16918" calcext:value-type="float">
            <text:p>1443144806.16918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90001487732" calcext:value-type="float">
            <text:p>26.1690001488</text:p>
          </table:table-cell>
          <table:table-cell table:formula="of:=[.C296]/([.D296]-[.D295])" office:value-type="float" office:value="109607.910423384" calcext:value-type="float">
            <text:p>109607.910423384</text:p>
          </table:table-cell>
          <table:table-cell/>
          <table:table-cell office:value-type="float" office:value="1443144815.5904" calcext:value-type="float">
            <text:p>1443144815.5904</text:p>
          </table:table-cell>
          <table:table-cell table:formula="of:=[.G296]-[.$B$2]" office:value-type="float" office:value="35.5902171134949" calcext:value-type="float">
            <text:p>35.5902171135</text:p>
          </table:table-cell>
          <table:table-cell table:formula="of:=[.C296]/([.H296]-[.H295])" office:value-type="float" office:value="108448.708267995" calcext:value-type="float">
            <text:p>108448.708267995</text:p>
          </table:table-cell>
          <table:table-cell table:formula="of:=[.G296]-[.$B296]" office:value-type="float" office:value="9.42121696472168" calcext:value-type="float">
            <text:p>9.421216964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4806.2086" calcext:value-type="float">
            <text:p>1443144806.2086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84171772003" calcext:value-type="float">
            <text:p>26.2084171772</text:p>
          </table:table-cell>
          <table:table-cell table:formula="of:=[.C297]/([.D297]-[.D296])" office:value-type="float" office:value="109597.302799906" calcext:value-type="float">
            <text:p>109597.302799906</text:p>
          </table:table-cell>
          <table:table-cell/>
          <table:table-cell office:value-type="float" office:value="1443144815.63025" calcext:value-type="float">
            <text:p>1443144815.63025</text:p>
          </table:table-cell>
          <table:table-cell table:formula="of:=[.G297]-[.$B$2]" office:value-type="float" office:value="35.6300699710846" calcext:value-type="float">
            <text:p>35.6300699711</text:p>
          </table:table-cell>
          <table:table-cell table:formula="of:=[.C297]/([.H297]-[.H296])" office:value-type="float" office:value="108398.751338578" calcext:value-type="float">
            <text:p>108398.751338578</text:p>
          </table:table-cell>
          <table:table-cell table:formula="of:=[.G297]-[.$B297]" office:value-type="float" office:value="9.42165279388428" calcext:value-type="float">
            <text:p>9.421652793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4806.24801" calcext:value-type="float">
            <text:p>1443144806.24801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78287220001" calcext:value-type="float">
            <text:p>26.247828722</text:p>
          </table:table-cell>
          <table:table-cell table:formula="of:=[.C298]/([.D298]-[.D297])" office:value-type="float" office:value="109612.55190437" calcext:value-type="float">
            <text:p>109612.55190437</text:p>
          </table:table-cell>
          <table:table-cell/>
          <table:table-cell office:value-type="float" office:value="1443144815.67017" calcext:value-type="float">
            <text:p>1443144815.67017</text:p>
          </table:table-cell>
          <table:table-cell table:formula="of:=[.G298]-[.$B$2]" office:value-type="float" office:value="35.6699903011322" calcext:value-type="float">
            <text:p>35.6699903011</text:p>
          </table:table-cell>
          <table:table-cell table:formula="of:=[.C298]/([.H298]-[.H297])" office:value-type="float" office:value="108215.538169352" calcext:value-type="float">
            <text:p>108215.538169352</text:p>
          </table:table-cell>
          <table:table-cell table:formula="of:=[.G298]-[.$B298]" office:value-type="float" office:value="9.42216157913208" calcext:value-type="float">
            <text:p>9.422161579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4806.28743" calcext:value-type="float">
            <text:p>1443144806.28743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72521877289" calcext:value-type="float">
            <text:p>26.2872521877</text:p>
          </table:table-cell>
          <table:table-cell table:formula="of:=[.C299]/([.D299]-[.D298])" office:value-type="float" office:value="109579.407090243" calcext:value-type="float">
            <text:p>109579.407090243</text:p>
          </table:table-cell>
          <table:table-cell/>
          <table:table-cell office:value-type="float" office:value="1443144815.71002" calcext:value-type="float">
            <text:p>1443144815.71002</text:p>
          </table:table-cell>
          <table:table-cell table:formula="of:=[.G299]-[.$B$2]" office:value-type="float" office:value="35.7098381519318" calcext:value-type="float">
            <text:p>35.7098381519</text:p>
          </table:table-cell>
          <table:table-cell table:formula="of:=[.C299]/([.H299]-[.H298])" office:value-type="float" office:value="108412.371390621" calcext:value-type="float">
            <text:p>108412.371390621</text:p>
          </table:table-cell>
          <table:table-cell table:formula="of:=[.G299]-[.$B299]" office:value-type="float" office:value="9.42258596420288" calcext:value-type="float">
            <text:p>9.422585964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4806.32685" calcext:value-type="float">
            <text:p>1443144806.32685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66701698303" calcext:value-type="float">
            <text:p>26.3266701698</text:p>
          </table:table-cell>
          <table:table-cell table:formula="of:=[.C300]/([.D300]-[.D299])" office:value-type="float" office:value="109594.651214836" calcext:value-type="float">
            <text:p>109594.651214836</text:p>
          </table:table-cell>
          <table:table-cell/>
          <table:table-cell office:value-type="float" office:value="1443144815.74995" calcext:value-type="float">
            <text:p>1443144815.74995</text:p>
          </table:table-cell>
          <table:table-cell table:formula="of:=[.G300]-[.$B$2]" office:value-type="float" office:value="35.749772310257" calcext:value-type="float">
            <text:p>35.7497723103</text:p>
          </table:table-cell>
          <table:table-cell table:formula="of:=[.C300]/([.H300]-[.H299])" office:value-type="float" office:value="108178.065625448" calcext:value-type="float">
            <text:p>108178.065625448</text:p>
          </table:table-cell>
          <table:table-cell table:formula="of:=[.G300]-[.$B300]" office:value-type="float" office:value="9.42310214042664" calcext:value-type="float">
            <text:p>9.423102140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4806.36626" calcext:value-type="float">
            <text:p>1443144806.36626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60838603973" calcext:value-type="float">
            <text:p>26.3660838604</text:p>
          </table:table-cell>
          <table:table-cell table:formula="of:=[.C301]/([.D301]-[.D300])" office:value-type="float" office:value="109606.584358157" calcext:value-type="float">
            <text:p>109606.584358157</text:p>
          </table:table-cell>
          <table:table-cell/>
          <table:table-cell office:value-type="float" office:value="1443144815.78982" calcext:value-type="float">
            <text:p>1443144815.78982</text:p>
          </table:table-cell>
          <table:table-cell table:formula="of:=[.G301]-[.$B$2]" office:value-type="float" office:value="35.7896420955658" calcext:value-type="float">
            <text:p>35.7896420956</text:p>
          </table:table-cell>
          <table:table-cell table:formula="of:=[.C301]/([.H301]-[.H300])" office:value-type="float" office:value="108352.727925083" calcext:value-type="float">
            <text:p>108352.727925083</text:p>
          </table:table-cell>
          <table:table-cell table:formula="of:=[.G301]-[.$B301]" office:value-type="float" office:value="9.42355823516846" calcext:value-type="float">
            <text:p>9.423558235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4806.40566" calcext:value-type="float">
            <text:p>1443144806.40566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54811000824" calcext:value-type="float">
            <text:p>26.4054811001</text:p>
          </table:table-cell>
          <table:table-cell table:formula="of:=[.C302]/([.D302]-[.D301])" office:value-type="float" office:value="109652.352158021" calcext:value-type="float">
            <text:p>109652.352158021</text:p>
          </table:table-cell>
          <table:table-cell/>
          <table:table-cell office:value-type="float" office:value="1443144815.82972" calcext:value-type="float">
            <text:p>1443144815.82972</text:p>
          </table:table-cell>
          <table:table-cell table:formula="of:=[.G302]-[.$B$2]" office:value-type="float" office:value="35.8295373916626" calcext:value-type="float">
            <text:p>35.8295373917</text:p>
          </table:table-cell>
          <table:table-cell table:formula="of:=[.C302]/([.H302]-[.H301])" office:value-type="float" office:value="108283.442476977" calcext:value-type="float">
            <text:p>108283.442476977</text:p>
          </table:table-cell>
          <table:table-cell table:formula="of:=[.G302]-[.$B302]" office:value-type="float" office:value="9.4240562915802" calcext:value-type="float">
            <text:p>9.424056291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4806.44507" calcext:value-type="float">
            <text:p>1443144806.44507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48926448822" calcext:value-type="float">
            <text:p>26.4448926449</text:p>
          </table:table-cell>
          <table:table-cell table:formula="of:=[.C303]/([.D303]-[.D302])" office:value-type="float" office:value="109612.55190437" calcext:value-type="float">
            <text:p>109612.55190437</text:p>
          </table:table-cell>
          <table:table-cell/>
          <table:table-cell office:value-type="float" office:value="1443144815.86963" calcext:value-type="float">
            <text:p>1443144815.86963</text:p>
          </table:table-cell>
          <table:table-cell table:formula="of:=[.G303]-[.$B$2]" office:value-type="float" office:value="35.869455575943" calcext:value-type="float">
            <text:p>35.8694555759</text:p>
          </table:table-cell>
          <table:table-cell table:formula="of:=[.C303]/([.H303]-[.H302])" office:value-type="float" office:value="108221.355201309" calcext:value-type="float">
            <text:p>108221.355201309</text:p>
          </table:table-cell>
          <table:table-cell table:formula="of:=[.G303]-[.$B303]" office:value-type="float" office:value="9.42456293106079" calcext:value-type="float">
            <text:p>9.424562931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4806.48451" calcext:value-type="float">
            <text:p>1443144806.48451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43330383301" calcext:value-type="float">
            <text:p>26.4843330383</text:p>
          </table:table-cell>
          <table:table-cell table:formula="of:=[.C304]/([.D304]-[.D303])" office:value-type="float" office:value="109532.375880308" calcext:value-type="float">
            <text:p>109532.375880308</text:p>
          </table:table-cell>
          <table:table-cell/>
          <table:table-cell office:value-type="float" office:value="1443144815.90944" calcext:value-type="float">
            <text:p>1443144815.90944</text:p>
          </table:table-cell>
          <table:table-cell table:formula="of:=[.G304]-[.$B$2]" office:value-type="float" office:value="35.9092581272125" calcext:value-type="float">
            <text:p>35.9092581272</text:p>
          </table:table-cell>
          <table:table-cell table:formula="of:=[.C304]/([.H304]-[.H303])" office:value-type="float" office:value="108535.756181714" calcext:value-type="float">
            <text:p>108535.756181714</text:p>
          </table:table-cell>
          <table:table-cell table:formula="of:=[.G304]-[.$B304]" office:value-type="float" office:value="9.42492508888245" calcext:value-type="float">
            <text:p>9.424925088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4806.52392" calcext:value-type="float">
            <text:p>1443144806.52392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37414836884" calcext:value-type="float">
            <text:p>26.5237414837</text:p>
          </table:table-cell>
          <table:table-cell table:formula="of:=[.C305]/([.D305]-[.D304])" office:value-type="float" office:value="109621.172840627" calcext:value-type="float">
            <text:p>109621.172840627</text:p>
          </table:table-cell>
          <table:table-cell/>
          <table:table-cell office:value-type="float" office:value="1443144815.94932" calcext:value-type="float">
            <text:p>1443144815.94932</text:p>
          </table:table-cell>
          <table:table-cell table:formula="of:=[.G305]-[.$B$2]" office:value-type="float" office:value="35.9491403102875" calcext:value-type="float">
            <text:p>35.9491403103</text:p>
          </table:table-cell>
          <table:table-cell table:formula="of:=[.C305]/([.H305]-[.H304])" office:value-type="float" office:value="108319.045421394" calcext:value-type="float">
            <text:p>108319.045421394</text:p>
          </table:table-cell>
          <table:table-cell table:formula="of:=[.G305]-[.$B305]" office:value-type="float" office:value="9.42539882659912" calcext:value-type="float">
            <text:p>9.425398826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4806.56334" calcext:value-type="float">
            <text:p>1443144806.56334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31582736969" calcext:value-type="float">
            <text:p>26.5631582737</text:p>
          </table:table-cell>
          <table:table-cell table:formula="of:=[.C306]/([.D306]-[.D305])" office:value-type="float" office:value="109597.965716221" calcext:value-type="float">
            <text:p>109597.965716221</text:p>
          </table:table-cell>
          <table:table-cell/>
          <table:table-cell office:value-type="float" office:value="1443144815.98929" calcext:value-type="float">
            <text:p>1443144815.98929</text:p>
          </table:table-cell>
          <table:table-cell table:formula="of:=[.G306]-[.$B$2]" office:value-type="float" office:value="35.989114522934" calcext:value-type="float">
            <text:p>35.9891145229</text:p>
          </table:table-cell>
          <table:table-cell table:formula="of:=[.C306]/([.H306]-[.H305])" office:value-type="float" office:value="108069.670770112" calcext:value-type="float">
            <text:p>108069.670770112</text:p>
          </table:table-cell>
          <table:table-cell table:formula="of:=[.G306]-[.$B306]" office:value-type="float" office:value="9.42595624923706" calcext:value-type="float">
            <text:p>9.425956249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4806.60275" calcext:value-type="float">
            <text:p>1443144806.60275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25748252869" calcext:value-type="float">
            <text:p>26.6025748253</text:p>
          </table:table-cell>
          <table:table-cell table:formula="of:=[.C307]/([.D307]-[.D306])" office:value-type="float" office:value="109598.628640556" calcext:value-type="float">
            <text:p>109598.628640556</text:p>
          </table:table-cell>
          <table:table-cell/>
          <table:table-cell office:value-type="float" office:value="1443144816.0023" calcext:value-type="float">
            <text:p>1443144816.0023</text:p>
          </table:table-cell>
          <table:table-cell table:formula="of:=[.G307]-[.$B$2]" office:value-type="float" office:value="36.0021197795868" calcext:value-type="float">
            <text:p>36.0021197796</text:p>
          </table:table-cell>
          <table:table-cell table:formula="of:=[.C307]/([.H307]-[.H306])" office:value-type="float" office:value="332173.375375816" calcext:value-type="float">
            <text:p>332173.375375816</text:p>
          </table:table-cell>
          <table:table-cell table:formula="of:=[.G307]-[.$B307]" office:value-type="float" office:value="9.39954495429993" calcext:value-type="float">
            <text:p>9.399544954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4806.64216" calcext:value-type="float">
            <text:p>1443144806.64216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19863700867" calcext:value-type="float">
            <text:p>26.6419863701</text:p>
          </table:table-cell>
          <table:table-cell table:formula="of:=[.C308]/([.D308]-[.D307])" office:value-type="float" office:value="109612.55190437" calcext:value-type="float">
            <text:p>109612.55190437</text:p>
          </table:table-cell>
          <table:table-cell/>
          <table:table-cell office:value-type="float" office:value="1443144816.01444" calcext:value-type="float">
            <text:p>1443144816.01444</text:p>
          </table:table-cell>
          <table:table-cell table:formula="of:=[.G308]-[.$B$2]" office:value-type="float" office:value="36.0142660140991" calcext:value-type="float">
            <text:p>36.0142660141</text:p>
          </table:table-cell>
          <table:table-cell table:formula="of:=[.C308]/([.H308]-[.H307])" office:value-type="float" office:value="355665.78231426" calcext:value-type="float">
            <text:p>355665.78231426</text:p>
          </table:table-cell>
          <table:table-cell table:formula="of:=[.G308]-[.$B308]" office:value-type="float" office:value="9.37227964401245" calcext:value-type="float">
            <text:p>9.37227964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4806.68157" calcext:value-type="float">
            <text:p>1443144806.68157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13893318176" calcext:value-type="float">
            <text:p>26.6813893318</text:p>
          </table:table-cell>
          <table:table-cell table:formula="of:=[.C309]/([.D309]-[.D308])" office:value-type="float" office:value="109636.428588717" calcext:value-type="float">
            <text:p>109636.428588717</text:p>
          </table:table-cell>
          <table:table-cell/>
          <table:table-cell office:value-type="float" office:value="1443144816.03655" calcext:value-type="float">
            <text:p>1443144816.03655</text:p>
          </table:table-cell>
          <table:table-cell table:formula="of:=[.G309]-[.$B$2]" office:value-type="float" office:value="36.0363762378693" calcext:value-type="float">
            <text:p>36.0363762379</text:p>
          </table:table-cell>
          <table:table-cell table:formula="of:=[.C309]/([.H309]-[.H308])" office:value-type="float" office:value="195384.725406256" calcext:value-type="float">
            <text:p>195384.725406256</text:p>
          </table:table-cell>
          <table:table-cell table:formula="of:=[.G309]-[.$B309]" office:value-type="float" office:value="9.35498690605164" calcext:value-type="float">
            <text:p>9.354986906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4806.72098" calcext:value-type="float">
            <text:p>1443144806.72098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08058834076" calcext:value-type="float">
            <text:p>26.7208058834</text:p>
          </table:table-cell>
          <table:table-cell table:formula="of:=[.C310]/([.D310]-[.D309])" office:value-type="float" office:value="109598.628640556" calcext:value-type="float">
            <text:p>109598.628640556</text:p>
          </table:table-cell>
          <table:table-cell/>
          <table:table-cell office:value-type="float" office:value="1443144816.0732" calcext:value-type="float">
            <text:p>1443144816.0732</text:p>
          </table:table-cell>
          <table:table-cell table:formula="of:=[.G310]-[.$B$2]" office:value-type="float" office:value="36.0730216503143" calcext:value-type="float">
            <text:p>36.0730216503</text:p>
          </table:table-cell>
          <table:table-cell table:formula="of:=[.C310]/([.H310]-[.H309])" office:value-type="float" office:value="117886.515985478" calcext:value-type="float">
            <text:p>117886.515985478</text:p>
          </table:table-cell>
          <table:table-cell table:formula="of:=[.G310]-[.$B310]" office:value-type="float" office:value="9.35221576690674" calcext:value-type="float">
            <text:p>9.352215766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4806.7604" calcext:value-type="float">
            <text:p>1443144806.7604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602198123932" calcext:value-type="float">
            <text:p>26.7602198124</text:p>
          </table:table-cell>
          <table:table-cell table:formula="of:=[.C311]/([.D311]-[.D310])" office:value-type="float" office:value="109605.921337576" calcext:value-type="float">
            <text:p>109605.921337576</text:p>
          </table:table-cell>
          <table:table-cell/>
          <table:table-cell office:value-type="float" office:value="1443144816.10973" calcext:value-type="float">
            <text:p>1443144816.10973</text:p>
          </table:table-cell>
          <table:table-cell table:formula="of:=[.G311]-[.$B$2]" office:value-type="float" office:value="36.1095561981201" calcext:value-type="float">
            <text:p>36.1095561981</text:p>
          </table:table-cell>
          <table:table-cell table:formula="of:=[.C311]/([.H311]-[.H310])" office:value-type="float" office:value="118244.244405724" calcext:value-type="float">
            <text:p>118244.244405724</text:p>
          </table:table-cell>
          <table:table-cell table:formula="of:=[.G311]-[.$B311]" office:value-type="float" office:value="9.34933638572693" calcext:value-type="float">
            <text:p>9.349336385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4806.79983" calcext:value-type="float">
            <text:p>1443144806.79983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96516227722" calcext:value-type="float">
            <text:p>26.7996516228</text:p>
          </table:table-cell>
          <table:table-cell table:formula="of:=[.C312]/([.D312]-[.D311])" office:value-type="float" office:value="109556.217644462" calcext:value-type="float">
            <text:p>109556.217644462</text:p>
          </table:table-cell>
          <table:table-cell/>
          <table:table-cell office:value-type="float" office:value="1443144816.1463" calcext:value-type="float">
            <text:p>1443144816.1463</text:p>
          </table:table-cell>
          <table:table-cell table:formula="of:=[.G312]-[.$B$2]" office:value-type="float" office:value="36.1461226940155" calcext:value-type="float">
            <text:p>36.146122694</text:p>
          </table:table-cell>
          <table:table-cell table:formula="of:=[.C312]/([.H312]-[.H311])" office:value-type="float" office:value="118140.934596501" calcext:value-type="float">
            <text:p>118140.934596501</text:p>
          </table:table-cell>
          <table:table-cell table:formula="of:=[.G312]-[.$B312]" office:value-type="float" office:value="9.34647107124329" calcext:value-type="float">
            <text:p>9.346471071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4806.83924" calcext:value-type="float">
            <text:p>1443144806.83924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90653133392" calcext:value-type="float">
            <text:p>26.8390653133</text:p>
          </table:table-cell>
          <table:table-cell table:formula="of:=[.C313]/([.D313]-[.D312])" office:value-type="float" office:value="109606.584358157" calcext:value-type="float">
            <text:p>109606.584358157</text:p>
          </table:table-cell>
          <table:table-cell/>
          <table:table-cell office:value-type="float" office:value="1443144816.18284" calcext:value-type="float">
            <text:p>1443144816.18284</text:p>
          </table:table-cell>
          <table:table-cell table:formula="of:=[.G313]-[.$B$2]" office:value-type="float" office:value="36.1826665401459" calcext:value-type="float">
            <text:p>36.1826665401</text:p>
          </table:table-cell>
          <table:table-cell table:formula="of:=[.C313]/([.H313]-[.H312])" office:value-type="float" office:value="118214.157989509" calcext:value-type="float">
            <text:p>118214.157989509</text:p>
          </table:table-cell>
          <table:table-cell table:formula="of:=[.G313]-[.$B313]" office:value-type="float" office:value="9.34360122680664" calcext:value-type="float">
            <text:p>9.343601226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4806.87869" calcext:value-type="float">
            <text:p>1443144806.87869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85123825073" calcext:value-type="float">
            <text:p>26.8785123825</text:p>
          </table:table-cell>
          <table:table-cell table:formula="of:=[.C314]/([.D314]-[.D313])" office:value-type="float" office:value="109513.83945894" calcext:value-type="float">
            <text:p>109513.83945894</text:p>
          </table:table-cell>
          <table:table-cell/>
          <table:table-cell office:value-type="float" office:value="1443144816.21944" calcext:value-type="float">
            <text:p>1443144816.21944</text:p>
          </table:table-cell>
          <table:table-cell table:formula="of:=[.G314]-[.$B$2]" office:value-type="float" office:value="36.2192659378052" calcext:value-type="float">
            <text:p>36.2192659378</text:p>
          </table:table-cell>
          <table:table-cell table:formula="of:=[.C314]/([.H314]-[.H313])" office:value-type="float" office:value="118034.729429545" calcext:value-type="float">
            <text:p>118034.729429545</text:p>
          </table:table-cell>
          <table:table-cell table:formula="of:=[.G314]-[.$B314]" office:value-type="float" office:value="9.34075355529785" calcext:value-type="float">
            <text:p>9.340753555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4806.91811" calcext:value-type="float">
            <text:p>1443144806.91811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79320335388" calcext:value-type="float">
            <text:p>26.9179320335</text:p>
          </table:table-cell>
          <table:table-cell table:formula="of:=[.C315]/([.D315]-[.D314])" office:value-type="float" office:value="109590.011249682" calcext:value-type="float">
            <text:p>109590.011249682</text:p>
          </table:table-cell>
          <table:table-cell/>
          <table:table-cell office:value-type="float" office:value="1443144816.256" calcext:value-type="float">
            <text:p>1443144816.256</text:p>
          </table:table-cell>
          <table:table-cell table:formula="of:=[.G315]-[.$B$2]" office:value-type="float" office:value="36.2558207511902" calcext:value-type="float">
            <text:p>36.2558207512</text:p>
          </table:table-cell>
          <table:table-cell table:formula="of:=[.C315]/([.H315]-[.H314])" office:value-type="float" office:value="118178.691120648" calcext:value-type="float">
            <text:p>118178.691120648</text:p>
          </table:table-cell>
          <table:table-cell table:formula="of:=[.G315]-[.$B315]" office:value-type="float" office:value="9.33788871765137" calcext:value-type="float">
            <text:p>9.337888717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4806.95752" calcext:value-type="float">
            <text:p>1443144806.95752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73452472687" calcext:value-type="float">
            <text:p>26.9573452473</text:p>
          </table:table-cell>
          <table:table-cell table:formula="of:=[.C316]/([.D316]-[.D315])" office:value-type="float" office:value="109607.910423384" calcext:value-type="float">
            <text:p>109607.910423384</text:p>
          </table:table-cell>
          <table:table-cell/>
          <table:table-cell office:value-type="float" office:value="1443144816.29259" calcext:value-type="float">
            <text:p>1443144816.29259</text:p>
          </table:table-cell>
          <table:table-cell table:formula="of:=[.G316]-[.$B$2]" office:value-type="float" office:value="36.2924077510834" calcext:value-type="float">
            <text:p>36.2924077511</text:p>
          </table:table-cell>
          <table:table-cell table:formula="of:=[.C316]/([.H316]-[.H315])" office:value-type="float" office:value="118074.726340278" calcext:value-type="float">
            <text:p>118074.726340278</text:p>
          </table:table-cell>
          <table:table-cell table:formula="of:=[.G316]-[.$B316]" office:value-type="float" office:value="9.3350625038147" calcext:value-type="float">
            <text:p>9.335062503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4806.99695" calcext:value-type="float">
            <text:p>1443144806.99695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67739582062" calcext:value-type="float">
            <text:p>26.9967739582</text:p>
          </table:table-cell>
          <table:table-cell table:formula="of:=[.C317]/([.D317]-[.D316])" office:value-type="float" office:value="109564.829721362" calcext:value-type="float">
            <text:p>109564.829721362</text:p>
          </table:table-cell>
          <table:table-cell/>
          <table:table-cell office:value-type="float" office:value="1443144816.32904" calcext:value-type="float">
            <text:p>1443144816.32904</text:p>
          </table:table-cell>
          <table:table-cell table:formula="of:=[.G317]-[.$B$2]" office:value-type="float" office:value="36.3288593292236" calcext:value-type="float">
            <text:p>36.3288593292</text:p>
          </table:table-cell>
          <table:table-cell table:formula="of:=[.C317]/([.H317]-[.H316])" office:value-type="float" office:value="118513.387359457" calcext:value-type="float">
            <text:p>118513.387359457</text:p>
          </table:table-cell>
          <table:table-cell table:formula="of:=[.G317]-[.$B317]" office:value-type="float" office:value="9.33208537101746" calcext:value-type="float">
            <text:p>9.33208537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4820.04996" calcext:value-type="float">
            <text:p>1443144820.04996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97844219208" calcext:value-type="float">
            <text:p>40.0497844219</text:p>
          </table:table-cell>
          <table:table-cell table:formula="of:=[.C318]/([.D318]-[.D317])" office:value-type="float" office:value="330.958135060793" calcext:value-type="float">
            <text:p>330.9581350608</text:p>
          </table:table-cell>
          <table:table-cell/>
          <table:table-cell office:value-type="float" office:value="1443144820.24089" calcext:value-type="float">
            <text:p>1443144820.24089</text:p>
          </table:table-cell>
          <table:table-cell table:formula="of:=[.G318]-[.$B$2]" office:value-type="float" office:value="40.2407088279724" calcext:value-type="float">
            <text:p>40.240708828</text:p>
          </table:table-cell>
          <table:table-cell table:formula="of:=[.C318]/([.H318]-[.H317])" office:value-type="float" office:value="1104.33696423693" calcext:value-type="float">
            <text:p>1104.3369642369</text:p>
          </table:table-cell>
          <table:table-cell table:formula="of:=[.G318]-[.$B318]" office:value-type="float" office:value="0.190924406051636" calcext:value-type="float">
            <text:p>0.190924406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4820.10413" calcext:value-type="float">
            <text:p>1443144820.10413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39500236511" calcext:value-type="float">
            <text:p>40.1039500237</text:p>
          </table:table-cell>
          <table:table-cell table:formula="of:=[.C319]/([.D319]-[.D318])" office:value-type="float" office:value="79755.4141742265" calcext:value-type="float">
            <text:p>79755.4141742265</text:p>
          </table:table-cell>
          <table:table-cell/>
          <table:table-cell office:value-type="float" office:value="1443144820.29486" calcext:value-type="float">
            <text:p>1443144820.29486</text:p>
          </table:table-cell>
          <table:table-cell table:formula="of:=[.G319]-[.$B$2]" office:value-type="float" office:value="40.2946841716766" calcext:value-type="float">
            <text:p>40.2946841717</text:p>
          </table:table-cell>
          <table:table-cell table:formula="of:=[.C319]/([.H319]-[.H318])" office:value-type="float" office:value="80036.5445317573" calcext:value-type="float">
            <text:p>80036.5445317573</text:p>
          </table:table-cell>
          <table:table-cell table:formula="of:=[.G319]-[.$B319]" office:value-type="float" office:value="0.190734148025513" calcext:value-type="float">
            <text:p>0.19073414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4820.15827" calcext:value-type="float">
            <text:p>1443144820.15827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80896377564" calcext:value-type="float">
            <text:p>40.1580896378</text:p>
          </table:table-cell>
          <table:table-cell table:formula="of:=[.C320]/([.D320]-[.D319])" office:value-type="float" office:value="79793.6976721655" calcext:value-type="float">
            <text:p>79793.6976721655</text:p>
          </table:table-cell>
          <table:table-cell/>
          <table:table-cell office:value-type="float" office:value="1443144820.40324" calcext:value-type="float">
            <text:p>1443144820.40324</text:p>
          </table:table-cell>
          <table:table-cell table:formula="of:=[.G320]-[.$B$2]" office:value-type="float" office:value="40.4030613899231" calcext:value-type="float">
            <text:p>40.4030613899</text:p>
          </table:table-cell>
          <table:table-cell table:formula="of:=[.C320]/([.H320]-[.H319])" office:value-type="float" office:value="39860.7758152264" calcext:value-type="float">
            <text:p>39860.7758152264</text:p>
          </table:table-cell>
          <table:table-cell table:formula="of:=[.G320]-[.$B320]" office:value-type="float" office:value="0.244971752166748" calcext:value-type="float">
            <text:p>0.244971752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4820.21242" calcext:value-type="float">
            <text:p>1443144820.21242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22442722321" calcext:value-type="float">
            <text:p>40.2122442722</text:p>
          </table:table-cell>
          <table:table-cell table:formula="of:=[.C321]/([.D321]-[.D320])" office:value-type="float" office:value="79771.566031672" calcext:value-type="float">
            <text:p>79771.566031672</text:p>
          </table:table-cell>
          <table:table-cell/>
          <table:table-cell office:value-type="float" office:value="1443144820.89046" calcext:value-type="float">
            <text:p>1443144820.89046</text:p>
          </table:table-cell>
          <table:table-cell table:formula="of:=[.G321]-[.$B$2]" office:value-type="float" office:value="40.8902833461761" calcext:value-type="float">
            <text:p>40.8902833462</text:p>
          </table:table-cell>
          <table:table-cell table:formula="of:=[.C321]/([.H321]-[.H320])" office:value-type="float" office:value="8866.59549011846" calcext:value-type="float">
            <text:p>8866.5954901185</text:p>
          </table:table-cell>
          <table:table-cell table:formula="of:=[.G321]-[.$B321]" office:value-type="float" office:value="0.678039073944092" calcext:value-type="float">
            <text:p>0.678039073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4820.26657" calcext:value-type="float">
            <text:p>1443144820.26657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63905620575" calcext:value-type="float">
            <text:p>40.2663905621</text:p>
          </table:table-cell>
          <table:table-cell table:formula="of:=[.C322]/([.D322]-[.D321])" office:value-type="float" office:value="79783.8598716018" calcext:value-type="float">
            <text:p>79783.8598716018</text:p>
          </table:table-cell>
          <table:table-cell/>
          <table:table-cell office:value-type="float" office:value="1443144821.05291" calcext:value-type="float">
            <text:p>1443144821.05291</text:p>
          </table:table-cell>
          <table:table-cell table:formula="of:=[.G322]-[.$B$2]" office:value-type="float" office:value="41.0527346134186" calcext:value-type="float">
            <text:p>41.0527346134</text:p>
          </table:table-cell>
          <table:table-cell table:formula="of:=[.C322]/([.H322]-[.H321])" office:value-type="float" office:value="26592.5903400502" calcext:value-type="float">
            <text:p>26592.5903400502</text:p>
          </table:table-cell>
          <table:table-cell table:formula="of:=[.G322]-[.$B322]" office:value-type="float" office:value="0.786344051361084" calcext:value-type="float">
            <text:p>0.786344051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4820.32071" calcext:value-type="float">
            <text:p>1443144820.32071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205325603485" calcext:value-type="float">
            <text:p>40.3205325603</text:p>
          </table:table-cell>
          <table:table-cell table:formula="of:=[.C323]/([.D323]-[.D322])" office:value-type="float" office:value="79790.1838934686" calcext:value-type="float">
            <text:p>79790.1838934686</text:p>
          </table:table-cell>
          <table:table-cell/>
          <table:table-cell office:value-type="float" office:value="1443144821.36697" calcext:value-type="float">
            <text:p>1443144821.36697</text:p>
          </table:table-cell>
          <table:table-cell table:formula="of:=[.G323]-[.$B$2]" office:value-type="float" office:value="41.3667922019959" calcext:value-type="float">
            <text:p>41.366792202</text:p>
          </table:table-cell>
          <table:table-cell table:formula="of:=[.C323]/([.H323]-[.H322])" office:value-type="float" office:value="13755.4389931167" calcext:value-type="float">
            <text:p>13755.4389931167</text:p>
          </table:table-cell>
          <table:table-cell table:formula="of:=[.G323]-[.$B323]" office:value-type="float" office:value="1.04625964164734" calcext:value-type="float">
            <text:p>1.046259641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4820.37485" calcext:value-type="float">
            <text:p>1443144820.37485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46697902679" calcext:value-type="float">
            <text:p>40.3746697903</text:p>
          </table:table-cell>
          <table:table-cell table:formula="of:=[.C324]/([.D324]-[.D323])" office:value-type="float" office:value="79797.2117603537" calcext:value-type="float">
            <text:p>79797.2117603537</text:p>
          </table:table-cell>
          <table:table-cell/>
          <table:table-cell office:value-type="float" office:value="1443144822.22619" calcext:value-type="float">
            <text:p>1443144822.22619</text:p>
          </table:table-cell>
          <table:table-cell table:formula="of:=[.G324]-[.$B$2]" office:value-type="float" office:value="42.2260162830353" calcext:value-type="float">
            <text:p>42.226016283</text:p>
          </table:table-cell>
          <table:table-cell table:formula="of:=[.C324]/([.H324]-[.H323])" office:value-type="float" office:value="5027.79204555576" calcext:value-type="float">
            <text:p>5027.7920455558</text:p>
          </table:table-cell>
          <table:table-cell table:formula="of:=[.G324]-[.$B324]" office:value-type="float" office:value="1.85134649276733" calcext:value-type="float">
            <text:p>1.851346492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4820.42896" calcext:value-type="float">
            <text:p>1443144820.42896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87834167481" calcext:value-type="float">
            <text:p>40.4287834167</text:p>
          </table:table-cell>
          <table:table-cell table:formula="of:=[.C325]/([.D325]-[.D324])" office:value-type="float" office:value="79832.0179407761" calcext:value-type="float">
            <text:p>79832.0179407761</text:p>
          </table:table-cell>
          <table:table-cell/>
          <table:table-cell office:value-type="float" office:value="1443144826.01509" calcext:value-type="float">
            <text:p>1443144826.01509</text:p>
          </table:table-cell>
          <table:table-cell table:formula="of:=[.G325]-[.$B$2]" office:value-type="float" office:value="46.0149133205414" calcext:value-type="float">
            <text:p>46.0149133205</text:p>
          </table:table-cell>
          <table:table-cell table:formula="of:=[.C325]/([.H325]-[.H324])" office:value-type="float" office:value="1140.173500952" calcext:value-type="float">
            <text:p>1140.173500952</text:p>
          </table:table-cell>
          <table:table-cell table:formula="of:=[.G325]-[.$B325]" office:value-type="float" office:value="5.58612990379334" calcext:value-type="float">
            <text:p>5.586129903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4820.48311" calcext:value-type="float">
            <text:p>1443144820.48311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29292297363" calcext:value-type="float">
            <text:p>40.4829292297</text:p>
          </table:table-cell>
          <table:table-cell table:formula="of:=[.C326]/([.D326]-[.D325])" office:value-type="float" office:value="79784.5624911935" calcext:value-type="float">
            <text:p>79784.5624911935</text:p>
          </table:table-cell>
          <table:table-cell/>
          <table:table-cell office:value-type="float" office:value="1443144826.13908" calcext:value-type="float">
            <text:p>1443144826.13908</text:p>
          </table:table-cell>
          <table:table-cell table:formula="of:=[.G326]-[.$B$2]" office:value-type="float" office:value="46.1389002799988" calcext:value-type="float">
            <text:p>46.13890028</text:p>
          </table:table-cell>
          <table:table-cell table:formula="of:=[.C326]/([.H326]-[.H325])" office:value-type="float" office:value="34842.3738988807" calcext:value-type="float">
            <text:p>34842.3738988807</text:p>
          </table:table-cell>
          <table:table-cell table:formula="of:=[.G326]-[.$B326]" office:value-type="float" office:value="5.65597105026245" calcext:value-type="float">
            <text:p>5.655971050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4820.53727" calcext:value-type="float">
            <text:p>1443144820.53727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70886325836" calcext:value-type="float">
            <text:p>40.5370886326</text:p>
          </table:table-cell>
          <table:table-cell table:formula="of:=[.C327]/([.D327]-[.D326])" office:value-type="float" office:value="79764.5426811821" calcext:value-type="float">
            <text:p>79764.5426811821</text:p>
          </table:table-cell>
          <table:table-cell/>
          <table:table-cell office:value-type="float" office:value="1443144826.57477" calcext:value-type="float">
            <text:p>1443144826.57477</text:p>
          </table:table-cell>
          <table:table-cell table:formula="of:=[.G327]-[.$B$2]" office:value-type="float" office:value="46.5745873451233" calcext:value-type="float">
            <text:p>46.5745873451</text:p>
          </table:table-cell>
          <table:table-cell table:formula="of:=[.C327]/([.H327]-[.H326])" office:value-type="float" office:value="9915.37354629847" calcext:value-type="float">
            <text:p>9915.3735462985</text:p>
          </table:table-cell>
          <table:table-cell table:formula="of:=[.G327]-[.$B327]" office:value-type="float" office:value="6.03749871253967" calcext:value-type="float">
            <text:p>6.037498712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4820.59142" calcext:value-type="float">
            <text:p>1443144820.59142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12435054779" calcext:value-type="float">
            <text:p>40.5912435055</text:p>
          </table:table-cell>
          <table:table-cell table:formula="of:=[.C328]/([.D328]-[.D327])" office:value-type="float" office:value="79771.214834773" calcext:value-type="float">
            <text:p>79771.214834773</text:p>
          </table:table-cell>
          <table:table-cell/>
          <table:table-cell office:value-type="float" office:value="1443144827.00856" calcext:value-type="float">
            <text:p>1443144827.00856</text:p>
          </table:table-cell>
          <table:table-cell table:formula="of:=[.G328]-[.$B$2]" office:value-type="float" office:value="47.0083770751953" calcext:value-type="float">
            <text:p>47.0083770752</text:p>
          </table:table-cell>
          <table:table-cell table:formula="of:=[.C328]/([.H328]-[.H327])" office:value-type="float" office:value="9958.74199069387" calcext:value-type="float">
            <text:p>9958.7419906939</text:p>
          </table:table-cell>
          <table:table-cell table:formula="of:=[.G328]-[.$B328]" office:value-type="float" office:value="6.41713356971741" calcext:value-type="float">
            <text:p>6.417133569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4820.64557" calcext:value-type="float">
            <text:p>1443144820.64557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53914642334" calcext:value-type="float">
            <text:p>40.6453914642</text:p>
          </table:table-cell>
          <table:table-cell table:formula="of:=[.C329]/([.D329]-[.D328])" office:value-type="float" office:value="79781.4008004826" calcext:value-type="float">
            <text:p>79781.4008004826</text:p>
          </table:table-cell>
          <table:table-cell/>
          <table:table-cell office:value-type="float" office:value="1443144831.01594" calcext:value-type="float">
            <text:p>1443144831.01594</text:p>
          </table:table-cell>
          <table:table-cell table:formula="of:=[.G329]-[.$B$2]" office:value-type="float" office:value="51.015762090683" calcext:value-type="float">
            <text:p>51.0157620907</text:p>
          </table:table-cell>
          <table:table-cell table:formula="of:=[.C329]/([.H329]-[.H328])" office:value-type="float" office:value="1078.00972037978" calcext:value-type="float">
            <text:p>1078.0097203798</text:p>
          </table:table-cell>
          <table:table-cell table:formula="of:=[.G329]-[.$B329]" office:value-type="float" office:value="10.3703706264496" calcext:value-type="float">
            <text:p>10.370370626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4820.69971" calcext:value-type="float">
            <text:p>1443144820.69971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95327472687" calcext:value-type="float">
            <text:p>40.6995327473</text:p>
          </table:table-cell>
          <table:table-cell table:formula="of:=[.C330]/([.D330]-[.D329])" office:value-type="float" office:value="79791.2379945835" calcext:value-type="float">
            <text:p>79791.2379945835</text:p>
          </table:table-cell>
          <table:table-cell/>
          <table:table-cell office:value-type="float" office:value="1443144831.06644" calcext:value-type="float">
            <text:p>1443144831.06644</text:p>
          </table:table-cell>
          <table:table-cell table:formula="of:=[.G330]-[.$B$2]" office:value-type="float" office:value="51.0662612915039" calcext:value-type="float">
            <text:p>51.0662612915</text:p>
          </table:table-cell>
          <table:table-cell table:formula="of:=[.C330]/([.H330]-[.H329])" office:value-type="float" office:value="85545.9082475249" calcext:value-type="float">
            <text:p>85545.9082475249</text:p>
          </table:table-cell>
          <table:table-cell table:formula="of:=[.G330]-[.$B330]" office:value-type="float" office:value="10.3667285442352" calcext:value-type="float">
            <text:p>10.366728544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4820.75385" calcext:value-type="float">
            <text:p>1443144820.75385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36761760712" calcext:value-type="float">
            <text:p>40.7536761761</text:p>
          </table:table-cell>
          <table:table-cell table:formula="of:=[.C331]/([.D331]-[.D330])" office:value-type="float" office:value="79788.0757747893" calcext:value-type="float">
            <text:p>79788.0757747893</text:p>
          </table:table-cell>
          <table:table-cell/>
          <table:table-cell office:value-type="float" office:value="1443144831.11687" calcext:value-type="float">
            <text:p>1443144831.11687</text:p>
          </table:table-cell>
          <table:table-cell table:formula="of:=[.G331]-[.$B$2]" office:value-type="float" office:value="51.1166956424713" calcext:value-type="float">
            <text:p>51.1166956425</text:p>
          </table:table-cell>
          <table:table-cell table:formula="of:=[.C331]/([.H331]-[.H330])" office:value-type="float" office:value="85655.9054917107" calcext:value-type="float">
            <text:p>85655.9054917107</text:p>
          </table:table-cell>
          <table:table-cell table:formula="of:=[.G331]-[.$B331]" office:value-type="float" office:value="10.3630194664001" calcext:value-type="float">
            <text:p>10.36301946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4820.80798" calcext:value-type="float">
            <text:p>1443144820.80798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78017234802" calcext:value-type="float">
            <text:p>40.8078017235</text:p>
          </table:table-cell>
          <table:table-cell table:formula="of:=[.C332]/([.D332]-[.D331])" office:value-type="float" office:value="79814.4352675327" calcext:value-type="float">
            <text:p>79814.4352675327</text:p>
          </table:table-cell>
          <table:table-cell/>
          <table:table-cell office:value-type="float" office:value="1443144831.16735" calcext:value-type="float">
            <text:p>1443144831.16735</text:p>
          </table:table-cell>
          <table:table-cell table:formula="of:=[.G332]-[.$B$2]" office:value-type="float" office:value="51.1671764850617" calcext:value-type="float">
            <text:p>51.1671764851</text:p>
          </table:table-cell>
          <table:table-cell table:formula="of:=[.C332]/([.H332]-[.H331])" office:value-type="float" office:value="85577.0184950787" calcext:value-type="float">
            <text:p>85577.0184950787</text:p>
          </table:table-cell>
          <table:table-cell table:formula="of:=[.G332]-[.$B332]" office:value-type="float" office:value="10.3593747615814" calcext:value-type="float">
            <text:p>10.359374761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4820.86211" calcext:value-type="float">
            <text:p>1443144820.86211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19310855866" calcext:value-type="float">
            <text:p>40.8619310856</text:p>
          </table:table-cell>
          <table:table-cell table:formula="of:=[.C333]/([.D333]-[.D332])" office:value-type="float" office:value="79808.8104477283" calcext:value-type="float">
            <text:p>79808.8104477283</text:p>
          </table:table-cell>
          <table:table-cell/>
          <table:table-cell office:value-type="float" office:value="1443144831.21776" calcext:value-type="float">
            <text:p>1443144831.21776</text:p>
          </table:table-cell>
          <table:table-cell table:formula="of:=[.G333]-[.$B$2]" office:value-type="float" office:value="51.2175841331482" calcext:value-type="float">
            <text:p>51.2175841331</text:p>
          </table:table-cell>
          <table:table-cell table:formula="of:=[.C333]/([.H333]-[.H332])" office:value-type="float" office:value="85701.2807378503" calcext:value-type="float">
            <text:p>85701.2807378503</text:p>
          </table:table-cell>
          <table:table-cell table:formula="of:=[.G333]-[.$B333]" office:value-type="float" office:value="10.3556530475616" calcext:value-type="float">
            <text:p>10.355653047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4820.91625" calcext:value-type="float">
            <text:p>1443144820.91625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60759449005" calcext:value-type="float">
            <text:p>40.9160759449</text:p>
          </table:table-cell>
          <table:table-cell table:formula="of:=[.C334]/([.D334]-[.D333])" office:value-type="float" office:value="79785.9677675033" calcext:value-type="float">
            <text:p>79785.9677675033</text:p>
          </table:table-cell>
          <table:table-cell/>
          <table:table-cell office:value-type="float" office:value="1443144831.26822" calcext:value-type="float">
            <text:p>1443144831.26822</text:p>
          </table:table-cell>
          <table:table-cell table:formula="of:=[.G334]-[.$B$2]" office:value-type="float" office:value="51.2680456638336" calcext:value-type="float">
            <text:p>51.2680456638</text:p>
          </table:table-cell>
          <table:table-cell table:formula="of:=[.C334]/([.H334]-[.H333])" office:value-type="float" office:value="85609.7692900105" calcext:value-type="float">
            <text:p>85609.7692900105</text:p>
          </table:table-cell>
          <table:table-cell table:formula="of:=[.G334]-[.$B334]" office:value-type="float" office:value="10.3519697189331" calcext:value-type="float">
            <text:p>10.351969718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4820.97044" calcext:value-type="float">
            <text:p>1443144820.97044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702599048615" calcext:value-type="float">
            <text:p>40.9702599049</text:p>
          </table:table-cell>
          <table:table-cell table:formula="of:=[.C335]/([.D335]-[.D334])" office:value-type="float" office:value="79728.3920022529" calcext:value-type="float">
            <text:p>79728.3920022529</text:p>
          </table:table-cell>
          <table:table-cell/>
          <table:table-cell office:value-type="float" office:value="1443144831.31865" calcext:value-type="float">
            <text:p>1443144831.31865</text:p>
          </table:table-cell>
          <table:table-cell table:formula="of:=[.G335]-[.$B$2]" office:value-type="float" office:value="51.3184766769409" calcext:value-type="float">
            <text:p>51.3184766769</text:p>
          </table:table-cell>
          <table:table-cell table:formula="of:=[.C335]/([.H335]-[.H334])" office:value-type="float" office:value="85661.5747696468" calcext:value-type="float">
            <text:p>85661.5747696468</text:p>
          </table:table-cell>
          <table:table-cell table:formula="of:=[.G335]-[.$B335]" office:value-type="float" office:value="10.3482167720795" calcext:value-type="float">
            <text:p>10.348216772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4821.02315" calcext:value-type="float">
            <text:p>1443144821.02315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29682922363" calcext:value-type="float">
            <text:p>41.0229682922</text:p>
          </table:table-cell>
          <table:table-cell table:formula="of:=[.C336]/([.D336]-[.D335])" office:value-type="float" office:value="81960.3902747936" calcext:value-type="float">
            <text:p>81960.3902747936</text:p>
          </table:table-cell>
          <table:table-cell/>
          <table:table-cell office:value-type="float" office:value="1443144831.36911" calcext:value-type="float">
            <text:p>1443144831.36911</text:p>
          </table:table-cell>
          <table:table-cell table:formula="of:=[.G336]-[.$B$2]" office:value-type="float" office:value="51.3689336776733" calcext:value-type="float">
            <text:p>51.3689336777</text:p>
          </table:table-cell>
          <table:table-cell table:formula="of:=[.C336]/([.H336]-[.H335])" office:value-type="float" office:value="85617.455205262" calcext:value-type="float">
            <text:p>85617.455205262</text:p>
          </table:table-cell>
          <table:table-cell table:formula="of:=[.G336]-[.$B336]" office:value-type="float" office:value="10.345965385437" calcext:value-type="float">
            <text:p>10.345965385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4821.07414" calcext:value-type="float">
            <text:p>1443144821.07414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39605426788" calcext:value-type="float">
            <text:p>41.0739605427</text:p>
          </table:table-cell>
          <table:table-cell table:formula="of:=[.C337]/([.D337]-[.D336])" office:value-type="float" office:value="84718.7555464122" calcext:value-type="float">
            <text:p>84718.7555464122</text:p>
          </table:table-cell>
          <table:table-cell/>
          <table:table-cell office:value-type="float" office:value="1443144831.41954" calcext:value-type="float">
            <text:p>1443144831.41954</text:p>
          </table:table-cell>
          <table:table-cell table:formula="of:=[.G337]-[.$B$2]" office:value-type="float" office:value="51.4193623065949" calcext:value-type="float">
            <text:p>51.4193623066</text:p>
          </table:table-cell>
          <table:table-cell table:formula="of:=[.C337]/([.H337]-[.H336])" office:value-type="float" office:value="85665.6247133746" calcext:value-type="float">
            <text:p>85665.6247133746</text:p>
          </table:table-cell>
          <table:table-cell table:formula="of:=[.G337]-[.$B337]" office:value-type="float" office:value="10.345401763916" calcext:value-type="float">
            <text:p>10.345401763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4821.1251" calcext:value-type="float">
            <text:p>1443144821.1251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49258518219" calcext:value-type="float">
            <text:p>41.1249258518</text:p>
          </table:table-cell>
          <table:table-cell table:formula="of:=[.C338]/([.D338]-[.D337])" office:value-type="float" office:value="84763.5396044236" calcext:value-type="float">
            <text:p>84763.5396044236</text:p>
          </table:table-cell>
          <table:table-cell/>
          <table:table-cell office:value-type="float" office:value="1443144831.46996" calcext:value-type="float">
            <text:p>1443144831.46996</text:p>
          </table:table-cell>
          <table:table-cell table:formula="of:=[.G338]-[.$B$2]" office:value-type="float" office:value="51.4697773456574" calcext:value-type="float">
            <text:p>51.4697773457</text:p>
          </table:table-cell>
          <table:table-cell table:formula="of:=[.C338]/([.H338]-[.H337])" office:value-type="float" office:value="85688.7167070218" calcext:value-type="float">
            <text:p>85688.7167070218</text:p>
          </table:table-cell>
          <table:table-cell table:formula="of:=[.G338]-[.$B338]" office:value-type="float" office:value="10.3448514938355" calcext:value-type="float">
            <text:p>10.344851493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4821.17607" calcext:value-type="float">
            <text:p>1443144821.17607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58878231049" calcext:value-type="float">
            <text:p>41.1758878231</text:p>
          </table:table-cell>
          <table:table-cell table:formula="of:=[.C339]/([.D339]-[.D338])" office:value-type="float" office:value="84769.0913684211" calcext:value-type="float">
            <text:p>84769.0913684211</text:p>
          </table:table-cell>
          <table:table-cell/>
          <table:table-cell office:value-type="float" office:value="1443144831.52046" calcext:value-type="float">
            <text:p>1443144831.52046</text:p>
          </table:table-cell>
          <table:table-cell table:formula="of:=[.G339]-[.$B$2]" office:value-type="float" office:value="51.5202867984772" calcext:value-type="float">
            <text:p>51.5202867985</text:p>
          </table:table-cell>
          <table:table-cell table:formula="of:=[.C339]/([.H339]-[.H338])" office:value-type="float" office:value="85528.5448331854" calcext:value-type="float">
            <text:p>85528.5448331854</text:p>
          </table:table-cell>
          <table:table-cell table:formula="of:=[.G339]-[.$B339]" office:value-type="float" office:value="10.3443989753723" calcext:value-type="float">
            <text:p>10.344398975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4821.22703" calcext:value-type="float">
            <text:p>1443144821.22703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68562316895" calcext:value-type="float">
            <text:p>41.2268562317</text:p>
          </table:table-cell>
          <table:table-cell table:formula="of:=[.C340]/([.D340]-[.D339])" office:value-type="float" office:value="84758.3850460994" calcext:value-type="float">
            <text:p>84758.3850460994</text:p>
          </table:table-cell>
          <table:table-cell/>
          <table:table-cell office:value-type="float" office:value="1443144831.57084" calcext:value-type="float">
            <text:p>1443144831.57084</text:p>
          </table:table-cell>
          <table:table-cell table:formula="of:=[.G340]-[.$B$2]" office:value-type="float" office:value="51.57066655159" calcext:value-type="float">
            <text:p>51.5706665516</text:p>
          </table:table-cell>
          <table:table-cell table:formula="of:=[.C340]/([.H340]-[.H339])" office:value-type="float" office:value="85748.7330342438" calcext:value-type="float">
            <text:p>85748.7330342438</text:p>
          </table:table-cell>
          <table:table-cell table:formula="of:=[.G340]-[.$B340]" office:value-type="float" office:value="10.3438103199005" calcext:value-type="float">
            <text:p>10.343810319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4821.27811" calcext:value-type="float">
            <text:p>1443144821.27811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79297828674" calcext:value-type="float">
            <text:p>41.2779297829</text:p>
          </table:table-cell>
          <table:table-cell table:formula="of:=[.C341]/([.D341]-[.D340])" office:value-type="float" office:value="84583.8971514999" calcext:value-type="float">
            <text:p>84583.8971514999</text:p>
          </table:table-cell>
          <table:table-cell/>
          <table:table-cell office:value-type="float" office:value="1443144831.62135" calcext:value-type="float">
            <text:p>1443144831.62135</text:p>
          </table:table-cell>
          <table:table-cell table:formula="of:=[.G341]-[.$B$2]" office:value-type="float" office:value="51.6211678981781" calcext:value-type="float">
            <text:p>51.6211678982</text:p>
          </table:table-cell>
          <table:table-cell table:formula="of:=[.C341]/([.H341]-[.H340])" office:value-type="float" office:value="85542.2734611789" calcext:value-type="float">
            <text:p>85542.2734611789</text:p>
          </table:table-cell>
          <table:table-cell table:formula="of:=[.G341]-[.$B341]" office:value-type="float" office:value="10.3432381153107" calcext:value-type="float">
            <text:p>10.343238115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4821.32908" calcext:value-type="float">
            <text:p>1443144821.32908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88974761963" calcext:value-type="float">
            <text:p>41.3288974762</text:p>
          </table:table-cell>
          <table:table-cell table:formula="of:=[.C342]/([.D342]-[.D341])" office:value-type="float" office:value="84759.5745039154" calcext:value-type="float">
            <text:p>84759.5745039154</text:p>
          </table:table-cell>
          <table:table-cell/>
          <table:table-cell office:value-type="float" office:value="1443144831.67164" calcext:value-type="float">
            <text:p>1443144831.67164</text:p>
          </table:table-cell>
          <table:table-cell table:formula="of:=[.G342]-[.$B$2]" office:value-type="float" office:value="51.6714611053467" calcext:value-type="float">
            <text:p>51.6714611053</text:p>
          </table:table-cell>
          <table:table-cell table:formula="of:=[.C342]/([.H342]-[.H341])" office:value-type="float" office:value="85896.2918296238" calcext:value-type="float">
            <text:p>85896.2918296238</text:p>
          </table:table-cell>
          <table:table-cell table:formula="of:=[.G342]-[.$B342]" office:value-type="float" office:value="10.3425636291504" calcext:value-type="float">
            <text:p>10.342563629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4821.38005" calcext:value-type="float">
            <text:p>1443144821.38005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98742294312" calcext:value-type="float">
            <text:p>41.3798742294</text:p>
          </table:table-cell>
          <table:table-cell table:formula="of:=[.C343]/([.D343]-[.D342])" office:value-type="float" office:value="84744.5105045554" calcext:value-type="float">
            <text:p>84744.5105045554</text:p>
          </table:table-cell>
          <table:table-cell/>
          <table:table-cell office:value-type="float" office:value="1443144831.7221" calcext:value-type="float">
            <text:p>1443144831.7221</text:p>
          </table:table-cell>
          <table:table-cell table:formula="of:=[.G343]-[.$B$2]" office:value-type="float" office:value="51.7219204902649" calcext:value-type="float">
            <text:p>51.7219204903</text:p>
          </table:table-cell>
          <table:table-cell table:formula="of:=[.C343]/([.H343]-[.H342])" office:value-type="float" office:value="85613.4098146871" calcext:value-type="float">
            <text:p>85613.4098146871</text:p>
          </table:table-cell>
          <table:table-cell table:formula="of:=[.G343]-[.$B343]" office:value-type="float" office:value="10.3420462608337" calcext:value-type="float">
            <text:p>10.3420462608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4821.43102" calcext:value-type="float">
            <text:p>1443144821.43102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08457374573" calcext:value-type="float">
            <text:p>41.4308457375</text:p>
          </table:table-cell>
          <table:table-cell table:formula="of:=[.C344]/([.D344]-[.D343])" office:value-type="float" office:value="84753.2311146452" calcext:value-type="float">
            <text:p>84753.2311146452</text:p>
          </table:table-cell>
          <table:table-cell/>
          <table:table-cell office:value-type="float" office:value="1443144831.77261" calcext:value-type="float">
            <text:p>1443144831.77261</text:p>
          </table:table-cell>
          <table:table-cell table:formula="of:=[.G344]-[.$B$2]" office:value-type="float" office:value="51.7724316120148" calcext:value-type="float">
            <text:p>51.772431612</text:p>
          </table:table-cell>
          <table:table-cell table:formula="of:=[.C344]/([.H344]-[.H343])" office:value-type="float" office:value="85525.7188979463" calcext:value-type="float">
            <text:p>85525.7188979463</text:p>
          </table:table-cell>
          <table:table-cell table:formula="of:=[.G344]-[.$B344]" office:value-type="float" office:value="10.3415858745575" calcext:value-type="float">
            <text:p>10.341585874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4821.482" calcext:value-type="float">
            <text:p>1443144821.482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18224906921" calcext:value-type="float">
            <text:p>41.4818224907</text:p>
          </table:table-cell>
          <table:table-cell table:formula="of:=[.C345]/([.D345]-[.D344])" office:value-type="float" office:value="84744.5105045554" calcext:value-type="float">
            <text:p>84744.5105045554</text:p>
          </table:table-cell>
          <table:table-cell/>
          <table:table-cell office:value-type="float" office:value="1443144831.82303" calcext:value-type="float">
            <text:p>1443144831.82303</text:p>
          </table:table-cell>
          <table:table-cell table:formula="of:=[.G345]-[.$B$2]" office:value-type="float" office:value="51.8228535652161" calcext:value-type="float">
            <text:p>51.8228535652</text:p>
          </table:table-cell>
          <table:table-cell table:formula="of:=[.C345]/([.H345]-[.H344])" office:value-type="float" office:value="85676.9665933754" calcext:value-type="float">
            <text:p>85676.9665933754</text:p>
          </table:table-cell>
          <table:table-cell table:formula="of:=[.G345]-[.$B345]" office:value-type="float" office:value="10.3410310745239" calcext:value-type="float">
            <text:p>10.341031074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4821.53297" calcext:value-type="float">
            <text:p>1443144821.53297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27956676483" calcext:value-type="float">
            <text:p>41.5327956676</text:p>
          </table:table-cell>
          <table:table-cell table:formula="of:=[.C346]/([.D346]-[.D345])" office:value-type="float" office:value="84750.4561803954" calcext:value-type="float">
            <text:p>84750.4561803954</text:p>
          </table:table-cell>
          <table:table-cell/>
          <table:table-cell office:value-type="float" office:value="1443144831.87352" calcext:value-type="float">
            <text:p>1443144831.87352</text:p>
          </table:table-cell>
          <table:table-cell table:formula="of:=[.G346]-[.$B$2]" office:value-type="float" office:value="51.8733417987824" calcext:value-type="float">
            <text:p>51.8733417988</text:p>
          </table:table-cell>
          <table:table-cell table:formula="of:=[.C346]/([.H346]-[.H345])" office:value-type="float" office:value="85564.4908695098" calcext:value-type="float">
            <text:p>85564.4908695098</text:p>
          </table:table-cell>
          <table:table-cell table:formula="of:=[.G346]-[.$B346]" office:value-type="float" office:value="10.340546131134" calcext:value-type="float">
            <text:p>10.340546131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4821.58395" calcext:value-type="float">
            <text:p>1443144821.58395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37721824646" calcext:value-type="float">
            <text:p>41.5837721825</text:p>
          </table:table-cell>
          <table:table-cell table:formula="of:=[.C347]/([.D347]-[.D346])" office:value-type="float" office:value="84744.9068569905" calcext:value-type="float">
            <text:p>84744.9068569905</text:p>
          </table:table-cell>
          <table:table-cell/>
          <table:table-cell office:value-type="float" office:value="1443144831.9239" calcext:value-type="float">
            <text:p>1443144831.9239</text:p>
          </table:table-cell>
          <table:table-cell table:formula="of:=[.G347]-[.$B$2]" office:value-type="float" office:value="51.923725605011" calcext:value-type="float">
            <text:p>51.923725605</text:p>
          </table:table-cell>
          <table:table-cell table:formula="of:=[.C347]/([.H347]-[.H346])" office:value-type="float" office:value="85741.8349934934" calcext:value-type="float">
            <text:p>85741.8349934934</text:p>
          </table:table-cell>
          <table:table-cell table:formula="of:=[.G347]-[.$B347]" office:value-type="float" office:value="10.3399534225464" calcext:value-type="float">
            <text:p>10.3399534225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4821.63492" calcext:value-type="float">
            <text:p>1443144821.63492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47460746765" calcext:value-type="float">
            <text:p>41.6347460747</text:p>
          </table:table-cell>
          <table:table-cell table:formula="of:=[.C348]/([.D348]-[.D347])" office:value-type="float" office:value="84749.2669784846" calcext:value-type="float">
            <text:p>84749.2669784846</text:p>
          </table:table-cell>
          <table:table-cell/>
          <table:table-cell office:value-type="float" office:value="1443144831.97429" calcext:value-type="float">
            <text:p>1443144831.97429</text:p>
          </table:table-cell>
          <table:table-cell table:formula="of:=[.G348]-[.$B$2]" office:value-type="float" office:value="51.9741129875183" calcext:value-type="float">
            <text:p>51.9741129875</text:p>
          </table:table-cell>
          <table:table-cell table:formula="of:=[.C348]/([.H348]-[.H347])" office:value-type="float" office:value="85735.749408536" calcext:value-type="float">
            <text:p>85735.749408536</text:p>
          </table:table-cell>
          <table:table-cell table:formula="of:=[.G348]-[.$B348]" office:value-type="float" office:value="10.3393669128418" calcext:value-type="float">
            <text:p>10.339366912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4821.68589" calcext:value-type="float">
            <text:p>1443144821.68589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5709476471" calcext:value-type="float">
            <text:p>41.6857094765</text:p>
          </table:table-cell>
          <table:table-cell table:formula="of:=[.C349]/([.D349]-[.D348])" office:value-type="float" office:value="84766.7119519452" calcext:value-type="float">
            <text:p>84766.7119519452</text:p>
          </table:table-cell>
          <table:table-cell/>
          <table:table-cell office:value-type="float" office:value="1443144832.02491" calcext:value-type="float">
            <text:p>1443144832.02491</text:p>
          </table:table-cell>
          <table:table-cell table:formula="of:=[.G349]-[.$B$2]" office:value-type="float" office:value="52.0247297286987" calcext:value-type="float">
            <text:p>52.0247297287</text:p>
          </table:table-cell>
          <table:table-cell table:formula="of:=[.C349]/([.H349]-[.H348])" office:value-type="float" office:value="85347.2566438376" calcext:value-type="float">
            <text:p>85347.2566438376</text:p>
          </table:table-cell>
          <table:table-cell table:formula="of:=[.G349]-[.$B349]" office:value-type="float" office:value="10.3390202522278" calcext:value-type="float">
            <text:p>10.339020252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4821.73686" calcext:value-type="float">
            <text:p>1443144821.73686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66795539856" calcext:value-type="float">
            <text:p>41.736679554</text:p>
          </table:table-cell>
          <table:table-cell table:formula="of:=[.C350]/([.D350]-[.D349])" office:value-type="float" office:value="84755.6097743517" calcext:value-type="float">
            <text:p>84755.6097743517</text:p>
          </table:table-cell>
          <table:table-cell/>
          <table:table-cell office:value-type="float" office:value="1443144832.04069" calcext:value-type="float">
            <text:p>1443144832.04069</text:p>
          </table:table-cell>
          <table:table-cell table:formula="of:=[.G350]-[.$B$2]" office:value-type="float" office:value="52.0405089855194" calcext:value-type="float">
            <text:p>52.0405089855</text:p>
          </table:table-cell>
          <table:table-cell table:formula="of:=[.C350]/([.H350]-[.H349])" office:value-type="float" office:value="273777.152440959" calcext:value-type="float">
            <text:p>273777.152440959</text:p>
          </table:table-cell>
          <table:table-cell table:formula="of:=[.G350]-[.$B350]" office:value-type="float" office:value="10.3038294315338" calcext:value-type="float">
            <text:p>10.303829431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4821.78785" calcext:value-type="float">
            <text:p>1443144821.78785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76753807068" calcext:value-type="float">
            <text:p>41.7876753807</text:p>
          </table:table-cell>
          <table:table-cell table:formula="of:=[.C351]/([.D351]-[.D350])" office:value-type="float" office:value="84712.814317506" calcext:value-type="float">
            <text:p>84712.814317506</text:p>
          </table:table-cell>
          <table:table-cell/>
          <table:table-cell office:value-type="float" office:value="1443144832.05649" calcext:value-type="float">
            <text:p>1443144832.05649</text:p>
          </table:table-cell>
          <table:table-cell table:formula="of:=[.G351]-[.$B$2]" office:value-type="float" office:value="52.0563077926636" calcext:value-type="float">
            <text:p>52.0563077927</text:p>
          </table:table-cell>
          <table:table-cell table:formula="of:=[.C351]/([.H351]-[.H350])" office:value-type="float" office:value="273438.365351241" calcext:value-type="float">
            <text:p>273438.365351241</text:p>
          </table:table-cell>
          <table:table-cell table:formula="of:=[.G351]-[.$B351]" office:value-type="float" office:value="10.2686324119568" calcext:value-type="float">
            <text:p>10.26863241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4821.83881" calcext:value-type="float">
            <text:p>1443144821.83881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86273384094" calcext:value-type="float">
            <text:p>41.8386273384</text:p>
          </table:table-cell>
          <table:table-cell table:formula="of:=[.C352]/([.D352]-[.D351])" office:value-type="float" office:value="84785.7510247628" calcext:value-type="float">
            <text:p>84785.7510247628</text:p>
          </table:table-cell>
          <table:table-cell/>
          <table:table-cell office:value-type="float" office:value="1443144832.0853" calcext:value-type="float">
            <text:p>1443144832.0853</text:p>
          </table:table-cell>
          <table:table-cell table:formula="of:=[.G352]-[.$B$2]" office:value-type="float" office:value="52.0851254463196" calcext:value-type="float">
            <text:p>52.0851254463</text:p>
          </table:table-cell>
          <table:table-cell table:formula="of:=[.C352]/([.H352]-[.H351])" office:value-type="float" office:value="149908.110201042" calcext:value-type="float">
            <text:p>149908.110201042</text:p>
          </table:table-cell>
          <table:table-cell table:formula="of:=[.G352]-[.$B352]" office:value-type="float" office:value="10.2464981079102" calcext:value-type="float">
            <text:p>10.246498107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4821.88977" calcext:value-type="float">
            <text:p>1443144821.88977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95926475525" calcext:value-type="float">
            <text:p>41.8895926476</text:p>
          </table:table-cell>
          <table:table-cell table:formula="of:=[.C353]/([.D353]-[.D352])" office:value-type="float" office:value="84763.5396044236" calcext:value-type="float">
            <text:p>84763.5396044236</text:p>
          </table:table-cell>
          <table:table-cell/>
          <table:table-cell office:value-type="float" office:value="1443144832.1319" calcext:value-type="float">
            <text:p>1443144832.1319</text:p>
          </table:table-cell>
          <table:table-cell table:formula="of:=[.G353]-[.$B$2]" office:value-type="float" office:value="52.131721496582" calcext:value-type="float">
            <text:p>52.1317214966</text:p>
          </table:table-cell>
          <table:table-cell table:formula="of:=[.C353]/([.H353]-[.H352])" office:value-type="float" office:value="92711.7207503147" calcext:value-type="float">
            <text:p>92711.7207503147</text:p>
          </table:table-cell>
          <table:table-cell table:formula="of:=[.G353]-[.$B353]" office:value-type="float" office:value="10.2421288490295" calcext:value-type="float">
            <text:p>10.24212884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4821.94074" calcext:value-type="float">
            <text:p>1443144821.94074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405636787415" calcext:value-type="float">
            <text:p>41.9405636787</text:p>
          </table:table-cell>
          <table:table-cell table:formula="of:=[.C354]/([.D354]-[.D353])" office:value-type="float" office:value="84754.023986379" calcext:value-type="float">
            <text:p>84754.023986379</text:p>
          </table:table-cell>
          <table:table-cell/>
          <table:table-cell office:value-type="float" office:value="1443144832.17858" calcext:value-type="float">
            <text:p>1443144832.17858</text:p>
          </table:table-cell>
          <table:table-cell table:formula="of:=[.G354]-[.$B$2]" office:value-type="float" office:value="52.1784067153931" calcext:value-type="float">
            <text:p>52.1784067154</text:p>
          </table:table-cell>
          <table:table-cell table:formula="of:=[.C354]/([.H354]-[.H353])" office:value-type="float" office:value="92534.6417992769" calcext:value-type="float">
            <text:p>92534.6417992769</text:p>
          </table:table-cell>
          <table:table-cell table:formula="of:=[.G354]-[.$B354]" office:value-type="float" office:value="10.2378430366516" calcext:value-type="float">
            <text:p>10.237843036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4821.9917" calcext:value-type="float">
            <text:p>1443144821.9917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1525888443" calcext:value-type="float">
            <text:p>41.9915258884</text:p>
          </table:table-cell>
          <table:table-cell table:formula="of:=[.C355]/([.D355]-[.D354])" office:value-type="float" office:value="84768.694789732" calcext:value-type="float">
            <text:p>84768.694789732</text:p>
          </table:table-cell>
          <table:table-cell/>
          <table:table-cell office:value-type="float" office:value="1443144832.22527" calcext:value-type="float">
            <text:p>1443144832.22527</text:p>
          </table:table-cell>
          <table:table-cell table:formula="of:=[.G355]-[.$B$2]" office:value-type="float" office:value="52.2250897884369" calcext:value-type="float">
            <text:p>52.2250897884</text:p>
          </table:table-cell>
          <table:table-cell table:formula="of:=[.C355]/([.H355]-[.H354])" office:value-type="float" office:value="92538.8951139666" calcext:value-type="float">
            <text:p>92538.8951139666</text:p>
          </table:table-cell>
          <table:table-cell table:formula="of:=[.G355]-[.$B355]" office:value-type="float" office:value="10.2335638999939" calcext:value-type="float">
            <text:p>10.233563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4822.03545" calcext:value-type="float">
            <text:p>1443144822.03545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52709293366" calcext:value-type="float">
            <text:p>42.0352709293</text:p>
          </table:table-cell>
          <table:table-cell table:formula="of:=[.C356]/([.D356]-[.D355])" office:value-type="float" office:value="98754.0510137345" calcext:value-type="float">
            <text:p>98754.0510137345</text:p>
          </table:table-cell>
          <table:table-cell/>
          <table:table-cell office:value-type="float" office:value="1443144832.27189" calcext:value-type="float">
            <text:p>1443144832.27189</text:p>
          </table:table-cell>
          <table:table-cell table:formula="of:=[.G356]-[.$B$2]" office:value-type="float" office:value="52.271712064743" calcext:value-type="float">
            <text:p>52.2717120647</text:p>
          </table:table-cell>
          <table:table-cell table:formula="of:=[.C356]/([.H356]-[.H355])" office:value-type="float" office:value="92659.5683924152" calcext:value-type="float">
            <text:p>92659.5683924152</text:p>
          </table:table-cell>
          <table:table-cell table:formula="of:=[.G356]-[.$B356]" office:value-type="float" office:value="10.2364411354065" calcext:value-type="float">
            <text:p>10.236441135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4822.07779" calcext:value-type="float">
            <text:p>1443144822.07779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76081085205" calcext:value-type="float">
            <text:p>42.0776081085</text:p>
          </table:table-cell>
          <table:table-cell table:formula="of:=[.C357]/([.D357]-[.D356])" office:value-type="float" office:value="102037.974264395" calcext:value-type="float">
            <text:p>102037.974264395</text:p>
          </table:table-cell>
          <table:table-cell/>
          <table:table-cell office:value-type="float" office:value="1443144832.31869" calcext:value-type="float">
            <text:p>1443144832.31869</text:p>
          </table:table-cell>
          <table:table-cell table:formula="of:=[.G357]-[.$B$2]" office:value-type="float" office:value="52.3185079097748" calcext:value-type="float">
            <text:p>52.3185079098</text:p>
          </table:table-cell>
          <table:table-cell table:formula="of:=[.C357]/([.H357]-[.H356])" office:value-type="float" office:value="92315.8882390104" calcext:value-type="float">
            <text:p>92315.8882390104</text:p>
          </table:table-cell>
          <table:table-cell table:formula="of:=[.G357]-[.$B357]" office:value-type="float" office:value="10.2408998012543" calcext:value-type="float">
            <text:p>10.240899801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4822.12012" calcext:value-type="float">
            <text:p>1443144822.12012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99419498444" calcext:value-type="float">
            <text:p>42.1199419498</text:p>
          </table:table-cell>
          <table:table-cell table:formula="of:=[.C358]/([.D358]-[.D357])" office:value-type="float" office:value="102046.019565107" calcext:value-type="float">
            <text:p>102046.019565107</text:p>
          </table:table-cell>
          <table:table-cell/>
          <table:table-cell office:value-type="float" office:value="1443144832.36534" calcext:value-type="float">
            <text:p>1443144832.36534</text:p>
          </table:table-cell>
          <table:table-cell table:formula="of:=[.G358]-[.$B$2]" office:value-type="float" office:value="52.3651592731476" calcext:value-type="float">
            <text:p>52.3651592731</text:p>
          </table:table-cell>
          <table:table-cell table:formula="of:=[.C358]/([.H358]-[.H357])" office:value-type="float" office:value="92601.7952675423" calcext:value-type="float">
            <text:p>92601.7952675423</text:p>
          </table:table-cell>
          <table:table-cell table:formula="of:=[.G358]-[.$B358]" office:value-type="float" office:value="10.2452173233032" calcext:value-type="float">
            <text:p>10.245217323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4822.16245" calcext:value-type="float">
            <text:p>1443144822.16245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22750759125" calcext:value-type="float">
            <text:p>42.1622750759</text:p>
          </table:table-cell>
          <table:table-cell table:formula="of:=[.C359]/([.D359]-[.D358])" office:value-type="float" office:value="102047.743723178" calcext:value-type="float">
            <text:p>102047.743723178</text:p>
          </table:table-cell>
          <table:table-cell/>
          <table:table-cell office:value-type="float" office:value="1443144832.41195" calcext:value-type="float">
            <text:p>1443144832.41195</text:p>
          </table:table-cell>
          <table:table-cell table:formula="of:=[.G359]-[.$B$2]" office:value-type="float" office:value="52.4117710590363" calcext:value-type="float">
            <text:p>52.411771059</text:p>
          </table:table-cell>
          <table:table-cell table:formula="of:=[.C359]/([.H359]-[.H358])" office:value-type="float" office:value="92680.42229315" calcext:value-type="float">
            <text:p>92680.42229315</text:p>
          </table:table-cell>
          <table:table-cell table:formula="of:=[.G359]-[.$B359]" office:value-type="float" office:value="10.2494959831238" calcext:value-type="float">
            <text:p>10.249495983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4822.20478" calcext:value-type="float">
            <text:p>1443144822.20478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46015262604" calcext:value-type="float">
            <text:p>42.2046015263</text:p>
          </table:table-cell>
          <table:table-cell table:formula="of:=[.C360]/([.D360]-[.D359])" office:value-type="float" office:value="102063.838675154" calcext:value-type="float">
            <text:p>102063.838675154</text:p>
          </table:table-cell>
          <table:table-cell/>
          <table:table-cell office:value-type="float" office:value="1443144832.45866" calcext:value-type="float">
            <text:p>1443144832.45866</text:p>
          </table:table-cell>
          <table:table-cell table:formula="of:=[.G360]-[.$B$2]" office:value-type="float" office:value="52.4584832191467" calcext:value-type="float">
            <text:p>52.4584832191</text:p>
          </table:table-cell>
          <table:table-cell table:formula="of:=[.C360]/([.H360]-[.H359])" office:value-type="float" office:value="92481.2723235932" calcext:value-type="float">
            <text:p>92481.2723235932</text:p>
          </table:table-cell>
          <table:table-cell table:formula="of:=[.G360]-[.$B360]" office:value-type="float" office:value="10.2538816928864" calcext:value-type="float">
            <text:p>10.253881692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4822.24711" calcext:value-type="float">
            <text:p>1443144822.24711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69339370728" calcext:value-type="float">
            <text:p>42.2469339371</text:p>
          </table:table-cell>
          <table:table-cell table:formula="of:=[.C361]/([.D361]-[.D360])" office:value-type="float" office:value="102049.467939512" calcext:value-type="float">
            <text:p>102049.467939512</text:p>
          </table:table-cell>
          <table:table-cell/>
          <table:table-cell office:value-type="float" office:value="1443144832.50534" calcext:value-type="float">
            <text:p>1443144832.50534</text:p>
          </table:table-cell>
          <table:table-cell table:formula="of:=[.G361]-[.$B$2]" office:value-type="float" office:value="52.5051646232605" calcext:value-type="float">
            <text:p>52.5051646233</text:p>
          </table:table-cell>
          <table:table-cell table:formula="of:=[.C361]/([.H361]-[.H360])" office:value-type="float" office:value="92542.2035179473" calcext:value-type="float">
            <text:p>92542.2035179473</text:p>
          </table:table-cell>
          <table:table-cell table:formula="of:=[.G361]-[.$B361]" office:value-type="float" office:value="10.2582306861877" calcext:value-type="float">
            <text:p>10.258230686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4822.28945" calcext:value-type="float">
            <text:p>1443144822.28945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9274930954" calcext:value-type="float">
            <text:p>42.289274931</text:p>
          </table:table-cell>
          <table:table-cell table:formula="of:=[.C362]/([.D362]-[.D361])" office:value-type="float" office:value="102028.781188236" calcext:value-type="float">
            <text:p>102028.781188236</text:p>
          </table:table-cell>
          <table:table-cell/>
          <table:table-cell office:value-type="float" office:value="1443144832.55204" calcext:value-type="float">
            <text:p>1443144832.55204</text:p>
          </table:table-cell>
          <table:table-cell table:formula="of:=[.G362]-[.$B$2]" office:value-type="float" office:value="52.5518627166748" calcext:value-type="float">
            <text:p>52.5518627167</text:p>
          </table:table-cell>
          <table:table-cell table:formula="of:=[.C362]/([.H362]-[.H361])" office:value-type="float" office:value="92509.1301195715" calcext:value-type="float">
            <text:p>92509.1301195715</text:p>
          </table:table-cell>
          <table:table-cell table:formula="of:=[.G362]-[.$B362]" office:value-type="float" office:value="10.2625877857208" calcext:value-type="float">
            <text:p>10.262587785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4822.33179" calcext:value-type="float">
            <text:p>1443144822.33179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16128253937" calcext:value-type="float">
            <text:p>42.3316128254</text:p>
          </table:table-cell>
          <table:table-cell table:formula="of:=[.C363]/([.D363]-[.D362])" office:value-type="float" office:value="102036.250436428" calcext:value-type="float">
            <text:p>102036.250436428</text:p>
          </table:table-cell>
          <table:table-cell/>
          <table:table-cell office:value-type="float" office:value="1443144832.59882" calcext:value-type="float">
            <text:p>1443144832.59882</text:p>
          </table:table-cell>
          <table:table-cell table:formula="of:=[.G363]-[.$B$2]" office:value-type="float" office:value="52.5986468791962" calcext:value-type="float">
            <text:p>52.5986468792</text:p>
          </table:table-cell>
          <table:table-cell table:formula="of:=[.C363]/([.H363]-[.H362])" office:value-type="float" office:value="92338.9405127735" calcext:value-type="float">
            <text:p>92338.9405127735</text:p>
          </table:table-cell>
          <table:table-cell table:formula="of:=[.G363]-[.$B363]" office:value-type="float" office:value="10.2670340538025" calcext:value-type="float">
            <text:p>10.267034053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4822.37412" calcext:value-type="float">
            <text:p>1443144822.37412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39380836487" calcext:value-type="float">
            <text:p>42.3739380836</text:p>
          </table:table-cell>
          <table:table-cell table:formula="of:=[.C364]/([.D364]-[.D363])" office:value-type="float" office:value="102066.713307985" calcext:value-type="float">
            <text:p>102066.713307985</text:p>
          </table:table-cell>
          <table:table-cell/>
          <table:table-cell office:value-type="float" office:value="1443144832.64546" calcext:value-type="float">
            <text:p>1443144832.64546</text:p>
          </table:table-cell>
          <table:table-cell table:formula="of:=[.G364]-[.$B$2]" office:value-type="float" office:value="52.6452851295471" calcext:value-type="float">
            <text:p>52.6452851295</text:p>
          </table:table-cell>
          <table:table-cell table:formula="of:=[.C364]/([.H364]-[.H363])" office:value-type="float" office:value="92627.8316080055" calcext:value-type="float">
            <text:p>92627.8316080055</text:p>
          </table:table-cell>
          <table:table-cell table:formula="of:=[.G364]-[.$B364]" office:value-type="float" office:value="10.2713470458984" calcext:value-type="float">
            <text:p>10.271347045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4822.41645" calcext:value-type="float">
            <text:p>1443144822.41645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62738323212" calcext:value-type="float">
            <text:p>42.4162738323</text:p>
          </table:table-cell>
          <table:table-cell table:formula="of:=[.C365]/([.D365]-[.D364])" office:value-type="float" office:value="102041.422095073" calcext:value-type="float">
            <text:p>102041.422095073</text:p>
          </table:table-cell>
          <table:table-cell/>
          <table:table-cell office:value-type="float" office:value="1443144832.6921" calcext:value-type="float">
            <text:p>1443144832.6921</text:p>
          </table:table-cell>
          <table:table-cell table:formula="of:=[.G365]-[.$B$2]" office:value-type="float" office:value="52.6919188499451" calcext:value-type="float">
            <text:p>52.6919188499</text:p>
          </table:table-cell>
          <table:table-cell table:formula="of:=[.C365]/([.H365]-[.H364])" office:value-type="float" office:value="92636.829383014" calcext:value-type="float">
            <text:p>92636.829383014</text:p>
          </table:table-cell>
          <table:table-cell table:formula="of:=[.G365]-[.$B365]" office:value-type="float" office:value="10.2756450176239" calcext:value-type="float">
            <text:p>10.275645017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4822.45881" calcext:value-type="float">
            <text:p>1443144822.45881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86291313171" calcext:value-type="float">
            <text:p>42.4586291313</text:p>
          </table:table-cell>
          <table:table-cell table:formula="of:=[.C366]/([.D366]-[.D365])" office:value-type="float" office:value="101994.321900806" calcext:value-type="float">
            <text:p>101994.321900806</text:p>
          </table:table-cell>
          <table:table-cell/>
          <table:table-cell office:value-type="float" office:value="1443144832.73882" calcext:value-type="float">
            <text:p>1443144832.73882</text:p>
          </table:table-cell>
          <table:table-cell table:formula="of:=[.G366]-[.$B$2]" office:value-type="float" office:value="52.7386410236359" calcext:value-type="float">
            <text:p>52.7386410236</text:p>
          </table:table-cell>
          <table:table-cell table:formula="of:=[.C366]/([.H366]-[.H365])" office:value-type="float" office:value="92461.4515709278" calcext:value-type="float">
            <text:p>92461.4515709278</text:p>
          </table:table-cell>
          <table:table-cell table:formula="of:=[.G366]-[.$B366]" office:value-type="float" office:value="10.2800118923187" calcext:value-type="float">
            <text:p>10.280011892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4822.50111" calcext:value-type="float">
            <text:p>1443144822.50111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09315013886" calcext:value-type="float">
            <text:p>42.5009315014</text:p>
          </table:table-cell>
          <table:table-cell table:formula="of:=[.C367]/([.D367]-[.D366])" office:value-type="float" office:value="102121.937676479" calcext:value-type="float">
            <text:p>102121.937676479</text:p>
          </table:table-cell>
          <table:table-cell/>
          <table:table-cell office:value-type="float" office:value="1443144832.78546" calcext:value-type="float">
            <text:p>1443144832.78546</text:p>
          </table:table-cell>
          <table:table-cell table:formula="of:=[.G367]-[.$B$2]" office:value-type="float" office:value="52.7852780818939" calcext:value-type="float">
            <text:p>52.7852780819</text:p>
          </table:table-cell>
          <table:table-cell table:formula="of:=[.C367]/([.H367]-[.H366])" office:value-type="float" office:value="92630.1992740657" calcext:value-type="float">
            <text:p>92630.1992740657</text:p>
          </table:table-cell>
          <table:table-cell table:formula="of:=[.G367]-[.$B367]" office:value-type="float" office:value="10.2843465805054" calcext:value-type="float">
            <text:p>10.284346580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4822.54343" calcext:value-type="float">
            <text:p>1443144822.54343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32567596436" calcext:value-type="float">
            <text:p>42.5432567596</text:p>
          </table:table-cell>
          <table:table-cell table:formula="of:=[.C368]/([.D368]-[.D367])" office:value-type="float" office:value="102066.713307985" calcext:value-type="float">
            <text:p>102066.713307985</text:p>
          </table:table-cell>
          <table:table-cell/>
          <table:table-cell office:value-type="float" office:value="1443144832.83216" calcext:value-type="float">
            <text:p>1443144832.83216</text:p>
          </table:table-cell>
          <table:table-cell table:formula="of:=[.G368]-[.$B$2]" office:value-type="float" office:value="52.8319773674011" calcext:value-type="float">
            <text:p>52.8319773674</text:p>
          </table:table-cell>
          <table:table-cell table:formula="of:=[.C368]/([.H368]-[.H367])" office:value-type="float" office:value="92506.7686385427" calcext:value-type="float">
            <text:p>92506.7686385427</text:p>
          </table:table-cell>
          <table:table-cell table:formula="of:=[.G368]-[.$B368]" office:value-type="float" office:value="10.2887206077576" calcext:value-type="float">
            <text:p>10.288720607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4822.58578" calcext:value-type="float">
            <text:p>1443144822.58578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55987071991" calcext:value-type="float">
            <text:p>42.5855987072</text:p>
          </table:table-cell>
          <table:table-cell table:formula="of:=[.C369]/([.D369]-[.D368])" office:value-type="float" office:value="102026.483178017" calcext:value-type="float">
            <text:p>102026.483178017</text:p>
          </table:table-cell>
          <table:table-cell/>
          <table:table-cell office:value-type="float" office:value="1443144832.87889" calcext:value-type="float">
            <text:p>1443144832.87889</text:p>
          </table:table-cell>
          <table:table-cell table:formula="of:=[.G369]-[.$B$2]" office:value-type="float" office:value="52.8787105083466" calcext:value-type="float">
            <text:p>52.8787105083</text:p>
          </table:table-cell>
          <table:table-cell table:formula="of:=[.C369]/([.H369]-[.H368])" office:value-type="float" office:value="92439.7528735339" calcext:value-type="float">
            <text:p>92439.7528735339</text:p>
          </table:table-cell>
          <table:table-cell table:formula="of:=[.G369]-[.$B369]" office:value-type="float" office:value="10.2931118011475" calcext:value-type="float">
            <text:p>10.293111801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4822.62811" calcext:value-type="float">
            <text:p>1443144822.62811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79299259186" calcext:value-type="float">
            <text:p>42.6279299259</text:p>
          </table:table-cell>
          <table:table-cell table:formula="of:=[.C370]/([.D370]-[.D369])" office:value-type="float" office:value="102052.341762884" calcext:value-type="float">
            <text:p>102052.341762884</text:p>
          </table:table-cell>
          <table:table-cell/>
          <table:table-cell office:value-type="float" office:value="1443144832.92551" calcext:value-type="float">
            <text:p>1443144832.92551</text:p>
          </table:table-cell>
          <table:table-cell table:formula="of:=[.G370]-[.$B$2]" office:value-type="float" office:value="52.925332069397" calcext:value-type="float">
            <text:p>52.9253320694</text:p>
          </table:table-cell>
          <table:table-cell table:formula="of:=[.C370]/([.H370]-[.H369])" office:value-type="float" office:value="92660.9899511621" calcext:value-type="float">
            <text:p>92660.9899511621</text:p>
          </table:table-cell>
          <table:table-cell table:formula="of:=[.G370]-[.$B370]" office:value-type="float" office:value="10.2974021434784" calcext:value-type="float">
            <text:p>10.297402143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4822.67045" calcext:value-type="float">
            <text:p>1443144822.67045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702718734741" calcext:value-type="float">
            <text:p>42.6702718735</text:p>
          </table:table-cell>
          <table:table-cell table:formula="of:=[.C371]/([.D371]-[.D370])" office:value-type="float" office:value="102026.483178017" calcext:value-type="float">
            <text:p>102026.483178017</text:p>
          </table:table-cell>
          <table:table-cell/>
          <table:table-cell office:value-type="float" office:value="1443144832.97219" calcext:value-type="float">
            <text:p>1443144832.97219</text:p>
          </table:table-cell>
          <table:table-cell table:formula="of:=[.G371]-[.$B$2]" office:value-type="float" office:value="52.9720144271851" calcext:value-type="float">
            <text:p>52.9720144272</text:p>
          </table:table-cell>
          <table:table-cell table:formula="of:=[.C371]/([.H371]-[.H370])" office:value-type="float" office:value="92540.3129724208" calcext:value-type="float">
            <text:p>92540.3129724208</text:p>
          </table:table-cell>
          <table:table-cell table:formula="of:=[.G371]-[.$B371]" office:value-type="float" office:value="10.3017425537109" calcext:value-type="float">
            <text:p>10.301742553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4822.71278" calcext:value-type="float">
            <text:p>1443144822.71278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26009464264" calcext:value-type="float">
            <text:p>42.7126009464</text:p>
          </table:table-cell>
          <table:table-cell table:formula="of:=[.C372]/([.D372]-[.D371])" office:value-type="float" office:value="102057.515052861" calcext:value-type="float">
            <text:p>102057.515052861</text:p>
          </table:table-cell>
          <table:table-cell/>
          <table:table-cell office:value-type="float" office:value="1443144833.01897" calcext:value-type="float">
            <text:p>1443144833.01897</text:p>
          </table:table-cell>
          <table:table-cell table:formula="of:=[.G372]-[.$B$2]" office:value-type="float" office:value="53.0187873840332" calcext:value-type="float">
            <text:p>53.018787384</text:p>
          </table:table-cell>
          <table:table-cell table:formula="of:=[.C372]/([.H372]-[.H371])" office:value-type="float" office:value="92361.0626975227" calcext:value-type="float">
            <text:p>92361.0626975227</text:p>
          </table:table-cell>
          <table:table-cell table:formula="of:=[.G372]-[.$B372]" office:value-type="float" office:value="10.3061864376068" calcext:value-type="float">
            <text:p>10.306186437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4822.7551" calcext:value-type="float">
            <text:p>1443144822.7551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49209594727" calcext:value-type="float">
            <text:p>42.7549209595</text:p>
          </table:table-cell>
          <table:table-cell table:formula="of:=[.C373]/([.D373]-[.D372])" office:value-type="float" office:value="102079.36361639" calcext:value-type="float">
            <text:p>102079.36361639</text:p>
          </table:table-cell>
          <table:table-cell/>
          <table:table-cell office:value-type="float" office:value="1443144833.0334" calcext:value-type="float">
            <text:p>1443144833.0334</text:p>
          </table:table-cell>
          <table:table-cell table:formula="of:=[.G373]-[.$B$2]" office:value-type="float" office:value="53.0332205295563" calcext:value-type="float">
            <text:p>53.0332205296</text:p>
          </table:table-cell>
          <table:table-cell table:formula="of:=[.C373]/([.H373]-[.H372])" office:value-type="float" office:value="299311.054066108" calcext:value-type="float">
            <text:p>299311.054066108</text:p>
          </table:table-cell>
          <table:table-cell table:formula="of:=[.G373]-[.$B373]" office:value-type="float" office:value="10.2782995700836" calcext:value-type="float">
            <text:p>10.278299570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4822.79743" calcext:value-type="float">
            <text:p>1443144822.79743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72519397736" calcext:value-type="float">
            <text:p>42.7972519398</text:p>
          </table:table-cell>
          <table:table-cell table:formula="of:=[.C374]/([.D374]-[.D373])" office:value-type="float" office:value="102052.916546981" calcext:value-type="float">
            <text:p>102052.916546981</text:p>
          </table:table-cell>
          <table:table-cell/>
          <table:table-cell office:value-type="float" office:value="1443144833.04782" calcext:value-type="float">
            <text:p>1443144833.04782</text:p>
          </table:table-cell>
          <table:table-cell table:formula="of:=[.G374]-[.$B$2]" office:value-type="float" office:value="53.0476443767548" calcext:value-type="float">
            <text:p>53.0476443768</text:p>
          </table:table-cell>
          <table:table-cell table:formula="of:=[.C374]/([.H374]-[.H373])" office:value-type="float" office:value="299504.004760488" calcext:value-type="float">
            <text:p>299504.004760488</text:p>
          </table:table-cell>
          <table:table-cell table:formula="of:=[.G374]-[.$B374]" office:value-type="float" office:value="10.2503924369812" calcext:value-type="float">
            <text:p>10.25039243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4822.83976" calcext:value-type="float">
            <text:p>1443144822.83976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95819664001" calcext:value-type="float">
            <text:p>42.8395819664</text:p>
          </table:table-cell>
          <table:table-cell table:formula="of:=[.C375]/([.D375]-[.D374])" office:value-type="float" office:value="102055.21574812" calcext:value-type="float">
            <text:p>102055.21574812</text:p>
          </table:table-cell>
          <table:table-cell/>
          <table:table-cell office:value-type="float" office:value="1443144833.07565" calcext:value-type="float">
            <text:p>1443144833.07565</text:p>
          </table:table-cell>
          <table:table-cell table:formula="of:=[.G375]-[.$B$2]" office:value-type="float" office:value="53.0754742622375" calcext:value-type="float">
            <text:p>53.0754742622</text:p>
          </table:table-cell>
          <table:table-cell table:formula="of:=[.C375]/([.H375]-[.H374])" office:value-type="float" office:value="155228.809786939" calcext:value-type="float">
            <text:p>155228.809786939</text:p>
          </table:table-cell>
          <table:table-cell table:formula="of:=[.G375]-[.$B375]" office:value-type="float" office:value="10.2358922958374" calcext:value-type="float">
            <text:p>10.235892295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4822.88209" calcext:value-type="float">
            <text:p>1443144822.88209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19169998169" calcext:value-type="float">
            <text:p>42.8819169998</text:p>
          </table:table-cell>
          <table:table-cell table:formula="of:=[.C376]/([.D376]-[.D375])" office:value-type="float" office:value="102043.146097789" calcext:value-type="float">
            <text:p>102043.146097789</text:p>
          </table:table-cell>
          <table:table-cell/>
          <table:table-cell office:value-type="float" office:value="1443144833.11958" calcext:value-type="float">
            <text:p>1443144833.11958</text:p>
          </table:table-cell>
          <table:table-cell table:formula="of:=[.G376]-[.$B$2]" office:value-type="float" office:value="53.11940574646" calcext:value-type="float">
            <text:p>53.1194057465</text:p>
          </table:table-cell>
          <table:table-cell table:formula="of:=[.C376]/([.H376]-[.H375])" office:value-type="float" office:value="98334.9430701935" calcext:value-type="float">
            <text:p>98334.9430701935</text:p>
          </table:table-cell>
          <table:table-cell table:formula="of:=[.G376]-[.$B376]" office:value-type="float" office:value="10.2374887466431" calcext:value-type="float">
            <text:p>10.237488746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4822.92443" calcext:value-type="float">
            <text:p>1443144822.92443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42479801178" calcext:value-type="float">
            <text:p>42.9242479801</text:p>
          </table:table-cell>
          <table:table-cell table:formula="of:=[.C377]/([.D377]-[.D376])" office:value-type="float" office:value="102052.916546981" calcext:value-type="float">
            <text:p>102052.916546981</text:p>
          </table:table-cell>
          <table:table-cell/>
          <table:table-cell office:value-type="float" office:value="1443144833.16345" calcext:value-type="float">
            <text:p>1443144833.16345</text:p>
          </table:table-cell>
          <table:table-cell table:formula="of:=[.G377]-[.$B$2]" office:value-type="float" office:value="53.163271188736" calcext:value-type="float">
            <text:p>53.1632711887</text:p>
          </table:table-cell>
          <table:table-cell table:formula="of:=[.C377]/([.H377]-[.H376])" office:value-type="float" office:value="98482.9919830421" calcext:value-type="float">
            <text:p>98482.9919830421</text:p>
          </table:table-cell>
          <table:table-cell table:formula="of:=[.G377]-[.$B377]" office:value-type="float" office:value="10.2390232086182" calcext:value-type="float">
            <text:p>10.239023208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4822.96676" calcext:value-type="float">
            <text:p>1443144822.96676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65784835815" calcext:value-type="float">
            <text:p>42.9665784836</text:p>
          </table:table-cell>
          <table:table-cell table:formula="of:=[.C378]/([.D378]-[.D377])" office:value-type="float" office:value="102054.066134601" calcext:value-type="float">
            <text:p>102054.066134601</text:p>
          </table:table-cell>
          <table:table-cell/>
          <table:table-cell office:value-type="float" office:value="1443144833.20734" calcext:value-type="float">
            <text:p>1443144833.20734</text:p>
          </table:table-cell>
          <table:table-cell table:formula="of:=[.G378]-[.$B$2]" office:value-type="float" office:value="53.2071630954742" calcext:value-type="float">
            <text:p>53.2071630955</text:p>
          </table:table-cell>
          <table:table-cell table:formula="of:=[.C378]/([.H378]-[.H377])" office:value-type="float" office:value="98423.6120285069" calcext:value-type="float">
            <text:p>98423.6120285069</text:p>
          </table:table-cell>
          <table:table-cell table:formula="of:=[.G378]-[.$B378]" office:value-type="float" office:value="10.2405846118927" calcext:value-type="float">
            <text:p>10.240584611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4823.00933" calcext:value-type="float">
            <text:p>1443144823.00933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91569423676" calcext:value-type="float">
            <text:p>43.0091569424</text:p>
          </table:table-cell>
          <table:table-cell table:formula="of:=[.C379]/([.D379]-[.D378])" office:value-type="float" office:value="101459.755077357" calcext:value-type="float">
            <text:p>101459.755077357</text:p>
          </table:table-cell>
          <table:table-cell/>
          <table:table-cell office:value-type="float" office:value="1443144833.25125" calcext:value-type="float">
            <text:p>1443144833.25125</text:p>
          </table:table-cell>
          <table:table-cell table:formula="of:=[.G379]-[.$B$2]" office:value-type="float" office:value="53.251072883606" calcext:value-type="float">
            <text:p>53.2510728836</text:p>
          </table:table-cell>
          <table:table-cell table:formula="of:=[.C379]/([.H379]-[.H378])" office:value-type="float" office:value="98383.5309576426" calcext:value-type="float">
            <text:p>98383.5309576426</text:p>
          </table:table-cell>
          <table:table-cell table:formula="of:=[.G379]-[.$B379]" office:value-type="float" office:value="10.2419159412384" calcext:value-type="float">
            <text:p>10.241915941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4823.05272" calcext:value-type="float">
            <text:p>1443144823.05272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25414943695" calcext:value-type="float">
            <text:p>43.0525414944</text:p>
          </table:table-cell>
          <table:table-cell table:formula="of:=[.C380]/([.D380]-[.D379])" office:value-type="float" office:value="99574.6135584279" calcext:value-type="float">
            <text:p>99574.6135584279</text:p>
          </table:table-cell>
          <table:table-cell/>
          <table:table-cell office:value-type="float" office:value="1443144833.29508" calcext:value-type="float">
            <text:p>1443144833.29508</text:p>
          </table:table-cell>
          <table:table-cell table:formula="of:=[.G380]-[.$B$2]" office:value-type="float" office:value="53.2949049472809" calcext:value-type="float">
            <text:p>53.2949049473</text:p>
          </table:table-cell>
          <table:table-cell table:formula="of:=[.C380]/([.H380]-[.H379])" office:value-type="float" office:value="98557.9878702168" calcext:value-type="float">
            <text:p>98557.9878702168</text:p>
          </table:table-cell>
          <table:table-cell table:formula="of:=[.G380]-[.$B380]" office:value-type="float" office:value="10.2423634529114" calcext:value-type="float">
            <text:p>10.242363452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4823.09607" calcext:value-type="float">
            <text:p>1443144823.09607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58905220032" calcext:value-type="float">
            <text:p>43.095890522</text:p>
          </table:table-cell>
          <table:table-cell table:formula="of:=[.C381]/([.D381]-[.D380])" office:value-type="float" office:value="99656.2145870344" calcext:value-type="float">
            <text:p>99656.2145870344</text:p>
          </table:table-cell>
          <table:table-cell/>
          <table:table-cell office:value-type="float" office:value="1443144833.33897" calcext:value-type="float">
            <text:p>1443144833.33897</text:p>
          </table:table-cell>
          <table:table-cell table:formula="of:=[.G381]-[.$B$2]" office:value-type="float" office:value="53.3387904167175" calcext:value-type="float">
            <text:p>53.3387904167</text:p>
          </table:table-cell>
          <table:table-cell table:formula="of:=[.C381]/([.H381]-[.H380])" office:value-type="float" office:value="98438.0492098072" calcext:value-type="float">
            <text:p>98438.0492098072</text:p>
          </table:table-cell>
          <table:table-cell table:formula="of:=[.G381]-[.$B381]" office:value-type="float" office:value="10.2428998947144" calcext:value-type="float">
            <text:p>10.242899894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4823.13942" calcext:value-type="float">
            <text:p>1443144823.13942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92462253571" calcext:value-type="float">
            <text:p>43.1392462254</text:p>
          </table:table-cell>
          <table:table-cell table:formula="of:=[.C382]/([.D382]-[.D381])" office:value-type="float" office:value="99640.869962111" calcext:value-type="float">
            <text:p>99640.869962111</text:p>
          </table:table-cell>
          <table:table-cell/>
          <table:table-cell office:value-type="float" office:value="1443144833.38286" calcext:value-type="float">
            <text:p>1443144833.38286</text:p>
          </table:table-cell>
          <table:table-cell table:formula="of:=[.G382]-[.$B$2]" office:value-type="float" office:value="53.3826837539673" calcext:value-type="float">
            <text:p>53.382683754</text:p>
          </table:table-cell>
          <table:table-cell table:formula="of:=[.C382]/([.H382]-[.H381])" office:value-type="float" office:value="98420.4043410718" calcext:value-type="float">
            <text:p>98420.4043410718</text:p>
          </table:table-cell>
          <table:table-cell table:formula="of:=[.G382]-[.$B382]" office:value-type="float" office:value="10.2434375286102" calcext:value-type="float">
            <text:p>10.243437528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4823.18277" calcext:value-type="float">
            <text:p>1443144823.18277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25921535492" calcext:value-type="float">
            <text:p>43.1825921535</text:p>
          </table:table-cell>
          <table:table-cell table:formula="of:=[.C383]/([.D383]-[.D382])" office:value-type="float" office:value="99663.3404838124" calcext:value-type="float">
            <text:p>99663.3404838124</text:p>
          </table:table-cell>
          <table:table-cell/>
          <table:table-cell office:value-type="float" office:value="1443144833.42675" calcext:value-type="float">
            <text:p>1443144833.42675</text:p>
          </table:table-cell>
          <table:table-cell table:formula="of:=[.G383]-[.$B$2]" office:value-type="float" office:value="53.4265735149384" calcext:value-type="float">
            <text:p>53.4265735149</text:p>
          </table:table-cell>
          <table:table-cell table:formula="of:=[.C383]/([.H383]-[.H382])" office:value-type="float" office:value="98428.4239517185" calcext:value-type="float">
            <text:p>98428.4239517185</text:p>
          </table:table-cell>
          <table:table-cell table:formula="of:=[.G383]-[.$B383]" office:value-type="float" office:value="10.2439813613892" calcext:value-type="float">
            <text:p>10.243981361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4823.22611" calcext:value-type="float">
            <text:p>1443144823.22611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59318828583" calcext:value-type="float">
            <text:p>43.2259318829</text:p>
          </table:table-cell>
          <table:table-cell table:formula="of:=[.C384]/([.D384]-[.D383])" office:value-type="float" office:value="99677.5953350203" calcext:value-type="float">
            <text:p>99677.5953350203</text:p>
          </table:table-cell>
          <table:table-cell/>
          <table:table-cell office:value-type="float" office:value="1443144833.47062" calcext:value-type="float">
            <text:p>1443144833.47062</text:p>
          </table:table-cell>
          <table:table-cell table:formula="of:=[.G384]-[.$B$2]" office:value-type="float" office:value="53.4704468250275" calcext:value-type="float">
            <text:p>53.470446825</text:p>
          </table:table-cell>
          <table:table-cell table:formula="of:=[.C384]/([.H384]-[.H383])" office:value-type="float" office:value="98465.3310002282" calcext:value-type="float">
            <text:p>98465.3310002282</text:p>
          </table:table-cell>
          <table:table-cell table:formula="of:=[.G384]-[.$B384]" office:value-type="float" office:value="10.2445149421692" calcext:value-type="float">
            <text:p>10.244514942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4823.26945" calcext:value-type="float">
            <text:p>1443144823.26945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9273519516" calcext:value-type="float">
            <text:p>43.2692735195</text:p>
          </table:table-cell>
          <table:table-cell table:formula="of:=[.C385]/([.D385]-[.D384])" office:value-type="float" office:value="99673.2087926596" calcext:value-type="float">
            <text:p>99673.2087926596</text:p>
          </table:table-cell>
          <table:table-cell/>
          <table:table-cell office:value-type="float" office:value="1443144833.51456" calcext:value-type="float">
            <text:p>1443144833.51456</text:p>
          </table:table-cell>
          <table:table-cell table:formula="of:=[.G385]-[.$B$2]" office:value-type="float" office:value="53.5143859386444" calcext:value-type="float">
            <text:p>53.5143859386</text:p>
          </table:table-cell>
          <table:table-cell table:formula="of:=[.C385]/([.H385]-[.H384])" office:value-type="float" office:value="98317.8686229611" calcext:value-type="float">
            <text:p>98317.8686229611</text:p>
          </table:table-cell>
          <table:table-cell table:formula="of:=[.G385]-[.$B385]" office:value-type="float" office:value="10.2451124191284" calcext:value-type="float">
            <text:p>10.245112419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4823.3128" calcext:value-type="float">
            <text:p>1443144823.3128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26192092896" calcext:value-type="float">
            <text:p>43.3126192093</text:p>
          </table:table-cell>
          <table:table-cell table:formula="of:=[.C386]/([.D386]-[.D385])" office:value-type="float" office:value="99663.8886719287" calcext:value-type="float">
            <text:p>99663.8886719287</text:p>
          </table:table-cell>
          <table:table-cell/>
          <table:table-cell office:value-type="float" office:value="1443144833.55841" calcext:value-type="float">
            <text:p>1443144833.55841</text:p>
          </table:table-cell>
          <table:table-cell table:formula="of:=[.G386]-[.$B$2]" office:value-type="float" office:value="53.5582358837128" calcext:value-type="float">
            <text:p>53.5582358837</text:p>
          </table:table-cell>
          <table:table-cell table:formula="of:=[.C386]/([.H386]-[.H385])" office:value-type="float" office:value="98517.7973031753" calcext:value-type="float">
            <text:p>98517.7973031753</text:p>
          </table:table-cell>
          <table:table-cell table:formula="of:=[.G386]-[.$B386]" office:value-type="float" office:value="10.2456166744232" calcext:value-type="float">
            <text:p>10.245616674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4823.35613" calcext:value-type="float">
            <text:p>1443144823.35613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59529781342" calcext:value-type="float">
            <text:p>43.3559529781</text:p>
          </table:table-cell>
          <table:table-cell table:formula="of:=[.C387]/([.D387]-[.D386])" office:value-type="float" office:value="99691.3057687546" calcext:value-type="float">
            <text:p>99691.3057687546</text:p>
          </table:table-cell>
          <table:table-cell/>
          <table:table-cell office:value-type="float" office:value="1443144833.60229" calcext:value-type="float">
            <text:p>1443144833.60229</text:p>
          </table:table-cell>
          <table:table-cell table:formula="of:=[.G387]-[.$B$2]" office:value-type="float" office:value="53.6021122932434" calcext:value-type="float">
            <text:p>53.6021122932</text:p>
          </table:table-cell>
          <table:table-cell table:formula="of:=[.C387]/([.H387]-[.H386])" office:value-type="float" office:value="98458.3753824084" calcext:value-type="float">
            <text:p>98458.3753824084</text:p>
          </table:table-cell>
          <table:table-cell table:formula="of:=[.G387]-[.$B387]" office:value-type="float" office:value="10.2461593151093" calcext:value-type="float">
            <text:p>10.246159315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4823.39947" calcext:value-type="float">
            <text:p>1443144823.39947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92965221405" calcext:value-type="float">
            <text:p>43.3992965221</text:p>
          </table:table-cell>
          <table:table-cell table:formula="of:=[.C388]/([.D388]-[.D387])" office:value-type="float" office:value="99668.8226363616" calcext:value-type="float">
            <text:p>99668.8226363616</text:p>
          </table:table-cell>
          <table:table-cell/>
          <table:table-cell office:value-type="float" office:value="1443144833.64616" calcext:value-type="float">
            <text:p>1443144833.64616</text:p>
          </table:table-cell>
          <table:table-cell table:formula="of:=[.G388]-[.$B$2]" office:value-type="float" office:value="53.6459853649139" calcext:value-type="float">
            <text:p>53.6459853649</text:p>
          </table:table-cell>
          <table:table-cell table:formula="of:=[.C388]/([.H388]-[.H387])" office:value-type="float" office:value="98465.8660884592" calcext:value-type="float">
            <text:p>98465.8660884592</text:p>
          </table:table-cell>
          <table:table-cell table:formula="of:=[.G388]-[.$B388]" office:value-type="float" office:value="10.2466888427734" calcext:value-type="float">
            <text:p>10.246688842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4823.44281" calcext:value-type="float">
            <text:p>1443144823.44281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26367282867" calcext:value-type="float">
            <text:p>43.4426367283</text:p>
          </table:table-cell>
          <table:table-cell table:formula="of:=[.C389]/([.D389]-[.D388])" office:value-type="float" office:value="99676.498663234" calcext:value-type="float">
            <text:p>99676.498663234</text:p>
          </table:table-cell>
          <table:table-cell/>
          <table:table-cell office:value-type="float" office:value="1443144833.69009" calcext:value-type="float">
            <text:p>1443144833.69009</text:p>
          </table:table-cell>
          <table:table-cell table:formula="of:=[.G389]-[.$B$2]" office:value-type="float" office:value="53.6899111270905" calcext:value-type="float">
            <text:p>53.6899111271</text:p>
          </table:table-cell>
          <table:table-cell table:formula="of:=[.C389]/([.H389]-[.H388])" office:value-type="float" office:value="98347.7527980113" calcext:value-type="float">
            <text:p>98347.7527980113</text:p>
          </table:table-cell>
          <table:table-cell table:formula="of:=[.G389]-[.$B389]" office:value-type="float" office:value="10.2472743988037" calcext:value-type="float">
            <text:p>10.2472743988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4823.48617" calcext:value-type="float">
            <text:p>1443144823.48617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59900474548" calcext:value-type="float">
            <text:p>43.4859900475</text:p>
          </table:table-cell>
          <table:table-cell table:formula="of:=[.C390]/([.D390]-[.D389])" office:value-type="float" office:value="99646.349642812" calcext:value-type="float">
            <text:p>99646.349642812</text:p>
          </table:table-cell>
          <table:table-cell/>
          <table:table-cell office:value-type="float" office:value="1443144833.73394" calcext:value-type="float">
            <text:p>1443144833.73394</text:p>
          </table:table-cell>
          <table:table-cell table:formula="of:=[.G390]-[.$B$2]" office:value-type="float" office:value="53.7337610721588" calcext:value-type="float">
            <text:p>53.7337610722</text:p>
          </table:table-cell>
          <table:table-cell table:formula="of:=[.C390]/([.H390]-[.H389])" office:value-type="float" office:value="98517.7973031753" calcext:value-type="float">
            <text:p>98517.7973031753</text:p>
          </table:table-cell>
          <table:table-cell table:formula="of:=[.G390]-[.$B390]" office:value-type="float" office:value="10.247771024704" calcext:value-type="float">
            <text:p>10.247771024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4823.52951" calcext:value-type="float">
            <text:p>1443144823.52951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93304920197" calcext:value-type="float">
            <text:p>43.529330492</text:p>
          </table:table-cell>
          <table:table-cell table:formula="of:=[.C391]/([.D391]-[.D390])" office:value-type="float" office:value="99675.9503363901" calcext:value-type="float">
            <text:p>99675.9503363901</text:p>
          </table:table-cell>
          <table:table-cell/>
          <table:table-cell office:value-type="float" office:value="1443144833.77779" calcext:value-type="float">
            <text:p>1443144833.77779</text:p>
          </table:table-cell>
          <table:table-cell table:formula="of:=[.G391]-[.$B$2]" office:value-type="float" office:value="53.7776129245758" calcext:value-type="float">
            <text:p>53.7776129246</text:p>
          </table:table-cell>
          <table:table-cell table:formula="of:=[.C391]/([.H391]-[.H390])" office:value-type="float" office:value="98513.5122439215" calcext:value-type="float">
            <text:p>98513.5122439215</text:p>
          </table:table-cell>
          <table:table-cell table:formula="of:=[.G391]-[.$B391]" office:value-type="float" office:value="10.2482824325562" calcext:value-type="float">
            <text:p>10.248282432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4823.57286" calcext:value-type="float">
            <text:p>1443144823.57286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26821422577" calcext:value-type="float">
            <text:p>43.5726821423</text:p>
          </table:table-cell>
          <table:table-cell table:formula="of:=[.C392]/([.D392]-[.D391])" office:value-type="float" office:value="99650.1857779244" calcext:value-type="float">
            <text:p>99650.1857779244</text:p>
          </table:table-cell>
          <table:table-cell/>
          <table:table-cell office:value-type="float" office:value="1443144833.82176" calcext:value-type="float">
            <text:p>1443144833.82176</text:p>
          </table:table-cell>
          <table:table-cell table:formula="of:=[.G392]-[.$B$2]" office:value-type="float" office:value="53.8215773105621" calcext:value-type="float">
            <text:p>53.8215773106</text:p>
          </table:table-cell>
          <table:table-cell table:formula="of:=[.C392]/([.H392]-[.H391])" office:value-type="float" office:value="98261.3518438178" calcext:value-type="float">
            <text:p>98261.3518438178</text:p>
          </table:table-cell>
          <table:table-cell table:formula="of:=[.G392]-[.$B392]" office:value-type="float" office:value="10.2488951683044" calcext:value-type="float">
            <text:p>10.248895168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4823.61621" calcext:value-type="float">
            <text:p>1443144823.61621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60283088684" calcext:value-type="float">
            <text:p>43.6160283089</text:p>
          </table:table-cell>
          <table:table-cell table:formula="of:=[.C393]/([.D393]-[.D392])" office:value-type="float" office:value="99662.7923017266" calcext:value-type="float">
            <text:p>99662.7923017266</text:p>
          </table:table-cell>
          <table:table-cell/>
          <table:table-cell office:value-type="float" office:value="1443144833.8656" calcext:value-type="float">
            <text:p>1443144833.8656</text:p>
          </table:table-cell>
          <table:table-cell table:formula="of:=[.G393]-[.$B$2]" office:value-type="float" office:value="53.865424156189" calcext:value-type="float">
            <text:p>53.8654241562</text:p>
          </table:table-cell>
          <table:table-cell table:formula="of:=[.C393]/([.H393]-[.H392])" office:value-type="float" office:value="98524.76131958" calcext:value-type="float">
            <text:p>98524.76131958</text:p>
          </table:table-cell>
          <table:table-cell table:formula="of:=[.G393]-[.$B393]" office:value-type="float" office:value="10.2493958473206" calcext:value-type="float">
            <text:p>10.249395847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4823.65958" calcext:value-type="float">
            <text:p>1443144823.65958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94054698944" calcext:value-type="float">
            <text:p>43.6594054699</text:p>
          </table:table-cell>
          <table:table-cell table:formula="of:=[.C394]/([.D394]-[.D393])" office:value-type="float" office:value="99591.5799425076" calcext:value-type="float">
            <text:p>99591.5799425076</text:p>
          </table:table-cell>
          <table:table-cell/>
          <table:table-cell office:value-type="float" office:value="1443144833.9095" calcext:value-type="float">
            <text:p>1443144833.9095</text:p>
          </table:table-cell>
          <table:table-cell table:formula="of:=[.G394]-[.$B$2]" office:value-type="float" office:value="53.9093253612518" calcext:value-type="float">
            <text:p>53.9093253613</text:p>
          </table:table-cell>
          <table:table-cell table:formula="of:=[.C394]/([.H394]-[.H393])" office:value-type="float" office:value="98402.7657968339" calcext:value-type="float">
            <text:p>98402.7657968339</text:p>
          </table:table-cell>
          <table:table-cell table:formula="of:=[.G394]-[.$B394]" office:value-type="float" office:value="10.2499198913574" calcext:value-type="float">
            <text:p>10.249919891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4823.70293" calcext:value-type="float">
            <text:p>1443144823.70293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27516365051" calcext:value-type="float">
            <text:p>43.7027516365</text:p>
          </table:table-cell>
          <table:table-cell table:formula="of:=[.C395]/([.D395]-[.D394])" office:value-type="float" office:value="99662.7923017266" calcext:value-type="float">
            <text:p>99662.7923017266</text:p>
          </table:table-cell>
          <table:table-cell/>
          <table:table-cell office:value-type="float" office:value="1443144833.95336" calcext:value-type="float">
            <text:p>1443144833.95336</text:p>
          </table:table-cell>
          <table:table-cell table:formula="of:=[.G395]-[.$B$2]" office:value-type="float" office:value="53.9531857967377" calcext:value-type="float">
            <text:p>53.9531857967</text:p>
          </table:table-cell>
          <table:table-cell table:formula="of:=[.C395]/([.H395]-[.H394])" office:value-type="float" office:value="98494.2340892783" calcext:value-type="float">
            <text:p>98494.2340892783</text:p>
          </table:table-cell>
          <table:table-cell table:formula="of:=[.G395]-[.$B395]" office:value-type="float" office:value="10.2504341602325" calcext:value-type="float">
            <text:p>10.2504341602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4823.74628" calcext:value-type="float">
            <text:p>1443144823.74628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61023330688" calcext:value-type="float">
            <text:p>43.7461023331</text:p>
          </table:table-cell>
          <table:table-cell table:formula="of:=[.C396]/([.D396]-[.D395])" office:value-type="float" office:value="99652.3779877465" calcext:value-type="float">
            <text:p>99652.3779877465</text:p>
          </table:table-cell>
          <table:table-cell/>
          <table:table-cell office:value-type="float" office:value="1443144833.99727" calcext:value-type="float">
            <text:p>1443144833.99727</text:p>
          </table:table-cell>
          <table:table-cell table:formula="of:=[.G396]-[.$B$2]" office:value-type="float" office:value="53.9970872402191" calcext:value-type="float">
            <text:p>53.9970872402</text:p>
          </table:table-cell>
          <table:table-cell table:formula="of:=[.C396]/([.H396]-[.H395])" office:value-type="float" office:value="98402.2313941869" calcext:value-type="float">
            <text:p>98402.2313941869</text:p>
          </table:table-cell>
          <table:table-cell table:formula="of:=[.G396]-[.$B396]" office:value-type="float" office:value="10.2509849071503" calcext:value-type="float">
            <text:p>10.250984907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4823.78962" calcext:value-type="float">
            <text:p>1443144823.78962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94449234009" calcext:value-type="float">
            <text:p>43.7894449234</text:p>
          </table:table-cell>
          <table:table-cell table:formula="of:=[.C397]/([.D397]-[.D396])" office:value-type="float" office:value="99671.0156662559" calcext:value-type="float">
            <text:p>99671.0156662559</text:p>
          </table:table-cell>
          <table:table-cell/>
          <table:table-cell office:value-type="float" office:value="1443144834.01162" calcext:value-type="float">
            <text:p>1443144834.01162</text:p>
          </table:table-cell>
          <table:table-cell table:formula="of:=[.G397]-[.$B$2]" office:value-type="float" office:value="54.0114443302155" calcext:value-type="float">
            <text:p>54.0114443302</text:p>
          </table:table-cell>
          <table:table-cell table:formula="of:=[.C397]/([.H397]-[.H396])" office:value-type="float" office:value="300896.630243449" calcext:value-type="float">
            <text:p>300896.630243449</text:p>
          </table:table-cell>
          <table:table-cell table:formula="of:=[.G397]-[.$B397]" office:value-type="float" office:value="10.2219994068146" calcext:value-type="float">
            <text:p>10.221999406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4823.83297" calcext:value-type="float">
            <text:p>1443144823.83297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27925205231" calcext:value-type="float">
            <text:p>43.8327925205</text:p>
          </table:table-cell>
          <table:table-cell table:formula="of:=[.C398]/([.D398]-[.D397])" office:value-type="float" office:value="99659.5033358451" calcext:value-type="float">
            <text:p>99659.5033358451</text:p>
          </table:table-cell>
          <table:table-cell/>
          <table:table-cell office:value-type="float" office:value="1443144834.02598" calcext:value-type="float">
            <text:p>1443144834.02598</text:p>
          </table:table-cell>
          <table:table-cell table:formula="of:=[.G398]-[.$B$2]" office:value-type="float" office:value="54.0258009433746" calcext:value-type="float">
            <text:p>54.0258009434</text:p>
          </table:table-cell>
          <table:table-cell table:formula="of:=[.C398]/([.H398]-[.H397])" office:value-type="float" office:value="300906.624153049" calcext:value-type="float">
            <text:p>300906.624153049</text:p>
          </table:table-cell>
          <table:table-cell table:formula="of:=[.G398]-[.$B398]" office:value-type="float" office:value="10.1930084228516" calcext:value-type="float">
            <text:p>10.193008422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4823.87633" calcext:value-type="float">
            <text:p>1443144823.87633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6149892807" calcext:value-type="float">
            <text:p>43.8761498928</text:p>
          </table:table-cell>
          <table:table-cell table:formula="of:=[.C399]/([.D399]-[.D398])" office:value-type="float" office:value="99637.0345441948" calcext:value-type="float">
            <text:p>99637.0345441948</text:p>
          </table:table-cell>
          <table:table-cell/>
          <table:table-cell office:value-type="float" office:value="1443144834.06038" calcext:value-type="float">
            <text:p>1443144834.06038</text:p>
          </table:table-cell>
          <table:table-cell table:formula="of:=[.G399]-[.$B$2]" office:value-type="float" office:value="54.0601971149445" calcext:value-type="float">
            <text:p>54.0601971149</text:p>
          </table:table-cell>
          <table:table-cell table:formula="of:=[.C399]/([.H399]-[.H398])" office:value-type="float" office:value="125595.373055702" calcext:value-type="float">
            <text:p>125595.373055702</text:p>
          </table:table-cell>
          <table:table-cell table:formula="of:=[.G399]-[.$B399]" office:value-type="float" office:value="10.1840472221375" calcext:value-type="float">
            <text:p>10.184047222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4823.91968" calcext:value-type="float">
            <text:p>1443144823.91968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95046424866" calcext:value-type="float">
            <text:p>43.9195046425</text:p>
          </table:table-cell>
          <table:table-cell table:formula="of:=[.C400]/([.D400]-[.D399])" office:value-type="float" office:value="99643.0617620695" calcext:value-type="float">
            <text:p>99643.0617620695</text:p>
          </table:table-cell>
          <table:table-cell/>
          <table:table-cell office:value-type="float" office:value="1443144834.10912" calcext:value-type="float">
            <text:p>1443144834.10912</text:p>
          </table:table-cell>
          <table:table-cell table:formula="of:=[.G400]-[.$B$2]" office:value-type="float" office:value="54.1089401245117" calcext:value-type="float">
            <text:p>54.1089401245</text:p>
          </table:table-cell>
          <table:table-cell table:formula="of:=[.C400]/([.H400]-[.H399])" office:value-type="float" office:value="88628.093307181" calcext:value-type="float">
            <text:p>88628.093307181</text:p>
          </table:table-cell>
          <table:table-cell table:formula="of:=[.G400]-[.$B400]" office:value-type="float" office:value="10.1894354820251" calcext:value-type="float">
            <text:p>10.18943548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4823.96303" calcext:value-type="float">
            <text:p>1443144823.96303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28505706787" calcext:value-type="float">
            <text:p>43.9628505707</text:p>
          </table:table-cell>
          <table:table-cell table:formula="of:=[.C401]/([.D401]-[.D400])" office:value-type="float" office:value="99663.3404838124" calcext:value-type="float">
            <text:p>99663.3404838124</text:p>
          </table:table-cell>
          <table:table-cell/>
          <table:table-cell office:value-type="float" office:value="1443144834.15781" calcext:value-type="float">
            <text:p>1443144834.15781</text:p>
          </table:table-cell>
          <table:table-cell table:formula="of:=[.G401]-[.$B$2]" office:value-type="float" office:value="54.1576330661774" calcext:value-type="float">
            <text:p>54.1576330662</text:p>
          </table:table-cell>
          <table:table-cell table:formula="of:=[.C401]/([.H401]-[.H400])" office:value-type="float" office:value="88719.2240235417" calcext:value-type="float">
            <text:p>88719.2240235417</text:p>
          </table:table-cell>
          <table:table-cell table:formula="of:=[.G401]-[.$B401]" office:value-type="float" office:value="10.1947824954987" calcext:value-type="float">
            <text:p>10.194782495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4824.00631" calcext:value-type="float">
            <text:p>1443144824.00631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6130695343" calcext:value-type="float">
            <text:p>44.0061306953</text:p>
          </table:table-cell>
          <table:table-cell table:formula="of:=[.C402]/([.D402]-[.D401])" office:value-type="float" office:value="99814.8696083292" calcext:value-type="float">
            <text:p>99814.8696083292</text:p>
          </table:table-cell>
          <table:table-cell/>
          <table:table-cell office:value-type="float" office:value="1443144834.20655" calcext:value-type="float">
            <text:p>1443144834.20655</text:p>
          </table:table-cell>
          <table:table-cell table:formula="of:=[.G402]-[.$B$2]" office:value-type="float" office:value="54.2063739299774" calcext:value-type="float">
            <text:p>54.20637393</text:p>
          </table:table-cell>
          <table:table-cell table:formula="of:=[.C402]/([.H402]-[.H401])" office:value-type="float" office:value="88631.9950693133" calcext:value-type="float">
            <text:p>88631.9950693133</text:p>
          </table:table-cell>
          <table:table-cell table:formula="of:=[.G402]-[.$B402]" office:value-type="float" office:value="10.2002432346344" calcext:value-type="float">
            <text:p>10.2002432346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4824.04942" calcext:value-type="float">
            <text:p>1443144824.04942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92436885834" calcext:value-type="float">
            <text:p>44.0492436886</text:p>
          </table:table-cell>
          <table:table-cell table:formula="of:=[.C403]/([.D403]-[.D402])" office:value-type="float" office:value="100201.810992706" calcext:value-type="float">
            <text:p>100201.810992706</text:p>
          </table:table-cell>
          <table:table-cell/>
          <table:table-cell office:value-type="float" office:value="1443144834.25537" calcext:value-type="float">
            <text:p>1443144834.25537</text:p>
          </table:table-cell>
          <table:table-cell table:formula="of:=[.G403]-[.$B$2]" office:value-type="float" office:value="54.2551870346069" calcext:value-type="float">
            <text:p>54.2551870346</text:p>
          </table:table-cell>
          <table:table-cell table:formula="of:=[.C403]/([.H403]-[.H402])" office:value-type="float" office:value="88500.8243746856" calcext:value-type="float">
            <text:p>88500.8243746856</text:p>
          </table:table-cell>
          <table:table-cell table:formula="of:=[.G403]-[.$B403]" office:value-type="float" office:value="10.2059433460236" calcext:value-type="float">
            <text:p>10.20594334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4824.0926" calcext:value-type="float">
            <text:p>1443144824.0926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24217700958" calcext:value-type="float">
            <text:p>44.0924217701</text:p>
          </table:table-cell>
          <table:table-cell table:formula="of:=[.C404]/([.D404]-[.D403])" office:value-type="float" office:value="100050.762995439" calcext:value-type="float">
            <text:p>100050.762995439</text:p>
          </table:table-cell>
          <table:table-cell/>
          <table:table-cell office:value-type="float" office:value="1443144834.30421" calcext:value-type="float">
            <text:p>1443144834.30421</text:p>
          </table:table-cell>
          <table:table-cell table:formula="of:=[.G404]-[.$B$2]" office:value-type="float" office:value="54.3040354251862" calcext:value-type="float">
            <text:p>54.3040354252</text:p>
          </table:table-cell>
          <table:table-cell table:formula="of:=[.C404]/([.H404]-[.H403])" office:value-type="float" office:value="88436.8952339117" calcext:value-type="float">
            <text:p>88436.8952339117</text:p>
          </table:table-cell>
          <table:table-cell table:formula="of:=[.G404]-[.$B404]" office:value-type="float" office:value="10.2116136550903" calcext:value-type="float">
            <text:p>10.211613655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4824.13573" calcext:value-type="float">
            <text:p>1443144824.13573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5556936264" calcext:value-type="float">
            <text:p>44.1355569363</text:p>
          </table:table-cell>
          <table:table-cell table:formula="of:=[.C405]/([.D405]-[.D404])" office:value-type="float" office:value="100150.303887863" calcext:value-type="float">
            <text:p>100150.303887863</text:p>
          </table:table-cell>
          <table:table-cell/>
          <table:table-cell office:value-type="float" office:value="1443144834.3529" calcext:value-type="float">
            <text:p>1443144834.3529</text:p>
          </table:table-cell>
          <table:table-cell table:formula="of:=[.G405]-[.$B$2]" office:value-type="float" office:value="54.3527266979218" calcext:value-type="float">
            <text:p>54.3527266979</text:p>
          </table:table-cell>
          <table:table-cell table:formula="of:=[.C405]/([.H405]-[.H404])" office:value-type="float" office:value="88722.2649417802" calcext:value-type="float">
            <text:p>88722.2649417802</text:p>
          </table:table-cell>
          <table:table-cell table:formula="of:=[.G405]-[.$B405]" office:value-type="float" office:value="10.2171697616577" calcext:value-type="float">
            <text:p>10.217169761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4824.17888" calcext:value-type="float">
            <text:p>1443144824.17888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86971092224" calcext:value-type="float">
            <text:p>44.1786971092</text:p>
          </table:table-cell>
          <table:table-cell table:formula="of:=[.C406]/([.D406]-[.D405])" office:value-type="float" office:value="100138.680578967" calcext:value-type="float">
            <text:p>100138.680578967</text:p>
          </table:table-cell>
          <table:table-cell/>
          <table:table-cell office:value-type="float" office:value="1443144834.40166" calcext:value-type="float">
            <text:p>1443144834.40166</text:p>
          </table:table-cell>
          <table:table-cell table:formula="of:=[.G406]-[.$B$2]" office:value-type="float" office:value="54.4014775753021" calcext:value-type="float">
            <text:p>54.4014775753</text:p>
          </table:table-cell>
          <table:table-cell table:formula="of:=[.C406]/([.H406]-[.H405])" office:value-type="float" office:value="88613.7897846202" calcext:value-type="float">
            <text:p>88613.7897846202</text:p>
          </table:table-cell>
          <table:table-cell table:formula="of:=[.G406]-[.$B406]" office:value-type="float" office:value="10.2227804660797" calcext:value-type="float">
            <text:p>10.222780466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4824.22201" calcext:value-type="float">
            <text:p>1443144824.22201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18337059021" calcext:value-type="float">
            <text:p>44.2218337059</text:p>
          </table:table-cell>
          <table:table-cell table:formula="of:=[.C407]/([.D407]-[.D406])" office:value-type="float" office:value="100146.982667138" calcext:value-type="float">
            <text:p>100146.982667138</text:p>
          </table:table-cell>
          <table:table-cell/>
          <table:table-cell office:value-type="float" office:value="1443144834.45041" calcext:value-type="float">
            <text:p>1443144834.45041</text:p>
          </table:table-cell>
          <table:table-cell table:formula="of:=[.G407]-[.$B$2]" office:value-type="float" office:value="54.4502367973328" calcext:value-type="float">
            <text:p>54.4502367973</text:p>
          </table:table-cell>
          <table:table-cell table:formula="of:=[.C407]/([.H407]-[.H406])" office:value-type="float" office:value="88598.62442607" calcext:value-type="float">
            <text:p>88598.62442607</text:p>
          </table:table-cell>
          <table:table-cell table:formula="of:=[.G407]-[.$B407]" office:value-type="float" office:value="10.2284030914307" calcext:value-type="float">
            <text:p>10.228403091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4824.26515" calcext:value-type="float">
            <text:p>1443144824.26515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49693489075" calcext:value-type="float">
            <text:p>44.2649693489</text:p>
          </table:table-cell>
          <table:table-cell table:formula="of:=[.C408]/([.D408]-[.D407])" office:value-type="float" office:value="100149.196789812" calcext:value-type="float">
            <text:p>100149.196789812</text:p>
          </table:table-cell>
          <table:table-cell/>
          <table:table-cell office:value-type="float" office:value="1443144834.49916" calcext:value-type="float">
            <text:p>1443144834.49916</text:p>
          </table:table-cell>
          <table:table-cell table:formula="of:=[.G408]-[.$B$2]" office:value-type="float" office:value="54.4989840984344" calcext:value-type="float">
            <text:p>54.4989840984</text:p>
          </table:table-cell>
          <table:table-cell table:formula="of:=[.C408]/([.H408]-[.H407])" office:value-type="float" office:value="88620.290813407" calcext:value-type="float">
            <text:p>88620.290813407</text:p>
          </table:table-cell>
          <table:table-cell table:formula="of:=[.G408]-[.$B408]" office:value-type="float" office:value="10.234014749527" calcext:value-type="float">
            <text:p>10.234014749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4824.30828" calcext:value-type="float">
            <text:p>1443144824.30828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81057071686" calcext:value-type="float">
            <text:p>44.3081057072</text:p>
          </table:table-cell>
          <table:table-cell table:formula="of:=[.C409]/([.D409]-[.D408])" office:value-type="float" office:value="100147.536188629" calcext:value-type="float">
            <text:p>100147.536188629</text:p>
          </table:table-cell>
          <table:table-cell/>
          <table:table-cell office:value-type="float" office:value="1443144834.54795" calcext:value-type="float">
            <text:p>1443144834.54795</text:p>
          </table:table-cell>
          <table:table-cell table:formula="of:=[.G409]-[.$B$2]" office:value-type="float" office:value="54.5477712154388" calcext:value-type="float">
            <text:p>54.5477712154</text:p>
          </table:table-cell>
          <table:table-cell table:formula="of:=[.C409]/([.H409]-[.H408])" office:value-type="float" office:value="88547.9664562035" calcext:value-type="float">
            <text:p>88547.9664562035</text:p>
          </table:table-cell>
          <table:table-cell table:formula="of:=[.G409]-[.$B409]" office:value-type="float" office:value="10.2396655082703" calcext:value-type="float">
            <text:p>10.239665508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4824.35142" calcext:value-type="float">
            <text:p>1443144824.35142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12396812439" calcext:value-type="float">
            <text:p>44.3512396812</text:p>
          </table:table-cell>
          <table:table-cell table:formula="of:=[.C410]/([.D410]-[.D409])" office:value-type="float" office:value="100153.07174008" calcext:value-type="float">
            <text:p>100153.07174008</text:p>
          </table:table-cell>
          <table:table-cell/>
          <table:table-cell office:value-type="float" office:value="1443144834.5967" calcext:value-type="float">
            <text:p>1443144834.5967</text:p>
          </table:table-cell>
          <table:table-cell table:formula="of:=[.G410]-[.$B$2]" office:value-type="float" office:value="54.5965216159821" calcext:value-type="float">
            <text:p>54.596521616</text:p>
          </table:table-cell>
          <table:table-cell table:formula="of:=[.C410]/([.H410]-[.H409])" office:value-type="float" office:value="88614.656533349" calcext:value-type="float">
            <text:p>88614.656533349</text:p>
          </table:table-cell>
          <table:table-cell table:formula="of:=[.G410]-[.$B410]" office:value-type="float" office:value="10.2452819347382" calcext:value-type="float">
            <text:p>10.245281934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4824.39454" calcext:value-type="float">
            <text:p>1443144824.39454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43631649017" calcext:value-type="float">
            <text:p>44.3943631649</text:p>
          </table:table-cell>
          <table:table-cell table:formula="of:=[.C411]/([.D411]-[.D410])" office:value-type="float" office:value="100177.435438125" calcext:value-type="float">
            <text:p>100177.435438125</text:p>
          </table:table-cell>
          <table:table-cell/>
          <table:table-cell office:value-type="float" office:value="1443144834.64539" calcext:value-type="float">
            <text:p>1443144834.64539</text:p>
          </table:table-cell>
          <table:table-cell table:formula="of:=[.G411]-[.$B$2]" office:value-type="float" office:value="54.6452116966248" calcext:value-type="float">
            <text:p>54.6452116966</text:p>
          </table:table-cell>
          <table:table-cell table:formula="of:=[.C411]/([.H411]-[.H410])" office:value-type="float" office:value="88724.4371538676" calcext:value-type="float">
            <text:p>88724.4371538676</text:p>
          </table:table-cell>
          <table:table-cell table:formula="of:=[.G411]-[.$B411]" office:value-type="float" office:value="10.250848531723" calcext:value-type="float">
            <text:p>10.25084853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4824.43767" calcext:value-type="float">
            <text:p>1443144824.43767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74904632568" calcext:value-type="float">
            <text:p>44.4374904633</text:p>
          </table:table-cell>
          <table:table-cell table:formula="of:=[.C412]/([.D412]-[.D411])" office:value-type="float" office:value="100168.574540188" calcext:value-type="float">
            <text:p>100168.574540188</text:p>
          </table:table-cell>
          <table:table-cell/>
          <table:table-cell office:value-type="float" office:value="1443144834.69409" calcext:value-type="float">
            <text:p>1443144834.69409</text:p>
          </table:table-cell>
          <table:table-cell table:formula="of:=[.G412]-[.$B$2]" office:value-type="float" office:value="54.6939091682434" calcext:value-type="float">
            <text:p>54.6939091682</text:p>
          </table:table-cell>
          <table:table-cell table:formula="of:=[.C412]/([.H412]-[.H411])" office:value-type="float" office:value="88710.9711532812" calcext:value-type="float">
            <text:p>88710.9711532812</text:p>
          </table:table-cell>
          <table:table-cell table:formula="of:=[.G412]-[.$B412]" office:value-type="float" office:value="10.2564187049866" calcext:value-type="float">
            <text:p>10.25641870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4824.48081" calcext:value-type="float">
            <text:p>1443144824.48081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806277751923" calcext:value-type="float">
            <text:p>44.4806277752</text:p>
          </table:table-cell>
          <table:table-cell table:formula="of:=[.C413]/([.D413]-[.D412])" office:value-type="float" office:value="100145.322139379" calcext:value-type="float">
            <text:p>100145.322139379</text:p>
          </table:table-cell>
          <table:table-cell/>
          <table:table-cell office:value-type="float" office:value="1443144834.74288" calcext:value-type="float">
            <text:p>1443144834.74288</text:p>
          </table:table-cell>
          <table:table-cell table:formula="of:=[.G413]-[.$B$2]" office:value-type="float" office:value="54.7427008152008" calcext:value-type="float">
            <text:p>54.7427008152</text:p>
          </table:table-cell>
          <table:table-cell table:formula="of:=[.C413]/([.H413]-[.H412])" office:value-type="float" office:value="88539.7454152761" calcext:value-type="float">
            <text:p>88539.7454152761</text:p>
          </table:table-cell>
          <table:table-cell table:formula="of:=[.G413]-[.$B413]" office:value-type="float" office:value="10.2620730400085" calcext:value-type="float">
            <text:p>10.26207304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4824.52391" calcext:value-type="float">
            <text:p>1443144824.52391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37276554108" calcext:value-type="float">
            <text:p>44.5237276554</text:p>
          </table:table-cell>
          <table:table-cell table:formula="of:=[.C414]/([.D414]-[.D413])" office:value-type="float" office:value="100232.297122374" calcext:value-type="float">
            <text:p>100232.297122374</text:p>
          </table:table-cell>
          <table:table-cell/>
          <table:table-cell office:value-type="float" office:value="1443144834.79165" calcext:value-type="float">
            <text:p>1443144834.79165</text:p>
          </table:table-cell>
          <table:table-cell table:formula="of:=[.G414]-[.$B$2]" office:value-type="float" office:value="54.7914733886719" calcext:value-type="float">
            <text:p>54.7914733887</text:p>
          </table:table-cell>
          <table:table-cell table:formula="of:=[.C414]/([.H414]-[.H413])" office:value-type="float" office:value="88574.3706462919" calcext:value-type="float">
            <text:p>88574.3706462919</text:p>
          </table:table-cell>
          <table:table-cell table:formula="of:=[.G414]-[.$B414]" office:value-type="float" office:value="10.2677457332611" calcext:value-type="float">
            <text:p>10.267745733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4824.56702" calcext:value-type="float">
            <text:p>1443144824.56702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68396949768" calcext:value-type="float">
            <text:p>44.566839695</text:p>
          </table:table-cell>
          <table:table-cell table:formula="of:=[.C415]/([.D415]-[.D414])" office:value-type="float" office:value="100204.02754044" calcext:value-type="float">
            <text:p>100204.02754044</text:p>
          </table:table-cell>
          <table:table-cell/>
          <table:table-cell office:value-type="float" office:value="1443144834.8404" calcext:value-type="float">
            <text:p>1443144834.8404</text:p>
          </table:table-cell>
          <table:table-cell table:formula="of:=[.G415]-[.$B$2]" office:value-type="float" office:value="54.8402256965637" calcext:value-type="float">
            <text:p>54.8402256966</text:p>
          </table:table-cell>
          <table:table-cell table:formula="of:=[.C415]/([.H415]-[.H414])" office:value-type="float" office:value="88611.1896401639" calcext:value-type="float">
            <text:p>88611.1896401639</text:p>
          </table:table-cell>
          <table:table-cell table:formula="of:=[.G415]-[.$B415]" office:value-type="float" office:value="10.2733860015869" calcext:value-type="float">
            <text:p>10.2733860016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4824.61013" calcext:value-type="float">
            <text:p>1443144824.61013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99548339844" calcext:value-type="float">
            <text:p>44.609954834</text:p>
          </table:table-cell>
          <table:table-cell table:formula="of:=[.C416]/([.D416]-[.D415])" office:value-type="float" office:value="100196.824118825" calcext:value-type="float">
            <text:p>100196.824118825</text:p>
          </table:table-cell>
          <table:table-cell/>
          <table:table-cell office:value-type="float" office:value="1443144834.88918" calcext:value-type="float">
            <text:p>1443144834.88918</text:p>
          </table:table-cell>
          <table:table-cell table:formula="of:=[.G416]-[.$B$2]" office:value-type="float" office:value="54.8890039920807" calcext:value-type="float">
            <text:p>54.8890039921</text:p>
          </table:table-cell>
          <table:table-cell table:formula="of:=[.C416]/([.H416]-[.H415])" office:value-type="float" office:value="88563.9802337346" calcext:value-type="float">
            <text:p>88563.9802337346</text:p>
          </table:table-cell>
          <table:table-cell table:formula="of:=[.G416]-[.$B416]" office:value-type="float" office:value="10.2790491580963" calcext:value-type="float">
            <text:p>10.279049158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4824.65326" calcext:value-type="float">
            <text:p>1443144824.65326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30809402466" calcext:value-type="float">
            <text:p>44.6530809402</text:p>
          </table:table-cell>
          <table:table-cell table:formula="of:=[.C417]/([.D417]-[.D416])" office:value-type="float" office:value="100171.343402402" calcext:value-type="float">
            <text:p>100171.343402402</text:p>
          </table:table-cell>
          <table:table-cell/>
          <table:table-cell office:value-type="float" office:value="1443144834.93793" calcext:value-type="float">
            <text:p>1443144834.93793</text:p>
          </table:table-cell>
          <table:table-cell table:formula="of:=[.G417]-[.$B$2]" office:value-type="float" office:value="54.937748670578" calcext:value-type="float">
            <text:p>54.9377486706</text:p>
          </table:table-cell>
          <table:table-cell table:formula="of:=[.C417]/([.H417]-[.H416])" office:value-type="float" office:value="88625.0588407924" calcext:value-type="float">
            <text:p>88625.0588407924</text:p>
          </table:table-cell>
          <table:table-cell table:formula="of:=[.G417]-[.$B417]" office:value-type="float" office:value="10.2846677303314" calcext:value-type="float">
            <text:p>10.284667730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4824.69652" calcext:value-type="float">
            <text:p>1443144824.69652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63374614716" calcext:value-type="float">
            <text:p>44.6963374615</text:p>
          </table:table-cell>
          <table:table-cell table:formula="of:=[.C418]/([.D418]-[.D417])" office:value-type="float" office:value="99869.334788432" calcext:value-type="float">
            <text:p>99869.334788432</text:p>
          </table:table-cell>
          <table:table-cell/>
          <table:table-cell office:value-type="float" office:value="1443144834.98668" calcext:value-type="float">
            <text:p>1443144834.98668</text:p>
          </table:table-cell>
          <table:table-cell table:formula="of:=[.G418]-[.$B$2]" office:value-type="float" office:value="54.9865057468414" calcext:value-type="float">
            <text:p>54.9865057468</text:p>
          </table:table-cell>
          <table:table-cell table:formula="of:=[.C418]/([.H418]-[.H417])" office:value-type="float" office:value="88602.5235939013" calcext:value-type="float">
            <text:p>88602.5235939013</text:p>
          </table:table-cell>
          <table:table-cell table:formula="of:=[.G418]-[.$B418]" office:value-type="float" office:value="10.2901682853699" calcext:value-type="float">
            <text:p>10.2901682854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4824.73964" calcext:value-type="float">
            <text:p>1443144824.73964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94638061523" calcext:value-type="float">
            <text:p>44.7394638062</text:p>
          </table:table-cell>
          <table:table-cell table:formula="of:=[.C419]/([.D419]-[.D418])" office:value-type="float" office:value="100170.789617713" calcext:value-type="float">
            <text:p>100170.789617713</text:p>
          </table:table-cell>
          <table:table-cell/>
          <table:table-cell office:value-type="float" office:value="1443144835.03547" calcext:value-type="float">
            <text:p>1443144835.03547</text:p>
          </table:table-cell>
          <table:table-cell table:formula="of:=[.G419]-[.$B$2]" office:value-type="float" office:value="55.0352945327759" calcext:value-type="float">
            <text:p>55.0352945328</text:p>
          </table:table-cell>
          <table:table-cell table:formula="of:=[.C419]/([.H419]-[.H418])" office:value-type="float" office:value="88544.9374740391" calcext:value-type="float">
            <text:p>88544.9374740391</text:p>
          </table:table-cell>
          <table:table-cell table:formula="of:=[.G419]-[.$B419]" office:value-type="float" office:value="10.2958307266235" calcext:value-type="float">
            <text:p>10.295830726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4824.78277" calcext:value-type="float">
            <text:p>1443144824.78277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25918197632" calcext:value-type="float">
            <text:p>44.7825918198</text:p>
          </table:table-cell>
          <table:table-cell table:formula="of:=[.C420]/([.D420]-[.D419])" office:value-type="float" office:value="100166.913296332" calcext:value-type="float">
            <text:p>100166.913296332</text:p>
          </table:table-cell>
          <table:table-cell/>
          <table:table-cell office:value-type="float" office:value="1443144835.04862" calcext:value-type="float">
            <text:p>1443144835.04862</text:p>
          </table:table-cell>
          <table:table-cell table:formula="of:=[.G420]-[.$B$2]" office:value-type="float" office:value="55.0484437942505" calcext:value-type="float">
            <text:p>55.0484437943</text:p>
          </table:table-cell>
          <table:table-cell table:formula="of:=[.C420]/([.H420]-[.H419])" office:value-type="float" office:value="328535.561357702" calcext:value-type="float">
            <text:p>328535.561357702</text:p>
          </table:table-cell>
          <table:table-cell table:formula="of:=[.G420]-[.$B420]" office:value-type="float" office:value="10.2658519744873" calcext:value-type="float">
            <text:p>10.265851974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4824.82589" calcext:value-type="float">
            <text:p>1443144824.82589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57157802582" calcext:value-type="float">
            <text:p>44.8257157803</text:p>
          </table:table-cell>
          <table:table-cell table:formula="of:=[.C421]/([.D421]-[.D420])" office:value-type="float" office:value="100176.327740152" calcext:value-type="float">
            <text:p>100176.327740152</text:p>
          </table:table-cell>
          <table:table-cell/>
          <table:table-cell office:value-type="float" office:value="1443144835.06177" calcext:value-type="float">
            <text:p>1443144835.06177</text:p>
          </table:table-cell>
          <table:table-cell table:formula="of:=[.G421]-[.$B$2]" office:value-type="float" office:value="55.061591386795" calcext:value-type="float">
            <text:p>55.0615913868</text:p>
          </table:table-cell>
          <table:table-cell table:formula="of:=[.C421]/([.H421]-[.H420])" office:value-type="float" office:value="328577.265028561" calcext:value-type="float">
            <text:p>328577.265028561</text:p>
          </table:table-cell>
          <table:table-cell table:formula="of:=[.G421]-[.$B421]" office:value-type="float" office:value="10.2358756065369" calcext:value-type="float">
            <text:p>10.235875606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4824.869" calcext:value-type="float">
            <text:p>1443144824.869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8824005127" calcext:value-type="float">
            <text:p>44.8688240051</text:p>
          </table:table-cell>
          <table:table-cell table:formula="of:=[.C422]/([.D422]-[.D421])" office:value-type="float" office:value="100212.8947121" calcext:value-type="float">
            <text:p>100212.8947121</text:p>
          </table:table-cell>
          <table:table-cell/>
          <table:table-cell office:value-type="float" office:value="1443144835.08712" calcext:value-type="float">
            <text:p>1443144835.08712</text:p>
          </table:table-cell>
          <table:table-cell table:formula="of:=[.G422]-[.$B$2]" office:value-type="float" office:value="55.0869452953339" calcext:value-type="float">
            <text:p>55.0869452953</text:p>
          </table:table-cell>
          <table:table-cell table:formula="of:=[.C422]/([.H422]-[.H421])" office:value-type="float" office:value="170387.930262737" calcext:value-type="float">
            <text:p>170387.930262737</text:p>
          </table:table-cell>
          <table:table-cell table:formula="of:=[.G422]-[.$B422]" office:value-type="float" office:value="10.2181212902069" calcext:value-type="float">
            <text:p>10.218121290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4824.9121" calcext:value-type="float">
            <text:p>1443144824.9121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19229316711" calcext:value-type="float">
            <text:p>44.9119229317</text:p>
          </table:table-cell>
          <table:table-cell table:formula="of:=[.C423]/([.D423]-[.D422])" office:value-type="float" office:value="100234.515019085" calcext:value-type="float">
            <text:p>100234.515019085</text:p>
          </table:table-cell>
          <table:table-cell/>
          <table:table-cell office:value-type="float" office:value="1443144835.12702" calcext:value-type="float">
            <text:p>1443144835.12702</text:p>
          </table:table-cell>
          <table:table-cell table:formula="of:=[.G423]-[.$B$2]" office:value-type="float" office:value="55.1268372535706" calcext:value-type="float">
            <text:p>55.1268372536</text:p>
          </table:table-cell>
          <table:table-cell table:formula="of:=[.C423]/([.H423]-[.H422])" office:value-type="float" office:value="108292.502823947" calcext:value-type="float">
            <text:p>108292.502823947</text:p>
          </table:table-cell>
          <table:table-cell table:formula="of:=[.G423]-[.$B423]" office:value-type="float" office:value="10.2149143218994" calcext:value-type="float">
            <text:p>10.2149143219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4824.95524" calcext:value-type="float">
            <text:p>1443144824.95524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50592899323" calcext:value-type="float">
            <text:p>44.9550592899</text:p>
          </table:table-cell>
          <table:table-cell table:formula="of:=[.C424]/([.D424]-[.D423])" office:value-type="float" office:value="100147.536188629" calcext:value-type="float">
            <text:p>100147.536188629</text:p>
          </table:table-cell>
          <table:table-cell/>
          <table:table-cell office:value-type="float" office:value="1443144835.16685" calcext:value-type="float">
            <text:p>1443144835.16685</text:p>
          </table:table-cell>
          <table:table-cell table:formula="of:=[.G424]-[.$B$2]" office:value-type="float" office:value="55.1666703224182" calcext:value-type="float">
            <text:p>55.1666703224</text:p>
          </table:table-cell>
          <table:table-cell table:formula="of:=[.C424]/([.H424]-[.H423])" office:value-type="float" office:value="108452.602949627" calcext:value-type="float">
            <text:p>108452.602949627</text:p>
          </table:table-cell>
          <table:table-cell table:formula="of:=[.G424]-[.$B424]" office:value-type="float" office:value="10.211611032486" calcext:value-type="float">
            <text:p>10.211611032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4824.99843" calcext:value-type="float">
            <text:p>1443144824.99843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8247385025" calcext:value-type="float">
            <text:p>44.998247385</text:p>
          </table:table-cell>
          <table:table-cell table:formula="of:=[.C425]/([.D425]-[.D424])" office:value-type="float" office:value="100027.565251954" calcext:value-type="float">
            <text:p>100027.565251954</text:p>
          </table:table-cell>
          <table:table-cell/>
          <table:table-cell office:value-type="float" office:value="1443144835.2068" calcext:value-type="float">
            <text:p>1443144835.2068</text:p>
          </table:table-cell>
          <table:table-cell table:formula="of:=[.G425]-[.$B$2]" office:value-type="float" office:value="55.2066216468811" calcext:value-type="float">
            <text:p>55.2066216469</text:p>
          </table:table-cell>
          <table:table-cell table:formula="of:=[.C425]/([.H425]-[.H424])" office:value-type="float" office:value="108131.584073331" calcext:value-type="float">
            <text:p>108131.584073331</text:p>
          </table:table-cell>
          <table:table-cell table:formula="of:=[.G425]-[.$B425]" office:value-type="float" office:value="10.2083742618561" calcext:value-type="float">
            <text:p>10.208374261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4825.03978" calcext:value-type="float">
            <text:p>1443144825.03978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96058559418" calcext:value-type="float">
            <text:p>45.0396058559</text:p>
          </table:table-cell>
          <table:table-cell table:formula="of:=[.C426]/([.D426]-[.D425])" office:value-type="float" office:value="104452.604369632" calcext:value-type="float">
            <text:p>104452.604369632</text:p>
          </table:table-cell>
          <table:table-cell/>
          <table:table-cell office:value-type="float" office:value="1443144835.24669" calcext:value-type="float">
            <text:p>1443144835.24669</text:p>
          </table:table-cell>
          <table:table-cell table:formula="of:=[.G426]-[.$B$2]" office:value-type="float" office:value="55.2465159893036" calcext:value-type="float">
            <text:p>55.2465159893</text:p>
          </table:table-cell>
          <table:table-cell table:formula="of:=[.C426]/([.H426]-[.H425])" office:value-type="float" office:value="108286.030992834" calcext:value-type="float">
            <text:p>108286.030992834</text:p>
          </table:table-cell>
          <table:table-cell table:formula="of:=[.G426]-[.$B426]" office:value-type="float" office:value="10.2069101333618" calcext:value-type="float">
            <text:p>10.2069101334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4825.08106" calcext:value-type="float">
            <text:p>1443144825.08106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08773040771" calcext:value-type="float">
            <text:p>45.0808773041</text:p>
          </table:table-cell>
          <table:table-cell table:formula="of:=[.C427]/([.D427]-[.D426])" office:value-type="float" office:value="104672.84757806" calcext:value-type="float">
            <text:p>104672.84757806</text:p>
          </table:table-cell>
          <table:table-cell/>
          <table:table-cell office:value-type="float" office:value="1443144835.28663" calcext:value-type="float">
            <text:p>1443144835.28663</text:p>
          </table:table-cell>
          <table:table-cell table:formula="of:=[.G427]-[.$B$2]" office:value-type="float" office:value="55.2864503860474" calcext:value-type="float">
            <text:p>55.286450386</text:p>
          </table:table-cell>
          <table:table-cell table:formula="of:=[.C427]/([.H427]-[.H426])" office:value-type="float" office:value="108177.419774683" calcext:value-type="float">
            <text:p>108177.419774683</text:p>
          </table:table-cell>
          <table:table-cell table:formula="of:=[.G427]-[.$B427]" office:value-type="float" office:value="10.2055730819702" calcext:value-type="float">
            <text:p>10.20557308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4825.12233" calcext:value-type="float">
            <text:p>1443144825.12233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21566200256" calcext:value-type="float">
            <text:p>45.12215662</text:p>
          </table:table-cell>
          <table:table-cell table:formula="of:=[.C428]/([.D428]-[.D427])" office:value-type="float" office:value="104652.89699546" calcext:value-type="float">
            <text:p>104652.89699546</text:p>
          </table:table-cell>
          <table:table-cell/>
          <table:table-cell office:value-type="float" office:value="1443144835.32651" calcext:value-type="float">
            <text:p>1443144835.32651</text:p>
          </table:table-cell>
          <table:table-cell table:formula="of:=[.G428]-[.$B$2]" office:value-type="float" office:value="55.3263332843781" calcext:value-type="float">
            <text:p>55.3263332844</text:p>
          </table:table-cell>
          <table:table-cell table:formula="of:=[.C428]/([.H428]-[.H427])" office:value-type="float" office:value="108317.102838936" calcext:value-type="float">
            <text:p>108317.102838936</text:p>
          </table:table-cell>
          <table:table-cell table:formula="of:=[.G428]-[.$B428]" office:value-type="float" office:value="10.2041766643524" calcext:value-type="float">
            <text:p>10.2041766644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4825.16362" calcext:value-type="float">
            <text:p>1443144825.16362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34428501129" calcext:value-type="float">
            <text:p>45.1634428501</text:p>
          </table:table-cell>
          <table:table-cell table:formula="of:=[.C429]/([.D429]-[.D428])" office:value-type="float" office:value="104635.370942501" calcext:value-type="float">
            <text:p>104635.370942501</text:p>
          </table:table-cell>
          <table:table-cell/>
          <table:table-cell office:value-type="float" office:value="1443144835.36645" calcext:value-type="float">
            <text:p>1443144835.36645</text:p>
          </table:table-cell>
          <table:table-cell table:formula="of:=[.G429]-[.$B$2]" office:value-type="float" office:value="55.3662703037262" calcext:value-type="float">
            <text:p>55.3662703037</text:p>
          </table:table-cell>
          <table:table-cell table:formula="of:=[.C429]/([.H429]-[.H428])" office:value-type="float" office:value="108170.31592521" calcext:value-type="float">
            <text:p>108170.31592521</text:p>
          </table:table-cell>
          <table:table-cell table:formula="of:=[.G429]-[.$B429]" office:value-type="float" office:value="10.2028274536133" calcext:value-type="float">
            <text:p>10.202827453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4825.20489" calcext:value-type="float">
            <text:p>1443144825.20489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47121524811" calcext:value-type="float">
            <text:p>45.2047121525</text:p>
          </table:table-cell>
          <table:table-cell table:formula="of:=[.C430]/([.D430]-[.D429])" office:value-type="float" office:value="104678.289966262" calcext:value-type="float">
            <text:p>104678.289966262</text:p>
          </table:table-cell>
          <table:table-cell/>
          <table:table-cell office:value-type="float" office:value="1443144835.40631" calcext:value-type="float">
            <text:p>1443144835.40631</text:p>
          </table:table-cell>
          <table:table-cell table:formula="of:=[.G430]-[.$B$2]" office:value-type="float" office:value="55.406133890152" calcext:value-type="float">
            <text:p>55.4061338902</text:p>
          </table:table-cell>
          <table:table-cell table:formula="of:=[.C430]/([.H430]-[.H429])" office:value-type="float" office:value="108369.577033493" calcext:value-type="float">
            <text:p>108369.577033493</text:p>
          </table:table-cell>
          <table:table-cell table:formula="of:=[.G430]-[.$B430]" office:value-type="float" office:value="10.2014217376709" calcext:value-type="float">
            <text:p>10.201421737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4825.24618" calcext:value-type="float">
            <text:p>1443144825.24618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59990978241" calcext:value-type="float">
            <text:p>45.2459990978</text:p>
          </table:table-cell>
          <table:table-cell table:formula="of:=[.C431]/([.D431]-[.D430])" office:value-type="float" office:value="104633.55823757" calcext:value-type="float">
            <text:p>104633.55823757</text:p>
          </table:table-cell>
          <table:table-cell/>
          <table:table-cell office:value-type="float" office:value="1443144835.44621" calcext:value-type="float">
            <text:p>1443144835.44621</text:p>
          </table:table-cell>
          <table:table-cell table:formula="of:=[.G431]-[.$B$2]" office:value-type="float" office:value="55.4460315704346" calcext:value-type="float">
            <text:p>55.4460315704</text:p>
          </table:table-cell>
          <table:table-cell table:formula="of:=[.C431]/([.H431]-[.H430])" office:value-type="float" office:value="108276.971728725" calcext:value-type="float">
            <text:p>108276.971728725</text:p>
          </table:table-cell>
          <table:table-cell table:formula="of:=[.G431]-[.$B431]" office:value-type="float" office:value="10.2000324726105" calcext:value-type="float">
            <text:p>10.200032472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4825.28745" calcext:value-type="float">
            <text:p>1443144825.28745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7273645401" calcext:value-type="float">
            <text:p>45.2872736454</text:p>
          </table:table-cell>
          <table:table-cell table:formula="of:=[.C432]/([.D432]-[.D431])" office:value-type="float" office:value="104664.987349669" calcext:value-type="float">
            <text:p>104664.987349669</text:p>
          </table:table-cell>
          <table:table-cell/>
          <table:table-cell office:value-type="float" office:value="1443144835.48604" calcext:value-type="float">
            <text:p>1443144835.48604</text:p>
          </table:table-cell>
          <table:table-cell table:formula="of:=[.G432]-[.$B$2]" office:value-type="float" office:value="55.4858665466309" calcext:value-type="float">
            <text:p>55.4858665466</text:p>
          </table:table-cell>
          <table:table-cell table:formula="of:=[.C432]/([.H432]-[.H431])" office:value-type="float" office:value="108447.410102945" calcext:value-type="float">
            <text:p>108447.410102945</text:p>
          </table:table-cell>
          <table:table-cell table:formula="of:=[.G432]-[.$B432]" office:value-type="float" office:value="10.1985929012299" calcext:value-type="float">
            <text:p>10.1985929012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4825.32874" calcext:value-type="float">
            <text:p>1443144825.32874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85613059998" calcext:value-type="float">
            <text:p>45.328561306</text:p>
          </table:table-cell>
          <table:table-cell table:formula="of:=[.C433]/([.D433]-[.D432])" office:value-type="float" office:value="104631.745595445" calcext:value-type="float">
            <text:p>104631.745595445</text:p>
          </table:table-cell>
          <table:table-cell/>
          <table:table-cell office:value-type="float" office:value="1443144835.52596" calcext:value-type="float">
            <text:p>1443144835.52596</text:p>
          </table:table-cell>
          <table:table-cell table:formula="of:=[.G433]-[.$B$2]" office:value-type="float" office:value="55.5257847309113" calcext:value-type="float">
            <text:p>55.5257847309</text:p>
          </table:table-cell>
          <table:table-cell table:formula="of:=[.C433]/([.H433]-[.H432])" office:value-type="float" office:value="108221.355201309" calcext:value-type="float">
            <text:p>108221.355201309</text:p>
          </table:table-cell>
          <table:table-cell table:formula="of:=[.G433]-[.$B433]" office:value-type="float" office:value="10.1972234249115" calcext:value-type="float">
            <text:p>10.19722342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4825.37002" calcext:value-type="float">
            <text:p>1443144825.37002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98425292969" calcext:value-type="float">
            <text:p>45.3698425293</text:p>
          </table:table-cell>
          <table:table-cell table:formula="of:=[.C434]/([.D434]-[.D433])" office:value-type="float" office:value="104648.061635845" calcext:value-type="float">
            <text:p>104648.061635845</text:p>
          </table:table-cell>
          <table:table-cell/>
          <table:table-cell office:value-type="float" office:value="1443144835.56583" calcext:value-type="float">
            <text:p>1443144835.56583</text:p>
          </table:table-cell>
          <table:table-cell table:formula="of:=[.G434]-[.$B$2]" office:value-type="float" office:value="55.5656547546387" calcext:value-type="float">
            <text:p>55.5656547546</text:p>
          </table:table-cell>
          <table:table-cell table:formula="of:=[.C434]/([.H434]-[.H433])" office:value-type="float" office:value="108352.079987083" calcext:value-type="float">
            <text:p>108352.079987083</text:p>
          </table:table-cell>
          <table:table-cell table:formula="of:=[.G434]-[.$B434]" office:value-type="float" office:value="10.1958122253418" calcext:value-type="float">
            <text:p>10.195812225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4825.4113" calcext:value-type="float">
            <text:p>1443144825.4113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11258983612" calcext:value-type="float">
            <text:p>45.4111258984</text:p>
          </table:table-cell>
          <table:table-cell table:formula="of:=[.C435]/([.D435]-[.D434])" office:value-type="float" office:value="104642.622390344" calcext:value-type="float">
            <text:p>104642.622390344</text:p>
          </table:table-cell>
          <table:table-cell/>
          <table:table-cell office:value-type="float" office:value="1443144835.60578" calcext:value-type="float">
            <text:p>1443144835.60578</text:p>
          </table:table-cell>
          <table:table-cell table:formula="of:=[.G435]-[.$B$2]" office:value-type="float" office:value="55.6056041717529" calcext:value-type="float">
            <text:p>55.6056041718</text:p>
          </table:table-cell>
          <table:table-cell table:formula="of:=[.C435]/([.H435]-[.H434])" office:value-type="float" office:value="108136.746717594" calcext:value-type="float">
            <text:p>108136.746717594</text:p>
          </table:table-cell>
          <table:table-cell table:formula="of:=[.G435]-[.$B435]" office:value-type="float" office:value="10.1944782733917" calcext:value-type="float">
            <text:p>10.194478273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4825.45258" calcext:value-type="float">
            <text:p>1443144825.45258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24049758911" calcext:value-type="float">
            <text:p>45.4524049759</text:p>
          </table:table-cell>
          <table:table-cell table:formula="of:=[.C436]/([.D436]-[.D435])" office:value-type="float" office:value="104653.501446831" calcext:value-type="float">
            <text:p>104653.501446831</text:p>
          </table:table-cell>
          <table:table-cell/>
          <table:table-cell office:value-type="float" office:value="1443144835.64567" calcext:value-type="float">
            <text:p>1443144835.64567</text:p>
          </table:table-cell>
          <table:table-cell table:formula="of:=[.G436]-[.$B$2]" office:value-type="float" office:value="55.6454885005951" calcext:value-type="float">
            <text:p>55.6454885006</text:p>
          </table:table-cell>
          <table:table-cell table:formula="of:=[.C436]/([.H436]-[.H435])" office:value-type="float" office:value="108313.217883039" calcext:value-type="float">
            <text:p>108313.217883039</text:p>
          </table:table-cell>
          <table:table-cell table:formula="of:=[.G436]-[.$B436]" office:value-type="float" office:value="10.193083524704" calcext:value-type="float">
            <text:p>10.193083524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4825.49386" calcext:value-type="float">
            <text:p>1443144825.49386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3686914444" calcext:value-type="float">
            <text:p>45.4936869144</text:p>
          </table:table-cell>
          <table:table-cell table:formula="of:=[.C437]/([.D437]-[.D436])" office:value-type="float" office:value="104646.248491184" calcext:value-type="float">
            <text:p>104646.248491184</text:p>
          </table:table-cell>
          <table:table-cell/>
          <table:table-cell office:value-type="float" office:value="1443144835.68553" calcext:value-type="float">
            <text:p>1443144835.68553</text:p>
          </table:table-cell>
          <table:table-cell table:formula="of:=[.G437]-[.$B$2]" office:value-type="float" office:value="55.6853544712067" calcext:value-type="float">
            <text:p>55.6853544712</text:p>
          </table:table-cell>
          <table:table-cell table:formula="of:=[.C437]/([.H437]-[.H436])" office:value-type="float" office:value="108363.095987082" calcext:value-type="float">
            <text:p>108363.095987082</text:p>
          </table:table-cell>
          <table:table-cell table:formula="of:=[.G437]-[.$B437]" office:value-type="float" office:value="10.1916675567627" calcext:value-type="float">
            <text:p>10.191667556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4825.53515" calcext:value-type="float">
            <text:p>1443144825.53515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4970998764" calcext:value-type="float">
            <text:p>45.5349709988</text:p>
          </table:table-cell>
          <table:table-cell table:formula="of:=[.C438]/([.D438]-[.D437])" office:value-type="float" office:value="104640.809434158" calcext:value-type="float">
            <text:p>104640.809434158</text:p>
          </table:table-cell>
          <table:table-cell/>
          <table:table-cell office:value-type="float" office:value="1443144835.7254" calcext:value-type="float">
            <text:p>1443144835.7254</text:p>
          </table:table-cell>
          <table:table-cell table:formula="of:=[.G438]-[.$B$2]" office:value-type="float" office:value="55.7252252101898" calcext:value-type="float">
            <text:p>55.7252252102</text:p>
          </table:table-cell>
          <table:table-cell table:formula="of:=[.C438]/([.H438]-[.H437])" office:value-type="float" office:value="108350.136219578" calcext:value-type="float">
            <text:p>108350.136219578</text:p>
          </table:table-cell>
          <table:table-cell table:formula="of:=[.G438]-[.$B438]" office:value-type="float" office:value="10.1902542114258" calcext:value-type="float">
            <text:p>10.1902542114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4825.57644" calcext:value-type="float">
            <text:p>1443144825.57644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62639045715" calcext:value-type="float">
            <text:p>45.5762639046</text:p>
          </table:table-cell>
          <table:table-cell table:formula="of:=[.C439]/([.D439]-[.D438])" office:value-type="float" office:value="104618.454805277" calcext:value-type="float">
            <text:p>104618.454805277</text:p>
          </table:table-cell>
          <table:table-cell/>
          <table:table-cell office:value-type="float" office:value="1443144835.76531" calcext:value-type="float">
            <text:p>1443144835.76531</text:p>
          </table:table-cell>
          <table:table-cell table:formula="of:=[.G439]-[.$B$2]" office:value-type="float" office:value="55.7651360034943" calcext:value-type="float">
            <text:p>55.7651360035</text:p>
          </table:table-cell>
          <table:table-cell table:formula="of:=[.C439]/([.H439]-[.H438])" office:value-type="float" office:value="108241.396432454" calcext:value-type="float">
            <text:p>108241.396432454</text:p>
          </table:table-cell>
          <table:table-cell table:formula="of:=[.G439]-[.$B439]" office:value-type="float" office:value="10.1888720989227" calcext:value-type="float">
            <text:p>10.188872098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4825.61771" calcext:value-type="float">
            <text:p>1443144825.61771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75363063812" calcext:value-type="float">
            <text:p>45.6175363064</text:p>
          </table:table-cell>
          <table:table-cell table:formula="of:=[.C440]/([.D440]-[.D439])" office:value-type="float" office:value="104670.428920507" calcext:value-type="float">
            <text:p>104670.428920507</text:p>
          </table:table-cell>
          <table:table-cell/>
          <table:table-cell office:value-type="float" office:value="1443144835.80518" calcext:value-type="float">
            <text:p>1443144835.80518</text:p>
          </table:table-cell>
          <table:table-cell table:formula="of:=[.G440]-[.$B$2]" office:value-type="float" office:value="55.8050038814545" calcext:value-type="float">
            <text:p>55.8050038815</text:p>
          </table:table-cell>
          <table:table-cell table:formula="of:=[.C440]/([.H440]-[.H439])" office:value-type="float" office:value="108357.91170807" calcext:value-type="float">
            <text:p>108357.91170807</text:p>
          </table:table-cell>
          <table:table-cell table:formula="of:=[.G440]-[.$B440]" office:value-type="float" office:value="10.1874675750732" calcext:value-type="float">
            <text:p>10.187467575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4825.65899" calcext:value-type="float">
            <text:p>1443144825.65899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88101387024" calcext:value-type="float">
            <text:p>45.6588101387</text:p>
          </table:table-cell>
          <table:table-cell table:formula="of:=[.C441]/([.D441]-[.D440])" office:value-type="float" office:value="104666.801143748" calcext:value-type="float">
            <text:p>104666.801143748</text:p>
          </table:table-cell>
          <table:table-cell/>
          <table:table-cell office:value-type="float" office:value="1443144835.84509" calcext:value-type="float">
            <text:p>1443144835.84509</text:p>
          </table:table-cell>
          <table:table-cell table:formula="of:=[.G441]-[.$B$2]" office:value-type="float" office:value="55.8449127674103" calcext:value-type="float">
            <text:p>55.8449127674</text:p>
          </table:table-cell>
          <table:table-cell table:formula="of:=[.C441]/([.H441]-[.H440])" office:value-type="float" office:value="108246.569568075" calcext:value-type="float">
            <text:p>108246.569568075</text:p>
          </table:table-cell>
          <table:table-cell table:formula="of:=[.G441]-[.$B441]" office:value-type="float" office:value="10.1861026287079" calcext:value-type="float">
            <text:p>10.186102628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4825.70027" calcext:value-type="float">
            <text:p>1443144825.70027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7000923156738" calcext:value-type="float">
            <text:p>45.7000923157</text:p>
          </table:table-cell>
          <table:table-cell table:formula="of:=[.C442]/([.D442]-[.D441])" office:value-type="float" office:value="104645.644123592" calcext:value-type="float">
            <text:p>104645.644123592</text:p>
          </table:table-cell>
          <table:table-cell/>
          <table:table-cell office:value-type="float" office:value="1443144835.88502" calcext:value-type="float">
            <text:p>1443144835.88502</text:p>
          </table:table-cell>
          <table:table-cell table:formula="of:=[.G442]-[.$B$2]" office:value-type="float" office:value="55.8848438262939" calcext:value-type="float">
            <text:p>55.8848438263</text:p>
          </table:table-cell>
          <table:table-cell table:formula="of:=[.C442]/([.H442]-[.H441])" office:value-type="float" office:value="108186.462387227" calcext:value-type="float">
            <text:p>108186.462387227</text:p>
          </table:table-cell>
          <table:table-cell table:formula="of:=[.G442]-[.$B442]" office:value-type="float" office:value="10.1847515106201" calcext:value-type="float">
            <text:p>10.1847515106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4825.74156" calcext:value-type="float">
            <text:p>1443144825.74156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13785457611" calcext:value-type="float">
            <text:p>45.7413785458</text:p>
          </table:table-cell>
          <table:table-cell table:formula="of:=[.C443]/([.D443]-[.D442])" office:value-type="float" office:value="104635.370942501" calcext:value-type="float">
            <text:p>104635.370942501</text:p>
          </table:table-cell>
          <table:table-cell/>
          <table:table-cell office:value-type="float" office:value="1443144835.92489" calcext:value-type="float">
            <text:p>1443144835.92489</text:p>
          </table:table-cell>
          <table:table-cell table:formula="of:=[.G443]-[.$B$2]" office:value-type="float" office:value="55.924711227417" calcext:value-type="float">
            <text:p>55.9247112274</text:p>
          </table:table-cell>
          <table:table-cell table:formula="of:=[.C443]/([.H443]-[.H442])" office:value-type="float" office:value="108359.207731318" calcext:value-type="float">
            <text:p>108359.207731318</text:p>
          </table:table-cell>
          <table:table-cell table:formula="of:=[.G443]-[.$B443]" office:value-type="float" office:value="10.1833326816559" calcext:value-type="float">
            <text:p>10.183332681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4825.78285" calcext:value-type="float">
            <text:p>1443144825.78285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26738357544" calcext:value-type="float">
            <text:p>45.7826738358</text:p>
          </table:table-cell>
          <table:table-cell table:formula="of:=[.C444]/([.D444]-[.D443])" office:value-type="float" office:value="104612.414653157" calcext:value-type="float">
            <text:p>104612.414653157</text:p>
          </table:table-cell>
          <table:table-cell/>
          <table:table-cell office:value-type="float" office:value="1443144835.96482" calcext:value-type="float">
            <text:p>1443144835.96482</text:p>
          </table:table-cell>
          <table:table-cell table:formula="of:=[.G444]-[.$B$2]" office:value-type="float" office:value="55.9646444320679" calcext:value-type="float">
            <text:p>55.9646444321</text:p>
          </table:table-cell>
          <table:table-cell table:formula="of:=[.C444]/([.H444]-[.H443])" office:value-type="float" office:value="108180.649105629" calcext:value-type="float">
            <text:p>108180.649105629</text:p>
          </table:table-cell>
          <table:table-cell table:formula="of:=[.G444]-[.$B444]" office:value-type="float" office:value="10.1819705963135" calcext:value-type="float">
            <text:p>10.1819705963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4825.82416" calcext:value-type="float">
            <text:p>1443144825.82416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39829540253" calcext:value-type="float">
            <text:p>45.823982954</text:p>
          </table:table-cell>
          <table:table-cell table:formula="of:=[.C445]/([.D445]-[.D444])" office:value-type="float" office:value="104577.395520105" calcext:value-type="float">
            <text:p>104577.395520105</text:p>
          </table:table-cell>
          <table:table-cell/>
          <table:table-cell office:value-type="float" office:value="1443144836.00467" calcext:value-type="float">
            <text:p>1443144836.00467</text:p>
          </table:table-cell>
          <table:table-cell table:formula="of:=[.G445]-[.$B$2]" office:value-type="float" office:value="56.0044951438904" calcext:value-type="float">
            <text:p>56.0044951439</text:p>
          </table:table-cell>
          <table:table-cell table:formula="of:=[.C445]/([.H445]-[.H444])" office:value-type="float" office:value="108404.588084668" calcext:value-type="float">
            <text:p>108404.588084668</text:p>
          </table:table-cell>
          <table:table-cell table:formula="of:=[.G445]-[.$B445]" office:value-type="float" office:value="10.1805121898651" calcext:value-type="float">
            <text:p>10.180512189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4825.86545" calcext:value-type="float">
            <text:p>1443144825.86545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52682304382" calcext:value-type="float">
            <text:p>45.8652682304</text:p>
          </table:table-cell>
          <table:table-cell table:formula="of:=[.C446]/([.D446]-[.D445])" office:value-type="float" office:value="104637.787980111" calcext:value-type="float">
            <text:p>104637.787980111</text:p>
          </table:table-cell>
          <table:table-cell/>
          <table:table-cell office:value-type="float" office:value="1443144836.01681" calcext:value-type="float">
            <text:p>1443144836.01681</text:p>
          </table:table-cell>
          <table:table-cell table:formula="of:=[.G446]-[.$B$2]" office:value-type="float" office:value="56.0166323184967" calcext:value-type="float">
            <text:p>56.0166323185</text:p>
          </table:table-cell>
          <table:table-cell table:formula="of:=[.C446]/([.H446]-[.H445])" office:value-type="float" office:value="355931.272320113" calcext:value-type="float">
            <text:p>355931.272320113</text:p>
          </table:table-cell>
          <table:table-cell table:formula="of:=[.G446]-[.$B446]" office:value-type="float" office:value="10.1513640880585" calcext:value-type="float">
            <text:p>10.151364088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4825.90675" calcext:value-type="float">
            <text:p>1443144825.90675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6574010849" calcext:value-type="float">
            <text:p>45.9065740108</text:p>
          </table:table-cell>
          <table:table-cell table:formula="of:=[.C447]/([.D447]-[.D446])" office:value-type="float" office:value="104585.846267511" calcext:value-type="float">
            <text:p>104585.846267511</text:p>
          </table:table-cell>
          <table:table-cell/>
          <table:table-cell office:value-type="float" office:value="1443144836.02896" calcext:value-type="float">
            <text:p>1443144836.02896</text:p>
          </table:table-cell>
          <table:table-cell table:formula="of:=[.G447]-[.$B$2]" office:value-type="float" office:value="56.0287773609161" calcext:value-type="float">
            <text:p>56.0287773609</text:p>
          </table:table-cell>
          <table:table-cell table:formula="of:=[.C447]/([.H447]-[.H446])" office:value-type="float" office:value="355700.692579505" calcext:value-type="float">
            <text:p>355700.692579505</text:p>
          </table:table-cell>
          <table:table-cell table:formula="of:=[.G447]-[.$B447]" office:value-type="float" office:value="10.1222033500671" calcext:value-type="float">
            <text:p>10.122203350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4825.94805" calcext:value-type="float">
            <text:p>1443144825.94805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78671550751" calcext:value-type="float">
            <text:p>45.9478671551</text:p>
          </table:table-cell>
          <table:table-cell table:formula="of:=[.C448]/([.D448]-[.D447])" office:value-type="float" office:value="104617.850758678" calcext:value-type="float">
            <text:p>104617.850758678</text:p>
          </table:table-cell>
          <table:table-cell/>
          <table:table-cell office:value-type="float" office:value="1443144836.05197" calcext:value-type="float">
            <text:p>1443144836.05197</text:p>
          </table:table-cell>
          <table:table-cell table:formula="of:=[.G448]-[.$B$2]" office:value-type="float" office:value="56.051792383194" calcext:value-type="float">
            <text:p>56.0517923832</text:p>
          </table:table-cell>
          <table:table-cell table:formula="of:=[.C448]/([.H448]-[.H447])" office:value-type="float" office:value="187703.489827208" calcext:value-type="float">
            <text:p>187703.489827208</text:p>
          </table:table-cell>
          <table:table-cell table:formula="of:=[.G448]-[.$B448]" office:value-type="float" office:value="10.1039252281189" calcext:value-type="float">
            <text:p>10.103925228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4825.98935" calcext:value-type="float">
            <text:p>1443144825.98935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91722202301" calcext:value-type="float">
            <text:p>45.9891722202</text:p>
          </table:table-cell>
          <table:table-cell table:formula="of:=[.C449]/([.D449]-[.D448])" office:value-type="float" office:value="104587.65731965" calcext:value-type="float">
            <text:p>104587.65731965</text:p>
          </table:table-cell>
          <table:table-cell/>
          <table:table-cell office:value-type="float" office:value="1443144836.08857" calcext:value-type="float">
            <text:p>1443144836.08857</text:p>
          </table:table-cell>
          <table:table-cell table:formula="of:=[.G449]-[.$B$2]" office:value-type="float" office:value="56.0883958339691" calcext:value-type="float">
            <text:p>56.088395834</text:p>
          </table:table-cell>
          <table:table-cell table:formula="of:=[.C449]/([.H449]-[.H448])" office:value-type="float" office:value="118021.659393197" calcext:value-type="float">
            <text:p>118021.659393197</text:p>
          </table:table-cell>
          <table:table-cell table:formula="of:=[.G449]-[.$B449]" office:value-type="float" office:value="10.099223613739" calcext:value-type="float">
            <text:p>10.099223613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4826.02929" calcext:value-type="float">
            <text:p>1443144826.02929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91163921356" calcext:value-type="float">
            <text:p>46.0291163921</text:p>
          </table:table-cell>
          <table:table-cell table:formula="of:=[.C450]/([.D450]-[.D449])" office:value-type="float" office:value="108150.946531533" calcext:value-type="float">
            <text:p>108150.946531533</text:p>
          </table:table-cell>
          <table:table-cell/>
          <table:table-cell office:value-type="float" office:value="1443144836.12513" calcext:value-type="float">
            <text:p>1443144836.12513</text:p>
          </table:table-cell>
          <table:table-cell table:formula="of:=[.G450]-[.$B$2]" office:value-type="float" office:value="56.1249530315399" calcext:value-type="float">
            <text:p>56.1249530315</text:p>
          </table:table-cell>
          <table:table-cell table:formula="of:=[.C450]/([.H450]-[.H449])" office:value-type="float" office:value="118170.983747685" calcext:value-type="float">
            <text:p>118170.983747685</text:p>
          </table:table-cell>
          <table:table-cell table:formula="of:=[.G450]-[.$B450]" office:value-type="float" office:value="10.0958366394043" calcext:value-type="float">
            <text:p>10.095836639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4826.06869" calcext:value-type="float">
            <text:p>1443144826.06869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85143470764" calcext:value-type="float">
            <text:p>46.0685143471</text:p>
          </table:table-cell>
          <table:table-cell table:formula="of:=[.C451]/([.D451]-[.D450])" office:value-type="float" office:value="109650.361458907" calcext:value-type="float">
            <text:p>109650.361458907</text:p>
          </table:table-cell>
          <table:table-cell/>
          <table:table-cell office:value-type="float" office:value="1443144836.16169" calcext:value-type="float">
            <text:p>1443144836.16169</text:p>
          </table:table-cell>
          <table:table-cell table:formula="of:=[.G451]-[.$B$2]" office:value-type="float" office:value="56.161515712738" calcext:value-type="float">
            <text:p>56.1615157127</text:p>
          </table:table-cell>
          <table:table-cell table:formula="of:=[.C451]/([.H451]-[.H450])" office:value-type="float" office:value="118153.26060448" calcext:value-type="float">
            <text:p>118153.26060448</text:p>
          </table:table-cell>
          <table:table-cell table:formula="of:=[.G451]-[.$B451]" office:value-type="float" office:value="10.0930013656616" calcext:value-type="float">
            <text:p>10.093001365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4826.1081" calcext:value-type="float">
            <text:p>1443144826.1081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79189777374" calcext:value-type="float">
            <text:p>46.1079189777</text:p>
          </table:table-cell>
          <table:table-cell table:formula="of:=[.C452]/([.D452]-[.D451])" office:value-type="float" office:value="109631.785085464" calcext:value-type="float">
            <text:p>109631.785085464</text:p>
          </table:table-cell>
          <table:table-cell/>
          <table:table-cell office:value-type="float" office:value="1443144836.19828" calcext:value-type="float">
            <text:p>1443144836.19828</text:p>
          </table:table-cell>
          <table:table-cell table:formula="of:=[.G452]-[.$B$2]" office:value-type="float" office:value="56.1981015205383" calcext:value-type="float">
            <text:p>56.1981015205</text:p>
          </table:table-cell>
          <table:table-cell table:formula="of:=[.C452]/([.H452]-[.H451])" office:value-type="float" office:value="118078.573625629" calcext:value-type="float">
            <text:p>118078.573625629</text:p>
          </table:table-cell>
          <table:table-cell table:formula="of:=[.G452]-[.$B452]" office:value-type="float" office:value="10.0901825428009" calcext:value-type="float">
            <text:p>10.0901825428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4826.14751" calcext:value-type="float">
            <text:p>1443144826.14751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73350524902" calcext:value-type="float">
            <text:p>46.1473350525</text:p>
          </table:table-cell>
          <table:table-cell table:formula="of:=[.C453]/([.D453]-[.D452])" office:value-type="float" office:value="109599.954513286" calcext:value-type="float">
            <text:p>109599.954513286</text:p>
          </table:table-cell>
          <table:table-cell/>
          <table:table-cell office:value-type="float" office:value="1443144836.23488" calcext:value-type="float">
            <text:p>1443144836.23488</text:p>
          </table:table-cell>
          <table:table-cell table:formula="of:=[.G453]-[.$B$2]" office:value-type="float" office:value="56.2347016334534" calcext:value-type="float">
            <text:p>56.2347016335</text:p>
          </table:table-cell>
          <table:table-cell table:formula="of:=[.C453]/([.H453]-[.H452])" office:value-type="float" office:value="118032.422742196" calcext:value-type="float">
            <text:p>118032.422742196</text:p>
          </table:table-cell>
          <table:table-cell table:formula="of:=[.G453]-[.$B453]" office:value-type="float" office:value="10.0873665809631" calcext:value-type="float">
            <text:p>10.08736658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4826.18693" calcext:value-type="float">
            <text:p>1443144826.18693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67558956146" calcext:value-type="float">
            <text:p>46.1867558956</text:p>
          </table:table-cell>
          <table:table-cell table:formula="of:=[.C454]/([.D454]-[.D453])" office:value-type="float" office:value="109586.697229396" calcext:value-type="float">
            <text:p>109586.697229396</text:p>
          </table:table-cell>
          <table:table-cell/>
          <table:table-cell office:value-type="float" office:value="1443144836.27158" calcext:value-type="float">
            <text:p>1443144836.27158</text:p>
          </table:table-cell>
          <table:table-cell table:formula="of:=[.G454]-[.$B$2]" office:value-type="float" office:value="56.2713985443115" calcext:value-type="float">
            <text:p>56.2713985443</text:p>
          </table:table-cell>
          <table:table-cell table:formula="of:=[.C454]/([.H454]-[.H453])" office:value-type="float" office:value="117721.080575371" calcext:value-type="float">
            <text:p>117721.080575371</text:p>
          </table:table-cell>
          <table:table-cell table:formula="of:=[.G454]-[.$B454]" office:value-type="float" office:value="10.0846426486969" calcext:value-type="float">
            <text:p>10.084642648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4826.22636" calcext:value-type="float">
            <text:p>1443144826.22636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61788845062" calcext:value-type="float">
            <text:p>46.2261788845</text:p>
          </table:table-cell>
          <table:table-cell table:formula="of:=[.C455]/([.D455]-[.D454])" office:value-type="float" office:value="109580.732497944" calcext:value-type="float">
            <text:p>109580.732497944</text:p>
          </table:table-cell>
          <table:table-cell/>
          <table:table-cell office:value-type="float" office:value="1443144836.30797" calcext:value-type="float">
            <text:p>1443144836.30797</text:p>
          </table:table-cell>
          <table:table-cell table:formula="of:=[.G455]-[.$B$2]" office:value-type="float" office:value="56.3077945709229" calcext:value-type="float">
            <text:p>56.3077945709</text:p>
          </table:table-cell>
          <table:table-cell table:formula="of:=[.C455]/([.H455]-[.H454])" office:value-type="float" office:value="118694.275233204" calcext:value-type="float">
            <text:p>118694.275233204</text:p>
          </table:table-cell>
          <table:table-cell table:formula="of:=[.G455]-[.$B455]" office:value-type="float" office:value="10.0816156864166" calcext:value-type="float">
            <text:p>10.081615686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4826.26577" calcext:value-type="float">
            <text:p>1443144826.26577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55925750732" calcext:value-type="float">
            <text:p>46.2655925751</text:p>
          </table:table-cell>
          <table:table-cell table:formula="of:=[.C456]/([.D456]-[.D455])" office:value-type="float" office:value="109606.584358157" calcext:value-type="float">
            <text:p>109606.584358157</text:p>
          </table:table-cell>
          <table:table-cell/>
          <table:table-cell office:value-type="float" office:value="1443144836.34454" calcext:value-type="float">
            <text:p>1443144836.34454</text:p>
          </table:table-cell>
          <table:table-cell table:formula="of:=[.G456]-[.$B$2]" office:value-type="float" office:value="56.3443624973297" calcext:value-type="float">
            <text:p>56.3443624973</text:p>
          </table:table-cell>
          <table:table-cell table:formula="of:=[.C456]/([.H456]-[.H455])" office:value-type="float" office:value="118136.313006513" calcext:value-type="float">
            <text:p>118136.313006513</text:p>
          </table:table-cell>
          <table:table-cell table:formula="of:=[.G456]-[.$B456]" office:value-type="float" office:value="10.0787699222565" calcext:value-type="float">
            <text:p>10.0787699223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4826.30518" calcext:value-type="float">
            <text:p>1443144826.30518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50062656403" calcext:value-type="float">
            <text:p>46.3050062656</text:p>
          </table:table-cell>
          <table:table-cell table:formula="of:=[.C457]/([.D457]-[.D456])" office:value-type="float" office:value="109606.584358157" calcext:value-type="float">
            <text:p>109606.584358157</text:p>
          </table:table-cell>
          <table:table-cell/>
          <table:table-cell office:value-type="float" office:value="1443144836.38111" calcext:value-type="float">
            <text:p>1443144836.38111</text:p>
          </table:table-cell>
          <table:table-cell table:formula="of:=[.G457]-[.$B$2]" office:value-type="float" office:value="56.3809325695038" calcext:value-type="float">
            <text:p>56.3809325695</text:p>
          </table:table-cell>
          <table:table-cell table:formula="of:=[.C457]/([.H457]-[.H456])" office:value-type="float" office:value="118129.381299467" calcext:value-type="float">
            <text:p>118129.381299467</text:p>
          </table:table-cell>
          <table:table-cell table:formula="of:=[.G457]-[.$B457]" office:value-type="float" office:value="10.0759263038635" calcext:value-type="float">
            <text:p>10.0759263039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4826.3446" calcext:value-type="float">
            <text:p>1443144826.3446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44237709045" calcext:value-type="float">
            <text:p>46.3444237709</text:p>
          </table:table-cell>
          <table:table-cell table:formula="of:=[.C458]/([.D458]-[.D457])" office:value-type="float" office:value="109595.976991332" calcext:value-type="float">
            <text:p>109595.976991332</text:p>
          </table:table-cell>
          <table:table-cell/>
          <table:table-cell office:value-type="float" office:value="1443144836.41768" calcext:value-type="float">
            <text:p>1443144836.41768</text:p>
          </table:table-cell>
          <table:table-cell table:formula="of:=[.G458]-[.$B$2]" office:value-type="float" office:value="56.4174995422363" calcext:value-type="float">
            <text:p>56.4174995422</text:p>
          </table:table-cell>
          <table:table-cell table:formula="of:=[.C458]/([.H458]-[.H457])" office:value-type="float" office:value="118139.394026328" calcext:value-type="float">
            <text:p>118139.394026328</text:p>
          </table:table-cell>
          <table:table-cell table:formula="of:=[.G458]-[.$B458]" office:value-type="float" office:value="10.0730757713318" calcext:value-type="float">
            <text:p>10.073075771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4826.38401" calcext:value-type="float">
            <text:p>1443144826.38401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38362693787" calcext:value-type="float">
            <text:p>46.3838362694</text:p>
          </table:table-cell>
          <table:table-cell table:formula="of:=[.C459]/([.D459]-[.D458])" office:value-type="float" office:value="109609.899581387" calcext:value-type="float">
            <text:p>109609.899581387</text:p>
          </table:table-cell>
          <table:table-cell/>
          <table:table-cell office:value-type="float" office:value="1443144836.45424" calcext:value-type="float">
            <text:p>1443144836.45424</text:p>
          </table:table-cell>
          <table:table-cell table:formula="of:=[.G459]-[.$B$2]" office:value-type="float" office:value="56.454065322876" calcext:value-type="float">
            <text:p>56.4540653229</text:p>
          </table:table-cell>
          <table:table-cell table:formula="of:=[.C459]/([.H459]-[.H458])" office:value-type="float" office:value="118143.245527098" calcext:value-type="float">
            <text:p>118143.245527098</text:p>
          </table:table-cell>
          <table:table-cell table:formula="of:=[.G459]-[.$B459]" office:value-type="float" office:value="10.0702290534973" calcext:value-type="float">
            <text:p>10.0702290535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4826.42343" calcext:value-type="float">
            <text:p>1443144826.42343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32556819916" calcext:value-type="float">
            <text:p>46.423255682</text:p>
          </table:table-cell>
          <table:table-cell table:formula="of:=[.C460]/([.D460]-[.D459])" office:value-type="float" office:value="109590.674077793" calcext:value-type="float">
            <text:p>109590.674077793</text:p>
          </table:table-cell>
          <table:table-cell/>
          <table:table-cell office:value-type="float" office:value="1443144836.49082" calcext:value-type="float">
            <text:p>1443144836.49082</text:p>
          </table:table-cell>
          <table:table-cell table:formula="of:=[.G460]-[.$B$2]" office:value-type="float" office:value="56.4906399250031" calcext:value-type="float">
            <text:p>56.490639925</text:p>
          </table:table-cell>
          <table:table-cell table:formula="of:=[.C460]/([.H460]-[.H459])" office:value-type="float" office:value="118114.750366676" calcext:value-type="float">
            <text:p>118114.750366676</text:p>
          </table:table-cell>
          <table:table-cell table:formula="of:=[.G460]-[.$B460]" office:value-type="float" office:value="10.0673842430115" calcext:value-type="float">
            <text:p>10.06738424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4826.46286" calcext:value-type="float">
            <text:p>1443144826.46286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26796245575" calcext:value-type="float">
            <text:p>46.4626796246</text:p>
          </table:table-cell>
          <table:table-cell table:formula="of:=[.C461]/([.D461]-[.D460])" office:value-type="float" office:value="109578.081714604" calcext:value-type="float">
            <text:p>109578.081714604</text:p>
          </table:table-cell>
          <table:table-cell/>
          <table:table-cell office:value-type="float" office:value="1443144836.52736" calcext:value-type="float">
            <text:p>1443144836.52736</text:p>
          </table:table-cell>
          <table:table-cell table:formula="of:=[.G461]-[.$B$2]" office:value-type="float" office:value="56.5271797180176" calcext:value-type="float">
            <text:p>56.527179718</text:p>
          </table:table-cell>
          <table:table-cell table:formula="of:=[.C461]/([.H461]-[.H460])" office:value-type="float" office:value="118227.270698621" calcext:value-type="float">
            <text:p>118227.270698621</text:p>
          </table:table-cell>
          <table:table-cell table:formula="of:=[.G461]-[.$B461]" office:value-type="float" office:value="10.0645000934601" calcext:value-type="float">
            <text:p>10.064500093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4826.50227" calcext:value-type="float">
            <text:p>1443144826.50227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20895004272" calcext:value-type="float">
            <text:p>46.5020895004</text:p>
          </table:table-cell>
          <table:table-cell table:formula="of:=[.C462]/([.D462]-[.D461])" office:value-type="float" office:value="109617.193778471" calcext:value-type="float">
            <text:p>109617.193778471</text:p>
          </table:table-cell>
          <table:table-cell/>
          <table:table-cell office:value-type="float" office:value="1443144836.56394" calcext:value-type="float">
            <text:p>1443144836.56394</text:p>
          </table:table-cell>
          <table:table-cell table:formula="of:=[.G462]-[.$B$2]" office:value-type="float" office:value="56.5637588500977" calcext:value-type="float">
            <text:p>56.5637588501</text:p>
          </table:table-cell>
          <table:table-cell table:formula="of:=[.C462]/([.H462]-[.H461])" office:value-type="float" office:value="118100.12305767" calcext:value-type="float">
            <text:p>118100.12305767</text:p>
          </table:table-cell>
          <table:table-cell table:formula="of:=[.G462]-[.$B462]" office:value-type="float" office:value="10.0616693496704" calcext:value-type="float">
            <text:p>10.061669349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4826.54169" calcext:value-type="float">
            <text:p>1443144826.54169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1508436203" calcext:value-type="float">
            <text:p>46.5415084362</text:p>
          </table:table-cell>
          <table:table-cell table:formula="of:=[.C463]/([.D463]-[.D462])" office:value-type="float" office:value="109591.999758067" calcext:value-type="float">
            <text:p>109591.999758067</text:p>
          </table:table-cell>
          <table:table-cell/>
          <table:table-cell office:value-type="float" office:value="1443144836.60054" calcext:value-type="float">
            <text:p>1443144836.60054</text:p>
          </table:table-cell>
          <table:table-cell table:formula="of:=[.G463]-[.$B$2]" office:value-type="float" office:value="56.6003601551056" calcext:value-type="float">
            <text:p>56.6003601551</text:p>
          </table:table-cell>
          <table:table-cell table:formula="of:=[.C463]/([.H463]-[.H462])" office:value-type="float" office:value="118028.578463623" calcext:value-type="float">
            <text:p>118028.578463623</text:p>
          </table:table-cell>
          <table:table-cell table:formula="of:=[.G463]-[.$B463]" office:value-type="float" office:value="10.0588517189026" calcext:value-type="float">
            <text:p>10.05885171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4826.58111" calcext:value-type="float">
            <text:p>1443144826.58111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09347629547" calcext:value-type="float">
            <text:p>46.580934763</text:p>
          </table:table-cell>
          <table:table-cell table:formula="of:=[.C464]/([.D464]-[.D463])" office:value-type="float" office:value="109571.455317296" calcext:value-type="float">
            <text:p>109571.455317296</text:p>
          </table:table-cell>
          <table:table-cell/>
          <table:table-cell office:value-type="float" office:value="1443144836.63709" calcext:value-type="float">
            <text:p>1443144836.63709</text:p>
          </table:table-cell>
          <table:table-cell table:formula="of:=[.G464]-[.$B$2]" office:value-type="float" office:value="56.6369144916534" calcext:value-type="float">
            <text:p>56.6369144917</text:p>
          </table:table-cell>
          <table:table-cell table:formula="of:=[.C464]/([.H464]-[.H463])" office:value-type="float" office:value="118180.232715888" calcext:value-type="float">
            <text:p>118180.232715888</text:p>
          </table:table-cell>
          <table:table-cell table:formula="of:=[.G464]-[.$B464]" office:value-type="float" office:value="10.0559797286987" calcext:value-type="float">
            <text:p>10.055979728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4826.62059" calcext:value-type="float">
            <text:p>1443144826.62059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204071044922" calcext:value-type="float">
            <text:p>46.6204071045</text:p>
          </table:table-cell>
          <table:table-cell table:formula="of:=[.C465]/([.D465]-[.D464])" office:value-type="float" office:value="109443.722660804" calcext:value-type="float">
            <text:p>109443.722660804</text:p>
          </table:table-cell>
          <table:table-cell/>
          <table:table-cell office:value-type="float" office:value="1443144836.67368" calcext:value-type="float">
            <text:p>1443144836.67368</text:p>
          </table:table-cell>
          <table:table-cell table:formula="of:=[.G465]-[.$B$2]" office:value-type="float" office:value="56.6734979152679" calcext:value-type="float">
            <text:p>56.6734979153</text:p>
          </table:table-cell>
          <table:table-cell table:formula="of:=[.C465]/([.H465]-[.H464])" office:value-type="float" office:value="118086.268948528" calcext:value-type="float">
            <text:p>118086.268948528</text:p>
          </table:table-cell>
          <table:table-cell table:formula="of:=[.G465]-[.$B465]" office:value-type="float" office:value="10.0530908107758" calcext:value-type="float">
            <text:p>10.053090810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4826.66" calcext:value-type="float">
            <text:p>1443144826.66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98241329193" calcext:value-type="float">
            <text:p>46.6598241329</text:p>
          </table:table-cell>
          <table:table-cell table:formula="of:=[.C466]/([.D466]-[.D465])" office:value-type="float" office:value="109597.302799906" calcext:value-type="float">
            <text:p>109597.302799906</text:p>
          </table:table-cell>
          <table:table-cell/>
          <table:table-cell office:value-type="float" office:value="1443144836.71026" calcext:value-type="float">
            <text:p>1443144836.71026</text:p>
          </table:table-cell>
          <table:table-cell table:formula="of:=[.G466]-[.$B$2]" office:value-type="float" office:value="56.7100789546967" calcext:value-type="float">
            <text:p>56.7100789547</text:p>
          </table:table-cell>
          <table:table-cell table:formula="of:=[.C466]/([.H466]-[.H465])" office:value-type="float" office:value="118093.965274519" calcext:value-type="float">
            <text:p>118093.965274519</text:p>
          </table:table-cell>
          <table:table-cell table:formula="of:=[.G466]-[.$B466]" office:value-type="float" office:value="10.0502548217773" calcext:value-type="float">
            <text:p>10.050254821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4826.69942" calcext:value-type="float">
            <text:p>1443144826.69942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92380619049" calcext:value-type="float">
            <text:p>46.6992380619</text:p>
          </table:table-cell>
          <table:table-cell table:formula="of:=[.C467]/([.D467]-[.D466])" office:value-type="float" office:value="109605.921337576" calcext:value-type="float">
            <text:p>109605.921337576</text:p>
          </table:table-cell>
          <table:table-cell/>
          <table:table-cell office:value-type="float" office:value="1443144836.7468" calcext:value-type="float">
            <text:p>1443144836.7468</text:p>
          </table:table-cell>
          <table:table-cell table:formula="of:=[.G467]-[.$B$2]" office:value-type="float" office:value="56.746618270874" calcext:value-type="float">
            <text:p>56.7466182709</text:p>
          </table:table-cell>
          <table:table-cell table:formula="of:=[.C467]/([.H467]-[.H466])" office:value-type="float" office:value="118228.813561534" calcext:value-type="float">
            <text:p>118228.813561534</text:p>
          </table:table-cell>
          <table:table-cell table:formula="of:=[.G467]-[.$B467]" office:value-type="float" office:value="10.0473802089691" calcext:value-type="float">
            <text:p>10.04738020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4826.73885" calcext:value-type="float">
            <text:p>1443144826.73885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86753559113" calcext:value-type="float">
            <text:p>46.7386753559</text:p>
          </table:table-cell>
          <table:table-cell table:formula="of:=[.C468]/([.D468]-[.D467])" office:value-type="float" office:value="109540.984209126" calcext:value-type="float">
            <text:p>109540.984209126</text:p>
          </table:table-cell>
          <table:table-cell/>
          <table:table-cell office:value-type="float" office:value="1443144836.78342" calcext:value-type="float">
            <text:p>1443144836.78342</text:p>
          </table:table-cell>
          <table:table-cell table:formula="of:=[.G468]-[.$B$2]" office:value-type="float" office:value="56.7832396030426" calcext:value-type="float">
            <text:p>56.783239603</text:p>
          </table:table-cell>
          <table:table-cell table:formula="of:=[.C468]/([.H468]-[.H467])" office:value-type="float" office:value="117964.032005" calcext:value-type="float">
            <text:p>117964.032005</text:p>
          </table:table-cell>
          <table:table-cell table:formula="of:=[.G468]-[.$B468]" office:value-type="float" office:value="10.0445642471313" calcext:value-type="float">
            <text:p>10.044564247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4826.77827" calcext:value-type="float">
            <text:p>1443144826.77827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80947685242" calcext:value-type="float">
            <text:p>46.7780947685</text:p>
          </table:table-cell>
          <table:table-cell table:formula="of:=[.C469]/([.D469]-[.D468])" office:value-type="float" office:value="109590.674077793" calcext:value-type="float">
            <text:p>109590.674077793</text:p>
          </table:table-cell>
          <table:table-cell/>
          <table:table-cell office:value-type="float" office:value="1443144836.81999" calcext:value-type="float">
            <text:p>1443144836.81999</text:p>
          </table:table-cell>
          <table:table-cell table:formula="of:=[.G469]-[.$B$2]" office:value-type="float" office:value="56.8198113441467" calcext:value-type="float">
            <text:p>56.8198113441</text:p>
          </table:table-cell>
          <table:table-cell table:formula="of:=[.C469]/([.H469]-[.H468])" office:value-type="float" office:value="118123.990534118" calcext:value-type="float">
            <text:p>118123.990534118</text:p>
          </table:table-cell>
          <table:table-cell table:formula="of:=[.G469]-[.$B469]" office:value-type="float" office:value="10.0417165756226" calcext:value-type="float">
            <text:p>10.041716575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4826.81769" calcext:value-type="float">
            <text:p>1443144826.81769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75137042999" calcext:value-type="float">
            <text:p>46.8175137043</text:p>
          </table:table-cell>
          <table:table-cell table:formula="of:=[.C470]/([.D470]-[.D469])" office:value-type="float" office:value="109591.999758067" calcext:value-type="float">
            <text:p>109591.999758067</text:p>
          </table:table-cell>
          <table:table-cell/>
          <table:table-cell office:value-type="float" office:value="1443144836.85652" calcext:value-type="float">
            <text:p>1443144836.85652</text:p>
          </table:table-cell>
          <table:table-cell table:formula="of:=[.G470]-[.$B$2]" office:value-type="float" office:value="56.8563430309296" calcext:value-type="float">
            <text:p>56.8563430309</text:p>
          </table:table-cell>
          <table:table-cell table:formula="of:=[.C470]/([.H470]-[.H469])" office:value-type="float" office:value="118253.504845815" calcext:value-type="float">
            <text:p>118253.504845815</text:p>
          </table:table-cell>
          <table:table-cell table:formula="of:=[.G470]-[.$B470]" office:value-type="float" office:value="10.0388293266296" calcext:value-type="float">
            <text:p>10.038829326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4826.8571" calcext:value-type="float">
            <text:p>1443144826.8571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69235801697" calcext:value-type="float">
            <text:p>46.8569235802</text:p>
          </table:table-cell>
          <table:table-cell table:formula="of:=[.C471]/([.D471]-[.D470])" office:value-type="float" office:value="109617.193778471" calcext:value-type="float">
            <text:p>109617.193778471</text:p>
          </table:table-cell>
          <table:table-cell/>
          <table:table-cell office:value-type="float" office:value="1443144836.89308" calcext:value-type="float">
            <text:p>1443144836.89308</text:p>
          </table:table-cell>
          <table:table-cell table:formula="of:=[.G471]-[.$B$2]" office:value-type="float" office:value="56.8929011821747" calcext:value-type="float">
            <text:p>56.8929011822</text:p>
          </table:table-cell>
          <table:table-cell table:formula="of:=[.C471]/([.H471]-[.H470])" office:value-type="float" office:value="118167.901079981" calcext:value-type="float">
            <text:p>118167.901079981</text:p>
          </table:table-cell>
          <table:table-cell table:formula="of:=[.G471]-[.$B471]" office:value-type="float" office:value="10.035977602005" calcext:value-type="float">
            <text:p>10.03597760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4826.89653" calcext:value-type="float">
            <text:p>1443144826.89653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63530063629" calcext:value-type="float">
            <text:p>46.8963530064</text:p>
          </table:table-cell>
          <table:table-cell table:formula="of:=[.C472]/([.D472]-[.D471])" office:value-type="float" office:value="109562.842198828" calcext:value-type="float">
            <text:p>109562.842198828</text:p>
          </table:table-cell>
          <table:table-cell/>
          <table:table-cell office:value-type="float" office:value="1443144836.9297" calcext:value-type="float">
            <text:p>1443144836.9297</text:p>
          </table:table-cell>
          <table:table-cell table:formula="of:=[.G472]-[.$B$2]" office:value-type="float" office:value="56.9295248985291" calcext:value-type="float">
            <text:p>56.9295248985</text:p>
          </table:table-cell>
          <table:table-cell table:formula="of:=[.C472]/([.H472]-[.H471])" office:value-type="float" office:value="117956.352604957" calcext:value-type="float">
            <text:p>117956.352604957</text:p>
          </table:table-cell>
          <table:table-cell table:formula="of:=[.G472]-[.$B472]" office:value-type="float" office:value="10.0331718921661" calcext:value-type="float">
            <text:p>10.033171892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4826.93595" calcext:value-type="float">
            <text:p>1443144826.93595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57764720917" calcext:value-type="float">
            <text:p>46.9357764721</text:p>
          </table:table-cell>
          <table:table-cell table:formula="of:=[.C473]/([.D473]-[.D472])" office:value-type="float" office:value="109579.407090243" calcext:value-type="float">
            <text:p>109579.407090243</text:p>
          </table:table-cell>
          <table:table-cell/>
          <table:table-cell office:value-type="float" office:value="1443144836.96625" calcext:value-type="float">
            <text:p>1443144836.96625</text:p>
          </table:table-cell>
          <table:table-cell table:formula="of:=[.G473]-[.$B$2]" office:value-type="float" office:value="56.966068983078" calcext:value-type="float">
            <text:p>56.9660689831</text:p>
          </table:table-cell>
          <table:table-cell table:formula="of:=[.C473]/([.H473]-[.H472])" office:value-type="float" office:value="118213.38674426" calcext:value-type="float">
            <text:p>118213.38674426</text:p>
          </table:table-cell>
          <table:table-cell table:formula="of:=[.G473]-[.$B473]" office:value-type="float" office:value="10.0302925109863" calcext:value-type="float">
            <text:p>10.03029251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4826.97539" calcext:value-type="float">
            <text:p>1443144826.97539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52144813538" calcext:value-type="float">
            <text:p>46.9752144814</text:p>
          </table:table-cell>
          <table:table-cell table:formula="of:=[.C474]/([.D474]-[.D473])" office:value-type="float" office:value="109538.997551613" calcext:value-type="float">
            <text:p>109538.997551613</text:p>
          </table:table-cell>
          <table:table-cell/>
          <table:table-cell office:value-type="float" office:value="1443144837.0027" calcext:value-type="float">
            <text:p>1443144837.0027</text:p>
          </table:table-cell>
          <table:table-cell table:formula="of:=[.G474]-[.$B$2]" office:value-type="float" office:value="57.0025177001953" calcext:value-type="float">
            <text:p>57.0025177002</text:p>
          </table:table-cell>
          <table:table-cell table:formula="of:=[.C474]/([.H474]-[.H473])" office:value-type="float" office:value="118522.690005691" calcext:value-type="float">
            <text:p>118522.690005691</text:p>
          </table:table-cell>
          <table:table-cell table:formula="of:=[.G474]-[.$B474]" office:value-type="float" office:value="10.0273032188416" calcext:value-type="float">
            <text:p>10.0273032188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4840.02031" calcext:value-type="float">
            <text:p>1443144840.02031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201292037964" calcext:value-type="float">
            <text:p>60.0201292038</text:p>
          </table:table-cell>
          <table:table-cell table:formula="of:=[.C475]/([.D475]-[.D474])" office:value-type="float" office:value="331.163529384199" calcext:value-type="float">
            <text:p>331.1635293842</text:p>
          </table:table-cell>
          <table:table-cell/>
          <table:table-cell office:value-type="float" office:value="1443144840.21111" calcext:value-type="float">
            <text:p>1443144840.21111</text:p>
          </table:table-cell>
          <table:table-cell table:formula="of:=[.G475]-[.$B$2]" office:value-type="float" office:value="60.2109353542328" calcext:value-type="float">
            <text:p>60.2109353542</text:p>
          </table:table-cell>
          <table:table-cell table:formula="of:=[.C475]/([.H475]-[.H474])" office:value-type="float" office:value="1346.45811918025" calcext:value-type="float">
            <text:p>1346.4581191803</text:p>
          </table:table-cell>
          <table:table-cell table:formula="of:=[.G475]-[.$B475]" office:value-type="float" office:value="0.190806150436401" calcext:value-type="float">
            <text:p>0.19080615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4840.07447" calcext:value-type="float">
            <text:p>1443144840.07447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42924213409" calcext:value-type="float">
            <text:p>60.0742924213</text:p>
          </table:table-cell>
          <table:table-cell table:formula="of:=[.C476]/([.D476]-[.D475])" office:value-type="float" office:value="79758.9248911642" calcext:value-type="float">
            <text:p>79758.9248911642</text:p>
          </table:table-cell>
          <table:table-cell/>
          <table:table-cell office:value-type="float" office:value="1443144840.37359" calcext:value-type="float">
            <text:p>1443144840.37359</text:p>
          </table:table-cell>
          <table:table-cell table:formula="of:=[.G476]-[.$B$2]" office:value-type="float" office:value="60.373409986496" calcext:value-type="float">
            <text:p>60.3734099865</text:p>
          </table:table-cell>
          <table:table-cell table:formula="of:=[.C476]/([.H476]-[.H475])" office:value-type="float" office:value="26588.7661342866" calcext:value-type="float">
            <text:p>26588.7661342866</text:p>
          </table:table-cell>
          <table:table-cell table:formula="of:=[.G476]-[.$B476]" office:value-type="float" office:value="0.299117565155029" calcext:value-type="float">
            <text:p>0.2991175652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4840.12862" calcext:value-type="float">
            <text:p>1443144840.12862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84446716309" calcext:value-type="float">
            <text:p>60.1284446716</text:p>
          </table:table-cell>
          <table:table-cell table:formula="of:=[.C477]/([.D477]-[.D476])" office:value-type="float" office:value="79775.0781707473" calcext:value-type="float">
            <text:p>79775.0781707473</text:p>
          </table:table-cell>
          <table:table-cell/>
          <table:table-cell office:value-type="float" office:value="1443144840.69833" calcext:value-type="float">
            <text:p>1443144840.69833</text:p>
          </table:table-cell>
          <table:table-cell table:formula="of:=[.G477]-[.$B$2]" office:value-type="float" office:value="60.6981492042542" calcext:value-type="float">
            <text:p>60.6981492043</text:p>
          </table:table-cell>
          <table:table-cell table:formula="of:=[.C477]/([.H477]-[.H476])" office:value-type="float" office:value="13302.982096905" calcext:value-type="float">
            <text:p>13302.982096905</text:p>
          </table:table-cell>
          <table:table-cell table:formula="of:=[.G477]-[.$B477]" office:value-type="float" office:value="0.569704532623291" calcext:value-type="float">
            <text:p>0.569704532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4840.18277" calcext:value-type="float">
            <text:p>1443144840.18277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25890541077" calcext:value-type="float">
            <text:p>60.1825890541</text:p>
          </table:table-cell>
          <table:table-cell table:formula="of:=[.C478]/([.D478]-[.D477])" office:value-type="float" office:value="79786.6704242222" calcext:value-type="float">
            <text:p>79786.6704242222</text:p>
          </table:table-cell>
          <table:table-cell/>
          <table:table-cell office:value-type="float" office:value="1443144841.02334" calcext:value-type="float">
            <text:p>1443144841.02334</text:p>
          </table:table-cell>
          <table:table-cell table:formula="of:=[.G478]-[.$B$2]" office:value-type="float" office:value="61.0231590270996" calcext:value-type="float">
            <text:p>61.0231590271</text:p>
          </table:table-cell>
          <table:table-cell table:formula="of:=[.C478]/([.H478]-[.H477])" office:value-type="float" office:value="13291.9059558829" calcext:value-type="float">
            <text:p>13291.9059558829</text:p>
          </table:table-cell>
          <table:table-cell table:formula="of:=[.G478]-[.$B478]" office:value-type="float" office:value="0.840569972991943" calcext:value-type="float">
            <text:p>0.84056997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4840.23691" calcext:value-type="float">
            <text:p>1443144840.23691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67360591888" calcext:value-type="float">
            <text:p>60.2367360592</text:p>
          </table:table-cell>
          <table:table-cell table:formula="of:=[.C479]/([.D479]-[.D478])" office:value-type="float" office:value="79782.8059654175" calcext:value-type="float">
            <text:p>79782.8059654175</text:p>
          </table:table-cell>
          <table:table-cell/>
          <table:table-cell office:value-type="float" office:value="1443144841.54287" calcext:value-type="float">
            <text:p>1443144841.54287</text:p>
          </table:table-cell>
          <table:table-cell table:formula="of:=[.G479]-[.$B$2]" office:value-type="float" office:value="61.5426936149597" calcext:value-type="float">
            <text:p>61.542693615</text:p>
          </table:table-cell>
          <table:table-cell table:formula="of:=[.C479]/([.H479]-[.H478])" office:value-type="float" office:value="8315.13454723678" calcext:value-type="float">
            <text:p>8315.1345472368</text:p>
          </table:table-cell>
          <table:table-cell table:formula="of:=[.G479]-[.$B479]" office:value-type="float" office:value="1.30595755577087" calcext:value-type="float">
            <text:p>1.305957555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4840.29105" calcext:value-type="float">
            <text:p>1443144840.29105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908701896668" calcext:value-type="float">
            <text:p>60.2908701897</text:p>
          </table:table-cell>
          <table:table-cell table:formula="of:=[.C480]/([.D480]-[.D479])" office:value-type="float" office:value="79801.7805377552" calcext:value-type="float">
            <text:p>79801.7805377552</text:p>
          </table:table-cell>
          <table:table-cell/>
          <table:table-cell office:value-type="float" office:value="1443144841.69563" calcext:value-type="float">
            <text:p>1443144841.69563</text:p>
          </table:table-cell>
          <table:table-cell table:formula="of:=[.G480]-[.$B$2]" office:value-type="float" office:value="61.6954519748688" calcext:value-type="float">
            <text:p>61.6954519749</text:p>
          </table:table-cell>
          <table:table-cell table:formula="of:=[.C480]/([.H480]-[.H479])" office:value-type="float" office:value="28279.9579844393" calcext:value-type="float">
            <text:p>28279.9579844393</text:p>
          </table:table-cell>
          <table:table-cell table:formula="of:=[.G480]-[.$B480]" office:value-type="float" office:value="1.40458178520203" calcext:value-type="float">
            <text:p>1.4045817852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4840.3452" calcext:value-type="float">
            <text:p>1443144840.3452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50176715851" calcext:value-type="float">
            <text:p>60.3450176716</text:p>
          </table:table-cell>
          <table:table-cell table:formula="of:=[.C481]/([.D481]-[.D480])" office:value-type="float" office:value="79782.1033767629" calcext:value-type="float">
            <text:p>79782.1033767629</text:p>
          </table:table-cell>
          <table:table-cell/>
          <table:table-cell office:value-type="float" office:value="1443144842.00157" calcext:value-type="float">
            <text:p>1443144842.00157</text:p>
          </table:table-cell>
          <table:table-cell table:formula="of:=[.G481]-[.$B$2]" office:value-type="float" office:value="62.0013878345489" calcext:value-type="float">
            <text:p>62.0013878345</text:p>
          </table:table-cell>
          <table:table-cell table:formula="of:=[.C481]/([.H481]-[.H480])" office:value-type="float" office:value="14120.6068635305" calcext:value-type="float">
            <text:p>14120.6068635305</text:p>
          </table:table-cell>
          <table:table-cell table:formula="of:=[.G481]-[.$B481]" office:value-type="float" office:value="1.65637016296387" calcext:value-type="float">
            <text:p>1.65637016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4840.39935" calcext:value-type="float">
            <text:p>1443144840.39935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91670608521" calcext:value-type="float">
            <text:p>60.3991670609</text:p>
          </table:table-cell>
          <table:table-cell table:formula="of:=[.C482]/([.D482]-[.D481])" office:value-type="float" office:value="79779.2931458839" calcext:value-type="float">
            <text:p>79779.2931458839</text:p>
          </table:table-cell>
          <table:table-cell/>
          <table:table-cell office:value-type="float" office:value="1443144842.20296" calcext:value-type="float">
            <text:p>1443144842.20296</text:p>
          </table:table-cell>
          <table:table-cell table:formula="of:=[.G482]-[.$B$2]" office:value-type="float" office:value="62.2027778625488" calcext:value-type="float">
            <text:p>62.2027778625</text:p>
          </table:table-cell>
          <table:table-cell table:formula="of:=[.C482]/([.H482]-[.H481])" office:value-type="float" office:value="21450.9131504894" calcext:value-type="float">
            <text:p>21450.9131504894</text:p>
          </table:table-cell>
          <table:table-cell table:formula="of:=[.G482]-[.$B482]" office:value-type="float" office:value="1.80361080169678" calcext:value-type="float">
            <text:p>1.803610801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4840.45349" calcext:value-type="float">
            <text:p>1443144840.45349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33116817474" calcext:value-type="float">
            <text:p>60.4533116817</text:p>
          </table:table-cell>
          <table:table-cell table:formula="of:=[.C483]/([.D483]-[.D482])" office:value-type="float" office:value="79786.3190943157" calcext:value-type="float">
            <text:p>79786.3190943157</text:p>
          </table:table-cell>
          <table:table-cell/>
          <table:table-cell office:value-type="float" office:value="1443144843.39284" calcext:value-type="float">
            <text:p>1443144843.39284</text:p>
          </table:table-cell>
          <table:table-cell table:formula="of:=[.G483]-[.$B$2]" office:value-type="float" office:value="63.392657995224" calcext:value-type="float">
            <text:p>63.3926579952</text:p>
          </table:table-cell>
          <table:table-cell table:formula="of:=[.C483]/([.H483]-[.H482])" office:value-type="float" office:value="3630.61780877665" calcext:value-type="float">
            <text:p>3630.6178087767</text:p>
          </table:table-cell>
          <table:table-cell table:formula="of:=[.G483]-[.$B483]" office:value-type="float" office:value="2.93934631347656" calcext:value-type="float">
            <text:p>2.939346313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4840.50764" calcext:value-type="float">
            <text:p>1443144840.50764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74603557587" calcext:value-type="float">
            <text:p>60.5074603558</text:p>
          </table:table-cell>
          <table:table-cell table:formula="of:=[.C484]/([.D484]-[.D483])" office:value-type="float" office:value="79780.3469592631" calcext:value-type="float">
            <text:p>79780.3469592631</text:p>
          </table:table-cell>
          <table:table-cell/>
          <table:table-cell office:value-type="float" office:value="1443144843.43609" calcext:value-type="float">
            <text:p>1443144843.43609</text:p>
          </table:table-cell>
          <table:table-cell table:formula="of:=[.G484]-[.$B$2]" office:value-type="float" office:value="63.4359159469605" calcext:value-type="float">
            <text:p>63.435915947</text:p>
          </table:table-cell>
          <table:table-cell table:formula="of:=[.C484]/([.H484]-[.H483])" office:value-type="float" office:value="99866.0321764579" calcext:value-type="float">
            <text:p>99866.0321764579</text:p>
          </table:table-cell>
          <table:table-cell table:formula="of:=[.G484]-[.$B484]" office:value-type="float" office:value="2.92845559120178" calcext:value-type="float">
            <text:p>2.928455591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4840.56179" calcext:value-type="float">
            <text:p>1443144840.56179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16128444672" calcext:value-type="float">
            <text:p>60.5616128445</text:p>
          </table:table-cell>
          <table:table-cell table:formula="of:=[.C485]/([.D485]-[.D484])" office:value-type="float" office:value="79774.7269429231" calcext:value-type="float">
            <text:p>79774.7269429231</text:p>
          </table:table-cell>
          <table:table-cell/>
          <table:table-cell office:value-type="float" office:value="1443144843.4794" calcext:value-type="float">
            <text:p>1443144843.4794</text:p>
          </table:table-cell>
          <table:table-cell table:formula="of:=[.G485]-[.$B$2]" office:value-type="float" office:value="63.4792263507843" calcext:value-type="float">
            <text:p>63.4792263508</text:p>
          </table:table-cell>
          <table:table-cell table:formula="of:=[.C485]/([.H485]-[.H484])" office:value-type="float" office:value="99745.0870596784" calcext:value-type="float">
            <text:p>99745.0870596784</text:p>
          </table:table-cell>
          <table:table-cell table:formula="of:=[.G485]-[.$B485]" office:value-type="float" office:value="2.91761350631714" calcext:value-type="float">
            <text:p>2.917613506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4840.61594" calcext:value-type="float">
            <text:p>1443144840.61594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57584190369" calcext:value-type="float">
            <text:p>60.615758419</text:p>
          </table:table-cell>
          <table:table-cell table:formula="of:=[.C486]/([.D486]-[.D485])" office:value-type="float" office:value="79784.91380563" calcext:value-type="float">
            <text:p>79784.91380563</text:p>
          </table:table-cell>
          <table:table-cell/>
          <table:table-cell office:value-type="float" office:value="1443144843.52288" calcext:value-type="float">
            <text:p>1443144843.52288</text:p>
          </table:table-cell>
          <table:table-cell table:formula="of:=[.G486]-[.$B$2]" office:value-type="float" office:value="63.5227046012878" calcext:value-type="float">
            <text:p>63.5227046013</text:p>
          </table:table-cell>
          <table:table-cell table:formula="of:=[.C486]/([.H486]-[.H485])" office:value-type="float" office:value="99360.0236892757" calcext:value-type="float">
            <text:p>99360.0236892757</text:p>
          </table:table-cell>
          <table:table-cell table:formula="of:=[.G486]-[.$B486]" office:value-type="float" office:value="2.90694618225098" calcext:value-type="float">
            <text:p>2.906946182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4840.67006" calcext:value-type="float">
            <text:p>1443144840.67006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98851585388" calcext:value-type="float">
            <text:p>60.6698851585</text:p>
          </table:table-cell>
          <table:table-cell table:formula="of:=[.C487]/([.D487]-[.D486])" office:value-type="float" office:value="79812.6774261752" calcext:value-type="float">
            <text:p>79812.6774261752</text:p>
          </table:table-cell>
          <table:table-cell/>
          <table:table-cell office:value-type="float" office:value="1443144843.56639" calcext:value-type="float">
            <text:p>1443144843.56639</text:p>
          </table:table-cell>
          <table:table-cell table:formula="of:=[.G487]-[.$B$2]" office:value-type="float" office:value="63.5662143230438" calcext:value-type="float">
            <text:p>63.566214323</text:p>
          </table:table-cell>
          <table:table-cell table:formula="of:=[.C487]/([.H487]-[.H486])" office:value-type="float" office:value="99288.1550525226" calcext:value-type="float">
            <text:p>99288.1550525226</text:p>
          </table:table-cell>
          <table:table-cell table:formula="of:=[.G487]-[.$B487]" office:value-type="float" office:value="2.896329164505" calcext:value-type="float">
            <text:p>2.8963291645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4840.7242" calcext:value-type="float">
            <text:p>1443144840.7242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40219116211" calcext:value-type="float">
            <text:p>60.7240219116</text:p>
          </table:table-cell>
          <table:table-cell table:formula="of:=[.C488]/([.D488]-[.D487])" office:value-type="float" office:value="79797.9146151339" calcext:value-type="float">
            <text:p>79797.9146151339</text:p>
          </table:table-cell>
          <table:table-cell/>
          <table:table-cell office:value-type="float" office:value="1443144843.60969" calcext:value-type="float">
            <text:p>1443144843.60969</text:p>
          </table:table-cell>
          <table:table-cell table:formula="of:=[.G488]-[.$B$2]" office:value-type="float" office:value="63.6095099449158" calcext:value-type="float">
            <text:p>63.6095099449</text:p>
          </table:table-cell>
          <table:table-cell table:formula="of:=[.C488]/([.H488]-[.H487])" office:value-type="float" office:value="99779.1419367273" calcext:value-type="float">
            <text:p>99779.1419367273</text:p>
          </table:table-cell>
          <table:table-cell table:formula="of:=[.G488]-[.$B488]" office:value-type="float" office:value="2.88548803329468" calcext:value-type="float">
            <text:p>2.885488033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4840.77835" calcext:value-type="float">
            <text:p>1443144840.77835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81713008881" calcext:value-type="float">
            <text:p>60.7781713009</text:p>
          </table:table-cell>
          <table:table-cell table:formula="of:=[.C489]/([.D489]-[.D488])" office:value-type="float" office:value="79779.2931458839" calcext:value-type="float">
            <text:p>79779.2931458839</text:p>
          </table:table-cell>
          <table:table-cell/>
          <table:table-cell office:value-type="float" office:value="1443144843.63305" calcext:value-type="float">
            <text:p>1443144843.63305</text:p>
          </table:table-cell>
          <table:table-cell table:formula="of:=[.G489]-[.$B$2]" office:value-type="float" office:value="63.6328685283661" calcext:value-type="float">
            <text:p>63.6328685284</text:p>
          </table:table-cell>
          <table:table-cell table:formula="of:=[.C489]/([.H489]-[.H488])" office:value-type="float" office:value="184942.721770284" calcext:value-type="float">
            <text:p>184942.721770284</text:p>
          </table:table-cell>
          <table:table-cell table:formula="of:=[.G489]-[.$B489]" office:value-type="float" office:value="2.85469722747803" calcext:value-type="float">
            <text:p>2.854697227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4840.8325" calcext:value-type="float">
            <text:p>1443144840.8325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23192596436" calcext:value-type="float">
            <text:p>60.8323192596</text:p>
          </table:table-cell>
          <table:table-cell table:formula="of:=[.C490]/([.D490]-[.D489])" office:value-type="float" office:value="79781.4008004826" calcext:value-type="float">
            <text:p>79781.4008004826</text:p>
          </table:table-cell>
          <table:table-cell/>
          <table:table-cell office:value-type="float" office:value="1443144843.67689" calcext:value-type="float">
            <text:p>1443144843.67689</text:p>
          </table:table-cell>
          <table:table-cell table:formula="of:=[.G490]-[.$B$2]" office:value-type="float" office:value="63.6767160892487" calcext:value-type="float">
            <text:p>63.6767160892</text:p>
          </table:table-cell>
          <table:table-cell table:formula="of:=[.C490]/([.H490]-[.H489])" office:value-type="float" office:value="98523.1541514871" calcext:value-type="float">
            <text:p>98523.1541514871</text:p>
          </table:table-cell>
          <table:table-cell table:formula="of:=[.G490]-[.$B490]" office:value-type="float" office:value="2.8443968296051" calcext:value-type="float">
            <text:p>2.844396829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4840.88664" calcext:value-type="float">
            <text:p>1443144840.88664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64645957947" calcext:value-type="float">
            <text:p>60.8864645958</text:p>
          </table:table-cell>
          <table:table-cell table:formula="of:=[.C491]/([.D491]-[.D490])" office:value-type="float" office:value="79785.2651231605" calcext:value-type="float">
            <text:p>79785.2651231605</text:p>
          </table:table-cell>
          <table:table-cell/>
          <table:table-cell office:value-type="float" office:value="1443144843.72087" calcext:value-type="float">
            <text:p>1443144843.72087</text:p>
          </table:table-cell>
          <table:table-cell table:formula="of:=[.G491]-[.$B$2]" office:value-type="float" office:value="63.7206876277924" calcext:value-type="float">
            <text:p>63.7206876278</text:p>
          </table:table-cell>
          <table:table-cell table:formula="of:=[.C491]/([.H491]-[.H490])" office:value-type="float" office:value="98245.3683240254" calcext:value-type="float">
            <text:p>98245.3683240254</text:p>
          </table:table-cell>
          <table:table-cell table:formula="of:=[.G491]-[.$B491]" office:value-type="float" office:value="2.83422303199768" calcext:value-type="float">
            <text:p>2.83422303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4840.94079" calcext:value-type="float">
            <text:p>1443144840.94079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406096935272" calcext:value-type="float">
            <text:p>60.9406096935</text:p>
          </table:table-cell>
          <table:table-cell table:formula="of:=[.C492]/([.D492]-[.D491])" office:value-type="float" office:value="79785.6164437849" calcext:value-type="float">
            <text:p>79785.6164437849</text:p>
          </table:table-cell>
          <table:table-cell/>
          <table:table-cell office:value-type="float" office:value="1443144843.76468" calcext:value-type="float">
            <text:p>1443144843.76468</text:p>
          </table:table-cell>
          <table:table-cell table:formula="of:=[.G492]-[.$B$2]" office:value-type="float" office:value="63.764497756958" calcext:value-type="float">
            <text:p>63.764497757</text:p>
          </table:table-cell>
          <table:table-cell table:formula="of:=[.C492]/([.H492]-[.H491])" office:value-type="float" office:value="98607.3331047656" calcext:value-type="float">
            <text:p>98607.3331047656</text:p>
          </table:table-cell>
          <table:table-cell table:formula="of:=[.G492]-[.$B492]" office:value-type="float" office:value="2.82388806343079" calcext:value-type="float">
            <text:p>2.823888063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4840.99494" calcext:value-type="float">
            <text:p>1443144840.99494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47636127472" calcext:value-type="float">
            <text:p>60.9947636127</text:p>
          </table:table-cell>
          <table:table-cell table:formula="of:=[.C493]/([.D493]-[.D492])" office:value-type="float" office:value="79772.6196409231" calcext:value-type="float">
            <text:p>79772.6196409231</text:p>
          </table:table-cell>
          <table:table-cell/>
          <table:table-cell office:value-type="float" office:value="1443144843.80856" calcext:value-type="float">
            <text:p>1443144843.80856</text:p>
          </table:table-cell>
          <table:table-cell table:formula="of:=[.G493]-[.$B$2]" office:value-type="float" office:value="63.8083829879761" calcext:value-type="float">
            <text:p>63.808382988</text:p>
          </table:table-cell>
          <table:table-cell table:formula="of:=[.C493]/([.H493]-[.H492])" office:value-type="float" office:value="98438.5840015646" calcext:value-type="float">
            <text:p>98438.5840015646</text:p>
          </table:table-cell>
          <table:table-cell table:formula="of:=[.G493]-[.$B493]" office:value-type="float" office:value="2.81361937522888" calcext:value-type="float">
            <text:p>2.813619375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4841.04622" calcext:value-type="float">
            <text:p>1443144841.04622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60383892059" calcext:value-type="float">
            <text:p>61.0460383892</text:p>
          </table:table-cell>
          <table:table-cell table:formula="of:=[.C494]/([.D494]-[.D493])" office:value-type="float" office:value="84251.9519022421" calcext:value-type="float">
            <text:p>84251.9519022421</text:p>
          </table:table-cell>
          <table:table-cell/>
          <table:table-cell office:value-type="float" office:value="1443144843.8525" calcext:value-type="float">
            <text:p>1443144843.8525</text:p>
          </table:table-cell>
          <table:table-cell table:formula="of:=[.G494]-[.$B$2]" office:value-type="float" office:value="63.8523185253143" calcext:value-type="float">
            <text:p>63.8523185253</text:p>
          </table:table-cell>
          <table:table-cell table:formula="of:=[.C494]/([.H494]-[.H493])" office:value-type="float" office:value="98325.8715317535" calcext:value-type="float">
            <text:p>98325.8715317535</text:p>
          </table:table-cell>
          <table:table-cell table:formula="of:=[.G494]-[.$B494]" office:value-type="float" office:value="2.8062801361084" calcext:value-type="float">
            <text:p>2.806280136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4841.09718" calcext:value-type="float">
            <text:p>1443144841.09718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70051288605" calcext:value-type="float">
            <text:p>61.0970051289</text:p>
          </table:table-cell>
          <table:table-cell table:formula="of:=[.C495]/([.D495]-[.D494])" office:value-type="float" office:value="84761.1604996024" calcext:value-type="float">
            <text:p>84761.1604996024</text:p>
          </table:table-cell>
          <table:table-cell/>
          <table:table-cell office:value-type="float" office:value="1443144843.89644" calcext:value-type="float">
            <text:p>1443144843.89644</text:p>
          </table:table-cell>
          <table:table-cell table:formula="of:=[.G495]-[.$B$2]" office:value-type="float" office:value="63.8962631225586" calcext:value-type="float">
            <text:p>63.8962631226</text:p>
          </table:table-cell>
          <table:table-cell table:formula="of:=[.C495]/([.H495]-[.H494])" office:value-type="float" office:value="98305.6000260421" calcext:value-type="float">
            <text:p>98305.6000260421</text:p>
          </table:table-cell>
          <table:table-cell table:formula="of:=[.G495]-[.$B495]" office:value-type="float" office:value="2.79925799369812" calcext:value-type="float">
            <text:p>2.799257993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4841.14815" calcext:value-type="float">
            <text:p>1443144841.14815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79682922363" calcext:value-type="float">
            <text:p>61.1479682922</text:p>
          </table:table-cell>
          <table:table-cell table:formula="of:=[.C496]/([.D496]-[.D495])" office:value-type="float" office:value="84767.1085120816" calcext:value-type="float">
            <text:p>84767.1085120816</text:p>
          </table:table-cell>
          <table:table-cell/>
          <table:table-cell office:value-type="float" office:value="1443144843.94035" calcext:value-type="float">
            <text:p>1443144843.94035</text:p>
          </table:table-cell>
          <table:table-cell table:formula="of:=[.G496]-[.$B$2]" office:value-type="float" office:value="63.9401762485504" calcext:value-type="float">
            <text:p>63.9401762486</text:p>
          </table:table-cell>
          <table:table-cell table:formula="of:=[.C496]/([.H496]-[.H495])" office:value-type="float" office:value="98376.0527730271" calcext:value-type="float">
            <text:p>98376.0527730271</text:p>
          </table:table-cell>
          <table:table-cell table:formula="of:=[.G496]-[.$B496]" office:value-type="float" office:value="2.79220795631409" calcext:value-type="float">
            <text:p>2.792207956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4841.19913" calcext:value-type="float">
            <text:p>1443144841.19913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8949098587" calcext:value-type="float">
            <text:p>61.1989490986</text:p>
          </table:table-cell>
          <table:table-cell table:formula="of:=[.C497]/([.D497]-[.D496])" office:value-type="float" office:value="84737.7730803586" calcext:value-type="float">
            <text:p>84737.7730803586</text:p>
          </table:table-cell>
          <table:table-cell/>
          <table:table-cell office:value-type="float" office:value="1443144843.98421" calcext:value-type="float">
            <text:p>1443144843.98421</text:p>
          </table:table-cell>
          <table:table-cell table:formula="of:=[.G497]-[.$B$2]" office:value-type="float" office:value="63.9840321540833" calcext:value-type="float">
            <text:p>63.9840321541</text:p>
          </table:table-cell>
          <table:table-cell table:formula="of:=[.C497]/([.H497]-[.H496])" office:value-type="float" office:value="98504.4077305716" calcext:value-type="float">
            <text:p>98504.4077305716</text:p>
          </table:table-cell>
          <table:table-cell table:formula="of:=[.G497]-[.$B497]" office:value-type="float" office:value="2.78508305549622" calcext:value-type="float">
            <text:p>2.7850830555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4841.2501" calcext:value-type="float">
            <text:p>1443144841.2501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99206066132" calcext:value-type="float">
            <text:p>61.2499206066</text:p>
          </table:table-cell>
          <table:table-cell table:formula="of:=[.C498]/([.D498]-[.D497])" office:value-type="float" office:value="84753.2311146452" calcext:value-type="float">
            <text:p>84753.2311146452</text:p>
          </table:table-cell>
          <table:table-cell/>
          <table:table-cell office:value-type="float" office:value="1443144844.02807" calcext:value-type="float">
            <text:p>1443144844.02807</text:p>
          </table:table-cell>
          <table:table-cell table:formula="of:=[.G498]-[.$B$2]" office:value-type="float" office:value="64.0278899669647" calcext:value-type="float">
            <text:p>64.027889967</text:p>
          </table:table-cell>
          <table:table-cell table:formula="of:=[.C498]/([.H498]-[.H497])" office:value-type="float" office:value="98500.1238359799" calcext:value-type="float">
            <text:p>98500.1238359799</text:p>
          </table:table-cell>
          <table:table-cell table:formula="of:=[.G498]-[.$B498]" office:value-type="float" office:value="2.77796936035156" calcext:value-type="float">
            <text:p>2.7779693604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4841.30108" calcext:value-type="float">
            <text:p>1443144841.30108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3009016513824" calcext:value-type="float">
            <text:p>61.3009016514</text:p>
          </table:table-cell>
          <table:table-cell table:formula="of:=[.C499]/([.D499]-[.D498])" office:value-type="float" office:value="84737.37679465" calcext:value-type="float">
            <text:p>84737.37679465</text:p>
          </table:table-cell>
          <table:table-cell/>
          <table:table-cell office:value-type="float" office:value="1443144844.04239" calcext:value-type="float">
            <text:p>1443144844.04239</text:p>
          </table:table-cell>
          <table:table-cell table:formula="of:=[.G499]-[.$B$2]" office:value-type="float" office:value="64.0422132015228" calcext:value-type="float">
            <text:p>64.0422132015</text:p>
          </table:table-cell>
          <table:table-cell table:formula="of:=[.C499]/([.H499]-[.H498])" office:value-type="float" office:value="301607.851388242" calcext:value-type="float">
            <text:p>301607.851388242</text:p>
          </table:table-cell>
          <table:table-cell table:formula="of:=[.G499]-[.$B499]" office:value-type="float" office:value="2.74131155014038" calcext:value-type="float">
            <text:p>2.741311550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4841.35204" calcext:value-type="float">
            <text:p>1443144841.35204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18650531769" calcext:value-type="float">
            <text:p>61.3518650532</text:p>
          </table:table-cell>
          <table:table-cell table:formula="of:=[.C500]/([.D500]-[.D499])" office:value-type="float" office:value="84766.7119519452" calcext:value-type="float">
            <text:p>84766.7119519452</text:p>
          </table:table-cell>
          <table:table-cell/>
          <table:table-cell office:value-type="float" office:value="1443144844.05677" calcext:value-type="float">
            <text:p>1443144844.05677</text:p>
          </table:table-cell>
          <table:table-cell table:formula="of:=[.G500]-[.$B$2]" office:value-type="float" office:value="64.0565888881683" calcext:value-type="float">
            <text:p>64.0565888882</text:p>
          </table:table-cell>
          <table:table-cell table:formula="of:=[.C500]/([.H500]-[.H499])" office:value-type="float" office:value="300507.384901154" calcext:value-type="float">
            <text:p>300507.384901154</text:p>
          </table:table-cell>
          <table:table-cell table:formula="of:=[.G500]-[.$B500]" office:value-type="float" office:value="2.70472383499145" calcext:value-type="float">
            <text:p>2.70472383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4841.40301" calcext:value-type="float">
            <text:p>1443144841.40301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28306007385" calcext:value-type="float">
            <text:p>61.4028306007</text:p>
          </table:table-cell>
          <table:table-cell table:formula="of:=[.C501]/([.D501]-[.D500])" office:value-type="float" office:value="84763.1430776788" calcext:value-type="float">
            <text:p>84763.1430776788</text:p>
          </table:table-cell>
          <table:table-cell/>
          <table:table-cell office:value-type="float" office:value="1443144844.09111" calcext:value-type="float">
            <text:p>1443144844.09111</text:p>
          </table:table-cell>
          <table:table-cell table:formula="of:=[.G501]-[.$B$2]" office:value-type="float" office:value="64.0909361839294" calcext:value-type="float">
            <text:p>64.0909361839</text:p>
          </table:table-cell>
          <table:table-cell table:formula="of:=[.C501]/([.H501]-[.H500])" office:value-type="float" office:value="125774.093833948" calcext:value-type="float">
            <text:p>125774.093833948</text:p>
          </table:table-cell>
          <table:table-cell table:formula="of:=[.G501]-[.$B501]" office:value-type="float" office:value="2.68810558319092" calcext:value-type="float">
            <text:p>2.688105583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4841.45396" calcext:value-type="float">
            <text:p>1443144841.45396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37868499756" calcext:value-type="float">
            <text:p>61.45378685</text:p>
          </table:table-cell>
          <table:table-cell table:formula="of:=[.C502]/([.D502]-[.D501])" office:value-type="float" office:value="84778.6103702872" calcext:value-type="float">
            <text:p>84778.6103702872</text:p>
          </table:table-cell>
          <table:table-cell/>
          <table:table-cell office:value-type="float" office:value="1443144844.1399" calcext:value-type="float">
            <text:p>1443144844.1399</text:p>
          </table:table-cell>
          <table:table-cell table:formula="of:=[.G502]-[.$B$2]" office:value-type="float" office:value="64.1397242546082" calcext:value-type="float">
            <text:p>64.1397242546</text:p>
          </table:table-cell>
          <table:table-cell table:formula="of:=[.C502]/([.H502]-[.H501])" office:value-type="float" office:value="88546.2355838774" calcext:value-type="float">
            <text:p>88546.2355838774</text:p>
          </table:table-cell>
          <table:table-cell table:formula="of:=[.G502]-[.$B502]" office:value-type="float" office:value="2.68593740463257" calcext:value-type="float">
            <text:p>2.685937404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4841.50492" calcext:value-type="float">
            <text:p>1443144841.50492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47459602356" calcext:value-type="float">
            <text:p>61.5047459602</text:p>
          </table:table-cell>
          <table:table-cell table:formula="of:=[.C503]/([.D503]-[.D502])" office:value-type="float" office:value="84773.8506021391" calcext:value-type="float">
            <text:p>84773.8506021391</text:p>
          </table:table-cell>
          <table:table-cell/>
          <table:table-cell office:value-type="float" office:value="1443144844.18866" calcext:value-type="float">
            <text:p>1443144844.18866</text:p>
          </table:table-cell>
          <table:table-cell table:formula="of:=[.G503]-[.$B$2]" office:value-type="float" office:value="64.1884825229645" calcext:value-type="float">
            <text:p>64.188482523</text:p>
          </table:table-cell>
          <table:table-cell table:formula="of:=[.C503]/([.H503]-[.H502])" office:value-type="float" office:value="88600.3573471813" calcext:value-type="float">
            <text:p>88600.3573471813</text:p>
          </table:table-cell>
          <table:table-cell table:formula="of:=[.G503]-[.$B503]" office:value-type="float" office:value="2.68373656272888" calcext:value-type="float">
            <text:p>2.6837365627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4841.55589" calcext:value-type="float">
            <text:p>1443144841.55589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57124614716" calcext:value-type="float">
            <text:p>61.5557124615</text:p>
          </table:table-cell>
          <table:table-cell table:formula="of:=[.C504]/([.D504]-[.D503])" office:value-type="float" office:value="84761.5570077981" calcext:value-type="float">
            <text:p>84761.5570077981</text:p>
          </table:table-cell>
          <table:table-cell/>
          <table:table-cell office:value-type="float" office:value="1443144844.23742" calcext:value-type="float">
            <text:p>1443144844.23742</text:p>
          </table:table-cell>
          <table:table-cell table:formula="of:=[.G504]-[.$B$2]" office:value-type="float" office:value="64.2372415065765" calcext:value-type="float">
            <text:p>64.2372415066</text:p>
          </table:table-cell>
          <table:table-cell table:formula="of:=[.C504]/([.H504]-[.H503])" office:value-type="float" office:value="88599.0576499927" calcext:value-type="float">
            <text:p>88599.0576499927</text:p>
          </table:table-cell>
          <table:table-cell table:formula="of:=[.G504]-[.$B504]" office:value-type="float" office:value="2.68152904510498" calcext:value-type="float">
            <text:p>2.681529045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4841.60684" calcext:value-type="float">
            <text:p>1443144841.60684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66656112671" calcext:value-type="float">
            <text:p>61.6066656113</text:p>
          </table:table-cell>
          <table:table-cell table:formula="of:=[.C505]/([.D505]-[.D504])" office:value-type="float" office:value="84783.7673889749" calcext:value-type="float">
            <text:p>84783.7673889749</text:p>
          </table:table-cell>
          <table:table-cell/>
          <table:table-cell office:value-type="float" office:value="1443144844.28625" calcext:value-type="float">
            <text:p>1443144844.28625</text:p>
          </table:table-cell>
          <table:table-cell table:formula="of:=[.G505]-[.$B$2]" office:value-type="float" office:value="64.2860670089722" calcext:value-type="float">
            <text:p>64.286067009</text:p>
          </table:table-cell>
          <table:table-cell table:formula="of:=[.C505]/([.H505]-[.H504])" office:value-type="float" office:value="88478.3522552481" calcext:value-type="float">
            <text:p>88478.3522552481</text:p>
          </table:table-cell>
          <table:table-cell table:formula="of:=[.G505]-[.$B505]" office:value-type="float" office:value="2.67940139770508" calcext:value-type="float">
            <text:p>2.679401397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4841.65782" calcext:value-type="float">
            <text:p>1443144841.65782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76375961304" calcext:value-type="float">
            <text:p>61.6576375961</text:p>
          </table:table-cell>
          <table:table-cell table:formula="of:=[.C506]/([.D506]-[.D505])" office:value-type="float" office:value="84752.4382577458" calcext:value-type="float">
            <text:p>84752.4382577458</text:p>
          </table:table-cell>
          <table:table-cell/>
          <table:table-cell office:value-type="float" office:value="1443144844.33497" calcext:value-type="float">
            <text:p>1443144844.33497</text:p>
          </table:table-cell>
          <table:table-cell table:formula="of:=[.G506]-[.$B$2]" office:value-type="float" office:value="64.334787607193" calcext:value-type="float">
            <text:p>64.3347876072</text:p>
          </table:table-cell>
          <table:table-cell table:formula="of:=[.C506]/([.H506]-[.H505])" office:value-type="float" office:value="88668.8619958992" calcext:value-type="float">
            <text:p>88668.8619958992</text:p>
          </table:table-cell>
          <table:table-cell table:formula="of:=[.G506]-[.$B506]" office:value-type="float" office:value="2.67715001106262" calcext:value-type="float">
            <text:p>2.677150011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4841.70879" calcext:value-type="float">
            <text:p>1443144841.70879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86114883423" calcext:value-type="float">
            <text:p>61.7086114883</text:p>
          </table:table-cell>
          <table:table-cell table:formula="of:=[.C507]/([.D507]-[.D506])" office:value-type="float" office:value="84749.2669784846" calcext:value-type="float">
            <text:p>84749.2669784846</text:p>
          </table:table-cell>
          <table:table-cell/>
          <table:table-cell office:value-type="float" office:value="1443144844.38373" calcext:value-type="float">
            <text:p>1443144844.38373</text:p>
          </table:table-cell>
          <table:table-cell table:formula="of:=[.G507]-[.$B$2]" office:value-type="float" office:value="64.3835563659668" calcext:value-type="float">
            <text:p>64.383556366</text:p>
          </table:table-cell>
          <table:table-cell table:formula="of:=[.C507]/([.H507]-[.H506])" office:value-type="float" office:value="88581.298942562" calcext:value-type="float">
            <text:p>88581.298942562</text:p>
          </table:table-cell>
          <table:table-cell table:formula="of:=[.G507]-[.$B507]" office:value-type="float" office:value="2.67494487762451" calcext:value-type="float">
            <text:p>2.674944877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4841.75976" calcext:value-type="float">
            <text:p>1443144841.75976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95798969269" calcext:value-type="float">
            <text:p>61.7595798969</text:p>
          </table:table-cell>
          <table:table-cell table:formula="of:=[.C508]/([.D508]-[.D507])" office:value-type="float" office:value="84758.3850460994" calcext:value-type="float">
            <text:p>84758.3850460994</text:p>
          </table:table-cell>
          <table:table-cell/>
          <table:table-cell office:value-type="float" office:value="1443144844.43249" calcext:value-type="float">
            <text:p>1443144844.43249</text:p>
          </table:table-cell>
          <table:table-cell table:formula="of:=[.G508]-[.$B$2]" office:value-type="float" office:value="64.4323132038116" calcext:value-type="float">
            <text:p>64.4323132038</text:p>
          </table:table-cell>
          <table:table-cell table:formula="of:=[.C508]/([.H508]-[.H507])" office:value-type="float" office:value="88602.9568559567" calcext:value-type="float">
            <text:p>88602.9568559567</text:p>
          </table:table-cell>
          <table:table-cell table:formula="of:=[.G508]-[.$B508]" office:value-type="float" office:value="2.67273330688477" calcext:value-type="float">
            <text:p>2.672733306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4841.81073" calcext:value-type="float">
            <text:p>1443144841.81073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105518817902" calcext:value-type="float">
            <text:p>61.8105518818</text:p>
          </table:table-cell>
          <table:table-cell table:formula="of:=[.C509]/([.D509]-[.D508])" office:value-type="float" office:value="84752.4382577458" calcext:value-type="float">
            <text:p>84752.4382577458</text:p>
          </table:table-cell>
          <table:table-cell/>
          <table:table-cell office:value-type="float" office:value="1443144844.48127" calcext:value-type="float">
            <text:p>1443144844.48127</text:p>
          </table:table-cell>
          <table:table-cell table:formula="of:=[.G509]-[.$B$2]" office:value-type="float" office:value="64.4810879230499" calcext:value-type="float">
            <text:p>64.4810879231</text:p>
          </table:table-cell>
          <table:table-cell table:formula="of:=[.C509]/([.H509]-[.H508])" office:value-type="float" office:value="88570.4739558893" calcext:value-type="float">
            <text:p>88570.4739558893</text:p>
          </table:table-cell>
          <table:table-cell table:formula="of:=[.G509]-[.$B509]" office:value-type="float" office:value="2.67053604125977" calcext:value-type="float">
            <text:p>2.670536041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4841.86169" calcext:value-type="float">
            <text:p>1443144841.86169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15164756775" calcext:value-type="float">
            <text:p>61.8615164757</text:p>
          </table:table-cell>
          <table:table-cell table:formula="of:=[.C510]/([.D510]-[.D509])" office:value-type="float" office:value="84764.729206918" calcext:value-type="float">
            <text:p>84764.729206918</text:p>
          </table:table-cell>
          <table:table-cell/>
          <table:table-cell office:value-type="float" office:value="1443144844.53" calcext:value-type="float">
            <text:p>1443144844.53</text:p>
          </table:table-cell>
          <table:table-cell table:formula="of:=[.G510]-[.$B$2]" office:value-type="float" office:value="64.5298185348511" calcext:value-type="float">
            <text:p>64.5298185349</text:p>
          </table:table-cell>
          <table:table-cell table:formula="of:=[.C510]/([.H510]-[.H509])" office:value-type="float" office:value="88650.6415644524" calcext:value-type="float">
            <text:p>88650.6415644524</text:p>
          </table:table-cell>
          <table:table-cell table:formula="of:=[.G510]-[.$B510]" office:value-type="float" office:value="2.66830205917358" calcext:value-type="float">
            <text:p>2.668302059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4841.91266" calcext:value-type="float">
            <text:p>1443144841.91266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24858379364" calcext:value-type="float">
            <text:p>61.9124858379</text:p>
          </table:table-cell>
          <table:table-cell table:formula="of:=[.C511]/([.D511]-[.D510])" office:value-type="float" office:value="84756.7991542747" calcext:value-type="float">
            <text:p>84756.7991542747</text:p>
          </table:table-cell>
          <table:table-cell/>
          <table:table-cell office:value-type="float" office:value="1443144844.57877" calcext:value-type="float">
            <text:p>1443144844.57877</text:p>
          </table:table-cell>
          <table:table-cell table:formula="of:=[.G511]-[.$B$2]" office:value-type="float" office:value="64.5785925388336" calcext:value-type="float">
            <text:p>64.5785925388</text:p>
          </table:table-cell>
          <table:table-cell table:formula="of:=[.C511]/([.H511]-[.H510])" office:value-type="float" office:value="88571.7728145943" calcext:value-type="float">
            <text:p>88571.7728145943</text:p>
          </table:table-cell>
          <table:table-cell table:formula="of:=[.G511]-[.$B511]" office:value-type="float" office:value="2.66610670089722" calcext:value-type="float">
            <text:p>2.666106700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4841.96364" calcext:value-type="float">
            <text:p>1443144841.96364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34606838226" calcext:value-type="float">
            <text:p>61.9634606838</text:p>
          </table:table-cell>
          <table:table-cell table:formula="of:=[.C512]/([.D512]-[.D511])" office:value-type="float" office:value="84747.6814278498" calcext:value-type="float">
            <text:p>84747.6814278498</text:p>
          </table:table-cell>
          <table:table-cell/>
          <table:table-cell office:value-type="float" office:value="1443144844.62751" calcext:value-type="float">
            <text:p>1443144844.62751</text:p>
          </table:table-cell>
          <table:table-cell table:formula="of:=[.G512]-[.$B$2]" office:value-type="float" office:value="64.6273350715637" calcext:value-type="float">
            <text:p>64.6273350716</text:p>
          </table:table-cell>
          <table:table-cell table:formula="of:=[.C512]/([.H512]-[.H511])" office:value-type="float" office:value="88628.9603357448" calcext:value-type="float">
            <text:p>88628.9603357448</text:p>
          </table:table-cell>
          <table:table-cell table:formula="of:=[.G512]-[.$B512]" office:value-type="float" office:value="2.66387438774109" calcext:value-type="float">
            <text:p>2.6638743877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4842.01213" calcext:value-type="float">
            <text:p>1443144842.01213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19559764862" calcext:value-type="float">
            <text:p>62.0119559765</text:p>
          </table:table-cell>
          <table:table-cell table:formula="of:=[.C513]/([.D513]-[.D512])" office:value-type="float" office:value="89080.8109968339" calcext:value-type="float">
            <text:p>89080.8109968339</text:p>
          </table:table-cell>
          <table:table-cell/>
          <table:table-cell office:value-type="float" office:value="1443144844.67629" calcext:value-type="float">
            <text:p>1443144844.67629</text:p>
          </table:table-cell>
          <table:table-cell table:formula="of:=[.G513]-[.$B$2]" office:value-type="float" office:value="64.6761121749878" calcext:value-type="float">
            <text:p>64.676112175</text:p>
          </table:table-cell>
          <table:table-cell table:formula="of:=[.C513]/([.H513]-[.H512])" office:value-type="float" office:value="88566.1447019835" calcext:value-type="float">
            <text:p>88566.1447019835</text:p>
          </table:table-cell>
          <table:table-cell table:formula="of:=[.G513]-[.$B513]" office:value-type="float" office:value="2.66415619850159" calcext:value-type="float">
            <text:p>2.664156198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4842.05449" calcext:value-type="float">
            <text:p>1443144842.05449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43131828308" calcext:value-type="float">
            <text:p>62.0543131828</text:p>
          </table:table-cell>
          <table:table-cell table:formula="of:=[.C514]/([.D514]-[.D513])" office:value-type="float" office:value="101989.729087747" calcext:value-type="float">
            <text:p>101989.729087747</text:p>
          </table:table-cell>
          <table:table-cell/>
          <table:table-cell office:value-type="float" office:value="1443144844.72507" calcext:value-type="float">
            <text:p>1443144844.72507</text:p>
          </table:table-cell>
          <table:table-cell table:formula="of:=[.G514]-[.$B$2]" office:value-type="float" office:value="64.7248969078064" calcext:value-type="float">
            <text:p>64.7248969078</text:p>
          </table:table-cell>
          <table:table-cell table:formula="of:=[.C514]/([.H514]-[.H513])" office:value-type="float" office:value="88552.2939330851" calcext:value-type="float">
            <text:p>88552.2939330851</text:p>
          </table:table-cell>
          <table:table-cell table:formula="of:=[.G514]-[.$B514]" office:value-type="float" office:value="2.67058372497559" calcext:value-type="float">
            <text:p>2.67058372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4842.09683" calcext:value-type="float">
            <text:p>1443144842.09683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66491699219" calcext:value-type="float">
            <text:p>62.0966491699</text:p>
          </table:table-cell>
          <table:table-cell table:formula="of:=[.C515]/([.D515]-[.D514])" office:value-type="float" office:value="102040.847440446" calcext:value-type="float">
            <text:p>102040.847440446</text:p>
          </table:table-cell>
          <table:table-cell/>
          <table:table-cell office:value-type="float" office:value="1443144844.77375" calcext:value-type="float">
            <text:p>1443144844.77375</text:p>
          </table:table-cell>
          <table:table-cell table:formula="of:=[.G515]-[.$B$2]" office:value-type="float" office:value="64.7735743522644" calcext:value-type="float">
            <text:p>64.7735743523</text:p>
          </table:table-cell>
          <table:table-cell table:formula="of:=[.C515]/([.H515]-[.H514])" office:value-type="float" office:value="88747.4691430587" calcext:value-type="float">
            <text:p>88747.4691430587</text:p>
          </table:table-cell>
          <table:table-cell table:formula="of:=[.G515]-[.$B515]" office:value-type="float" office:value="2.67692518234253" calcext:value-type="float">
            <text:p>2.6769251823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4842.13916" calcext:value-type="float">
            <text:p>1443144842.13916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89806270599" calcext:value-type="float">
            <text:p>62.1389806271</text:p>
          </table:table-cell>
          <table:table-cell table:formula="of:=[.C516]/([.D516]-[.D515])" office:value-type="float" office:value="102051.766985261" calcext:value-type="float">
            <text:p>102051.766985261</text:p>
          </table:table-cell>
          <table:table-cell/>
          <table:table-cell office:value-type="float" office:value="1443144844.82258" calcext:value-type="float">
            <text:p>1443144844.82258</text:p>
          </table:table-cell>
          <table:table-cell table:formula="of:=[.G516]-[.$B$2]" office:value-type="float" office:value="64.8223974704743" calcext:value-type="float">
            <text:p>64.8223974705</text:p>
          </table:table-cell>
          <table:table-cell table:formula="of:=[.C516]/([.H516]-[.H515])" office:value-type="float" office:value="88482.6729303298" calcext:value-type="float">
            <text:p>88482.6729303298</text:p>
          </table:table-cell>
          <table:table-cell table:formula="of:=[.G516]-[.$B516]" office:value-type="float" office:value="2.68341684341431" calcext:value-type="float">
            <text:p>2.683416843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4842.1815" calcext:value-type="float">
            <text:p>1443144842.1815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13178062439" calcext:value-type="float">
            <text:p>62.1813178062</text:p>
          </table:table-cell>
          <table:table-cell table:formula="of:=[.C517]/([.D517]-[.D516])" office:value-type="float" office:value="102037.974264395" calcext:value-type="float">
            <text:p>102037.974264395</text:p>
          </table:table-cell>
          <table:table-cell/>
          <table:table-cell office:value-type="float" office:value="1443144844.87129" calcext:value-type="float">
            <text:p>1443144844.87129</text:p>
          </table:table-cell>
          <table:table-cell table:formula="of:=[.G517]-[.$B$2]" office:value-type="float" office:value="64.8711144924164" calcext:value-type="float">
            <text:p>64.8711144924</text:p>
          </table:table-cell>
          <table:table-cell table:formula="of:=[.C517]/([.H517]-[.H516])" office:value-type="float" office:value="88675.3711080877" calcext:value-type="float">
            <text:p>88675.3711080877</text:p>
          </table:table-cell>
          <table:table-cell table:formula="of:=[.G517]-[.$B517]" office:value-type="float" office:value="2.68979668617249" calcext:value-type="float">
            <text:p>2.6897966862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4842.22386" calcext:value-type="float">
            <text:p>1443144842.22386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36859798431" calcext:value-type="float">
            <text:p>62.2236859798</text:p>
          </table:table-cell>
          <table:table-cell table:formula="of:=[.C518]/([.D518]-[.D517])" office:value-type="float" office:value="101963.328437579" calcext:value-type="float">
            <text:p>101963.328437579</text:p>
          </table:table-cell>
          <table:table-cell/>
          <table:table-cell office:value-type="float" office:value="1443144844.92008" calcext:value-type="float">
            <text:p>1443144844.92008</text:p>
          </table:table-cell>
          <table:table-cell table:formula="of:=[.G518]-[.$B$2]" office:value-type="float" office:value="64.9199030399323" calcext:value-type="float">
            <text:p>64.9199030399</text:p>
          </table:table-cell>
          <table:table-cell table:formula="of:=[.C518]/([.H518]-[.H517])" office:value-type="float" office:value="88545.3701730895" calcext:value-type="float">
            <text:p>88545.3701730895</text:p>
          </table:table-cell>
          <table:table-cell table:formula="of:=[.G518]-[.$B518]" office:value-type="float" office:value="2.69621706008911" calcext:value-type="float">
            <text:p>2.696217060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4842.2662" calcext:value-type="float">
            <text:p>1443144842.2662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60210132599" calcext:value-type="float">
            <text:p>62.2660210133</text:p>
          </table:table-cell>
          <table:table-cell table:formula="of:=[.C519]/([.D519]-[.D518])" office:value-type="float" office:value="102043.146097789" calcext:value-type="float">
            <text:p>102043.146097789</text:p>
          </table:table-cell>
          <table:table-cell/>
          <table:table-cell office:value-type="float" office:value="1443144844.96885" calcext:value-type="float">
            <text:p>1443144844.96885</text:p>
          </table:table-cell>
          <table:table-cell table:formula="of:=[.G519]-[.$B$2]" office:value-type="float" office:value="64.9686689376831" calcext:value-type="float">
            <text:p>64.9686689377</text:p>
          </table:table-cell>
          <table:table-cell table:formula="of:=[.C519]/([.H519]-[.H518])" office:value-type="float" office:value="88586.4958760921" calcext:value-type="float">
            <text:p>88586.4958760921</text:p>
          </table:table-cell>
          <table:table-cell table:formula="of:=[.G519]-[.$B519]" office:value-type="float" office:value="2.70264792442322" calcext:value-type="float">
            <text:p>2.702647924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4842.30853" calcext:value-type="float">
            <text:p>1443144842.30853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83522319794" calcext:value-type="float">
            <text:p>62.308352232</text:p>
          </table:table-cell>
          <table:table-cell table:formula="of:=[.C520]/([.D520]-[.D519])" office:value-type="float" office:value="102052.341762884" calcext:value-type="float">
            <text:p>102052.341762884</text:p>
          </table:table-cell>
          <table:table-cell/>
          <table:table-cell office:value-type="float" office:value="1443144845.01764" calcext:value-type="float">
            <text:p>1443144845.01764</text:p>
          </table:table-cell>
          <table:table-cell table:formula="of:=[.G520]-[.$B$2]" office:value-type="float" office:value="65.0174641609192" calcext:value-type="float">
            <text:p>65.0174641609</text:p>
          </table:table-cell>
          <table:table-cell table:formula="of:=[.C520]/([.H520]-[.H519])" office:value-type="float" office:value="88533.2561980241" calcext:value-type="float">
            <text:p>88533.2561980241</text:p>
          </table:table-cell>
          <table:table-cell table:formula="of:=[.G520]-[.$B520]" office:value-type="float" office:value="2.70911192893982" calcext:value-type="float">
            <text:p>2.709111928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4842.35086" calcext:value-type="float">
            <text:p>1443144842.35086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506829738617" calcext:value-type="float">
            <text:p>62.3506829739</text:p>
          </table:table-cell>
          <table:table-cell table:formula="of:=[.C521]/([.D521]-[.D520])" office:value-type="float" office:value="102053.491337554" calcext:value-type="float">
            <text:p>102053.491337554</text:p>
          </table:table-cell>
          <table:table-cell/>
          <table:table-cell office:value-type="float" office:value="1443144845.03082" calcext:value-type="float">
            <text:p>1443144845.03082</text:p>
          </table:table-cell>
          <table:table-cell table:formula="of:=[.G521]-[.$B$2]" office:value-type="float" office:value="65.0306453704834" calcext:value-type="float">
            <text:p>65.0306453705</text:p>
          </table:table-cell>
          <table:table-cell table:formula="of:=[.C521]/([.H521]-[.H520])" office:value-type="float" office:value="327739.269977933" calcext:value-type="float">
            <text:p>327739.269977933</text:p>
          </table:table-cell>
          <table:table-cell table:formula="of:=[.G521]-[.$B521]" office:value-type="float" office:value="2.6799623966217" calcext:value-type="float">
            <text:p>2.679962396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4842.39318" calcext:value-type="float">
            <text:p>1443144842.39318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30068016052" calcext:value-type="float">
            <text:p>62.3930068016</text:p>
          </table:table-cell>
          <table:table-cell table:formula="of:=[.C522]/([.D522]-[.D521])" office:value-type="float" office:value="102070.163081135" calcext:value-type="float">
            <text:p>102070.163081135</text:p>
          </table:table-cell>
          <table:table-cell/>
          <table:table-cell office:value-type="float" office:value="1443144845.04402" calcext:value-type="float">
            <text:p>1443144845.04402</text:p>
          </table:table-cell>
          <table:table-cell table:formula="of:=[.G522]-[.$B$2]" office:value-type="float" office:value="65.0438435077667" calcext:value-type="float">
            <text:p>65.0438435078</text:p>
          </table:table-cell>
          <table:table-cell table:formula="of:=[.C522]/([.H522]-[.H521])" office:value-type="float" office:value="327318.916848818" calcext:value-type="float">
            <text:p>327318.916848818</text:p>
          </table:table-cell>
          <table:table-cell table:formula="of:=[.G522]-[.$B522]" office:value-type="float" office:value="2.6508367061615" calcext:value-type="float">
            <text:p>2.650836706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4842.43551" calcext:value-type="float">
            <text:p>1443144842.43551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53315830231" calcext:value-type="float">
            <text:p>62.435331583</text:p>
          </table:table-cell>
          <table:table-cell table:formula="of:=[.C523]/([.D523]-[.D522])" office:value-type="float" office:value="102067.863206458" calcext:value-type="float">
            <text:p>102067.863206458</text:p>
          </table:table-cell>
          <table:table-cell/>
          <table:table-cell office:value-type="float" office:value="1443144845.0692" calcext:value-type="float">
            <text:p>1443144845.0692</text:p>
          </table:table-cell>
          <table:table-cell table:formula="of:=[.G523]-[.$B$2]" office:value-type="float" office:value="65.0690231323242" calcext:value-type="float">
            <text:p>65.0690231323</text:p>
          </table:table-cell>
          <table:table-cell table:formula="of:=[.C523]/([.H523]-[.H522])" office:value-type="float" office:value="171567.292043442" calcext:value-type="float">
            <text:p>171567.292043442</text:p>
          </table:table-cell>
          <table:table-cell table:formula="of:=[.G523]-[.$B523]" office:value-type="float" office:value="2.63369154930115" calcext:value-type="float">
            <text:p>2.633691549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4842.47786" calcext:value-type="float">
            <text:p>1443144842.47786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76790142059" calcext:value-type="float">
            <text:p>62.4776790142</text:p>
          </table:table-cell>
          <table:table-cell table:formula="of:=[.C524]/([.D524]-[.D523])" office:value-type="float" office:value="102013.271627876" calcext:value-type="float">
            <text:p>102013.271627876</text:p>
          </table:table-cell>
          <table:table-cell/>
          <table:table-cell office:value-type="float" office:value="1443144845.10906" calcext:value-type="float">
            <text:p>1443144845.10906</text:p>
          </table:table-cell>
          <table:table-cell table:formula="of:=[.G524]-[.$B$2]" office:value-type="float" office:value="65.1088848114014" calcext:value-type="float">
            <text:p>65.1088848114</text:p>
          </table:table-cell>
          <table:table-cell table:formula="of:=[.C524]/([.H524]-[.H523])" office:value-type="float" office:value="108374.762428824" calcext:value-type="float">
            <text:p>108374.762428824</text:p>
          </table:table-cell>
          <table:table-cell table:formula="of:=[.G524]-[.$B524]" office:value-type="float" office:value="2.63120579719543" calcext:value-type="float">
            <text:p>2.631205797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4842.52017" calcext:value-type="float">
            <text:p>1443144842.52017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99882984161" calcext:value-type="float">
            <text:p>62.5199882984</text:p>
          </table:table-cell>
          <table:table-cell table:formula="of:=[.C525]/([.D525]-[.D524])" office:value-type="float" office:value="102105.249016669" calcext:value-type="float">
            <text:p>102105.249016669</text:p>
          </table:table-cell>
          <table:table-cell/>
          <table:table-cell office:value-type="float" office:value="1443144845.14899" calcext:value-type="float">
            <text:p>1443144845.14899</text:p>
          </table:table-cell>
          <table:table-cell table:formula="of:=[.G525]-[.$B$2]" office:value-type="float" office:value="65.1488099098206" calcext:value-type="float">
            <text:p>65.1488099098</text:p>
          </table:table-cell>
          <table:table-cell table:formula="of:=[.C525]/([.H525]-[.H524])" office:value-type="float" office:value="108202.613670293" calcext:value-type="float">
            <text:p>108202.613670293</text:p>
          </table:table-cell>
          <table:table-cell table:formula="of:=[.G525]-[.$B525]" office:value-type="float" office:value="2.62882161140442" calcext:value-type="float">
            <text:p>2.628821611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4842.5625" calcext:value-type="float">
            <text:p>1443144842.5625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23245239258" calcext:value-type="float">
            <text:p>62.5623245239</text:p>
          </table:table-cell>
          <table:table-cell table:formula="of:=[.C526]/([.D526]-[.D525])" office:value-type="float" office:value="102040.272792292" calcext:value-type="float">
            <text:p>102040.272792292</text:p>
          </table:table-cell>
          <table:table-cell/>
          <table:table-cell office:value-type="float" office:value="1443144845.1889" calcext:value-type="float">
            <text:p>1443144845.1889</text:p>
          </table:table-cell>
          <table:table-cell table:formula="of:=[.G526]-[.$B$2]" office:value-type="float" office:value="65.1887185573578" calcext:value-type="float">
            <text:p>65.1887185574</text:p>
          </table:table-cell>
          <table:table-cell table:formula="of:=[.C526]/([.H526]-[.H525])" office:value-type="float" office:value="108247.216244795" calcext:value-type="float">
            <text:p>108247.216244795</text:p>
          </table:table-cell>
          <table:table-cell table:formula="of:=[.G526]-[.$B526]" office:value-type="float" office:value="2.62639403343201" calcext:value-type="float">
            <text:p>2.626394033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4842.60483" calcext:value-type="float">
            <text:p>1443144842.60483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4647397995" calcext:value-type="float">
            <text:p>62.604647398</text:p>
          </table:table-cell>
          <table:table-cell table:formula="of:=[.C527]/([.D527]-[.D526])" office:value-type="float" office:value="102072.46305946" calcext:value-type="float">
            <text:p>102072.46305946</text:p>
          </table:table-cell>
          <table:table-cell/>
          <table:table-cell office:value-type="float" office:value="1443144845.2288" calcext:value-type="float">
            <text:p>1443144845.2288</text:p>
          </table:table-cell>
          <table:table-cell table:formula="of:=[.G527]-[.$B$2]" office:value-type="float" office:value="65.2286269664764" calcext:value-type="float">
            <text:p>65.2286269665</text:p>
          </table:table-cell>
          <table:table-cell table:formula="of:=[.C527]/([.H527]-[.H526])" office:value-type="float" office:value="108247.862929242" calcext:value-type="float">
            <text:p>108247.862929242</text:p>
          </table:table-cell>
          <table:table-cell table:formula="of:=[.G527]-[.$B527]" office:value-type="float" office:value="2.62397956848145" calcext:value-type="float">
            <text:p>2.623979568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4842.64716" calcext:value-type="float">
            <text:p>1443144842.64716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69810009003" calcext:value-type="float">
            <text:p>62.6469810009</text:p>
          </table:table-cell>
          <table:table-cell table:formula="of:=[.C528]/([.D528]-[.D527])" office:value-type="float" office:value="102046.594277991" calcext:value-type="float">
            <text:p>102046.594277991</text:p>
          </table:table-cell>
          <table:table-cell/>
          <table:table-cell office:value-type="float" office:value="1443144845.26863" calcext:value-type="float">
            <text:p>1443144845.26863</text:p>
          </table:table-cell>
          <table:table-cell table:formula="of:=[.G528]-[.$B$2]" office:value-type="float" office:value="65.2684516906738" calcext:value-type="float">
            <text:p>65.2684516907</text:p>
          </table:table-cell>
          <table:table-cell table:formula="of:=[.C528]/([.H528]-[.H527])" office:value-type="float" office:value="108475.32750229" calcext:value-type="float">
            <text:p>108475.32750229</text:p>
          </table:table-cell>
          <table:table-cell table:formula="of:=[.G528]-[.$B528]" office:value-type="float" office:value="2.62147068977356" calcext:value-type="float">
            <text:p>2.621470689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4842.68949" calcext:value-type="float">
            <text:p>1443144842.68949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93134117127" calcext:value-type="float">
            <text:p>62.6893134117</text:p>
          </table:table-cell>
          <table:table-cell table:formula="of:=[.C529]/([.D529]-[.D528])" office:value-type="float" office:value="102049.467939512" calcext:value-type="float">
            <text:p>102049.467939512</text:p>
          </table:table-cell>
          <table:table-cell/>
          <table:table-cell office:value-type="float" office:value="1443144845.30858" calcext:value-type="float">
            <text:p>1443144845.30858</text:p>
          </table:table-cell>
          <table:table-cell table:formula="of:=[.G529]-[.$B$2]" office:value-type="float" office:value="65.3083989620209" calcext:value-type="float">
            <text:p>65.308398962</text:p>
          </table:table-cell>
          <table:table-cell table:formula="of:=[.C529]/([.H529]-[.H528])" office:value-type="float" office:value="108142.555281675" calcext:value-type="float">
            <text:p>108142.555281675</text:p>
          </table:table-cell>
          <table:table-cell table:formula="of:=[.G529]-[.$B529]" office:value-type="float" office:value="2.61908555030823" calcext:value-type="float">
            <text:p>2.6190855503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4842.73182" calcext:value-type="float">
            <text:p>1443144842.73182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16389083862" calcext:value-type="float">
            <text:p>62.7316389084</text:p>
          </table:table-cell>
          <table:table-cell table:formula="of:=[.C530]/([.D530]-[.D529])" office:value-type="float" office:value="102066.138368464" calcext:value-type="float">
            <text:p>102066.138368464</text:p>
          </table:table-cell>
          <table:table-cell/>
          <table:table-cell office:value-type="float" office:value="1443144845.34845" calcext:value-type="float">
            <text:p>1443144845.34845</text:p>
          </table:table-cell>
          <table:table-cell table:formula="of:=[.G530]-[.$B$2]" office:value-type="float" office:value="65.3482758998871" calcext:value-type="float">
            <text:p>65.3482758999</text:p>
          </table:table-cell>
          <table:table-cell table:formula="of:=[.C530]/([.H530]-[.H529])" office:value-type="float" office:value="108333.293155403" calcext:value-type="float">
            <text:p>108333.293155403</text:p>
          </table:table-cell>
          <table:table-cell table:formula="of:=[.G530]-[.$B530]" office:value-type="float" office:value="2.61663699150085" calcext:value-type="float">
            <text:p>2.616636991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4842.77416" calcext:value-type="float">
            <text:p>1443144842.77416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3984670639" calcext:value-type="float">
            <text:p>62.7739846706</text:p>
          </table:table-cell>
          <table:table-cell table:formula="of:=[.C531]/([.D531]-[.D530])" office:value-type="float" office:value="102017.292172219" calcext:value-type="float">
            <text:p>102017.292172219</text:p>
          </table:table-cell>
          <table:table-cell/>
          <table:table-cell office:value-type="float" office:value="1443144845.38836" calcext:value-type="float">
            <text:p>1443144845.38836</text:p>
          </table:table-cell>
          <table:table-cell table:formula="of:=[.G531]-[.$B$2]" office:value-type="float" office:value="65.3881809711456" calcext:value-type="float">
            <text:p>65.3881809711</text:p>
          </table:table-cell>
          <table:table-cell table:formula="of:=[.C531]/([.H531]-[.H530])" office:value-type="float" office:value="108256.917322882" calcext:value-type="float">
            <text:p>108256.917322882</text:p>
          </table:table-cell>
          <table:table-cell table:formula="of:=[.G531]-[.$B531]" office:value-type="float" office:value="2.61419630050659" calcext:value-type="float">
            <text:p>2.614196300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4842.81652" calcext:value-type="float">
            <text:p>1443144842.81652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63380622864" calcext:value-type="float">
            <text:p>62.8163380623</text:p>
          </table:table-cell>
          <table:table-cell table:formula="of:=[.C532]/([.D532]-[.D531])" office:value-type="float" office:value="101998.915127531" calcext:value-type="float">
            <text:p>101998.915127531</text:p>
          </table:table-cell>
          <table:table-cell/>
          <table:table-cell office:value-type="float" office:value="1443144845.42825" calcext:value-type="float">
            <text:p>1443144845.42825</text:p>
          </table:table-cell>
          <table:table-cell table:formula="of:=[.G532]-[.$B$2]" office:value-type="float" office:value="65.4280683994293" calcext:value-type="float">
            <text:p>65.4280683994</text:p>
          </table:table-cell>
          <table:table-cell table:formula="of:=[.C532]/([.H532]-[.H531])" office:value-type="float" office:value="108304.801434549" calcext:value-type="float">
            <text:p>108304.801434549</text:p>
          </table:table-cell>
          <table:table-cell table:formula="of:=[.G532]-[.$B532]" office:value-type="float" office:value="2.61173033714294" calcext:value-type="float">
            <text:p>2.6117303371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4842.85886" calcext:value-type="float">
            <text:p>1443144842.85886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86869239807" calcext:value-type="float">
            <text:p>62.858686924</text:p>
          </table:table-cell>
          <table:table-cell table:formula="of:=[.C533]/([.D533]-[.D532])" office:value-type="float" office:value="102009.82569923" calcext:value-type="float">
            <text:p>102009.82569923</text:p>
          </table:table-cell>
          <table:table-cell/>
          <table:table-cell office:value-type="float" office:value="1443144845.46812" calcext:value-type="float">
            <text:p>1443144845.46812</text:p>
          </table:table-cell>
          <table:table-cell table:formula="of:=[.G533]-[.$B$2]" office:value-type="float" office:value="65.4679458141327" calcext:value-type="float">
            <text:p>65.4679458141</text:p>
          </table:table-cell>
          <table:table-cell table:formula="of:=[.C533]/([.H533]-[.H532])" office:value-type="float" office:value="108331.997751976" calcext:value-type="float">
            <text:p>108331.997751976</text:p>
          </table:table-cell>
          <table:table-cell table:formula="of:=[.G533]-[.$B533]" office:value-type="float" office:value="2.60925889015198" calcext:value-type="float">
            <text:p>2.609258890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4842.9012" calcext:value-type="float">
            <text:p>1443144842.9012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10238647461" calcext:value-type="float">
            <text:p>62.9010238647</text:p>
          </table:table-cell>
          <table:table-cell table:formula="of:=[.C534]/([.D534]-[.D533])" office:value-type="float" office:value="102038.548886661" calcext:value-type="float">
            <text:p>102038.548886661</text:p>
          </table:table-cell>
          <table:table-cell/>
          <table:table-cell office:value-type="float" office:value="1443144845.50803" calcext:value-type="float">
            <text:p>1443144845.50803</text:p>
          </table:table-cell>
          <table:table-cell table:formula="of:=[.G534]-[.$B$2]" office:value-type="float" office:value="65.5078504085541" calcext:value-type="float">
            <text:p>65.5078504086</text:p>
          </table:table-cell>
          <table:table-cell table:formula="of:=[.C534]/([.H534]-[.H533])" office:value-type="float" office:value="108258.210931339" calcext:value-type="float">
            <text:p>108258.210931339</text:p>
          </table:table-cell>
          <table:table-cell table:formula="of:=[.G534]-[.$B534]" office:value-type="float" office:value="2.60682654380798" calcext:value-type="float">
            <text:p>2.6068265438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4842.94355" calcext:value-type="float">
            <text:p>1443144842.94355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33724880219" calcext:value-type="float">
            <text:p>62.943372488</text:p>
          </table:table-cell>
          <table:table-cell table:formula="of:=[.C535]/([.D535]-[.D534])" office:value-type="float" office:value="102010.400004504" calcext:value-type="float">
            <text:p>102010.400004504</text:p>
          </table:table-cell>
          <table:table-cell/>
          <table:table-cell office:value-type="float" office:value="1443144845.54793" calcext:value-type="float">
            <text:p>1443144845.54793</text:p>
          </table:table-cell>
          <table:table-cell table:formula="of:=[.G535]-[.$B$2]" office:value-type="float" office:value="65.5477492809296" calcext:value-type="float">
            <text:p>65.5477492809</text:p>
          </table:table-cell>
          <table:table-cell table:formula="of:=[.C535]/([.H535]-[.H534])" office:value-type="float" office:value="108273.736644597" calcext:value-type="float">
            <text:p>108273.736644597</text:p>
          </table:table-cell>
          <table:table-cell table:formula="of:=[.G535]-[.$B535]" office:value-type="float" office:value="2.60437679290771" calcext:value-type="float">
            <text:p>2.6043767929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4842.98589" calcext:value-type="float">
            <text:p>1443144842.98589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57134819031" calcext:value-type="float">
            <text:p>62.9857134819</text:p>
          </table:table-cell>
          <table:table-cell table:formula="of:=[.C536]/([.D536]-[.D535])" office:value-type="float" office:value="102028.781188236" calcext:value-type="float">
            <text:p>102028.781188236</text:p>
          </table:table-cell>
          <table:table-cell/>
          <table:table-cell office:value-type="float" office:value="1443144845.58781" calcext:value-type="float">
            <text:p>1443144845.58781</text:p>
          </table:table-cell>
          <table:table-cell table:formula="of:=[.G536]-[.$B$2]" office:value-type="float" office:value="65.5876369476318" calcext:value-type="float">
            <text:p>65.5876369476</text:p>
          </table:table-cell>
          <table:table-cell table:formula="of:=[.C536]/([.H536]-[.H535])" office:value-type="float" office:value="108304.154069611" calcext:value-type="float">
            <text:p>108304.154069611</text:p>
          </table:table-cell>
          <table:table-cell table:formula="of:=[.G536]-[.$B536]" office:value-type="float" office:value="2.60192346572876" calcext:value-type="float">
            <text:p>2.6019234657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4843.02887" calcext:value-type="float">
            <text:p>1443144843.02887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86908149719" calcext:value-type="float">
            <text:p>63.028690815</text:p>
          </table:table-cell>
          <table:table-cell table:formula="of:=[.C537]/([.D537]-[.D536])" office:value-type="float" office:value="100518.103184289" calcext:value-type="float">
            <text:p>100518.103184289</text:p>
          </table:table-cell>
          <table:table-cell/>
          <table:table-cell office:value-type="float" office:value="1443144845.62769" calcext:value-type="float">
            <text:p>1443144845.62769</text:p>
          </table:table-cell>
          <table:table-cell table:formula="of:=[.G537]-[.$B$2]" office:value-type="float" office:value="65.6275084018707" calcext:value-type="float">
            <text:p>65.6275084019</text:p>
          </table:table-cell>
          <table:table-cell table:formula="of:=[.C537]/([.H537]-[.H536])" office:value-type="float" office:value="108348.192521811" calcext:value-type="float">
            <text:p>108348.192521811</text:p>
          </table:table-cell>
          <table:table-cell table:formula="of:=[.G537]-[.$B537]" office:value-type="float" office:value="2.5988175868988" calcext:value-type="float">
            <text:p>2.59881758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4843.07221" calcext:value-type="float">
            <text:p>1443144843.07221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20303058624" calcext:value-type="float">
            <text:p>63.0720303059</text:p>
          </table:table-cell>
          <table:table-cell table:formula="of:=[.C538]/([.D538]-[.D537])" office:value-type="float" office:value="99678.143679963" calcext:value-type="float">
            <text:p>99678.143679963</text:p>
          </table:table-cell>
          <table:table-cell/>
          <table:table-cell office:value-type="float" office:value="1443144845.66762" calcext:value-type="float">
            <text:p>1443144845.66762</text:p>
          </table:table-cell>
          <table:table-cell table:formula="of:=[.G538]-[.$B$2]" office:value-type="float" office:value="65.6674408912659" calcext:value-type="float">
            <text:p>65.6674408913</text:p>
          </table:table-cell>
          <table:table-cell table:formula="of:=[.C538]/([.H538]-[.H537])" office:value-type="float" office:value="108182.586796745" calcext:value-type="float">
            <text:p>108182.586796745</text:p>
          </table:table-cell>
          <table:table-cell table:formula="of:=[.G538]-[.$B538]" office:value-type="float" office:value="2.59541058540344" calcext:value-type="float">
            <text:p>2.595410585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4843.11555" calcext:value-type="float">
            <text:p>1443144843.11555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53736114502" calcext:value-type="float">
            <text:p>63.1153736115</text:p>
          </table:table-cell>
          <table:table-cell table:formula="of:=[.C539]/([.D539]-[.D538])" office:value-type="float" office:value="99669.3708847878" calcext:value-type="float">
            <text:p>99669.3708847878</text:p>
          </table:table-cell>
          <table:table-cell/>
          <table:table-cell office:value-type="float" office:value="1443144845.70747" calcext:value-type="float">
            <text:p>1443144845.70747</text:p>
          </table:table-cell>
          <table:table-cell table:formula="of:=[.G539]-[.$B$2]" office:value-type="float" office:value="65.7072896957398" calcext:value-type="float">
            <text:p>65.7072896957</text:p>
          </table:table-cell>
          <table:table-cell table:formula="of:=[.C539]/([.H539]-[.H538])" office:value-type="float" office:value="108409.776831122" calcext:value-type="float">
            <text:p>108409.776831122</text:p>
          </table:table-cell>
          <table:table-cell table:formula="of:=[.G539]-[.$B539]" office:value-type="float" office:value="2.59191608428955" calcext:value-type="float">
            <text:p>2.591916084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4843.15886" calcext:value-type="float">
            <text:p>1443144843.15886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86854457855" calcext:value-type="float">
            <text:p>63.1586854458</text:p>
          </table:table-cell>
          <table:table-cell table:formula="of:=[.C540]/([.D540]-[.D539])" office:value-type="float" office:value="99741.7926600353" calcext:value-type="float">
            <text:p>99741.7926600353</text:p>
          </table:table-cell>
          <table:table-cell/>
          <table:table-cell office:value-type="float" office:value="1443144845.74737" calcext:value-type="float">
            <text:p>1443144845.74737</text:p>
          </table:table-cell>
          <table:table-cell table:formula="of:=[.G540]-[.$B$2]" office:value-type="float" office:value="65.7471935749054" calcext:value-type="float">
            <text:p>65.7471935749</text:p>
          </table:table-cell>
          <table:table-cell table:formula="of:=[.C540]/([.H540]-[.H539])" office:value-type="float" office:value="108260.151401992" calcext:value-type="float">
            <text:p>108260.151401992</text:p>
          </table:table-cell>
          <table:table-cell table:formula="of:=[.G540]-[.$B540]" office:value-type="float" office:value="2.58850812911987" calcext:value-type="float">
            <text:p>2.588508129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4843.20223" calcext:value-type="float">
            <text:p>1443144843.20223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20478248596" calcext:value-type="float">
            <text:p>63.2020478249</text:p>
          </table:table-cell>
          <table:table-cell table:formula="of:=[.C541]/([.D541]-[.D540])" office:value-type="float" office:value="99625.5300618557" calcext:value-type="float">
            <text:p>99625.5300618557</text:p>
          </table:table-cell>
          <table:table-cell/>
          <table:table-cell office:value-type="float" office:value="1443144845.78726" calcext:value-type="float">
            <text:p>1443144845.78726</text:p>
          </table:table-cell>
          <table:table-cell table:formula="of:=[.G541]-[.$B$2]" office:value-type="float" office:value="65.7870824337006" calcext:value-type="float">
            <text:p>65.7870824337</text:p>
          </table:table-cell>
          <table:table-cell table:formula="of:=[.C541]/([.H541]-[.H540])" office:value-type="float" office:value="108300.917361003" calcext:value-type="float">
            <text:p>108300.917361003</text:p>
          </table:table-cell>
          <table:table-cell table:formula="of:=[.G541]-[.$B541]" office:value-type="float" office:value="2.58503460884094" calcext:value-type="float">
            <text:p>2.5850346088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4843.24555" calcext:value-type="float">
            <text:p>1443144843.24555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5373249054" calcext:value-type="float">
            <text:p>63.2453732491</text:p>
          </table:table-cell>
          <table:table-cell table:formula="of:=[.C542]/([.D542]-[.D541])" office:value-type="float" office:value="99710.5067136254" calcext:value-type="float">
            <text:p>99710.5067136254</text:p>
          </table:table-cell>
          <table:table-cell/>
          <table:table-cell office:value-type="float" office:value="1443144845.82715" calcext:value-type="float">
            <text:p>1443144845.82715</text:p>
          </table:table-cell>
          <table:table-cell table:formula="of:=[.G542]-[.$B$2]" office:value-type="float" office:value="65.8269701004028" calcext:value-type="float">
            <text:p>65.8269701004</text:p>
          </table:table-cell>
          <table:table-cell table:formula="of:=[.C542]/([.H542]-[.H541])" office:value-type="float" office:value="108304.154069611" calcext:value-type="float">
            <text:p>108304.154069611</text:p>
          </table:table-cell>
          <table:table-cell table:formula="of:=[.G542]-[.$B542]" office:value-type="float" office:value="2.58159685134888" calcext:value-type="float">
            <text:p>2.5815968513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4843.28895" calcext:value-type="float">
            <text:p>1443144843.28895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87690067291" calcext:value-type="float">
            <text:p>63.2887690067</text:p>
          </table:table-cell>
          <table:table-cell table:formula="of:=[.C543]/([.D543]-[.D542])" office:value-type="float" office:value="99548.901354284" calcext:value-type="float">
            <text:p>99548.901354284</text:p>
          </table:table-cell>
          <table:table-cell/>
          <table:table-cell office:value-type="float" office:value="1443144845.86704" calcext:value-type="float">
            <text:p>1443144845.86704</text:p>
          </table:table-cell>
          <table:table-cell table:formula="of:=[.G543]-[.$B$2]" office:value-type="float" office:value="65.8668639659882" calcext:value-type="float">
            <text:p>65.866863966</text:p>
          </table:table-cell>
          <table:table-cell table:formula="of:=[.C543]/([.H543]-[.H542])" office:value-type="float" office:value="108287.325297173" calcext:value-type="float">
            <text:p>108287.325297173</text:p>
          </table:table-cell>
          <table:table-cell table:formula="of:=[.G543]-[.$B543]" office:value-type="float" office:value="2.57809495925903" calcext:value-type="float">
            <text:p>2.578094959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4843.33226" calcext:value-type="float">
            <text:p>1443144843.33226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20832252502" calcext:value-type="float">
            <text:p>63.3320832253</text:p>
          </table:table-cell>
          <table:table-cell table:formula="of:=[.C544]/([.D544]-[.D543])" office:value-type="float" office:value="99736.3024775283" calcext:value-type="float">
            <text:p>99736.3024775283</text:p>
          </table:table-cell>
          <table:table-cell/>
          <table:table-cell office:value-type="float" office:value="1443144845.90696" calcext:value-type="float">
            <text:p>1443144845.90696</text:p>
          </table:table-cell>
          <table:table-cell table:formula="of:=[.G544]-[.$B$2]" office:value-type="float" office:value="65.9067809581757" calcext:value-type="float">
            <text:p>65.9067809582</text:p>
          </table:table-cell>
          <table:table-cell table:formula="of:=[.C544]/([.H544]-[.H543])" office:value-type="float" office:value="108224.587155963" calcext:value-type="float">
            <text:p>108224.587155963</text:p>
          </table:table-cell>
          <table:table-cell table:formula="of:=[.G544]-[.$B544]" office:value-type="float" office:value="2.57469773292541" calcext:value-type="float">
            <text:p>2.5746977329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4843.37557" calcext:value-type="float">
            <text:p>1443144843.37557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53924369812" calcext:value-type="float">
            <text:p>63.375392437</text:p>
          </table:table-cell>
          <table:table-cell table:formula="of:=[.C545]/([.D545]-[.D544])" office:value-type="float" office:value="99747.8325589589" calcext:value-type="float">
            <text:p>99747.8325589589</text:p>
          </table:table-cell>
          <table:table-cell/>
          <table:table-cell office:value-type="float" office:value="1443144845.94686" calcext:value-type="float">
            <text:p>1443144845.94686</text:p>
          </table:table-cell>
          <table:table-cell table:formula="of:=[.G545]-[.$B$2]" office:value-type="float" office:value="65.9466836452484" calcext:value-type="float">
            <text:p>65.9466836452</text:p>
          </table:table-cell>
          <table:table-cell table:formula="of:=[.C545]/([.H545]-[.H544])" office:value-type="float" office:value="108263.385674339" calcext:value-type="float">
            <text:p>108263.385674339</text:p>
          </table:table-cell>
          <table:table-cell table:formula="of:=[.G545]-[.$B545]" office:value-type="float" office:value="2.57129120826721" calcext:value-type="float">
            <text:p>2.571291208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4843.41887" calcext:value-type="float">
            <text:p>1443144843.41887</text:p>
          </table:table-cell>
          <table:table-cell office:value-type="float" office:value="4096" calcext:value-type="float">
            <text:p>4096</text:p>
          </table:table-cell>
          <table:table-cell table:formula="of:=[.B546]-[.$B$2]" office:value-type="float" office:value="63.4186954498291" calcext:value-type="float">
            <text:p>63.4186954498</text:p>
          </table:table-cell>
          <table:table-cell table:formula="of:=[.C546]/([.D546]-[.D545])" office:value-type="float" office:value="94589.2613612588" calcext:value-type="float">
            <text:p>94589.2613612588</text:p>
          </table:table-cell>
          <table:table-cell/>
          <table:table-cell office:value-type="float" office:value="1443144845.98671" calcext:value-type="float">
            <text:p>1443144845.98671</text:p>
          </table:table-cell>
          <table:table-cell table:formula="of:=[.G546]-[.$B$2]" office:value-type="float" office:value="65.9865353107452" calcext:value-type="float">
            <text:p>65.9865353107</text:p>
          </table:table-cell>
          <table:table-cell table:formula="of:=[.C546]/([.H546]-[.H545])" office:value-type="float" office:value="102781.149769668" calcext:value-type="float">
            <text:p>102781.149769668</text:p>
          </table:table-cell>
          <table:table-cell table:formula="of:=[.G546]-[.$B546]" office:value-type="float" office:value="2.56783986091614" calcext:value-type="float">
            <text:p>2.56783986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36:33.033341463</dc:date>
    <meta:editing-duration>PT1M53S</meta:editing-duration>
    <meta:editing-cycles>3</meta:editing-cycles>
    <meta:generator>LibreOffice/4.4.2.2$Linux_X86_64 LibreOffice_project/40m0$Build-2</meta:generator>
    <meta:document-statistic meta:table-count="1" meta:cell-count="49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546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546" chart:label-cell-address="source_2.E1:source_2.E1" chart:class="chart:scatter">
            <chart:domain table:cell-range-address="source_2.D2:source_2.D546"/>
            <chart:data-point chart:repeated="5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546</svg:desc>
                </draw:g>
              </table:table-cell>
              <table:table-cell office:value-type="float" office:value="0">
                <text:p>0</text:p>
                <draw:g>
                  <svg:desc>source_2.E2:source_2.E5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1696548461914">
                <text:p>0.0541696548461914</text:p>
              </table:table-cell>
              <table:table-cell office:value-type="float" office:value="79749.4466646714">
                <text:p>79749.4466646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351230621338">
                <text:p>0.108351230621338</text:p>
              </table:table-cell>
              <table:table-cell office:value-type="float" office:value="79731.9003405881">
                <text:p>79731.9003405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2499904632568">
                <text:p>0.162499904632568</text:p>
              </table:table-cell>
              <table:table-cell office:value-type="float" office:value="79780.3469592631">
                <text:p>79780.3469592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661639213562">
                <text:p>0.21661639213562</text:p>
              </table:table-cell>
              <table:table-cell office:value-type="float" office:value="79827.7973927333">
                <text:p>79827.7973927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759344100952">
                <text:p>0.270759344100952</text:p>
              </table:table-cell>
              <table:table-cell office:value-type="float" office:value="79788.7784686383">
                <text:p>79788.7784686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89800453186">
                <text:p>0.32489800453186</text:p>
              </table:table-cell>
              <table:table-cell office:value-type="float" office:value="79795.1032702995">
                <text:p>79795.1032702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9043102264404">
                <text:p>0.379043102264404</text:p>
              </table:table-cell>
              <table:table-cell office:value-type="float" office:value="79785.6164437849">
                <text:p>79785.6164437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3191061019897">
                <text:p>0.433191061019897</text:p>
              </table:table-cell>
              <table:table-cell office:value-type="float" office:value="79781.4008004826">
                <text:p>79781.4008004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7324953079224">
                <text:p>0.487324953079224</text:p>
              </table:table-cell>
              <table:table-cell office:value-type="float" office:value="79802.1320038405">
                <text:p>79802.1320038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1577100753784">
                <text:p>0.541577100753784</text:p>
              </table:table-cell>
              <table:table-cell office:value-type="float" office:value="79628.1840474621">
                <text:p>79628.1840474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5697641372681">
                <text:p>0.595697641372681</text:p>
              </table:table-cell>
              <table:table-cell office:value-type="float" office:value="79821.8190468639">
                <text:p>79821.8190468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9848699569702">
                <text:p>0.649848699569702</text:p>
              </table:table-cell>
              <table:table-cell office:value-type="float" office:value="79776.8343562604">
                <text:p>79776.834356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3973293304443">
                <text:p>0.703973293304443</text:p>
              </table:table-cell>
              <table:table-cell office:value-type="float" office:value="79815.8415963703">
                <text:p>79815.8415963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8117437362671">
                <text:p>0.758117437362671</text:p>
              </table:table-cell>
              <table:table-cell office:value-type="float" office:value="79787.0217572227">
                <text:p>79787.0217572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2264204025269">
                <text:p>0.812264204025269</text:p>
              </table:table-cell>
              <table:table-cell office:value-type="float" office:value="79783.1572643852">
                <text:p>79783.1572643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6439342498779">
                <text:p>0.866439342498779</text:p>
              </table:table-cell>
              <table:table-cell office:value-type="float" office:value="79741.3743965286">
                <text:p>79741.3743965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561075210571">
                <text:p>0.920561075210571</text:p>
              </table:table-cell>
              <table:table-cell office:value-type="float" office:value="79820.0608802527">
                <text:p>79820.0608802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4712133407593">
                <text:p>0.974712133407593</text:p>
              </table:table-cell>
              <table:table-cell office:value-type="float" office:value="79776.8343562604">
                <text:p>79776.83435626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713108062744">
                <text:p>1.02713108062744</text:p>
              </table:table-cell>
              <table:table-cell office:value-type="float" office:value="82412.9485447624">
                <text:p>82412.9485447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7810759544373">
                <text:p>1.07810759544373</text:p>
              </table:table-cell>
              <table:table-cell office:value-type="float" office:value="84744.9068569905">
                <text:p>84744.9068569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907600402832">
                <text:p>1.12907600402832</text:p>
              </table:table-cell>
              <table:table-cell office:value-type="float" office:value="84758.3850460994">
                <text:p>84758.3850460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8004822731018">
                <text:p>1.18004822731018</text:p>
              </table:table-cell>
              <table:table-cell office:value-type="float" office:value="84752.041834859">
                <text:p>84752.041834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3103213310242">
                <text:p>1.23103213310242</text:p>
              </table:table-cell>
              <table:table-cell office:value-type="float" office:value="84732.6216552408">
                <text:p>84732.6216552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199768066406">
                <text:p>1.28199768066406</text:p>
              </table:table-cell>
              <table:table-cell office:value-type="float" office:value="84763.1430776788">
                <text:p>84763.1430776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296585083008">
                <text:p>1.33296585083008</text:p>
              </table:table-cell>
              <table:table-cell office:value-type="float" office:value="84758.7815283287">
                <text:p>84758.7815283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8392281532288">
                <text:p>1.38392281532288</text:p>
              </table:table-cell>
              <table:table-cell office:value-type="float" office:value="84777.4203781424">
                <text:p>84777.4203781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488574028015">
                <text:p>1.43488574028015</text:p>
              </table:table-cell>
              <table:table-cell office:value-type="float" office:value="84767.5050759284">
                <text:p>84767.5050759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8583889007568">
                <text:p>1.48583889007568</text:p>
              </table:table-cell>
              <table:table-cell office:value-type="float" office:value="84783.7673889749">
                <text:p>84783.7673889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693008422852">
                <text:p>1.53693008422852</text:p>
              </table:table-cell>
              <table:table-cell office:value-type="float" office:value="84554.6883691412">
                <text:p>84554.68836914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789110183716">
                <text:p>1.58789110183716</text:p>
              </table:table-cell>
              <table:table-cell office:value-type="float" office:value="84770.6777202848">
                <text:p>84770.6777202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3883805274963">
                <text:p>1.63883805274963</text:p>
              </table:table-cell>
              <table:table-cell office:value-type="float" office:value="84794.0833087647">
                <text:p>84794.0833087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8980884552002">
                <text:p>1.68980884552002</text:p>
              </table:table-cell>
              <table:table-cell office:value-type="float" office:value="84754.420427809">
                <text:p>84754.4204278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4077486991882">
                <text:p>1.74077486991882</text:p>
              </table:table-cell>
              <table:table-cell office:value-type="float" office:value="84762.3500353188">
                <text:p>84762.3500353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9173970222473">
                <text:p>1.79173970222473</text:p>
              </table:table-cell>
              <table:table-cell office:value-type="float" office:value="84764.3326690431">
                <text:p>84764.3326690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427095413208">
                <text:p>1.8427095413208</text:p>
              </table:table-cell>
              <table:table-cell office:value-type="float" office:value="84756.006230617">
                <text:p>84756.006230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9365983009338">
                <text:p>1.89365983009338</text:p>
              </table:table-cell>
              <table:table-cell office:value-type="float" office:value="84788.5282708083">
                <text:p>84788.5282708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4462990760803">
                <text:p>1.94462990760803</text:p>
              </table:table-cell>
              <table:table-cell office:value-type="float" office:value="84755.6097743517">
                <text:p>84755.60977435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9557948112488">
                <text:p>1.99557948112488</text:p>
              </table:table-cell>
              <table:table-cell office:value-type="float" office:value="84789.7185748112">
                <text:p>84789.7185748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3863096237183">
                <text:p>2.03863096237183</text:p>
              </table:table-cell>
              <table:table-cell office:value-type="float" office:value="100344.979426375">
                <text:p>100344.979426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810866355896">
                <text:p>2.0810866355896</text:p>
              </table:table-cell>
              <table:table-cell office:value-type="float" office:value="101753.185677703">
                <text:p>101753.185677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2341117858887">
                <text:p>2.12341117858887</text:p>
              </table:table-cell>
              <table:table-cell office:value-type="float" office:value="102068.438165411">
                <text:p>102068.438165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657452583313">
                <text:p>2.1657452583313</text:p>
              </table:table-cell>
              <table:table-cell office:value-type="float" office:value="102045.444858697">
                <text:p>102045.444858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0818138122559">
                <text:p>2.20818138122559</text:p>
              </table:table-cell>
              <table:table-cell office:value-type="float" office:value="101800.063374347">
                <text:p>101800.063374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5051879882812">
                <text:p>2.25051879882812</text:p>
              </table:table-cell>
              <table:table-cell office:value-type="float" office:value="102037.399648601">
                <text:p>102037.399648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9286432266235">
                <text:p>2.29286432266235</text:p>
              </table:table-cell>
              <table:table-cell office:value-type="float" office:value="102017.866561567">
                <text:p>102017.86656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520698547363">
                <text:p>2.33520698547363</text:p>
              </table:table-cell>
              <table:table-cell office:value-type="float" office:value="102024.759738285">
                <text:p>102024.759738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7755227088928">
                <text:p>2.37755227088928</text:p>
              </table:table-cell>
              <table:table-cell office:value-type="float" office:value="102018.440957384">
                <text:p>102018.440957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1989350318909">
                <text:p>2.41989350318909</text:p>
              </table:table-cell>
              <table:table-cell office:value-type="float" office:value="102028.206675976">
                <text:p>102028.206675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6223378181458">
                <text:p>2.46223378181458</text:p>
              </table:table-cell>
              <table:table-cell office:value-type="float" office:value="102030.504763835">
                <text:p>102030.504763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04558801651">
                <text:p>2.504558801651</text:p>
              </table:table-cell>
              <table:table-cell office:value-type="float" office:value="102067.288253983">
                <text:p>102067.288253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4689192771912">
                <text:p>2.54689192771912</text:p>
              </table:table-cell>
              <table:table-cell office:value-type="float" office:value="102047.743723178">
                <text:p>102047.743723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8922243118286">
                <text:p>2.58922243118286</text:p>
              </table:table-cell>
              <table:table-cell office:value-type="float" office:value="102054.066134601">
                <text:p>102054.066134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3153886795044">
                <text:p>2.63153886795044</text:p>
              </table:table-cell>
              <table:table-cell office:value-type="float" office:value="102087.990624718">
                <text:p>102087.9906247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7387747764587">
                <text:p>2.67387747764587</text:p>
              </table:table-cell>
              <table:table-cell office:value-type="float" office:value="102034.526666704">
                <text:p>102034.5266667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1627187728882">
                <text:p>2.71627187728882</text:p>
              </table:table-cell>
              <table:table-cell office:value-type="float" office:value="101900.251834772">
                <text:p>101900.251834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5860643386841">
                <text:p>2.75860643386841</text:p>
              </table:table-cell>
              <table:table-cell office:value-type="float" office:value="102044.295465297">
                <text:p>102044.295465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0093836784363">
                <text:p>2.80093836784363</text:p>
              </table:table-cell>
              <table:table-cell office:value-type="float" office:value="102050.617449438">
                <text:p>102050.617449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4326863288879">
                <text:p>2.84326863288879</text:p>
              </table:table-cell>
              <table:table-cell office:value-type="float" office:value="102054.640938123">
                <text:p>102054.640938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561129570007">
                <text:p>2.88561129570007</text:p>
              </table:table-cell>
              <table:table-cell office:value-type="float" office:value="102024.759738285">
                <text:p>102024.759738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2795300483704">
                <text:p>2.92795300483704</text:p>
              </table:table-cell>
              <table:table-cell office:value-type="float" office:value="102027.057670867">
                <text:p>102027.0576708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7033381462097">
                <text:p>2.97033381462097</text:p>
              </table:table-cell>
              <table:table-cell office:value-type="float" office:value="101932.927238155">
                <text:p>101932.927238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1299214363098">
                <text:p>3.01299214363098</text:p>
              </table:table-cell>
              <table:table-cell office:value-type="float" office:value="101269.78951722">
                <text:p>101269.789517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563530921936">
                <text:p>3.0563530921936</text:p>
              </table:table-cell>
              <table:table-cell office:value-type="float" office:value="99628.8167857084">
                <text:p>99628.8167857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9973382949829">
                <text:p>3.09973382949829</text:p>
              </table:table-cell>
              <table:table-cell office:value-type="float" office:value="99583.3696799156">
                <text:p>99583.3696799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309144020081">
                <text:p>3.14309144020081</text:p>
              </table:table-cell>
              <table:table-cell office:value-type="float" office:value="99636.4866514531">
                <text:p>99636.48665145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8646240234375">
                <text:p>3.18646240234375</text:p>
              </table:table-cell>
              <table:table-cell office:value-type="float" office:value="99605.8142718142">
                <text:p>99605.81427181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980952262878">
                <text:p>3.22980952262878</text:p>
              </table:table-cell>
              <table:table-cell office:value-type="float" office:value="99660.5996336855">
                <text:p>99660.5996336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7316212654114">
                <text:p>3.27316212654114</text:p>
              </table:table-cell>
              <table:table-cell office:value-type="float" office:value="99647.9936645512">
                <text:p>99647.9936645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1650757789612">
                <text:p>3.31650757789612</text:p>
              </table:table-cell>
              <table:table-cell office:value-type="float" office:value="99664.4368660756">
                <text:p>99664.4368660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5985136032104">
                <text:p>3.35985136032104</text:p>
              </table:table-cell>
              <table:table-cell office:value-type="float" office:value="99668.2743939669">
                <text:p>99668.27439396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0319418907166">
                <text:p>3.40319418907166</text:p>
              </table:table-cell>
              <table:table-cell office:value-type="float" office:value="99670.4673997349">
                <text:p>99670.46739973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4653749465942">
                <text:p>3.44653749465942</text:p>
              </table:table-cell>
              <table:table-cell office:value-type="float" office:value="99669.3708847878">
                <text:p>99669.37088478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8989009857178">
                <text:p>3.48989009857178</text:p>
              </table:table-cell>
              <table:table-cell office:value-type="float" office:value="99647.9936645512">
                <text:p>99647.99366455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3324007987976">
                <text:p>3.53324007987976</text:p>
              </table:table-cell>
              <table:table-cell office:value-type="float" office:value="99654.0222084115">
                <text:p>99654.0222084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7659792900085">
                <text:p>3.57659792900085</text:p>
              </table:table-cell>
              <table:table-cell office:value-type="float" office:value="99635.9387647369">
                <text:p>99635.93876473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1993408203125">
                <text:p>3.61993408203125</text:p>
              </table:table-cell>
              <table:table-cell office:value-type="float" office:value="99685.8211426842">
                <text:p>99685.8211426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6325759887695">
                <text:p>3.66325759887695</text:p>
              </table:table-cell>
              <table:table-cell office:value-type="float" office:value="99714.8965395791">
                <text:p>99714.8965395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0657014846802">
                <text:p>3.70657014846802</text:p>
              </table:table-cell>
              <table:table-cell office:value-type="float" office:value="99740.1455418185">
                <text:p>99740.1455418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4991583824158">
                <text:p>3.74991583824158</text:p>
              </table:table-cell>
              <table:table-cell office:value-type="float" office:value="99663.8886719287">
                <text:p>99663.88867192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9325985908508">
                <text:p>3.79325985908508</text:p>
              </table:table-cell>
              <table:table-cell office:value-type="float" office:value="99667.7261576035">
                <text:p>99667.72615760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3660674095154">
                <text:p>3.83660674095154</text:p>
              </table:table-cell>
              <table:table-cell office:value-type="float" office:value="99661.1477916506">
                <text:p>99661.14779165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8002800941467">
                <text:p>3.88002800941467</text:p>
              </table:table-cell>
              <table:table-cell office:value-type="float" office:value="99490.4145572748">
                <text:p>99490.41455727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2343664169312">
                <text:p>3.92343664169312</text:p>
              </table:table-cell>
              <table:table-cell office:value-type="float" office:value="99519.3760607242">
                <text:p>99519.3760607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6678638458252">
                <text:p>3.96678638458252</text:p>
              </table:table-cell>
              <table:table-cell office:value-type="float" office:value="99654.5702940238">
                <text:p>99654.57029402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101203918457">
                <text:p>4.0101203918457</text:p>
              </table:table-cell>
              <table:table-cell office:value-type="float" office:value="99690.7572789894">
                <text:p>99690.7572789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5325365066528">
                <text:p>4.05325365066528</text:p>
              </table:table-cell>
              <table:table-cell office:value-type="float" office:value="100154.732524846">
                <text:p>100154.732524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9639644622803">
                <text:p>4.09639644622803</text:p>
              </table:table-cell>
              <table:table-cell office:value-type="float" office:value="100132.593255745">
                <text:p>100132.5932557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3953638076782">
                <text:p>4.13953638076782</text:p>
              </table:table-cell>
              <table:table-cell office:value-type="float" office:value="100139.234008688">
                <text:p>100139.2340086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8268275260925">
                <text:p>4.18268275260925</text:p>
              </table:table-cell>
              <table:table-cell office:value-type="float" office:value="100124.293553039">
                <text:p>100124.2935530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2580409049988">
                <text:p>4.22580409049988</text:p>
              </table:table-cell>
              <table:table-cell office:value-type="float" office:value="100182.420382166">
                <text:p>100182.4203821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6894545555115">
                <text:p>4.26894545555115</text:p>
              </table:table-cell>
              <table:table-cell office:value-type="float" office:value="100135.913522117">
                <text:p>100135.913522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1208992004395">
                <text:p>4.31208992004395</text:p>
              </table:table-cell>
              <table:table-cell office:value-type="float" office:value="100128.719889921">
                <text:p>100128.7198899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5520505905151">
                <text:p>4.35520505905151</text:p>
              </table:table-cell>
              <table:table-cell office:value-type="float" office:value="100196.824118825">
                <text:p>100196.8241188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9832234382629">
                <text:p>4.39832234382629</text:p>
              </table:table-cell>
              <table:table-cell office:value-type="float" office:value="100191.837741295">
                <text:p>100191.837741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4141817092896">
                <text:p>4.44141817092896</text:p>
              </table:table-cell>
              <table:table-cell office:value-type="float" office:value="100241.723861317">
                <text:p>100241.7238613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8454117774963">
                <text:p>4.48454117774963</text:p>
              </table:table-cell>
              <table:table-cell office:value-type="float" office:value="100178.543160595">
                <text:p>100178.543160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2765393257141">
                <text:p>4.52765393257141</text:p>
              </table:table-cell>
              <table:table-cell office:value-type="float" office:value="100202.365120446">
                <text:p>100202.3651204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7078981399536">
                <text:p>4.57078981399536</text:p>
              </table:table-cell>
              <table:table-cell office:value-type="float" office:value="100148.643249965">
                <text:p>100148.6432499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1390280723572">
                <text:p>4.61390280723572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5701699256897">
                <text:p>4.65701699256897</text:p>
              </table:table-cell>
              <table:table-cell office:value-type="float" office:value="100199.040445934">
                <text:p>100199.0404459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70014834403992">
                <text:p>4.70014834403992</text:p>
              </table:table-cell>
              <table:table-cell office:value-type="float" office:value="100159.161553514">
                <text:p>100159.1615535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4328994750977">
                <text:p>4.74328994750977</text:p>
              </table:table-cell>
              <table:table-cell office:value-type="float" office:value="100135.360129097">
                <text:p>100135.360129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78645086288452">
                <text:p>4.78645086288452</text:p>
              </table:table-cell>
              <table:table-cell office:value-type="float" office:value="100090.55559852">
                <text:p>100090.555598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295795917511">
                <text:p>4.8295795917511</text:p>
              </table:table-cell>
              <table:table-cell office:value-type="float" office:value="100165.252107576">
                <text:p>100165.252107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7273073196411">
                <text:p>4.87273073196411</text:p>
              </table:table-cell>
              <table:table-cell office:value-type="float" office:value="100113.229422783">
                <text:p>100113.2294227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1584587097168">
                <text:p>4.91584587097168</text:p>
              </table:table-cell>
              <table:table-cell office:value-type="float" office:value="100196.824118825">
                <text:p>100196.824118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5897173881531">
                <text:p>4.95897173881531</text:p>
              </table:table-cell>
              <table:table-cell office:value-type="float" office:value="100171.897193213">
                <text:p>100171.897193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0196170806885">
                <text:p>5.00196170806885</text:p>
              </table:table-cell>
              <table:table-cell office:value-type="float" office:value="100488.557563792">
                <text:p>100488.5575637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0432505607605">
                <text:p>5.0432505607605</text:p>
              </table:table-cell>
              <table:table-cell office:value-type="float" office:value="104628.724664796">
                <text:p>104628.724664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8454155921936">
                <text:p>5.08454155921936</text:p>
              </table:table-cell>
              <table:table-cell office:value-type="float" office:value="104623.287429195">
                <text:p>104623.2874291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2582921981812">
                <text:p>5.12582921981812</text:p>
              </table:table-cell>
              <table:table-cell office:value-type="float" office:value="104631.745595445">
                <text:p>104631.7455954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6711902618408">
                <text:p>5.16711902618408</text:p>
              </table:table-cell>
              <table:table-cell office:value-type="float" office:value="104626.308045871">
                <text:p>104626.3080458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0840716362">
                <text:p>5.20840716362</text:p>
              </table:table-cell>
              <table:table-cell office:value-type="float" office:value="104630.537202252">
                <text:p>104630.537202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4968886375427">
                <text:p>5.24968886375427</text:p>
              </table:table-cell>
              <table:table-cell office:value-type="float" office:value="104646.852865756">
                <text:p>104646.8528657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29098415374756">
                <text:p>5.29098415374756</text:p>
              </table:table-cell>
              <table:table-cell office:value-type="float" office:value="104612.414653157">
                <text:p>104612.4146531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3226847648621">
                <text:p>5.33226847648621</text:p>
              </table:table-cell>
              <table:table-cell office:value-type="float" office:value="104640.20512939">
                <text:p>104640.205129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7360405921936">
                <text:p>5.37360405921936</text:p>
              </table:table-cell>
              <table:table-cell office:value-type="float" office:value="104510.441473347">
                <text:p>104510.441473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1489481925964">
                <text:p>5.41489481925964</text:p>
              </table:table-cell>
              <table:table-cell office:value-type="float" office:value="104623.891538577">
                <text:p>104623.8915385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45618987083435">
                <text:p>5.45618987083435</text:p>
              </table:table-cell>
              <table:table-cell office:value-type="float" office:value="104613.018636983">
                <text:p>104613.0186369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9756169319153">
                <text:p>5.49756169319153</text:p>
              </table:table-cell>
              <table:table-cell office:value-type="float" office:value="104418.895612185">
                <text:p>104418.895612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3884696960449">
                <text:p>5.53884696960449</text:p>
              </table:table-cell>
              <table:table-cell office:value-type="float" office:value="104637.787980111">
                <text:p>104637.7879801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8015275001526">
                <text:p>5.58015275001526</text:p>
              </table:table-cell>
              <table:table-cell office:value-type="float" office:value="104585.846267511">
                <text:p>104585.8462675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2163209915161">
                <text:p>5.62163209915161</text:p>
              </table:table-cell>
              <table:table-cell office:value-type="float" office:value="104148.210855458">
                <text:p>104148.2108554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66292524337769">
                <text:p>5.66292524337769</text:p>
              </table:table-cell>
              <table:table-cell office:value-type="float" office:value="104617.850758678">
                <text:p>104617.850758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0419120788574">
                <text:p>5.70419120788574</text:p>
              </table:table-cell>
              <table:table-cell office:value-type="float" office:value="104686.757028461">
                <text:p>104686.7570284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454879283905">
                <text:p>5.7454879283905</text:p>
              </table:table-cell>
              <table:table-cell office:value-type="float" office:value="104608.790896652">
                <text:p>104608.790896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8679895401001">
                <text:p>5.78679895401001</text:p>
              </table:table-cell>
              <table:table-cell office:value-type="float" office:value="104572.56713472">
                <text:p>104572.56713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82809233665466">
                <text:p>5.82809233665466</text:p>
              </table:table-cell>
              <table:table-cell office:value-type="float" office:value="104617.246719054">
                <text:p>104617.246719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8693790435791">
                <text:p>5.8693790435791</text:p>
              </table:table-cell>
              <table:table-cell office:value-type="float" office:value="104634.162465568">
                <text:p>104634.1624655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1065979003906">
                <text:p>5.91065979003906</text:p>
              </table:table-cell>
              <table:table-cell office:value-type="float" office:value="104649.270433859">
                <text:p>104649.2704338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5196223258972">
                <text:p>5.95196223258972</text:p>
              </table:table-cell>
              <table:table-cell office:value-type="float" office:value="104594.298380812">
                <text:p>104594.298380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9326014518738">
                <text:p>5.99326014518738</text:p>
              </table:table-cell>
              <table:table-cell office:value-type="float" office:value="104605.771291336">
                <text:p>104605.7712913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3296065330505">
                <text:p>6.03296065330505</text:p>
              </table:table-cell>
              <table:table-cell office:value-type="float" office:value="108814.728194288">
                <text:p>108814.7281942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07237672805786">
                <text:p>6.07237672805786</text:p>
              </table:table-cell>
              <table:table-cell office:value-type="float" office:value="109599.954513286">
                <text:p>109599.9545132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118004322052">
                <text:p>6.1118004322052</text:p>
              </table:table-cell>
              <table:table-cell office:value-type="float" office:value="109578.744398416">
                <text:p>109578.7443984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15121722221375">
                <text:p>6.15121722221375</text:p>
              </table:table-cell>
              <table:table-cell office:value-type="float" office:value="109597.965716221">
                <text:p>109597.9657162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9063878059387">
                <text:p>6.19063878059387</text:p>
              </table:table-cell>
              <table:table-cell office:value-type="float" office:value="109584.70891343">
                <text:p>109584.708913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3005890846252">
                <text:p>6.23005890846252</text:p>
              </table:table-cell>
              <table:table-cell office:value-type="float" office:value="109588.685617515">
                <text:p>109588.685617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6947212219238">
                <text:p>6.26947212219238</text:p>
              </table:table-cell>
              <table:table-cell office:value-type="float" office:value="109607.910423384">
                <text:p>109607.9104233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0891084671021">
                <text:p>6.30891084671021</text:p>
              </table:table-cell>
              <table:table-cell office:value-type="float" office:value="109537.010966158">
                <text:p>109537.010966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4832453727722">
                <text:p>6.34832453727722</text:p>
              </table:table-cell>
              <table:table-cell office:value-type="float" office:value="109606.584358157">
                <text:p>109606.5843581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8773727416992">
                <text:p>6.38773727416992</text:p>
              </table:table-cell>
              <table:table-cell office:value-type="float" office:value="109609.236520698">
                <text:p>109609.236520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42716264724731">
                <text:p>6.42716264724731</text:p>
              </table:table-cell>
              <table:table-cell office:value-type="float" office:value="109574.105780046">
                <text:p>109574.1057800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6657705307007">
                <text:p>6.46657705307007</text:p>
              </table:table-cell>
              <table:table-cell office:value-type="float" office:value="109604.595320477">
                <text:p>109604.5953204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50598621368408">
                <text:p>6.50598621368408</text:p>
              </table:table-cell>
              <table:table-cell office:value-type="float" office:value="109619.18327344">
                <text:p>109619.183273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4540109634399">
                <text:p>6.54540109634399</text:p>
              </table:table-cell>
              <table:table-cell office:value-type="float" office:value="109603.269335463">
                <text:p>109603.2693354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58482336997986">
                <text:p>6.58482336997986</text:p>
              </table:table-cell>
              <table:table-cell office:value-type="float" office:value="109582.720669614">
                <text:p>109582.7206696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2423944473267">
                <text:p>6.62423944473267</text:p>
              </table:table-cell>
              <table:table-cell office:value-type="float" office:value="109599.954513286">
                <text:p>109599.954513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366505622864">
                <text:p>6.66366505622864</text:p>
              </table:table-cell>
              <table:table-cell office:value-type="float" office:value="109573.443152338">
                <text:p>109573.4431523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0307612419128">
                <text:p>6.70307612419128</text:p>
              </table:table-cell>
              <table:table-cell office:value-type="float" office:value="109613.878113997">
                <text:p>109613.878113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4248337745667">
                <text:p>6.74248337745667</text:p>
              </table:table-cell>
              <table:table-cell office:value-type="float" office:value="109624.488946432">
                <text:p>109624.4889464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8189516067505">
                <text:p>6.78189516067505</text:p>
              </table:table-cell>
              <table:table-cell office:value-type="float" office:value="109611.888811591">
                <text:p>109611.8888115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2130098342896">
                <text:p>6.82130098342896</text:p>
              </table:table-cell>
              <table:table-cell office:value-type="float" office:value="109628.468538238">
                <text:p>109628.4685382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86071300506592">
                <text:p>6.86071300506592</text:p>
              </table:table-cell>
              <table:table-cell office:value-type="float" office:value="109611.225726834">
                <text:p>109611.2257268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90012836456299">
                <text:p>6.90012836456299</text:p>
              </table:table-cell>
              <table:table-cell office:value-type="float" office:value="109601.943382531">
                <text:p>109601.9433825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93954801559448">
                <text:p>6.93954801559448</text:p>
              </table:table-cell>
              <table:table-cell office:value-type="float" office:value="109590.011249682">
                <text:p>109590.0112496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97896957397461">
                <text:p>6.97896957397461</text:p>
              </table:table-cell>
              <table:table-cell office:value-type="float" office:value="109584.70891343">
                <text:p>109584.708913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0253012180328">
                <text:p>20.0253012180328</text:p>
              </table:table-cell>
              <table:table-cell office:value-type="float" office:value="331.127562740403">
                <text:p>331.127562740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0794632434845">
                <text:p>20.0794632434845</text:p>
              </table:table-cell>
              <table:table-cell office:value-type="float" office:value="79760.680365538">
                <text:p>79760.6803655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133629322052">
                <text:p>20.133629322052</text:p>
              </table:table-cell>
              <table:table-cell office:value-type="float" office:value="79754.7120679258">
                <text:p>79754.7120679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877837181091">
                <text:p>20.1877837181091</text:p>
              </table:table-cell>
              <table:table-cell office:value-type="float" office:value="79771.9172316633">
                <text:p>79771.91723166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419316768646">
                <text:p>20.2419316768646</text:p>
              </table:table-cell>
              <table:table-cell office:value-type="float" office:value="79781.4008004826">
                <text:p>79781.40080048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2960891723633">
                <text:p>20.2960891723633</text:p>
              </table:table-cell>
              <table:table-cell office:value-type="float" office:value="79767.3518729667">
                <text:p>79767.3518729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502340316772">
                <text:p>20.3502340316772</text:p>
              </table:table-cell>
              <table:table-cell office:value-type="float" office:value="79785.9677675033">
                <text:p>79785.96776750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4043765068054">
                <text:p>20.4043765068054</text:p>
              </table:table-cell>
              <table:table-cell office:value-type="float" office:value="79789.4811748646">
                <text:p>79789.4811748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4585254192352">
                <text:p>20.4585254192352</text:p>
              </table:table-cell>
              <table:table-cell office:value-type="float" office:value="79779.9956850434">
                <text:p>79779.99568504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5126693248749">
                <text:p>20.5126693248749</text:p>
              </table:table-cell>
              <table:table-cell office:value-type="float" office:value="79787.3730933174">
                <text:p>79787.37309331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566811800003">
                <text:p>20.566811800003</text:p>
              </table:table-cell>
              <table:table-cell office:value-type="float" office:value="79789.4811748646">
                <text:p>79789.48117486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6209428310394">
                <text:p>20.6209428310394</text:p>
              </table:table-cell>
              <table:table-cell office:value-type="float" office:value="79806.3498383559">
                <text:p>79806.34983835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6750876903534">
                <text:p>20.6750876903534</text:p>
              </table:table-cell>
              <table:table-cell office:value-type="float" office:value="79785.9677675033">
                <text:p>79785.96776750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7292301654816">
                <text:p>20.7292301654816</text:p>
              </table:table-cell>
              <table:table-cell office:value-type="float" office:value="79789.4811748646">
                <text:p>79789.48117486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783371925354">
                <text:p>20.783371925354</text:p>
              </table:table-cell>
              <table:table-cell office:value-type="float" office:value="79790.5352574124">
                <text:p>79790.53525741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8375306129456">
                <text:p>20.8375306129456</text:p>
              </table:table-cell>
              <table:table-cell office:value-type="float" office:value="79765.5961049138">
                <text:p>79765.59610491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8916764259338">
                <text:p>20.8916764259338</text:p>
              </table:table-cell>
              <table:table-cell office:value-type="float" office:value="79784.5624911935">
                <text:p>79784.56249119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9458169937134">
                <text:p>20.9458169937134</text:p>
              </table:table-cell>
              <table:table-cell office:value-type="float" office:value="79792.2921235501">
                <text:p>79792.29212355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9999701976776">
                <text:p>20.9999701976776</text:p>
              </table:table-cell>
              <table:table-cell office:value-type="float" office:value="79773.6732780065">
                <text:p>79773.67327800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0509569644928">
                <text:p>21.0509569644928</text:p>
              </table:table-cell>
              <table:table-cell office:value-type="float" office:value="84727.8670494824">
                <text:p>84727.8670494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1019239425659">
                <text:p>21.1019239425659</text:p>
              </table:table-cell>
              <table:table-cell office:value-type="float" office:value="84760.7639951163">
                <text:p>84760.76399511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1528921127319">
                <text:p>21.1528921127319</text:p>
              </table:table-cell>
              <table:table-cell office:value-type="float" office:value="84758.7815283287">
                <text:p>84758.78152832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2038519382477">
                <text:p>21.2038519382477</text:p>
              </table:table-cell>
              <table:table-cell office:value-type="float" office:value="84772.6607436103">
                <text:p>84772.66074361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2548372745514">
                <text:p>21.2548372745514</text:p>
              </table:table-cell>
              <table:table-cell office:value-type="float" office:value="84730.2442856608">
                <text:p>84730.24428566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3058030605316">
                <text:p>21.3058030605316</text:p>
              </table:table-cell>
              <table:table-cell office:value-type="float" office:value="84762.7465546439">
                <text:p>84762.74655464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3567728996277">
                <text:p>21.3567728996277</text:p>
              </table:table-cell>
              <table:table-cell office:value-type="float" office:value="84756.006230617">
                <text:p>84756.0062306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4077370166779">
                <text:p>21.4077370166779</text:p>
              </table:table-cell>
              <table:table-cell office:value-type="float" office:value="84765.5222937982">
                <text:p>84765.52229379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4586932659149">
                <text:p>21.4586932659149</text:p>
              </table:table-cell>
              <table:table-cell office:value-type="float" office:value="84778.6103702872">
                <text:p>84778.61037028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5096571445465">
                <text:p>21.5096571445465</text:p>
              </table:table-cell>
              <table:table-cell office:value-type="float" office:value="84765.9188428036">
                <text:p>84765.91884280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5606455802917">
                <text:p>21.5606455802917</text:p>
              </table:table-cell>
              <table:table-cell office:value-type="float" office:value="84725.0937758638">
                <text:p>84725.09377586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6116180419922">
                <text:p>21.6116180419922</text:p>
              </table:table-cell>
              <table:table-cell office:value-type="float" office:value="84751.6454156805">
                <text:p>84751.6454156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6625883579254">
                <text:p>21.6625883579254</text:p>
              </table:table-cell>
              <table:table-cell office:value-type="float" office:value="84755.2133217953">
                <text:p>84755.21332179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7135534286499">
                <text:p>21.7135534286499</text:p>
              </table:table-cell>
              <table:table-cell office:value-type="float" office:value="84763.9361348783">
                <text:p>84763.93613487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7645177841187">
                <text:p>21.7645177841187</text:p>
              </table:table-cell>
              <table:table-cell office:value-type="float" office:value="84765.125748503">
                <text:p>84765.1257485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8154828548431">
                <text:p>21.8154828548431</text:p>
              </table:table-cell>
              <table:table-cell office:value-type="float" office:value="84763.9361348783">
                <text:p>84763.93613487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8664884567261">
                <text:p>21.8664884567261</text:p>
              </table:table-cell>
              <table:table-cell office:value-type="float" office:value="84696.5792093786">
                <text:p>84696.57920937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9174613952637">
                <text:p>21.9174613952637</text:p>
              </table:table-cell>
              <table:table-cell office:value-type="float" office:value="84750.8525884488">
                <text:p>84750.85258844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9684231281281">
                <text:p>21.9684231281281</text:p>
              </table:table-cell>
              <table:table-cell office:value-type="float" office:value="84769.4879508208">
                <text:p>84769.48795082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0161077976227">
                <text:p>22.0161077976227</text:p>
              </table:table-cell>
              <table:table-cell office:value-type="float" office:value="90595.1544969101">
                <text:p>90595.1544969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0584759712219">
                <text:p>22.0584759712219</text:p>
              </table:table-cell>
              <table:table-cell office:value-type="float" office:value="101963.328437579">
                <text:p>101963.3284375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1008110046387">
                <text:p>22.1008110046387</text:p>
              </table:table-cell>
              <table:table-cell office:value-type="float" office:value="102043.146097789">
                <text:p>102043.1460977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1431446075439">
                <text:p>22.1431446075439</text:p>
              </table:table-cell>
              <table:table-cell office:value-type="float" office:value="102046.594277991">
                <text:p>102046.594277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1854887008667">
                <text:p>22.1854887008667</text:p>
              </table:table-cell>
              <table:table-cell office:value-type="float" office:value="102021.31303349">
                <text:p>102021.313033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227823972702">
                <text:p>22.227823972702</text:p>
              </table:table-cell>
              <table:table-cell office:value-type="float" office:value="102042.571423744">
                <text:p>102042.5714237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2701413631439">
                <text:p>22.2701413631439</text:p>
              </table:table-cell>
              <table:table-cell office:value-type="float" office:value="102085.689946589">
                <text:p>102085.6899465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3124763965607">
                <text:p>22.3124763965607</text:p>
              </table:table-cell>
              <table:table-cell office:value-type="float" office:value="102043.146097789">
                <text:p>102043.1460977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3548018932343">
                <text:p>22.3548018932343</text:p>
              </table:table-cell>
              <table:table-cell office:value-type="float" office:value="102066.138368464">
                <text:p>102066.1383684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3971264362335">
                <text:p>22.3971264362335</text:p>
              </table:table-cell>
              <table:table-cell office:value-type="float" office:value="102068.438165411">
                <text:p>102068.4381654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4394507408142">
                <text:p>22.4394507408142</text:p>
              </table:table-cell>
              <table:table-cell office:value-type="float" office:value="102069.013130841">
                <text:p>102069.0131308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4817852973938">
                <text:p>22.4817852973938</text:p>
              </table:table-cell>
              <table:table-cell office:value-type="float" office:value="102044.295465297">
                <text:p>102044.2954652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5241167545319">
                <text:p>22.5241167545319</text:p>
              </table:table-cell>
              <table:table-cell office:value-type="float" office:value="102051.766985261">
                <text:p>102051.7669852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5664784908295">
                <text:p>22.5664784908295</text:p>
              </table:table-cell>
              <table:table-cell office:value-type="float" office:value="101978.822814305">
                <text:p>101978.8228143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6088154315948">
                <text:p>22.6088154315948</text:p>
              </table:table-cell>
              <table:table-cell office:value-type="float" office:value="102038.548886661">
                <text:p>102038.5488866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6511545181274">
                <text:p>22.6511545181274</text:p>
              </table:table-cell>
              <table:table-cell office:value-type="float" office:value="102033.377519245">
                <text:p>102033.3775192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6934940814972">
                <text:p>22.6934940814972</text:p>
              </table:table-cell>
              <table:table-cell office:value-type="float" office:value="102032.228397669">
                <text:p>102032.228397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7358241081238">
                <text:p>22.7358241081238</text:p>
              </table:table-cell>
              <table:table-cell office:value-type="float" office:value="102055.21574812">
                <text:p>102055.215748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7781538963318">
                <text:p>22.7781538963318</text:p>
              </table:table-cell>
              <table:table-cell office:value-type="float" office:value="102055.790564592">
                <text:p>102055.790564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820485830307">
                <text:p>22.820485830307</text:p>
              </table:table-cell>
              <table:table-cell office:value-type="float" office:value="102050.617449438">
                <text:p>102050.6174494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862856388092">
                <text:p>22.862856388092</text:p>
              </table:table-cell>
              <table:table-cell office:value-type="float" office:value="101957.590974313">
                <text:p>101957.5909743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9052128791809">
                <text:p>22.9052128791809</text:p>
              </table:table-cell>
              <table:table-cell office:value-type="float" office:value="101991.451344171">
                <text:p>101991.4513441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9475514888763">
                <text:p>22.9475514888763</text:p>
              </table:table-cell>
              <table:table-cell office:value-type="float" office:value="102034.526666704">
                <text:p>102034.5266667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898753166199">
                <text:p>22.9898753166199</text:p>
              </table:table-cell>
              <table:table-cell office:value-type="float" office:value="102070.163081135">
                <text:p>102070.1630811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0329978466034">
                <text:p>23.0329978466034</text:p>
              </table:table-cell>
              <table:table-cell office:value-type="float" office:value="100179.650907563">
                <text:p>100179.6509075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0763418674469">
                <text:p>23.0763418674469</text:p>
              </table:table-cell>
              <table:table-cell office:value-type="float" office:value="99667.7261576035">
                <text:p>99667.72615760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1196880340576">
                <text:p>23.1196880340576</text:p>
              </table:table-cell>
              <table:table-cell office:value-type="float" office:value="99662.7923017266">
                <text:p>99662.79230172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1630387306213">
                <text:p>23.1630387306213</text:p>
              </table:table-cell>
              <table:table-cell office:value-type="float" office:value="99652.3779877465">
                <text:p>99652.37798774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2063817977905">
                <text:p>23.2063817977905</text:p>
              </table:table-cell>
              <table:table-cell office:value-type="float" office:value="99669.9191392455">
                <text:p>99669.91913924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2497317790985">
                <text:p>23.2497317790985</text:p>
              </table:table-cell>
              <table:table-cell office:value-type="float" office:value="99654.0222084115">
                <text:p>99654.0222084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2930881977081">
                <text:p>23.2930881977081</text:p>
              </table:table-cell>
              <table:table-cell office:value-type="float" office:value="99639.2261754193">
                <text:p>99639.22617541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3364443778992">
                <text:p>23.3364443778992</text:p>
              </table:table-cell>
              <table:table-cell office:value-type="float" office:value="99639.7740982903">
                <text:p>99639.77409829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3798027038574">
                <text:p>23.3798027038574</text:p>
              </table:table-cell>
              <table:table-cell office:value-type="float" office:value="99634.843009381">
                <text:p>99634.8430093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4231569766998">
                <text:p>23.4231569766998</text:p>
              </table:table-cell>
              <table:table-cell office:value-type="float" office:value="99644.1576982089">
                <text:p>99644.15769820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4665026664734">
                <text:p>23.4665026664734</text:p>
              </table:table-cell>
              <table:table-cell office:value-type="float" office:value="99663.8886719287">
                <text:p>99663.88867192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5098397731781">
                <text:p>23.5098397731781</text:p>
              </table:table-cell>
              <table:table-cell office:value-type="float" office:value="99683.6274612283">
                <text:p>99683.62746122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5531899929047">
                <text:p>23.5531899929047</text:p>
              </table:table-cell>
              <table:table-cell office:value-type="float" office:value="99653.4741288279">
                <text:p>99653.47412882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5965428352356">
                <text:p>23.5965428352356</text:p>
              </table:table-cell>
              <table:table-cell office:value-type="float" office:value="99647.4456512773">
                <text:p>99647.44565127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6398885250092">
                <text:p>23.6398885250092</text:p>
              </table:table-cell>
              <table:table-cell office:value-type="float" office:value="99663.8886719287">
                <text:p>99663.88867192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832423210144">
                <text:p>23.6832423210144</text:p>
              </table:table-cell>
              <table:table-cell office:value-type="float" office:value="99645.2536584561">
                <text:p>99645.25365845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26594209671">
                <text:p>23.726594209671</text:p>
              </table:table-cell>
              <table:table-cell office:value-type="float" office:value="99649.6377405393">
                <text:p>99649.63774053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699453830719">
                <text:p>23.7699453830719</text:p>
              </table:table-cell>
              <table:table-cell office:value-type="float" office:value="99651.281870779">
                <text:p>99651.2818707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132982254028">
                <text:p>23.8132982254028</text:p>
              </table:table-cell>
              <table:table-cell office:value-type="float" office:value="99647.4456512773">
                <text:p>99647.44565127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566389083862">
                <text:p>23.8566389083862</text:p>
              </table:table-cell>
              <table:table-cell office:value-type="float" office:value="99675.4020155789">
                <text:p>99675.40201557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8999965190887">
                <text:p>23.8999965190887</text:p>
              </table:table-cell>
              <table:table-cell office:value-type="float" office:value="99636.4866514531">
                <text:p>99636.48665145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9433524608612">
                <text:p>23.9433524608612</text:p>
              </table:table-cell>
              <table:table-cell office:value-type="float" office:value="99640.3220271876">
                <text:p>99640.32202718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9866998195648">
                <text:p>23.9866998195648</text:p>
              </table:table-cell>
              <table:table-cell office:value-type="float" office:value="99660.0514817504">
                <text:p>99660.05148175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0298888683319">
                <text:p>24.0298888683319</text:p>
              </table:table-cell>
              <table:table-cell office:value-type="float" office:value="100025.356504074">
                <text:p>100025.3565040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0730204582214">
                <text:p>24.0730204582214</text:p>
              </table:table-cell>
              <table:table-cell office:value-type="float" office:value="100158.607903508">
                <text:p>100158.6079035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1161484718323">
                <text:p>24.1161484718323</text:p>
              </table:table-cell>
              <table:table-cell office:value-type="float" office:value="100166.913296332">
                <text:p>100166.9132963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1592924594879">
                <text:p>24.1592924594879</text:p>
              </table:table-cell>
              <table:table-cell office:value-type="float" office:value="100129.826535293">
                <text:p>100129.8265352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2024519443512">
                <text:p>24.2024519443512</text:p>
              </table:table-cell>
              <table:table-cell office:value-type="float" office:value="100093.873077603">
                <text:p>100093.8730776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2455887794495">
                <text:p>24.2455887794495</text:p>
              </table:table-cell>
              <table:table-cell office:value-type="float" office:value="100146.429151767">
                <text:p>100146.4291517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2887177467346">
                <text:p>24.2887177467346</text:p>
              </table:table-cell>
              <table:table-cell office:value-type="float" office:value="100164.698390235">
                <text:p>100164.6983902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3318512439728">
                <text:p>24.3318512439728</text:p>
              </table:table-cell>
              <table:table-cell office:value-type="float" office:value="100154.178923804">
                <text:p>100154.1789238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3749837875366">
                <text:p>24.3749837875366</text:p>
              </table:table-cell>
              <table:table-cell office:value-type="float" office:value="100156.393364693">
                <text:p>100156.3933646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4181265830994">
                <text:p>24.4181265830994</text:p>
              </table:table-cell>
              <table:table-cell office:value-type="float" office:value="100132.593255745">
                <text:p>100132.5932557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4612598419189">
                <text:p>24.4612598419189</text:p>
              </table:table-cell>
              <table:table-cell office:value-type="float" office:value="100154.732524846">
                <text:p>100154.7325248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5043752193451">
                <text:p>24.5043752193451</text:p>
              </table:table-cell>
              <table:table-cell office:value-type="float" office:value="100196.270052367">
                <text:p>100196.2700523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5475211143494">
                <text:p>24.5475211143494</text:p>
              </table:table-cell>
              <table:table-cell office:value-type="float" office:value="100125.400100571">
                <text:p>100125.4001005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590678691864">
                <text:p>24.590678691864</text:p>
              </table:table-cell>
              <table:table-cell office:value-type="float" office:value="100098.296725151">
                <text:p>100098.2967251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6338129043579">
                <text:p>24.6338129043579</text:p>
              </table:table-cell>
              <table:table-cell office:value-type="float" office:value="100152.518157397">
                <text:p>100152.5181573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6769523620605">
                <text:p>24.6769523620605</text:p>
              </table:table-cell>
              <table:table-cell office:value-type="float" office:value="100140.340886482">
                <text:p>100140.3408864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7200839519501">
                <text:p>24.7200839519501</text:p>
              </table:table-cell>
              <table:table-cell office:value-type="float" office:value="100158.607903508">
                <text:p>100158.607903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7632095813751">
                <text:p>24.7632095813751</text:p>
              </table:table-cell>
              <table:table-cell office:value-type="float" office:value="100172.450990148">
                <text:p>100172.4509901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8063342571259">
                <text:p>24.8063342571259</text:p>
              </table:table-cell>
              <table:table-cell office:value-type="float" office:value="100174.666239123">
                <text:p>100174.6662391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849457025528">
                <text:p>24.849457025528</text:p>
              </table:table-cell>
              <table:table-cell office:value-type="float" office:value="100179.097031017">
                <text:p>100179.0970310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8925862312317">
                <text:p>24.8925862312317</text:p>
              </table:table-cell>
              <table:table-cell office:value-type="float" office:value="100164.144679016">
                <text:p>100164.1446790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9356777667999">
                <text:p>24.9356777667999</text:p>
              </table:table-cell>
              <table:table-cell office:value-type="float" office:value="100251.707047179">
                <text:p>100251.7070471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9788119792938">
                <text:p>24.9788119792938</text:p>
              </table:table-cell>
              <table:table-cell office:value-type="float" office:value="100152.518157397">
                <text:p>100152.5181573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0209918022156">
                <text:p>25.0209918022156</text:p>
              </table:table-cell>
              <table:table-cell office:value-type="float" office:value="102418.637650849">
                <text:p>102418.6376508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0622887611389">
                <text:p>25.0622887611389</text:p>
              </table:table-cell>
              <table:table-cell office:value-type="float" office:value="104608.186961642">
                <text:p>104608.1869616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1035716533661">
                <text:p>25.1035716533661</text:p>
              </table:table-cell>
              <table:table-cell office:value-type="float" office:value="104643.831062702">
                <text:p>104643.8310627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448595523834">
                <text:p>25.1448595523834</text:p>
              </table:table-cell>
              <table:table-cell office:value-type="float" office:value="104631.14139536">
                <text:p>104631.141395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1861484050751">
                <text:p>25.1861484050751</text:p>
              </table:table-cell>
              <table:table-cell office:value-type="float" office:value="104628.724664796">
                <text:p>104628.7246647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227433681488">
                <text:p>25.227433681488</text:p>
              </table:table-cell>
              <table:table-cell office:value-type="float" office:value="104637.787980111">
                <text:p>104637.7879801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2687170505524">
                <text:p>25.2687170505524</text:p>
              </table:table-cell>
              <table:table-cell office:value-type="float" office:value="104642.622390344">
                <text:p>104642.622390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310005903244">
                <text:p>25.310005903244</text:p>
              </table:table-cell>
              <table:table-cell office:value-type="float" office:value="104628.724664796">
                <text:p>104628.7246647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3512899875641">
                <text:p>25.3512899875641</text:p>
              </table:table-cell>
              <table:table-cell office:value-type="float" office:value="104640.809434158">
                <text:p>104640.8094341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3925838470459">
                <text:p>25.3925838470459</text:p>
              </table:table-cell>
              <table:table-cell office:value-type="float" office:value="104616.038660731">
                <text:p>104616.038660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4338612556457">
                <text:p>25.4338612556457</text:p>
              </table:table-cell>
              <table:table-cell office:value-type="float" office:value="104657.732801941">
                <text:p>104657.7328019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4751460552216">
                <text:p>25.4751460552216</text:p>
              </table:table-cell>
              <table:table-cell office:value-type="float" office:value="104638.996540792">
                <text:p>104638.9965407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5164287090302">
                <text:p>25.5164287090302</text:p>
              </table:table-cell>
              <table:table-cell office:value-type="float" office:value="104644.435409351">
                <text:p>104644.4354093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5577139854431">
                <text:p>25.5577139854431</text:p>
              </table:table-cell>
              <table:table-cell office:value-type="float" office:value="104637.787980111">
                <text:p>104637.7879801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5990014076233">
                <text:p>25.5990014076233</text:p>
              </table:table-cell>
              <table:table-cell office:value-type="float" office:value="104632.349802508">
                <text:p>104632.3498025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6403288841248">
                <text:p>25.6403288841248</text:p>
              </table:table-cell>
              <table:table-cell office:value-type="float" office:value="104530.940809969">
                <text:p>104530.9408099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681610584259">
                <text:p>25.681610584259</text:p>
              </table:table-cell>
              <table:table-cell office:value-type="float" office:value="104646.852865756">
                <text:p>104646.8528657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228956222534">
                <text:p>25.7228956222534</text:p>
              </table:table-cell>
              <table:table-cell office:value-type="float" office:value="104638.392256962">
                <text:p>104638.3922569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7641906738281">
                <text:p>25.7641906738281</text:p>
              </table:table-cell>
              <table:table-cell office:value-type="float" office:value="104613.018636983">
                <text:p>104613.0186369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8054823875427">
                <text:p>25.8054823875427</text:p>
              </table:table-cell>
              <table:table-cell office:value-type="float" office:value="104621.475142907">
                <text:p>104621.4751429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8467698097229">
                <text:p>25.8467698097229</text:p>
              </table:table-cell>
              <table:table-cell office:value-type="float" office:value="104632.349802508">
                <text:p>104632.3498025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.88805103302">
                <text:p>25.88805103302</text:p>
              </table:table-cell>
              <table:table-cell office:value-type="float" office:value="104648.061635845">
                <text:p>104648.0616358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9293303489685">
                <text:p>25.9293303489685</text:p>
              </table:table-cell>
              <table:table-cell office:value-type="float" office:value="104652.89699546">
                <text:p>104652.896995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9706027507782">
                <text:p>25.9706027507782</text:p>
              </table:table-cell>
              <table:table-cell office:value-type="float" office:value="104670.428920507">
                <text:p>104670.4289205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011331319809">
                <text:p>26.011331319809</text:p>
              </table:table-cell>
              <table:table-cell office:value-type="float" office:value="106068.052544079">
                <text:p>106068.0525440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0507566928864">
                <text:p>26.0507566928864</text:p>
              </table:table-cell>
              <table:table-cell office:value-type="float" office:value="109574.105780046">
                <text:p>109574.1057800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0901675224304">
                <text:p>26.0901675224304</text:p>
              </table:table-cell>
              <table:table-cell office:value-type="float" office:value="109614.541230846">
                <text:p>109614.5412308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1295869350433">
                <text:p>26.1295869350433</text:p>
              </table:table-cell>
              <table:table-cell office:value-type="float" office:value="109590.674077793">
                <text:p>109590.6740777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1690001487732">
                <text:p>26.1690001487732</text:p>
              </table:table-cell>
              <table:table-cell office:value-type="float" office:value="109607.910423384">
                <text:p>109607.9104233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2084171772003">
                <text:p>26.2084171772003</text:p>
              </table:table-cell>
              <table:table-cell office:value-type="float" office:value="109597.302799906">
                <text:p>109597.3027999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2478287220001">
                <text:p>26.2478287220001</text:p>
              </table:table-cell>
              <table:table-cell office:value-type="float" office:value="109612.55190437">
                <text:p>109612.551904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2872521877289">
                <text:p>26.2872521877289</text:p>
              </table:table-cell>
              <table:table-cell office:value-type="float" office:value="109579.407090243">
                <text:p>109579.407090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3266701698303">
                <text:p>26.3266701698303</text:p>
              </table:table-cell>
              <table:table-cell office:value-type="float" office:value="109594.651214836">
                <text:p>109594.6512148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3660838603973">
                <text:p>26.3660838603973</text:p>
              </table:table-cell>
              <table:table-cell office:value-type="float" office:value="109606.584358157">
                <text:p>109606.5843581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4054811000824">
                <text:p>26.4054811000824</text:p>
              </table:table-cell>
              <table:table-cell office:value-type="float" office:value="109652.352158021">
                <text:p>109652.3521580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4448926448822">
                <text:p>26.4448926448822</text:p>
              </table:table-cell>
              <table:table-cell office:value-type="float" office:value="109612.55190437">
                <text:p>109612.551904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4843330383301">
                <text:p>26.4843330383301</text:p>
              </table:table-cell>
              <table:table-cell office:value-type="float" office:value="109532.375880308">
                <text:p>109532.3758803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5237414836884">
                <text:p>26.5237414836884</text:p>
              </table:table-cell>
              <table:table-cell office:value-type="float" office:value="109621.172840627">
                <text:p>109621.1728406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5631582736969">
                <text:p>26.5631582736969</text:p>
              </table:table-cell>
              <table:table-cell office:value-type="float" office:value="109597.965716221">
                <text:p>109597.9657162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6025748252869">
                <text:p>26.6025748252869</text:p>
              </table:table-cell>
              <table:table-cell office:value-type="float" office:value="109598.628640556">
                <text:p>109598.6286405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6419863700867">
                <text:p>26.6419863700867</text:p>
              </table:table-cell>
              <table:table-cell office:value-type="float" office:value="109612.55190437">
                <text:p>109612.551904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6813893318176">
                <text:p>26.6813893318176</text:p>
              </table:table-cell>
              <table:table-cell office:value-type="float" office:value="109636.428588717">
                <text:p>109636.4285887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7208058834076">
                <text:p>26.7208058834076</text:p>
              </table:table-cell>
              <table:table-cell office:value-type="float" office:value="109598.628640556">
                <text:p>109598.6286405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7602198123932">
                <text:p>26.7602198123932</text:p>
              </table:table-cell>
              <table:table-cell office:value-type="float" office:value="109605.921337576">
                <text:p>109605.9213375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7996516227722">
                <text:p>26.7996516227722</text:p>
              </table:table-cell>
              <table:table-cell office:value-type="float" office:value="109556.217644462">
                <text:p>109556.2176444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.8390653133392">
                <text:p>26.8390653133392</text:p>
              </table:table-cell>
              <table:table-cell office:value-type="float" office:value="109606.584358157">
                <text:p>109606.5843581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.8785123825073">
                <text:p>26.8785123825073</text:p>
              </table:table-cell>
              <table:table-cell office:value-type="float" office:value="109513.83945894">
                <text:p>109513.839458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9179320335388">
                <text:p>26.9179320335388</text:p>
              </table:table-cell>
              <table:table-cell office:value-type="float" office:value="109590.011249682">
                <text:p>109590.0112496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9573452472687">
                <text:p>26.9573452472687</text:p>
              </table:table-cell>
              <table:table-cell office:value-type="float" office:value="109607.910423384">
                <text:p>109607.9104233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9967739582062">
                <text:p>26.9967739582062</text:p>
              </table:table-cell>
              <table:table-cell office:value-type="float" office:value="109564.829721362">
                <text:p>109564.8297213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0497844219208">
                <text:p>40.0497844219208</text:p>
              </table:table-cell>
              <table:table-cell office:value-type="float" office:value="330.958135060793">
                <text:p>330.9581350607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1039500236511">
                <text:p>40.1039500236511</text:p>
              </table:table-cell>
              <table:table-cell office:value-type="float" office:value="79755.4141742265">
                <text:p>79755.41417422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1580896377564">
                <text:p>40.1580896377564</text:p>
              </table:table-cell>
              <table:table-cell office:value-type="float" office:value="79793.6976721655">
                <text:p>79793.69767216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2122442722321">
                <text:p>40.2122442722321</text:p>
              </table:table-cell>
              <table:table-cell office:value-type="float" office:value="79771.566031672">
                <text:p>79771.5660316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2663905620575">
                <text:p>40.2663905620575</text:p>
              </table:table-cell>
              <table:table-cell office:value-type="float" office:value="79783.8598716018">
                <text:p>79783.85987160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3205325603485">
                <text:p>40.3205325603485</text:p>
              </table:table-cell>
              <table:table-cell office:value-type="float" office:value="79790.1838934686">
                <text:p>79790.18389346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3746697902679">
                <text:p>40.3746697902679</text:p>
              </table:table-cell>
              <table:table-cell office:value-type="float" office:value="79797.2117603537">
                <text:p>79797.21176035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4287834167481">
                <text:p>40.4287834167481</text:p>
              </table:table-cell>
              <table:table-cell office:value-type="float" office:value="79832.0179407761">
                <text:p>79832.01794077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4829292297363">
                <text:p>40.4829292297363</text:p>
              </table:table-cell>
              <table:table-cell office:value-type="float" office:value="79784.5624911935">
                <text:p>79784.56249119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5370886325836">
                <text:p>40.5370886325836</text:p>
              </table:table-cell>
              <table:table-cell office:value-type="float" office:value="79764.5426811821">
                <text:p>79764.54268118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5912435054779">
                <text:p>40.5912435054779</text:p>
              </table:table-cell>
              <table:table-cell office:value-type="float" office:value="79771.214834773">
                <text:p>79771.2148347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6453914642334">
                <text:p>40.6453914642334</text:p>
              </table:table-cell>
              <table:table-cell office:value-type="float" office:value="79781.4008004826">
                <text:p>79781.40080048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.6995327472687">
                <text:p>40.6995327472687</text:p>
              </table:table-cell>
              <table:table-cell office:value-type="float" office:value="79791.2379945835">
                <text:p>79791.23799458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7536761760712">
                <text:p>40.7536761760712</text:p>
              </table:table-cell>
              <table:table-cell office:value-type="float" office:value="79788.0757747893">
                <text:p>79788.07577478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.8078017234802">
                <text:p>40.8078017234802</text:p>
              </table:table-cell>
              <table:table-cell office:value-type="float" office:value="79814.4352675327">
                <text:p>79814.43526753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8619310855866">
                <text:p>40.8619310855866</text:p>
              </table:table-cell>
              <table:table-cell office:value-type="float" office:value="79808.8104477283">
                <text:p>79808.81044772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9160759449005">
                <text:p>40.9160759449005</text:p>
              </table:table-cell>
              <table:table-cell office:value-type="float" office:value="79785.9677675033">
                <text:p>79785.96776750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9702599048615">
                <text:p>40.9702599048615</text:p>
              </table:table-cell>
              <table:table-cell office:value-type="float" office:value="79728.3920022529">
                <text:p>79728.39200225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0229682922363">
                <text:p>41.0229682922363</text:p>
              </table:table-cell>
              <table:table-cell office:value-type="float" office:value="81960.3902747936">
                <text:p>81960.39027479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0739605426788">
                <text:p>41.0739605426788</text:p>
              </table:table-cell>
              <table:table-cell office:value-type="float" office:value="84718.7555464122">
                <text:p>84718.75554641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1249258518219">
                <text:p>41.1249258518219</text:p>
              </table:table-cell>
              <table:table-cell office:value-type="float" office:value="84763.5396044236">
                <text:p>84763.53960442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1758878231049">
                <text:p>41.1758878231049</text:p>
              </table:table-cell>
              <table:table-cell office:value-type="float" office:value="84769.0913684211">
                <text:p>84769.09136842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2268562316895">
                <text:p>41.2268562316895</text:p>
              </table:table-cell>
              <table:table-cell office:value-type="float" office:value="84758.3850460994">
                <text:p>84758.38504609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2779297828674">
                <text:p>41.2779297828674</text:p>
              </table:table-cell>
              <table:table-cell office:value-type="float" office:value="84583.8971514999">
                <text:p>84583.89715149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3288974761963">
                <text:p>41.3288974761963</text:p>
              </table:table-cell>
              <table:table-cell office:value-type="float" office:value="84759.5745039154">
                <text:p>84759.57450391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3798742294312">
                <text:p>41.3798742294312</text:p>
              </table:table-cell>
              <table:table-cell office:value-type="float" office:value="84744.5105045554">
                <text:p>84744.51050455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4308457374573">
                <text:p>41.4308457374573</text:p>
              </table:table-cell>
              <table:table-cell office:value-type="float" office:value="84753.2311146452">
                <text:p>84753.23111464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4818224906921">
                <text:p>41.4818224906921</text:p>
              </table:table-cell>
              <table:table-cell office:value-type="float" office:value="84744.5105045554">
                <text:p>84744.51050455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5327956676483">
                <text:p>41.5327956676483</text:p>
              </table:table-cell>
              <table:table-cell office:value-type="float" office:value="84750.4561803954">
                <text:p>84750.45618039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5837721824646">
                <text:p>41.5837721824646</text:p>
              </table:table-cell>
              <table:table-cell office:value-type="float" office:value="84744.9068569905">
                <text:p>84744.90685699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6347460746765">
                <text:p>41.6347460746765</text:p>
              </table:table-cell>
              <table:table-cell office:value-type="float" office:value="84749.2669784846">
                <text:p>84749.26697848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685709476471">
                <text:p>41.685709476471</text:p>
              </table:table-cell>
              <table:table-cell office:value-type="float" office:value="84766.7119519452">
                <text:p>84766.71195194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7366795539856">
                <text:p>41.7366795539856</text:p>
              </table:table-cell>
              <table:table-cell office:value-type="float" office:value="84755.6097743517">
                <text:p>84755.60977435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7876753807068">
                <text:p>41.7876753807068</text:p>
              </table:table-cell>
              <table:table-cell office:value-type="float" office:value="84712.814317506">
                <text:p>84712.8143175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.8386273384094">
                <text:p>41.8386273384094</text:p>
              </table:table-cell>
              <table:table-cell office:value-type="float" office:value="84785.7510247628">
                <text:p>84785.75102476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.8895926475525">
                <text:p>41.8895926475525</text:p>
              </table:table-cell>
              <table:table-cell office:value-type="float" office:value="84763.5396044236">
                <text:p>84763.53960442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.9405636787415">
                <text:p>41.9405636787415</text:p>
              </table:table-cell>
              <table:table-cell office:value-type="float" office:value="84754.023986379">
                <text:p>84754.0239863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.991525888443">
                <text:p>41.991525888443</text:p>
              </table:table-cell>
              <table:table-cell office:value-type="float" office:value="84768.694789732">
                <text:p>84768.6947897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0352709293366">
                <text:p>42.0352709293366</text:p>
              </table:table-cell>
              <table:table-cell office:value-type="float" office:value="98754.0510137345">
                <text:p>98754.05101373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0776081085205">
                <text:p>42.0776081085205</text:p>
              </table:table-cell>
              <table:table-cell office:value-type="float" office:value="102037.974264395">
                <text:p>102037.9742643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1199419498444">
                <text:p>42.1199419498444</text:p>
              </table:table-cell>
              <table:table-cell office:value-type="float" office:value="102046.019565107">
                <text:p>102046.0195651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1622750759125">
                <text:p>42.1622750759125</text:p>
              </table:table-cell>
              <table:table-cell office:value-type="float" office:value="102047.743723178">
                <text:p>102047.7437231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2046015262604">
                <text:p>42.2046015262604</text:p>
              </table:table-cell>
              <table:table-cell office:value-type="float" office:value="102063.838675154">
                <text:p>102063.8386751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2469339370728">
                <text:p>42.2469339370728</text:p>
              </table:table-cell>
              <table:table-cell office:value-type="float" office:value="102049.467939512">
                <text:p>102049.4679395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289274930954">
                <text:p>42.289274930954</text:p>
              </table:table-cell>
              <table:table-cell office:value-type="float" office:value="102028.781188236">
                <text:p>102028.7811882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3316128253937">
                <text:p>42.3316128253937</text:p>
              </table:table-cell>
              <table:table-cell office:value-type="float" office:value="102036.250436428">
                <text:p>102036.2504364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3739380836487">
                <text:p>42.3739380836487</text:p>
              </table:table-cell>
              <table:table-cell office:value-type="float" office:value="102066.713307985">
                <text:p>102066.7133079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4162738323212">
                <text:p>42.4162738323212</text:p>
              </table:table-cell>
              <table:table-cell office:value-type="float" office:value="102041.422095073">
                <text:p>102041.4220950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4586291313171">
                <text:p>42.4586291313171</text:p>
              </table:table-cell>
              <table:table-cell office:value-type="float" office:value="101994.321900806">
                <text:p>101994.3219008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5009315013886">
                <text:p>42.5009315013886</text:p>
              </table:table-cell>
              <table:table-cell office:value-type="float" office:value="102121.937676479">
                <text:p>102121.9376764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.5432567596436">
                <text:p>42.5432567596436</text:p>
              </table:table-cell>
              <table:table-cell office:value-type="float" office:value="102066.713307985">
                <text:p>102066.7133079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.5855987071991">
                <text:p>42.5855987071991</text:p>
              </table:table-cell>
              <table:table-cell office:value-type="float" office:value="102026.483178017">
                <text:p>102026.4831780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.6279299259186">
                <text:p>42.6279299259186</text:p>
              </table:table-cell>
              <table:table-cell office:value-type="float" office:value="102052.341762884">
                <text:p>102052.3417628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.6702718734741">
                <text:p>42.6702718734741</text:p>
              </table:table-cell>
              <table:table-cell office:value-type="float" office:value="102026.483178017">
                <text:p>102026.4831780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.7126009464264">
                <text:p>42.7126009464264</text:p>
              </table:table-cell>
              <table:table-cell office:value-type="float" office:value="102057.515052861">
                <text:p>102057.5150528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.7549209594727">
                <text:p>42.7549209594727</text:p>
              </table:table-cell>
              <table:table-cell office:value-type="float" office:value="102079.36361639">
                <text:p>102079.363616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.7972519397736">
                <text:p>42.7972519397736</text:p>
              </table:table-cell>
              <table:table-cell office:value-type="float" office:value="102052.916546981">
                <text:p>102052.9165469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.8395819664001">
                <text:p>42.8395819664001</text:p>
              </table:table-cell>
              <table:table-cell office:value-type="float" office:value="102055.21574812">
                <text:p>102055.215748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.8819169998169">
                <text:p>42.8819169998169</text:p>
              </table:table-cell>
              <table:table-cell office:value-type="float" office:value="102043.146097789">
                <text:p>102043.1460977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.9242479801178">
                <text:p>42.9242479801178</text:p>
              </table:table-cell>
              <table:table-cell office:value-type="float" office:value="102052.916546981">
                <text:p>102052.9165469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.9665784835815">
                <text:p>42.9665784835815</text:p>
              </table:table-cell>
              <table:table-cell office:value-type="float" office:value="102054.066134601">
                <text:p>102054.0661346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0091569423676">
                <text:p>43.0091569423676</text:p>
              </table:table-cell>
              <table:table-cell office:value-type="float" office:value="101459.755077357">
                <text:p>101459.7550773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0525414943695">
                <text:p>43.0525414943695</text:p>
              </table:table-cell>
              <table:table-cell office:value-type="float" office:value="99574.6135584279">
                <text:p>99574.61355842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0958905220032">
                <text:p>43.0958905220032</text:p>
              </table:table-cell>
              <table:table-cell office:value-type="float" office:value="99656.2145870344">
                <text:p>99656.21458703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1392462253571">
                <text:p>43.1392462253571</text:p>
              </table:table-cell>
              <table:table-cell office:value-type="float" office:value="99640.869962111">
                <text:p>99640.8699621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1825921535492">
                <text:p>43.1825921535492</text:p>
              </table:table-cell>
              <table:table-cell office:value-type="float" office:value="99663.3404838124">
                <text:p>99663.34048381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2259318828583">
                <text:p>43.2259318828583</text:p>
              </table:table-cell>
              <table:table-cell office:value-type="float" office:value="99677.5953350203">
                <text:p>99677.59533502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269273519516">
                <text:p>43.269273519516</text:p>
              </table:table-cell>
              <table:table-cell office:value-type="float" office:value="99673.2087926596">
                <text:p>99673.20879265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3126192092896">
                <text:p>43.3126192092896</text:p>
              </table:table-cell>
              <table:table-cell office:value-type="float" office:value="99663.8886719287">
                <text:p>99663.88867192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3559529781342">
                <text:p>43.3559529781342</text:p>
              </table:table-cell>
              <table:table-cell office:value-type="float" office:value="99691.3057687546">
                <text:p>99691.30576875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3992965221405">
                <text:p>43.3992965221405</text:p>
              </table:table-cell>
              <table:table-cell office:value-type="float" office:value="99668.8226363616">
                <text:p>99668.82263636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4426367282867">
                <text:p>43.4426367282867</text:p>
              </table:table-cell>
              <table:table-cell office:value-type="float" office:value="99676.498663234">
                <text:p>99676.4986632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4859900474548">
                <text:p>43.4859900474548</text:p>
              </table:table-cell>
              <table:table-cell office:value-type="float" office:value="99646.349642812">
                <text:p>99646.3496428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5293304920197">
                <text:p>43.5293304920197</text:p>
              </table:table-cell>
              <table:table-cell office:value-type="float" office:value="99675.9503363901">
                <text:p>99675.95033639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5726821422577">
                <text:p>43.5726821422577</text:p>
              </table:table-cell>
              <table:table-cell office:value-type="float" office:value="99650.1857779244">
                <text:p>99650.18577792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6160283088684">
                <text:p>43.6160283088684</text:p>
              </table:table-cell>
              <table:table-cell office:value-type="float" office:value="99662.7923017266">
                <text:p>99662.79230172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6594054698944">
                <text:p>43.6594054698944</text:p>
              </table:table-cell>
              <table:table-cell office:value-type="float" office:value="99591.5799425076">
                <text:p>99591.57994250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7027516365051">
                <text:p>43.7027516365051</text:p>
              </table:table-cell>
              <table:table-cell office:value-type="float" office:value="99662.7923017266">
                <text:p>99662.79230172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.7461023330688">
                <text:p>43.7461023330688</text:p>
              </table:table-cell>
              <table:table-cell office:value-type="float" office:value="99652.3779877465">
                <text:p>99652.37798774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.7894449234009">
                <text:p>43.7894449234009</text:p>
              </table:table-cell>
              <table:table-cell office:value-type="float" office:value="99671.0156662559">
                <text:p>99671.01566625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.8327925205231">
                <text:p>43.8327925205231</text:p>
              </table:table-cell>
              <table:table-cell office:value-type="float" office:value="99659.5033358451">
                <text:p>99659.50333584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.876149892807">
                <text:p>43.876149892807</text:p>
              </table:table-cell>
              <table:table-cell office:value-type="float" office:value="99637.0345441948">
                <text:p>99637.03454419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.9195046424866">
                <text:p>43.9195046424866</text:p>
              </table:table-cell>
              <table:table-cell office:value-type="float" office:value="99643.0617620695">
                <text:p>99643.06176206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.9628505706787">
                <text:p>43.9628505706787</text:p>
              </table:table-cell>
              <table:table-cell office:value-type="float" office:value="99663.3404838124">
                <text:p>99663.34048381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006130695343">
                <text:p>44.006130695343</text:p>
              </table:table-cell>
              <table:table-cell office:value-type="float" office:value="99814.8696083292">
                <text:p>99814.8696083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0492436885834">
                <text:p>44.0492436885834</text:p>
              </table:table-cell>
              <table:table-cell office:value-type="float" office:value="100201.810992706">
                <text:p>100201.8109927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0924217700958">
                <text:p>44.0924217700958</text:p>
              </table:table-cell>
              <table:table-cell office:value-type="float" office:value="100050.762995439">
                <text:p>100050.7629954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135556936264">
                <text:p>44.135556936264</text:p>
              </table:table-cell>
              <table:table-cell office:value-type="float" office:value="100150.303887863">
                <text:p>100150.3038878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1786971092224">
                <text:p>44.1786971092224</text:p>
              </table:table-cell>
              <table:table-cell office:value-type="float" office:value="100138.680578967">
                <text:p>100138.6805789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2218337059021">
                <text:p>44.2218337059021</text:p>
              </table:table-cell>
              <table:table-cell office:value-type="float" office:value="100146.982667138">
                <text:p>100146.9826671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2649693489075">
                <text:p>44.2649693489075</text:p>
              </table:table-cell>
              <table:table-cell office:value-type="float" office:value="100149.196789812">
                <text:p>100149.1967898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3081057071686">
                <text:p>44.3081057071686</text:p>
              </table:table-cell>
              <table:table-cell office:value-type="float" office:value="100147.536188629">
                <text:p>100147.5361886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3512396812439">
                <text:p>44.3512396812439</text:p>
              </table:table-cell>
              <table:table-cell office:value-type="float" office:value="100153.07174008">
                <text:p>100153.071740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3943631649017">
                <text:p>44.3943631649017</text:p>
              </table:table-cell>
              <table:table-cell office:value-type="float" office:value="100177.435438125">
                <text:p>100177.4354381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4374904632568">
                <text:p>44.4374904632568</text:p>
              </table:table-cell>
              <table:table-cell office:value-type="float" office:value="100168.574540188">
                <text:p>100168.5745401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4806277751923">
                <text:p>44.4806277751923</text:p>
              </table:table-cell>
              <table:table-cell office:value-type="float" office:value="100145.322139379">
                <text:p>100145.3221393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5237276554108">
                <text:p>44.5237276554108</text:p>
              </table:table-cell>
              <table:table-cell office:value-type="float" office:value="100232.297122374">
                <text:p>100232.2971223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5668396949768">
                <text:p>44.5668396949768</text:p>
              </table:table-cell>
              <table:table-cell office:value-type="float" office:value="100204.02754044">
                <text:p>100204.027540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.6099548339844">
                <text:p>44.6099548339844</text:p>
              </table:table-cell>
              <table:table-cell office:value-type="float" office:value="100196.824118825">
                <text:p>100196.8241188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.6530809402466">
                <text:p>44.6530809402466</text:p>
              </table:table-cell>
              <table:table-cell office:value-type="float" office:value="100171.343402402">
                <text:p>100171.3434024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.6963374614716">
                <text:p>44.6963374614716</text:p>
              </table:table-cell>
              <table:table-cell office:value-type="float" office:value="99869.334788432">
                <text:p>99869.3347884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7394638061523">
                <text:p>44.7394638061523</text:p>
              </table:table-cell>
              <table:table-cell office:value-type="float" office:value="100170.789617713">
                <text:p>100170.7896177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.7825918197632">
                <text:p>44.7825918197632</text:p>
              </table:table-cell>
              <table:table-cell office:value-type="float" office:value="100166.913296332">
                <text:p>100166.9132963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.8257157802582">
                <text:p>44.8257157802582</text:p>
              </table:table-cell>
              <table:table-cell office:value-type="float" office:value="100176.327740152">
                <text:p>100176.3277401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.868824005127">
                <text:p>44.868824005127</text:p>
              </table:table-cell>
              <table:table-cell office:value-type="float" office:value="100212.8947121">
                <text:p>100212.89471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.9119229316711">
                <text:p>44.9119229316711</text:p>
              </table:table-cell>
              <table:table-cell office:value-type="float" office:value="100234.515019085">
                <text:p>100234.5150190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.9550592899323">
                <text:p>44.9550592899323</text:p>
              </table:table-cell>
              <table:table-cell office:value-type="float" office:value="100147.536188629">
                <text:p>100147.5361886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.998247385025">
                <text:p>44.998247385025</text:p>
              </table:table-cell>
              <table:table-cell office:value-type="float" office:value="100027.565251954">
                <text:p>100027.5652519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0396058559418">
                <text:p>45.0396058559418</text:p>
              </table:table-cell>
              <table:table-cell office:value-type="float" office:value="104452.604369632">
                <text:p>104452.6043696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0808773040771">
                <text:p>45.0808773040771</text:p>
              </table:table-cell>
              <table:table-cell office:value-type="float" office:value="104672.84757806">
                <text:p>104672.847578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1221566200256">
                <text:p>45.1221566200256</text:p>
              </table:table-cell>
              <table:table-cell office:value-type="float" office:value="104652.89699546">
                <text:p>104652.896995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1634428501129">
                <text:p>45.1634428501129</text:p>
              </table:table-cell>
              <table:table-cell office:value-type="float" office:value="104635.370942501">
                <text:p>104635.3709425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2047121524811">
                <text:p>45.2047121524811</text:p>
              </table:table-cell>
              <table:table-cell office:value-type="float" office:value="104678.289966262">
                <text:p>104678.2899662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2459990978241">
                <text:p>45.2459990978241</text:p>
              </table:table-cell>
              <table:table-cell office:value-type="float" office:value="104633.55823757">
                <text:p>104633.558237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287273645401">
                <text:p>45.287273645401</text:p>
              </table:table-cell>
              <table:table-cell office:value-type="float" office:value="104664.987349669">
                <text:p>104664.9873496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3285613059998">
                <text:p>45.3285613059998</text:p>
              </table:table-cell>
              <table:table-cell office:value-type="float" office:value="104631.745595445">
                <text:p>104631.7455954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3698425292969">
                <text:p>45.3698425292969</text:p>
              </table:table-cell>
              <table:table-cell office:value-type="float" office:value="104648.061635845">
                <text:p>104648.0616358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4111258983612">
                <text:p>45.4111258983612</text:p>
              </table:table-cell>
              <table:table-cell office:value-type="float" office:value="104642.622390344">
                <text:p>104642.6223903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4524049758911">
                <text:p>45.4524049758911</text:p>
              </table:table-cell>
              <table:table-cell office:value-type="float" office:value="104653.501446831">
                <text:p>104653.5014468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493686914444">
                <text:p>45.493686914444</text:p>
              </table:table-cell>
              <table:table-cell office:value-type="float" office:value="104646.248491184">
                <text:p>104646.2484911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534970998764">
                <text:p>45.534970998764</text:p>
              </table:table-cell>
              <table:table-cell office:value-type="float" office:value="104640.809434158">
                <text:p>104640.8094341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5762639045715">
                <text:p>45.5762639045715</text:p>
              </table:table-cell>
              <table:table-cell office:value-type="float" office:value="104618.454805277">
                <text:p>104618.4548052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.6175363063812">
                <text:p>45.6175363063812</text:p>
              </table:table-cell>
              <table:table-cell office:value-type="float" office:value="104670.428920507">
                <text:p>104670.4289205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.6588101387024">
                <text:p>45.6588101387024</text:p>
              </table:table-cell>
              <table:table-cell office:value-type="float" office:value="104666.801143748">
                <text:p>104666.8011437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.7000923156738">
                <text:p>45.7000923156738</text:p>
              </table:table-cell>
              <table:table-cell office:value-type="float" office:value="104645.644123592">
                <text:p>104645.6441235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7413785457611">
                <text:p>45.7413785457611</text:p>
              </table:table-cell>
              <table:table-cell office:value-type="float" office:value="104635.370942501">
                <text:p>104635.3709425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.7826738357544">
                <text:p>45.7826738357544</text:p>
              </table:table-cell>
              <table:table-cell office:value-type="float" office:value="104612.414653157">
                <text:p>104612.414653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8239829540253">
                <text:p>45.8239829540253</text:p>
              </table:table-cell>
              <table:table-cell office:value-type="float" office:value="104577.395520105">
                <text:p>104577.3955201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8652682304382">
                <text:p>45.8652682304382</text:p>
              </table:table-cell>
              <table:table-cell office:value-type="float" office:value="104637.787980111">
                <text:p>104637.7879801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906574010849">
                <text:p>45.906574010849</text:p>
              </table:table-cell>
              <table:table-cell office:value-type="float" office:value="104585.846267511">
                <text:p>104585.8462675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9478671550751">
                <text:p>45.9478671550751</text:p>
              </table:table-cell>
              <table:table-cell office:value-type="float" office:value="104617.850758678">
                <text:p>104617.8507586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9891722202301">
                <text:p>45.9891722202301</text:p>
              </table:table-cell>
              <table:table-cell office:value-type="float" office:value="104587.65731965">
                <text:p>104587.657319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0291163921356">
                <text:p>46.0291163921356</text:p>
              </table:table-cell>
              <table:table-cell office:value-type="float" office:value="108150.946531533">
                <text:p>108150.9465315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0685143470764">
                <text:p>46.0685143470764</text:p>
              </table:table-cell>
              <table:table-cell office:value-type="float" office:value="109650.361458907">
                <text:p>109650.3614589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1079189777374">
                <text:p>46.1079189777374</text:p>
              </table:table-cell>
              <table:table-cell office:value-type="float" office:value="109631.785085464">
                <text:p>109631.7850854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1473350524902">
                <text:p>46.1473350524902</text:p>
              </table:table-cell>
              <table:table-cell office:value-type="float" office:value="109599.954513286">
                <text:p>109599.9545132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1867558956146">
                <text:p>46.1867558956146</text:p>
              </table:table-cell>
              <table:table-cell office:value-type="float" office:value="109586.697229396">
                <text:p>109586.6972293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2261788845062">
                <text:p>46.2261788845062</text:p>
              </table:table-cell>
              <table:table-cell office:value-type="float" office:value="109580.732497944">
                <text:p>109580.7324979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2655925750732">
                <text:p>46.2655925750732</text:p>
              </table:table-cell>
              <table:table-cell office:value-type="float" office:value="109606.584358157">
                <text:p>109606.5843581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3050062656403">
                <text:p>46.3050062656403</text:p>
              </table:table-cell>
              <table:table-cell office:value-type="float" office:value="109606.584358157">
                <text:p>109606.5843581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3444237709045">
                <text:p>46.3444237709045</text:p>
              </table:table-cell>
              <table:table-cell office:value-type="float" office:value="109595.976991332">
                <text:p>109595.9769913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3838362693787">
                <text:p>46.3838362693787</text:p>
              </table:table-cell>
              <table:table-cell office:value-type="float" office:value="109609.899581387">
                <text:p>109609.8995813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4232556819916">
                <text:p>46.4232556819916</text:p>
              </table:table-cell>
              <table:table-cell office:value-type="float" office:value="109590.674077793">
                <text:p>109590.6740777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4626796245575">
                <text:p>46.4626796245575</text:p>
              </table:table-cell>
              <table:table-cell office:value-type="float" office:value="109578.081714604">
                <text:p>109578.0817146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5020895004272">
                <text:p>46.5020895004272</text:p>
              </table:table-cell>
              <table:table-cell office:value-type="float" office:value="109617.193778471">
                <text:p>109617.1937784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541508436203">
                <text:p>46.541508436203</text:p>
              </table:table-cell>
              <table:table-cell office:value-type="float" office:value="109591.999758067">
                <text:p>109591.9997580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5809347629547">
                <text:p>46.5809347629547</text:p>
              </table:table-cell>
              <table:table-cell office:value-type="float" office:value="109571.455317296">
                <text:p>109571.45531729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6204071044922">
                <text:p>46.6204071044922</text:p>
              </table:table-cell>
              <table:table-cell office:value-type="float" office:value="109443.722660804">
                <text:p>109443.7226608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6598241329193">
                <text:p>46.6598241329193</text:p>
              </table:table-cell>
              <table:table-cell office:value-type="float" office:value="109597.302799906">
                <text:p>109597.3027999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992380619049">
                <text:p>46.6992380619049</text:p>
              </table:table-cell>
              <table:table-cell office:value-type="float" office:value="109605.921337576">
                <text:p>109605.9213375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386753559113">
                <text:p>46.7386753559113</text:p>
              </table:table-cell>
              <table:table-cell office:value-type="float" office:value="109540.984209126">
                <text:p>109540.9842091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780947685242">
                <text:p>46.7780947685242</text:p>
              </table:table-cell>
              <table:table-cell office:value-type="float" office:value="109590.674077793">
                <text:p>109590.6740777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175137042999">
                <text:p>46.8175137042999</text:p>
              </table:table-cell>
              <table:table-cell office:value-type="float" office:value="109591.999758067">
                <text:p>109591.9997580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8569235801697">
                <text:p>46.8569235801697</text:p>
              </table:table-cell>
              <table:table-cell office:value-type="float" office:value="109617.193778471">
                <text:p>109617.1937784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8963530063629">
                <text:p>46.8963530063629</text:p>
              </table:table-cell>
              <table:table-cell office:value-type="float" office:value="109562.842198828">
                <text:p>109562.8421988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.9357764720917">
                <text:p>46.9357764720917</text:p>
              </table:table-cell>
              <table:table-cell office:value-type="float" office:value="109579.407090243">
                <text:p>109579.4070902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.9752144813538">
                <text:p>46.9752144813538</text:p>
              </table:table-cell>
              <table:table-cell office:value-type="float" office:value="109538.997551613">
                <text:p>109538.9975516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0201292037964">
                <text:p>60.0201292037964</text:p>
              </table:table-cell>
              <table:table-cell office:value-type="float" office:value="331.163529384199">
                <text:p>331.1635293841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0742924213409">
                <text:p>60.0742924213409</text:p>
              </table:table-cell>
              <table:table-cell office:value-type="float" office:value="79758.9248911642">
                <text:p>79758.92489116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1284446716309">
                <text:p>60.1284446716309</text:p>
              </table:table-cell>
              <table:table-cell office:value-type="float" office:value="79775.0781707473">
                <text:p>79775.07817074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1825890541077">
                <text:p>60.1825890541077</text:p>
              </table:table-cell>
              <table:table-cell office:value-type="float" office:value="79786.6704242222">
                <text:p>79786.67042422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.2367360591888">
                <text:p>60.2367360591888</text:p>
              </table:table-cell>
              <table:table-cell office:value-type="float" office:value="79782.8059654175">
                <text:p>79782.80596541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.2908701896668">
                <text:p>60.2908701896668</text:p>
              </table:table-cell>
              <table:table-cell office:value-type="float" office:value="79801.7805377552">
                <text:p>79801.78053775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3450176715851">
                <text:p>60.3450176715851</text:p>
              </table:table-cell>
              <table:table-cell office:value-type="float" office:value="79782.1033767629">
                <text:p>79782.10337676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3991670608521">
                <text:p>60.3991670608521</text:p>
              </table:table-cell>
              <table:table-cell office:value-type="float" office:value="79779.2931458839">
                <text:p>79779.29314588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.4533116817474">
                <text:p>60.4533116817474</text:p>
              </table:table-cell>
              <table:table-cell office:value-type="float" office:value="79786.3190943157">
                <text:p>79786.31909431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.5074603557587">
                <text:p>60.5074603557587</text:p>
              </table:table-cell>
              <table:table-cell office:value-type="float" office:value="79780.3469592631">
                <text:p>79780.34695926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.5616128444672">
                <text:p>60.5616128444672</text:p>
              </table:table-cell>
              <table:table-cell office:value-type="float" office:value="79774.7269429231">
                <text:p>79774.72694292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6157584190369">
                <text:p>60.6157584190369</text:p>
              </table:table-cell>
              <table:table-cell office:value-type="float" office:value="79784.91380563">
                <text:p>79784.913805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.6698851585388">
                <text:p>60.6698851585388</text:p>
              </table:table-cell>
              <table:table-cell office:value-type="float" office:value="79812.6774261752">
                <text:p>79812.67742617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.7240219116211">
                <text:p>60.7240219116211</text:p>
              </table:table-cell>
              <table:table-cell office:value-type="float" office:value="79797.9146151339">
                <text:p>79797.91461513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.7781713008881">
                <text:p>60.7781713008881</text:p>
              </table:table-cell>
              <table:table-cell office:value-type="float" office:value="79779.2931458839">
                <text:p>79779.29314588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.8323192596436">
                <text:p>60.8323192596436</text:p>
              </table:table-cell>
              <table:table-cell office:value-type="float" office:value="79781.4008004826">
                <text:p>79781.40080048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.8864645957947">
                <text:p>60.8864645957947</text:p>
              </table:table-cell>
              <table:table-cell office:value-type="float" office:value="79785.2651231605">
                <text:p>79785.26512316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.9406096935272">
                <text:p>60.9406096935272</text:p>
              </table:table-cell>
              <table:table-cell office:value-type="float" office:value="79785.6164437849">
                <text:p>79785.61644378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.9947636127472">
                <text:p>60.9947636127472</text:p>
              </table:table-cell>
              <table:table-cell office:value-type="float" office:value="79772.6196409231">
                <text:p>79772.61964092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0460383892059">
                <text:p>61.0460383892059</text:p>
              </table:table-cell>
              <table:table-cell office:value-type="float" office:value="84251.9519022421">
                <text:p>84251.95190224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0970051288605">
                <text:p>61.0970051288605</text:p>
              </table:table-cell>
              <table:table-cell office:value-type="float" office:value="84761.1604996024">
                <text:p>84761.16049960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1479682922363">
                <text:p>61.1479682922363</text:p>
              </table:table-cell>
              <table:table-cell office:value-type="float" office:value="84767.1085120816">
                <text:p>84767.10851208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198949098587">
                <text:p>61.198949098587</text:p>
              </table:table-cell>
              <table:table-cell office:value-type="float" office:value="84737.7730803586">
                <text:p>84737.77308035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2499206066132">
                <text:p>61.2499206066132</text:p>
              </table:table-cell>
              <table:table-cell office:value-type="float" office:value="84753.2311146452">
                <text:p>84753.23111464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3009016513824">
                <text:p>61.3009016513824</text:p>
              </table:table-cell>
              <table:table-cell office:value-type="float" office:value="84737.37679465">
                <text:p>84737.376794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3518650531769">
                <text:p>61.3518650531769</text:p>
              </table:table-cell>
              <table:table-cell office:value-type="float" office:value="84766.7119519452">
                <text:p>84766.71195194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4028306007385">
                <text:p>61.4028306007385</text:p>
              </table:table-cell>
              <table:table-cell office:value-type="float" office:value="84763.1430776788">
                <text:p>84763.14307767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4537868499756">
                <text:p>61.4537868499756</text:p>
              </table:table-cell>
              <table:table-cell office:value-type="float" office:value="84778.6103702872">
                <text:p>84778.61037028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5047459602356">
                <text:p>61.5047459602356</text:p>
              </table:table-cell>
              <table:table-cell office:value-type="float" office:value="84773.8506021391">
                <text:p>84773.85060213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5557124614716">
                <text:p>61.5557124614716</text:p>
              </table:table-cell>
              <table:table-cell office:value-type="float" office:value="84761.5570077981">
                <text:p>84761.55700779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6066656112671">
                <text:p>61.6066656112671</text:p>
              </table:table-cell>
              <table:table-cell office:value-type="float" office:value="84783.7673889749">
                <text:p>84783.76738897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6576375961304">
                <text:p>61.6576375961304</text:p>
              </table:table-cell>
              <table:table-cell office:value-type="float" office:value="84752.4382577458">
                <text:p>84752.43825774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.7086114883423">
                <text:p>61.7086114883423</text:p>
              </table:table-cell>
              <table:table-cell office:value-type="float" office:value="84749.2669784846">
                <text:p>84749.26697848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.7595798969269">
                <text:p>61.7595798969269</text:p>
              </table:table-cell>
              <table:table-cell office:value-type="float" office:value="84758.3850460994">
                <text:p>84758.38504609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8105518817902">
                <text:p>61.8105518817902</text:p>
              </table:table-cell>
              <table:table-cell office:value-type="float" office:value="84752.4382577458">
                <text:p>84752.43825774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.8615164756775">
                <text:p>61.8615164756775</text:p>
              </table:table-cell>
              <table:table-cell office:value-type="float" office:value="84764.729206918">
                <text:p>84764.7292069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9124858379364">
                <text:p>61.9124858379364</text:p>
              </table:table-cell>
              <table:table-cell office:value-type="float" office:value="84756.7991542747">
                <text:p>84756.79915427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9634606838226">
                <text:p>61.9634606838226</text:p>
              </table:table-cell>
              <table:table-cell office:value-type="float" office:value="84747.6814278498">
                <text:p>84747.68142784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0119559764862">
                <text:p>62.0119559764862</text:p>
              </table:table-cell>
              <table:table-cell office:value-type="float" office:value="89080.8109968339">
                <text:p>89080.81099683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0543131828308">
                <text:p>62.0543131828308</text:p>
              </table:table-cell>
              <table:table-cell office:value-type="float" office:value="101989.729087747">
                <text:p>101989.7290877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0966491699219">
                <text:p>62.0966491699219</text:p>
              </table:table-cell>
              <table:table-cell office:value-type="float" office:value="102040.847440446">
                <text:p>102040.8474404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1389806270599">
                <text:p>62.1389806270599</text:p>
              </table:table-cell>
              <table:table-cell office:value-type="float" office:value="102051.766985261">
                <text:p>102051.7669852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1813178062439">
                <text:p>62.1813178062439</text:p>
              </table:table-cell>
              <table:table-cell office:value-type="float" office:value="102037.974264395">
                <text:p>102037.9742643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.2236859798431">
                <text:p>62.2236859798431</text:p>
              </table:table-cell>
              <table:table-cell office:value-type="float" office:value="101963.328437579">
                <text:p>101963.3284375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2660210132599">
                <text:p>62.2660210132599</text:p>
              </table:table-cell>
              <table:table-cell office:value-type="float" office:value="102043.146097789">
                <text:p>102043.1460977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3083522319794">
                <text:p>62.3083522319794</text:p>
              </table:table-cell>
              <table:table-cell office:value-type="float" office:value="102052.341762884">
                <text:p>102052.3417628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3506829738617">
                <text:p>62.3506829738617</text:p>
              </table:table-cell>
              <table:table-cell office:value-type="float" office:value="102053.491337554">
                <text:p>102053.4913375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3930068016052">
                <text:p>62.3930068016052</text:p>
              </table:table-cell>
              <table:table-cell office:value-type="float" office:value="102070.163081135">
                <text:p>102070.1630811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4353315830231">
                <text:p>62.4353315830231</text:p>
              </table:table-cell>
              <table:table-cell office:value-type="float" office:value="102067.863206458">
                <text:p>102067.8632064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4776790142059">
                <text:p>62.4776790142059</text:p>
              </table:table-cell>
              <table:table-cell office:value-type="float" office:value="102013.271627876">
                <text:p>102013.2716278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.5199882984161">
                <text:p>62.5199882984161</text:p>
              </table:table-cell>
              <table:table-cell office:value-type="float" office:value="102105.249016669">
                <text:p>102105.2490166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.5623245239258">
                <text:p>62.5623245239258</text:p>
              </table:table-cell>
              <table:table-cell office:value-type="float" office:value="102040.272792292">
                <text:p>102040.2727922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.604647397995">
                <text:p>62.604647397995</text:p>
              </table:table-cell>
              <table:table-cell office:value-type="float" office:value="102072.46305946">
                <text:p>102072.463059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.6469810009003">
                <text:p>62.6469810009003</text:p>
              </table:table-cell>
              <table:table-cell office:value-type="float" office:value="102046.594277991">
                <text:p>102046.5942779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.6893134117127">
                <text:p>62.6893134117127</text:p>
              </table:table-cell>
              <table:table-cell office:value-type="float" office:value="102049.467939512">
                <text:p>102049.4679395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.7316389083862">
                <text:p>62.7316389083862</text:p>
              </table:table-cell>
              <table:table-cell office:value-type="float" office:value="102066.138368464">
                <text:p>102066.1383684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.773984670639">
                <text:p>62.773984670639</text:p>
              </table:table-cell>
              <table:table-cell office:value-type="float" office:value="102017.292172219">
                <text:p>102017.2921722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.8163380622864">
                <text:p>62.8163380622864</text:p>
              </table:table-cell>
              <table:table-cell office:value-type="float" office:value="101998.915127531">
                <text:p>101998.9151275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.8586869239807">
                <text:p>62.8586869239807</text:p>
              </table:table-cell>
              <table:table-cell office:value-type="float" office:value="102009.82569923">
                <text:p>102009.825699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.9010238647461">
                <text:p>62.9010238647461</text:p>
              </table:table-cell>
              <table:table-cell office:value-type="float" office:value="102038.548886661">
                <text:p>102038.5488866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2.9433724880219">
                <text:p>62.9433724880219</text:p>
              </table:table-cell>
              <table:table-cell office:value-type="float" office:value="102010.400004504">
                <text:p>102010.4000045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2.9857134819031">
                <text:p>62.9857134819031</text:p>
              </table:table-cell>
              <table:table-cell office:value-type="float" office:value="102028.781188236">
                <text:p>102028.7811882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0286908149719">
                <text:p>63.0286908149719</text:p>
              </table:table-cell>
              <table:table-cell office:value-type="float" office:value="100518.103184289">
                <text:p>100518.1031842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0720303058624">
                <text:p>63.0720303058624</text:p>
              </table:table-cell>
              <table:table-cell office:value-type="float" office:value="99678.143679963">
                <text:p>99678.143679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1153736114502">
                <text:p>63.1153736114502</text:p>
              </table:table-cell>
              <table:table-cell office:value-type="float" office:value="99669.3708847878">
                <text:p>99669.37088478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1586854457855">
                <text:p>63.1586854457855</text:p>
              </table:table-cell>
              <table:table-cell office:value-type="float" office:value="99741.7926600353">
                <text:p>99741.79266003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.2020478248596">
                <text:p>63.2020478248596</text:p>
              </table:table-cell>
              <table:table-cell office:value-type="float" office:value="99625.5300618557">
                <text:p>99625.53006185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245373249054">
                <text:p>63.245373249054</text:p>
              </table:table-cell>
              <table:table-cell office:value-type="float" office:value="99710.5067136254">
                <text:p>99710.50671362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2887690067291">
                <text:p>63.2887690067291</text:p>
              </table:table-cell>
              <table:table-cell office:value-type="float" office:value="99548.901354284">
                <text:p>99548.9013542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3320832252502">
                <text:p>63.3320832252502</text:p>
              </table:table-cell>
              <table:table-cell office:value-type="float" office:value="99736.3024775283">
                <text:p>99736.30247752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3753924369812">
                <text:p>63.3753924369812</text:p>
              </table:table-cell>
              <table:table-cell office:value-type="float" office:value="99747.8325589589">
                <text:p>99747.83255895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4186954498291">
                <text:p>63.4186954498291</text:p>
              </table:table-cell>
              <table:table-cell office:value-type="float" office:value="94589.2613612588">
                <text:p>94589.2613612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546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546" chart:label-cell-address="source_2.I1:source_2.I1" chart:class="chart:scatter">
            <chart:domain table:cell-range-address="source_2.H2:source_2.H546"/>
            <chart:data-point chart:repeated="5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0990686416626">
                <text:p>0.190990686416626</text:p>
                <draw:g>
                  <svg:desc>source_2.H2:source_2.H546</svg:desc>
                </draw:g>
              </table:table-cell>
              <table:table-cell office:value-type="float" office:value="0">
                <text:p>0</text:p>
                <draw:g>
                  <svg:desc>source_2.I2:source_2.I5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5040416717529">
                <text:p>0.245040416717529</text:p>
              </table:table-cell>
              <table:table-cell office:value-type="float" office:value="79926.3932669022">
                <text:p>79926.3932669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3430271148682">
                <text:p>0.353430271148682</text:p>
              </table:table-cell>
              <table:table-cell office:value-type="float" office:value="39856.128810875">
                <text:p>39856.128810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084677696228">
                <text:p>0.84084677696228</text:p>
              </table:table-cell>
              <table:table-cell office:value-type="float" office:value="8863.05643833097">
                <text:p>8863.05643833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31726360321">
                <text:p>1.0031726360321</text:p>
              </table:table-cell>
              <table:table-cell office:value-type="float" office:value="26613.1349912755">
                <text:p>26613.1349912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217324256897">
                <text:p>1.4217324256897</text:p>
              </table:table-cell>
              <table:table-cell office:value-type="float" office:value="10321.1061041817">
                <text:p>10321.1061041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359985351562">
                <text:p>2.03359985351562</text:p>
              </table:table-cell>
              <table:table-cell office:value-type="float" office:value="7060.35295153677">
                <text:p>7060.35295153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015145778656">
                <text:p>6.1015145778656</text:p>
              </table:table-cell>
              <table:table-cell office:value-type="float" office:value="1061.96916423569">
                <text:p>1061.96916423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4289498329163">
                <text:p>6.14289498329163</text:p>
              </table:table-cell>
              <table:table-cell office:value-type="float" office:value="104397.237183254">
                <text:p>104397.237183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1792778968811">
                <text:p>6.61792778968811</text:p>
              </table:table-cell>
              <table:table-cell office:value-type="float" office:value="9094.10874750054">
                <text:p>9094.1087475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0010101795197">
                <text:p>11.0010101795197</text:p>
              </table:table-cell>
              <table:table-cell office:value-type="float" office:value="985.607756318273">
                <text:p>985.607756318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185902118683">
                <text:p>11.0185902118683</text:p>
              </table:table-cell>
              <table:table-cell office:value-type="float" office:value="245733.336226538">
                <text:p>245733.336226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0663080215454">
                <text:p>11.0663080215454</text:p>
              </table:table-cell>
              <table:table-cell office:value-type="float" office:value="90532.2358513663">
                <text:p>90532.2358513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1166870594025">
                <text:p>11.1166870594025</text:p>
              </table:table-cell>
              <table:table-cell office:value-type="float" office:value="85749.9504507702">
                <text:p>85749.9504507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671705245972">
                <text:p>11.1671705245972</text:p>
              </table:table-cell>
              <table:table-cell office:value-type="float" office:value="85572.5727887108">
                <text:p>85572.5727887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175667285919">
                <text:p>11.2175667285919</text:p>
              </table:table-cell>
              <table:table-cell office:value-type="float" office:value="85720.7419917967">
                <text:p>85720.7419917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680470943451">
                <text:p>11.2680470943451</text:p>
              </table:table-cell>
              <table:table-cell office:value-type="float" office:value="85577.8268549568">
                <text:p>85577.8268549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184590339661">
                <text:p>11.3184590339661</text:p>
              </table:table-cell>
              <table:table-cell office:value-type="float" office:value="85693.9850456151">
                <text:p>85693.9850456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368905544281">
                <text:p>11.368905544281</text:p>
              </table:table-cell>
              <table:table-cell office:value-type="float" office:value="85635.2594665104">
                <text:p>85635.2594665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4193408489227">
                <text:p>11.4193408489227</text:p>
              </table:table-cell>
              <table:table-cell office:value-type="float" office:value="85654.2858358427">
                <text:p>85654.2858358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698195457459">
                <text:p>11.4698195457459</text:p>
              </table:table-cell>
              <table:table-cell office:value-type="float" office:value="85580.6562347973">
                <text:p>85580.65623479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5202333927155">
                <text:p>11.5202333927155</text:p>
              </table:table-cell>
              <table:table-cell office:value-type="float" office:value="85690.7429144341">
                <text:p>85690.7429144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706725120544">
                <text:p>11.5706725120544</text:p>
              </table:table-cell>
              <table:table-cell office:value-type="float" office:value="85647.8078248415">
                <text:p>85647.8078248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6211178302765">
                <text:p>11.6211178302765</text:p>
              </table:table-cell>
              <table:table-cell office:value-type="float" office:value="85637.2831465666">
                <text:p>85637.2831465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6715514659882">
                <text:p>11.6715514659882</text:p>
              </table:table-cell>
              <table:table-cell office:value-type="float" office:value="85657.1202738094">
                <text:p>85657.1202738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219860553741">
                <text:p>11.7219860553741</text:p>
              </table:table-cell>
              <table:table-cell office:value-type="float" office:value="85655.5005720012">
                <text:p>85655.5005720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7724282741547">
                <text:p>11.7724282741547</text:p>
              </table:table-cell>
              <table:table-cell office:value-type="float" office:value="85642.5451623576">
                <text:p>85642.5451623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228743076324">
                <text:p>11.8228743076324</text:p>
              </table:table-cell>
              <table:table-cell office:value-type="float" office:value="85636.0689270557">
                <text:p>85636.06892705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873291015625">
                <text:p>11.873291015625</text:p>
              </table:table-cell>
              <table:table-cell office:value-type="float" office:value="85685.8801776197">
                <text:p>85685.8801776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9237577915192">
                <text:p>11.9237577915192</text:p>
              </table:table-cell>
              <table:table-cell office:value-type="float" office:value="85600.8715329778">
                <text:p>85600.8715329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9742012023926">
                <text:p>11.9742012023926</text:p>
              </table:table-cell>
              <table:table-cell office:value-type="float" office:value="85640.5212336051">
                <text:p>85640.5212336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0247385501862">
                <text:p>12.0247385501862</text:p>
              </table:table-cell>
              <table:table-cell office:value-type="float" office:value="85481.3358557147">
                <text:p>85481.3358557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0405530929565">
                <text:p>12.0405530929565</text:p>
              </table:table-cell>
              <table:table-cell office:value-type="float" office:value="273166.29147759">
                <text:p>273166.29147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0563435554504">
                <text:p>12.0563435554504</text:p>
              </table:table-cell>
              <table:table-cell office:value-type="float" office:value="273582.866978711">
                <text:p>273582.866978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0850908756256">
                <text:p>12.0850908756256</text:p>
              </table:table-cell>
              <table:table-cell office:value-type="float" office:value="150274.876881609">
                <text:p>150274.8768816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317775249481">
                <text:p>12.1317775249481</text:p>
              </table:table-cell>
              <table:table-cell office:value-type="float" office:value="92531.8064733579">
                <text:p>92531.8064733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1784019470215">
                <text:p>12.1784019470215</text:p>
              </table:table-cell>
              <table:table-cell office:value-type="float" office:value="92655.3039778683">
                <text:p>92655.30397786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2251329421997">
                <text:p>12.2251329421997</text:p>
              </table:table-cell>
              <table:table-cell office:value-type="float" office:value="92443.9974694394">
                <text:p>92443.99746943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2718062400818">
                <text:p>12.2718062400818</text:p>
              </table:table-cell>
              <table:table-cell office:value-type="float" office:value="92558.2762742514">
                <text:p>92558.27627425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185060024261">
                <text:p>12.3185060024261</text:p>
              </table:table-cell>
              <table:table-cell office:value-type="float" office:value="92505.8240798885">
                <text:p>92505.8240798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3651893138886">
                <text:p>12.3651893138886</text:p>
              </table:table-cell>
              <table:table-cell office:value-type="float" office:value="92538.4225041368">
                <text:p>92538.4225041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118328094482">
                <text:p>12.4118328094482</text:p>
              </table:table-cell>
              <table:table-cell office:value-type="float" office:value="92617.4153150989">
                <text:p>92617.41531509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4585556983948">
                <text:p>12.4585556983948</text:p>
              </table:table-cell>
              <table:table-cell office:value-type="float" office:value="92460.0361279788">
                <text:p>92460.0361279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5052523612976">
                <text:p>12.5052523612976</text:p>
              </table:table-cell>
              <table:table-cell office:value-type="float" office:value="92511.9640559583">
                <text:p>92511.96405595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5519137382507">
                <text:p>12.5519137382507</text:p>
              </table:table-cell>
              <table:table-cell office:value-type="float" office:value="92581.9228253761">
                <text:p>92581.9228253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5985412597656">
                <text:p>12.5985412597656</text:p>
              </table:table-cell>
              <table:table-cell office:value-type="float" office:value="92649.1449608836">
                <text:p>92649.1449608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6451785564423">
                <text:p>12.6451785564423</text:p>
              </table:table-cell>
              <table:table-cell office:value-type="float" office:value="92629.7257311705">
                <text:p>92629.7257311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6919693946838">
                <text:p>12.6919693946838</text:p>
              </table:table-cell>
              <table:table-cell office:value-type="float" office:value="92325.766375379">
                <text:p>92325.7663753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7386600971222">
                <text:p>12.7386600971222</text:p>
              </table:table-cell>
              <table:table-cell office:value-type="float" office:value="92523.7739934128">
                <text:p>92523.7739934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853448390961">
                <text:p>12.7853448390961</text:p>
              </table:table-cell>
              <table:table-cell office:value-type="float" office:value="92535.5869465298">
                <text:p>92535.5869465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8320233821869">
                <text:p>12.8320233821869</text:p>
              </table:table-cell>
              <table:table-cell office:value-type="float" office:value="92547.875618028">
                <text:p>92547.875618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8787436485291">
                <text:p>12.8787436485291</text:p>
              </table:table-cell>
              <table:table-cell office:value-type="float" office:value="92465.2262973377">
                <text:p>92465.22629733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9253661632538">
                <text:p>12.9253661632538</text:p>
              </table:table-cell>
              <table:table-cell office:value-type="float" office:value="92659.0945491923">
                <text:p>92659.0945491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9720602035522">
                <text:p>12.9720602035522</text:p>
              </table:table-cell>
              <table:table-cell office:value-type="float" office:value="92517.1600569827">
                <text:p>92517.1600569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0186986923218">
                <text:p>13.0186986923218</text:p>
              </table:table-cell>
              <table:table-cell office:value-type="float" office:value="92627.3580893179">
                <text:p>92627.35808931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0331203937531">
                <text:p>13.0331203937531</text:p>
              </table:table-cell>
              <table:table-cell office:value-type="float" office:value="299548.567177503">
                <text:p>299548.5671775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0475509166718">
                <text:p>13.0475509166718</text:p>
              </table:table-cell>
              <table:table-cell office:value-type="float" office:value="299365.450880613">
                <text:p>299365.450880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0754997730255">
                <text:p>13.0754997730255</text:p>
              </table:table-cell>
              <table:table-cell office:value-type="float" office:value="154568.041901967">
                <text:p>154568.041901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1193587779999">
                <text:p>13.1193587779999</text:p>
              </table:table-cell>
              <table:table-cell office:value-type="float" office:value="98497.4465910697">
                <text:p>98497.44659106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1632630825043">
                <text:p>13.1632630825043</text:p>
              </table:table-cell>
              <table:table-cell office:value-type="float" office:value="98395.81901514">
                <text:p>98395.81901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2071416378021">
                <text:p>13.2071416378021</text:p>
              </table:table-cell>
              <table:table-cell office:value-type="float" office:value="98453.5605303195">
                <text:p>98453.5605303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510483264923">
                <text:p>13.2510483264923</text:p>
              </table:table-cell>
              <table:table-cell office:value-type="float" office:value="98390.4760043007">
                <text:p>98390.4760043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2948668003082">
                <text:p>13.2948668003082</text:p>
              </table:table-cell>
              <table:table-cell office:value-type="float" office:value="98588.5546390406">
                <text:p>98588.5546390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3388216495514">
                <text:p>13.3388216495514</text:p>
              </table:table-cell>
              <table:table-cell office:value-type="float" office:value="98282.6712952918">
                <text:p>98282.67129529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3827135562897">
                <text:p>13.3827135562897</text:p>
              </table:table-cell>
              <table:table-cell office:value-type="float" office:value="98423.6120285069">
                <text:p>98423.6120285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4266080856323">
                <text:p>13.4266080856323</text:p>
              </table:table-cell>
              <table:table-cell office:value-type="float" office:value="98417.7314279196">
                <text:p>98417.73142791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704992771149">
                <text:p>13.4704992771149</text:p>
              </table:table-cell>
              <table:table-cell office:value-type="float" office:value="98425.2159506337">
                <text:p>98425.21595063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5143492221832">
                <text:p>13.5143492221832</text:p>
              </table:table-cell>
              <table:table-cell office:value-type="float" office:value="98517.7973031753">
                <text:p>98517.7973031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558251619339">
                <text:p>13.558251619339</text:p>
              </table:table-cell>
              <table:table-cell office:value-type="float" office:value="98400.0938416422">
                <text:p>98400.0938416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6021249294281">
                <text:p>13.6021249294281</text:p>
              </table:table-cell>
              <table:table-cell office:value-type="float" office:value="98465.3310002282">
                <text:p>98465.3310002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646014213562">
                <text:p>13.646014213562</text:p>
              </table:table-cell>
              <table:table-cell office:value-type="float" office:value="98429.4933318847">
                <text:p>98429.4933318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6899185180664">
                <text:p>13.6899185180664</text:p>
              </table:table-cell>
              <table:table-cell office:value-type="float" office:value="98395.81901514">
                <text:p>98395.819015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7337718009949">
                <text:p>13.7337718009949</text:p>
              </table:table-cell>
              <table:table-cell office:value-type="float" office:value="98510.2986940968">
                <text:p>98510.29869409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7776234149933">
                <text:p>13.7776234149933</text:p>
              </table:table-cell>
              <table:table-cell office:value-type="float" office:value="98514.0478559429">
                <text:p>98514.0478559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8215250968933">
                <text:p>13.8215250968933</text:p>
              </table:table-cell>
              <table:table-cell office:value-type="float" office:value="98401.6969973444">
                <text:p>98401.6969973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8654479980469">
                <text:p>13.8654479980469</text:p>
              </table:table-cell>
              <table:table-cell office:value-type="float" office:value="98354.1589135084">
                <text:p>98354.1589135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9093499183655">
                <text:p>13.9093499183655</text:p>
              </table:table-cell>
              <table:table-cell office:value-type="float" office:value="98401.1626063061">
                <text:p>98401.16260630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9532022476196">
                <text:p>13.9532022476196</text:p>
              </table:table-cell>
              <table:table-cell office:value-type="float" office:value="98512.4410373512">
                <text:p>98512.4410373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9970662593842">
                <text:p>13.9970662593842</text:p>
              </table:table-cell>
              <table:table-cell office:value-type="float" office:value="98486.2037515151">
                <text:p>98486.2037515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0114221572876">
                <text:p>14.0114221572876</text:p>
              </table:table-cell>
              <table:table-cell office:value-type="float" office:value="300921.616262269">
                <text:p>300921.6162622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.0257694721222">
                <text:p>14.0257694721222</text:p>
              </table:table-cell>
              <table:table-cell office:value-type="float" office:value="301101.638167406">
                <text:p>301101.638167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0601456165314">
                <text:p>14.0601456165314</text:p>
              </table:table-cell>
              <table:table-cell office:value-type="float" office:value="125668.543527715">
                <text:p>125668.543527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1088936328888">
                <text:p>14.1088936328888</text:p>
              </table:table-cell>
              <table:table-cell office:value-type="float" office:value="88618.9905313405">
                <text:p>88618.99053134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1576313972473">
                <text:p>14.1576313972473</text:p>
              </table:table-cell>
              <table:table-cell office:value-type="float" office:value="88637.631554488">
                <text:p>88637.6315544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2063856124878">
                <text:p>14.2063856124878</text:p>
              </table:table-cell>
              <table:table-cell office:value-type="float" office:value="88607.7230182405">
                <text:p>88607.72301824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2551460266113">
                <text:p>14.2551460266113</text:p>
              </table:table-cell>
              <table:table-cell office:value-type="float" office:value="88596.4583700053">
                <text:p>88596.4583700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303964138031">
                <text:p>14.303964138031</text:p>
              </table:table-cell>
              <table:table-cell office:value-type="float" office:value="88491.7477217007">
                <text:p>88491.74772170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3527586460114">
                <text:p>14.3527586460114</text:p>
              </table:table-cell>
              <table:table-cell office:value-type="float" office:value="88534.5539653766">
                <text:p>88534.55396537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4014921188354">
                <text:p>14.4014921188354</text:p>
              </table:table-cell>
              <table:table-cell office:value-type="float" office:value="88645.4371021952">
                <text:p>88645.43710219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502522945404">
                <text:p>14.4502522945404</text:p>
              </table:table-cell>
              <table:table-cell office:value-type="float" office:value="88596.8915727453">
                <text:p>88596.8915727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4989709854126">
                <text:p>14.4989709854126</text:p>
              </table:table-cell>
              <table:table-cell office:value-type="float" office:value="88672.3334034775">
                <text:p>88672.33340347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477106571198">
                <text:p>14.5477106571198</text:p>
              </table:table-cell>
              <table:table-cell office:value-type="float" office:value="88634.1628633902">
                <text:p>88634.16286339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596508026123">
                <text:p>14.596508026123</text:p>
              </table:table-cell>
              <table:table-cell office:value-type="float" office:value="88529.3631242335">
                <text:p>88529.36312423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6452860832214">
                <text:p>14.6452860832214</text:p>
              </table:table-cell>
              <table:table-cell office:value-type="float" office:value="88564.4131189208">
                <text:p>88564.41311892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6939558982849">
                <text:p>14.6939558982849</text:p>
              </table:table-cell>
              <table:table-cell office:value-type="float" office:value="88761.3810400909">
                <text:p>88761.38104009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7427914142609">
                <text:p>14.7427914142609</text:p>
              </table:table-cell>
              <table:table-cell office:value-type="float" office:value="88460.2100268026">
                <text:p>88460.2100268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7915580272675">
                <text:p>14.7915580272675</text:p>
              </table:table-cell>
              <table:table-cell office:value-type="float" office:value="88585.1965855423">
                <text:p>88585.19658554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8403036594391">
                <text:p>14.8403036594391</text:p>
              </table:table-cell>
              <table:table-cell office:value-type="float" office:value="88623.3249532902">
                <text:p>88623.32495329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8890573978424">
                <text:p>14.8890573978424</text:p>
              </table:table-cell>
              <table:table-cell office:value-type="float" office:value="88608.5896482923">
                <text:p>88608.58964829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9378163814545">
                <text:p>14.9378163814545</text:p>
              </table:table-cell>
              <table:table-cell office:value-type="float" office:value="88599.0576499927">
                <text:p>88599.05764999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9865655899048">
                <text:p>14.9865655899048</text:p>
              </table:table-cell>
              <table:table-cell office:value-type="float" office:value="88616.8234793538">
                <text:p>88616.82347935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035356760025">
                <text:p>15.035356760025</text:p>
              </table:table-cell>
              <table:table-cell office:value-type="float" office:value="88540.6107161182">
                <text:p>88540.6107161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0485198497772">
                <text:p>15.0485198497772</text:p>
              </table:table-cell>
              <table:table-cell office:value-type="float" office:value="328190.423474008">
                <text:p>328190.423474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0616710186005">
                <text:p>15.0616710186005</text:p>
              </table:table-cell>
              <table:table-cell office:value-type="float" office:value="328487.912980421">
                <text:p>328487.9129804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.0869657993317">
                <text:p>15.0869657993317</text:p>
              </table:table-cell>
              <table:table-cell office:value-type="float" office:value="170786.220521424">
                <text:p>170786.2205214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1268057823181">
                <text:p>15.1268057823181</text:p>
              </table:table-cell>
              <table:table-cell office:value-type="float" office:value="108433.781246073">
                <text:p>108433.78124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1667194366455">
                <text:p>15.1667194366455</text:p>
              </table:table-cell>
              <table:table-cell office:value-type="float" office:value="108233.637656054">
                <text:p>108233.6376560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2066497802734">
                <text:p>15.2066497802734</text:p>
              </table:table-cell>
              <table:table-cell office:value-type="float" office:value="108188.400286601">
                <text:p>108188.4002866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246474981308">
                <text:p>15.246474981308</text:p>
              </table:table-cell>
              <table:table-cell office:value-type="float" office:value="108474.028699884">
                <text:p>108474.0286998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2864305973053">
                <text:p>15.2864305973053</text:p>
              </table:table-cell>
              <table:table-cell office:value-type="float" office:value="108119.969925889">
                <text:p>108119.969925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3263113498688">
                <text:p>15.3263113498688</text:p>
              </table:table-cell>
              <table:table-cell office:value-type="float" office:value="108322.930795351">
                <text:p>108322.930795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.3661947250366">
                <text:p>15.3661947250366</text:p>
              </table:table-cell>
              <table:table-cell office:value-type="float" office:value="108315.807822672">
                <text:p>108315.807822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4060878753662">
                <text:p>15.4060878753662</text:p>
              </table:table-cell>
              <table:table-cell office:value-type="float" office:value="108289.266811695">
                <text:p>108289.2668116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4459867477417">
                <text:p>15.4459867477417</text:p>
              </table:table-cell>
              <table:table-cell office:value-type="float" office:value="108273.736644597">
                <text:p>108273.7366445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4858417510986">
                <text:p>15.4858417510986</text:p>
              </table:table-cell>
              <table:table-cell office:value-type="float" office:value="108392.915220981">
                <text:p>108392.9152209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5257649421692">
                <text:p>15.5257649421692</text:p>
              </table:table-cell>
              <table:table-cell office:value-type="float" office:value="108207.783099433">
                <text:p>108207.783099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5656583309174">
                <text:p>15.5656583309174</text:p>
              </table:table-cell>
              <table:table-cell office:value-type="float" office:value="108288.619632452">
                <text:p>108288.6196324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6054701805115">
                <text:p>15.6054701805115</text:p>
              </table:table-cell>
              <table:table-cell office:value-type="float" office:value="108510.406927651">
                <text:p>108510.4069276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6453621387482">
                <text:p>15.6453621387482</text:p>
              </table:table-cell>
              <table:table-cell office:value-type="float" office:value="108292.502823947">
                <text:p>108292.5028239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6853272914886">
                <text:p>15.6853272914886</text:p>
              </table:table-cell>
              <table:table-cell office:value-type="float" office:value="108094.169639555">
                <text:p>108094.1696395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7252123355865">
                <text:p>15.7252123355865</text:p>
              </table:table-cell>
              <table:table-cell office:value-type="float" office:value="108311.275509594">
                <text:p>108311.275509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7650947570801">
                <text:p>15.7650947570801</text:p>
              </table:table-cell>
              <table:table-cell office:value-type="float" office:value="108318.397886166">
                <text:p>108318.397886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8049745559692">
                <text:p>15.8049745559692</text:p>
              </table:table-cell>
              <table:table-cell office:value-type="float" office:value="108325.521199512">
                <text:p>108325.521199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8448972702026">
                <text:p>15.8448972702026</text:p>
              </table:table-cell>
              <table:table-cell office:value-type="float" office:value="108209.075533897">
                <text:p>108209.0755338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8847930431366">
                <text:p>15.8847930431366</text:p>
              </table:table-cell>
              <table:table-cell office:value-type="float" office:value="108282.148265456">
                <text:p>108282.148265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9247035980225">
                <text:p>15.9247035980225</text:p>
              </table:table-cell>
              <table:table-cell office:value-type="float" office:value="108242.043047366">
                <text:p>108242.0430473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9646182060242">
                <text:p>15.9646182060242</text:p>
              </table:table-cell>
              <table:table-cell office:value-type="float" office:value="108231.051644426">
                <text:p>108231.0516444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0046458244324">
                <text:p>16.0046458244324</text:p>
              </table:table-cell>
              <table:table-cell office:value-type="float" office:value="107925.481749738">
                <text:p>107925.4817497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0168244838715">
                <text:p>16.0168244838715</text:p>
              </table:table-cell>
              <table:table-cell office:value-type="float" office:value="354718.844188642">
                <text:p>354718.8441886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0289413928986">
                <text:p>16.0289413928986</text:p>
              </table:table-cell>
              <table:table-cell office:value-type="float" office:value="356526.568808784">
                <text:p>356526.568808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0517394542694">
                <text:p>16.0517394542694</text:p>
              </table:table-cell>
              <table:table-cell office:value-type="float" office:value="189489.796072034">
                <text:p>189489.7960720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088508605957">
                <text:p>16.088508605957</text:p>
              </table:table-cell>
              <table:table-cell office:value-type="float" office:value="117489.792440718">
                <text:p>117489.7924407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1249222755432">
                <text:p>16.1249222755432</text:p>
              </table:table-cell>
              <table:table-cell office:value-type="float" office:value="118636.766057749">
                <text:p>118636.7660577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1614339351654">
                <text:p>16.1614339351654</text:p>
              </table:table-cell>
              <table:table-cell office:value-type="float" office:value="118318.368562305">
                <text:p>118318.3685623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1980183124542">
                <text:p>16.1980183124542</text:p>
              </table:table-cell>
              <table:table-cell office:value-type="float" office:value="118083.190699008">
                <text:p>118083.1906990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2346448898315">
                <text:p>16.2346448898315</text:p>
              </table:table-cell>
              <table:table-cell office:value-type="float" office:value="117947.138644604">
                <text:p>117947.1386446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2712557315826">
                <text:p>16.2712557315826</text:p>
              </table:table-cell>
              <table:table-cell office:value-type="float" office:value="117997.833247589">
                <text:p>117997.8332475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3078227043152">
                <text:p>16.3078227043152</text:p>
              </table:table-cell>
              <table:table-cell office:value-type="float" office:value="118139.394026328">
                <text:p>118139.39402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3443326950073">
                <text:p>16.3443326950073</text:p>
              </table:table-cell>
              <table:table-cell office:value-type="float" office:value="118323.777084122">
                <text:p>118323.7770841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380875825882">
                <text:p>16.380875825882</text:p>
              </table:table-cell>
              <table:table-cell office:value-type="float" office:value="118216.471785637">
                <text:p>118216.4717856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4175100326538">
                <text:p>16.4175100326538</text:p>
              </table:table-cell>
              <table:table-cell office:value-type="float" office:value="117922.575119586">
                <text:p>117922.5751195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4540643692017">
                <text:p>16.4540643692017</text:p>
              </table:table-cell>
              <table:table-cell office:value-type="float" office:value="118180.232715888">
                <text:p>118180.2327158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4906544685364">
                <text:p>16.4906544685364</text:p>
              </table:table-cell>
              <table:table-cell office:value-type="float" office:value="118064.724571578">
                <text:p>118064.7245715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271348953247">
                <text:p>16.5271348953247</text:p>
              </table:table-cell>
              <table:table-cell office:value-type="float" office:value="118419.667211293">
                <text:p>118419.6672112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5637683868408">
                <text:p>16.5637683868408</text:p>
              </table:table-cell>
              <table:table-cell office:value-type="float" office:value="117924.877515424">
                <text:p>117924.8775154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6003515720367">
                <text:p>16.6003515720367</text:p>
              </table:table-cell>
              <table:table-cell office:value-type="float" office:value="118087.038535985">
                <text:p>118087.0385359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6369125843048">
                <text:p>16.6369125843048</text:p>
              </table:table-cell>
              <table:table-cell office:value-type="float" office:value="118158.654041787">
                <text:p>118158.6540417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6735200881958">
                <text:p>16.6735200881958</text:p>
              </table:table-cell>
              <table:table-cell office:value-type="float" office:value="118008.592251031">
                <text:p>118008.5922510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710077047348">
                <text:p>16.710077047348</text:p>
              </table:table-cell>
              <table:table-cell office:value-type="float" office:value="118171.754439741">
                <text:p>118171.7544397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7466311454773">
                <text:p>16.7466311454773</text:p>
              </table:table-cell>
              <table:table-cell office:value-type="float" office:value="118181.003528591">
                <text:p>118181.0035285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7831299304962">
                <text:p>16.7831299304962</text:p>
              </table:table-cell>
              <table:table-cell office:value-type="float" office:value="118360.104254444">
                <text:p>118360.1042544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8197848796844">
                <text:p>16.8197848796844</text:p>
              </table:table-cell>
              <table:table-cell office:value-type="float" office:value="117855.84472688">
                <text:p>117855.844726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8563468456268">
                <text:p>16.8563468456268</text:p>
              </table:table-cell>
              <table:table-cell office:value-type="float" office:value="118155.57201732">
                <text:p>118155.572017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8929464817047">
                <text:p>16.8929464817047</text:p>
              </table:table-cell>
              <table:table-cell office:value-type="float" office:value="118033.960523744">
                <text:p>118033.9605237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9294815063477">
                <text:p>16.9294815063477</text:p>
              </table:table-cell>
              <table:table-cell office:value-type="float" office:value="118242.701140049">
                <text:p>118242.701140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9660792350769">
                <text:p>16.9660792350769</text:p>
              </table:table-cell>
              <table:table-cell office:value-type="float" office:value="118040.112050657">
                <text:p>118040.1120506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0025632381439">
                <text:p>17.0025632381439</text:p>
              </table:table-cell>
              <table:table-cell office:value-type="float" office:value="118408.05933671">
                <text:p>118408.059336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0179867744446">
                <text:p>20.0179867744446</text:p>
              </table:table-cell>
              <table:table-cell office:value-type="float" office:value="1432.63456957022">
                <text:p>1432.634569570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2162508964539">
                <text:p>20.2162508964539</text:p>
              </table:table-cell>
              <table:table-cell office:value-type="float" office:value="21789.1162365617">
                <text:p>21789.11623656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378654718399">
                <text:p>20.378654718399</text:p>
              </table:table-cell>
              <table:table-cell office:value-type="float" office:value="26600.3592049573">
                <text:p>26600.35920495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8660054206848">
                <text:p>20.8660054206848</text:p>
              </table:table-cell>
              <table:table-cell office:value-type="float" office:value="8864.25315432683">
                <text:p>8864.253154326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028281211853">
                <text:p>21.028281211853</text:p>
              </table:table-cell>
              <table:table-cell office:value-type="float" office:value="26621.3460979028">
                <text:p>26621.34609790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5476460456848">
                <text:p>21.5476460456848</text:p>
              </table:table-cell>
              <table:table-cell office:value-type="float" office:value="8317.85234307791">
                <text:p>8317.852343077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5985615253448">
                <text:p>21.5985615253448</text:p>
              </table:table-cell>
              <table:table-cell office:value-type="float" office:value="84846.4951885931">
                <text:p>84846.49518859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2069382667541">
                <text:p>22.2069382667541</text:p>
              </table:table-cell>
              <table:table-cell office:value-type="float" office:value="7100.8631756578">
                <text:p>7100.86317565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.9963388442993">
                <text:p>25.9963388442993</text:p>
              </table:table-cell>
              <table:table-cell office:value-type="float" office:value="1140.02199334613">
                <text:p>1140.021993346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1201927661896">
                <text:p>26.1201927661896</text:p>
              </table:table-cell>
              <table:table-cell office:value-type="float" office:value="34879.7998001852">
                <text:p>34879.7998001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5569937229156">
                <text:p>26.5569937229156</text:p>
              </table:table-cell>
              <table:table-cell office:value-type="float" office:value="9890.08822778094">
                <text:p>9890.088227780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9905109405518">
                <text:p>26.9905109405518</text:p>
              </table:table-cell>
              <table:table-cell office:value-type="float" office:value="9965.0021366076">
                <text:p>9965.00213660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.1619153022766">
                <text:p>30.1619153022766</text:p>
              </table:table-cell>
              <table:table-cell office:value-type="float" office:value="1362.17256056571">
                <text:p>1362.172560565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.2104053497314">
                <text:p>30.2104053497314</text:p>
              </table:table-cell>
              <table:table-cell office:value-type="float" office:value="89090.4469422073">
                <text:p>89090.44694220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.259149312973">
                <text:p>30.259149312973</text:p>
              </table:table-cell>
              <table:table-cell office:value-type="float" office:value="88626.3593009435">
                <text:p>88626.359300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.3079161643982">
                <text:p>30.3079161643982</text:p>
              </table:table-cell>
              <table:table-cell office:value-type="float" office:value="88584.763497162">
                <text:p>88584.7634971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.3566784858704">
                <text:p>30.3566784858704</text:p>
              </table:table-cell>
              <table:table-cell office:value-type="float" office:value="88592.9929005887">
                <text:p>88592.99290058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.4054419994354">
                <text:p>30.4054419994354</text:p>
              </table:table-cell>
              <table:table-cell office:value-type="float" office:value="88590.8271198705">
                <text:p>88590.82711987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4542064666748">
                <text:p>30.4542064666748</text:p>
              </table:table-cell>
              <table:table-cell office:value-type="float" office:value="88589.0945715361">
                <text:p>88589.09457153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.503011226654">
                <text:p>30.503011226654</text:p>
              </table:table-cell>
              <table:table-cell office:value-type="float" office:value="88515.9562681361">
                <text:p>88515.95626813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.5518417358398">
                <text:p>30.5518417358398</text:p>
              </table:table-cell>
              <table:table-cell office:value-type="float" office:value="88469.2802109272">
                <text:p>88469.28021092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.6004564762115">
                <text:p>30.6004564762115</text:p>
              </table:table-cell>
              <table:table-cell office:value-type="float" office:value="88861.9370785415">
                <text:p>88861.93707854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491727828979">
                <text:p>30.6491727828979</text:p>
              </table:table-cell>
              <table:table-cell office:value-type="float" office:value="88676.6730452061">
                <text:p>88676.67304520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6980159282684">
                <text:p>30.6980159282684</text:p>
              </table:table-cell>
              <table:table-cell office:value-type="float" office:value="88446.3923695348">
                <text:p>88446.39236953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.7467470169067">
                <text:p>30.7467470169067</text:p>
              </table:table-cell>
              <table:table-cell office:value-type="float" office:value="88649.7741116379">
                <text:p>88649.77411163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.7955663204193">
                <text:p>30.7955663204193</text:p>
              </table:table-cell>
              <table:table-cell office:value-type="float" office:value="88489.5868882562">
                <text:p>88489.58688825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.8442182540894">
                <text:p>30.8442182540894</text:p>
              </table:table-cell>
              <table:table-cell office:value-type="float" office:value="88794.0041458191">
                <text:p>88794.00414581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8930463790894">
                <text:p>30.8930463790894</text:p>
              </table:table-cell>
              <table:table-cell office:value-type="float" office:value="88473.6">
                <text:p>88473.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.9417932033539">
                <text:p>30.9417932033539</text:p>
              </table:table-cell>
              <table:table-cell office:value-type="float" office:value="88621.1576893167">
                <text:p>88621.15768931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.9905304908752">
                <text:p>30.9905304908752</text:p>
              </table:table-cell>
              <table:table-cell office:value-type="float" office:value="88638.4987696838">
                <text:p>88638.49876968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0083944797516">
                <text:p>31.0083944797516</text:p>
              </table:table-cell>
              <table:table-cell office:value-type="float" office:value="241827.288961256">
                <text:p>241827.2889612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.0259673595428">
                <text:p>31.0259673595428</text:p>
              </table:table-cell>
              <table:table-cell office:value-type="float" office:value="245833.355222099">
                <text:p>245833.3552220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.05575299263">
                <text:p>31.05575299263</text:p>
              </table:table-cell>
              <table:table-cell office:value-type="float" office:value="145036.366605299">
                <text:p>145036.3666052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1061949729919">
                <text:p>31.1061949729919</text:p>
              </table:table-cell>
              <table:table-cell office:value-type="float" office:value="85642.9499595876">
                <text:p>85642.94995958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.1566812992096">
                <text:p>31.1566812992096</text:p>
              </table:table-cell>
              <table:table-cell office:value-type="float" office:value="85567.7234539916">
                <text:p>85567.72345399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.2070958614349">
                <text:p>31.2070958614349</text:p>
              </table:table-cell>
              <table:table-cell office:value-type="float" office:value="85689.527178488">
                <text:p>85689.527178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2575418949127">
                <text:p>31.2575418949127</text:p>
              </table:table-cell>
              <table:table-cell office:value-type="float" office:value="85636.0689270557">
                <text:p>85636.06892705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.3079805374146">
                <text:p>31.3079805374146</text:p>
              </table:table-cell>
              <table:table-cell office:value-type="float" office:value="85648.6175226301">
                <text:p>85648.61752263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.3584043979645">
                <text:p>31.3584043979645</text:p>
              </table:table-cell>
              <table:table-cell office:value-type="float" office:value="85673.7257497884">
                <text:p>85673.72574978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4089133739471">
                <text:p>31.4089133739471</text:p>
              </table:table-cell>
              <table:table-cell office:value-type="float" office:value="85529.3522775549">
                <text:p>85529.35227755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.4593274593353">
                <text:p>31.4593274593353</text:p>
              </table:table-cell>
              <table:table-cell office:value-type="float" office:value="85690.3376652857">
                <text:p>85690.33766528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5097501277924">
                <text:p>31.5097501277924</text:p>
              </table:table-cell>
              <table:table-cell office:value-type="float" office:value="85675.7512482978">
                <text:p>85675.75124829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5602622032166">
                <text:p>31.5602622032166</text:p>
              </table:table-cell>
              <table:table-cell office:value-type="float" office:value="85524.1041616516">
                <text:p>85524.10416165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6106157302856">
                <text:p>31.6106157302856</text:p>
              </table:table-cell>
              <table:table-cell office:value-type="float" office:value="85793.3942556274">
                <text:p>85793.39425562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6610753536224">
                <text:p>31.6610753536224</text:p>
              </table:table-cell>
              <table:table-cell office:value-type="float" office:value="85613.0052966552">
                <text:p>85613.00529665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7115106582642">
                <text:p>31.7115106582642</text:p>
              </table:table-cell>
              <table:table-cell office:value-type="float" office:value="85654.2858358427">
                <text:p>85654.28583584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7619533538818">
                <text:p>31.7619533538818</text:p>
              </table:table-cell>
              <table:table-cell office:value-type="float" office:value="85641.7355793772">
                <text:p>85641.73557937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.8124508857727">
                <text:p>31.8124508857727</text:p>
              </table:table-cell>
              <table:table-cell office:value-type="float" office:value="85548.7355171339">
                <text:p>85548.73551713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.862865447998">
                <text:p>31.862865447998</text:p>
              </table:table-cell>
              <table:table-cell office:value-type="float" office:value="85689.527178488">
                <text:p>85689.5271784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.9132924079895">
                <text:p>31.9132924079895</text:p>
              </table:table-cell>
              <table:table-cell office:value-type="float" office:value="85668.4599018468">
                <text:p>85668.45990184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.9637348651886">
                <text:p>31.9637348651886</text:p>
              </table:table-cell>
              <table:table-cell office:value-type="float" office:value="85642.1403689542">
                <text:p>85642.14036895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.014226436615">
                <text:p>32.014226436615</text:p>
              </table:table-cell>
              <table:table-cell office:value-type="float" office:value="85558.8344343342">
                <text:p>85558.83443433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.0300188064575">
                <text:p>32.0300188064575</text:p>
              </table:table-cell>
              <table:table-cell office:value-type="float" office:value="273549.824571998">
                <text:p>273549.824571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0458180904388">
                <text:p>32.0458180904388</text:p>
              </table:table-cell>
              <table:table-cell office:value-type="float" office:value="273430.112725791">
                <text:p>273430.1127257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.0745651721954">
                <text:p>32.0745651721954</text:p>
              </table:table-cell>
              <table:table-cell office:value-type="float" office:value="150276.123210642">
                <text:p>150276.1232106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.1211898326874">
                <text:p>32.1211898326874</text:p>
              </table:table-cell>
              <table:table-cell office:value-type="float" office:value="92654.8301782591">
                <text:p>92654.83017825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.1680135726929">
                <text:p>32.1680135726929</text:p>
              </table:table-cell>
              <table:table-cell office:value-type="float" office:value="92260.8915796388">
                <text:p>92260.89157963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.2146382331848">
                <text:p>32.2146382331848</text:p>
              </table:table-cell>
              <table:table-cell office:value-type="float" office:value="92654.8301782591">
                <text:p>92654.83017825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.2613439559937">
                <text:p>32.2613439559937</text:p>
              </table:table-cell>
              <table:table-cell office:value-type="float" office:value="92494.0187240299">
                <text:p>92494.01872402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.3079996109009">
                <text:p>32.3079996109009</text:p>
              </table:table-cell>
              <table:table-cell office:value-type="float" office:value="92593.2774620825">
                <text:p>92593.27746208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.354679107666">
                <text:p>32.354679107666</text:p>
              </table:table-cell>
              <table:table-cell office:value-type="float" office:value="92545.9848407461">
                <text:p>92545.98484074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.4013743400574">
                <text:p>32.4013743400574</text:p>
              </table:table-cell>
              <table:table-cell office:value-type="float" office:value="92514.7981659808">
                <text:p>92514.79816598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.4480354785919">
                <text:p>32.4480354785919</text:p>
              </table:table-cell>
              <table:table-cell office:value-type="float" office:value="92582.3958796389">
                <text:p>92582.39587963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.4947745800018">
                <text:p>32.4947745800018</text:p>
              </table:table-cell>
              <table:table-cell office:value-type="float" office:value="92427.964374254">
                <text:p>92427.9643742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5413956642151">
                <text:p>32.5413956642151</text:p>
              </table:table-cell>
              <table:table-cell office:value-type="float" office:value="92661.9376812261">
                <text:p>92661.93768122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5880916118622">
                <text:p>32.5880916118622</text:p>
              </table:table-cell>
              <table:table-cell office:value-type="float" office:value="92513.3810892641">
                <text:p>92513.38108926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.6347985267639">
                <text:p>32.6347985267639</text:p>
              </table:table-cell>
              <table:table-cell office:value-type="float" office:value="92491.6580144255">
                <text:p>92491.6580144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.6814830303192">
                <text:p>32.6814830303192</text:p>
              </table:table-cell>
              <table:table-cell office:value-type="float" office:value="92536.0595273966">
                <text:p>92536.05952739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.7280974388123">
                <text:p>32.7280974388123</text:p>
              </table:table-cell>
              <table:table-cell office:value-type="float" office:value="92675.2079380099">
                <text:p>92675.20793800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.7748253345489">
                <text:p>32.7748253345489</text:p>
              </table:table-cell>
              <table:table-cell office:value-type="float" office:value="92450.1292406284">
                <text:p>92450.12924062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.8215236663818">
                <text:p>32.8215236663818</text:p>
              </table:table-cell>
              <table:table-cell office:value-type="float" office:value="92508.6578137205">
                <text:p>92508.65781372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.8681933879852">
                <text:p>32.8681933879852</text:p>
              </table:table-cell>
              <table:table-cell office:value-type="float" office:value="92565.368971172">
                <text:p>92565.3689711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.9150009155273">
                <text:p>32.9150009155273</text:p>
              </table:table-cell>
              <table:table-cell office:value-type="float" office:value="92292.8474723036">
                <text:p>92292.84747230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.9615490436554">
                <text:p>32.9615490436554</text:p>
              </table:table-cell>
              <table:table-cell office:value-type="float" office:value="92807.1691329">
                <text:p>92807.16913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0082993507385">
                <text:p>33.0082993507385</text:p>
              </table:table-cell>
              <table:table-cell office:value-type="float" office:value="92405.8101333605">
                <text:p>92405.81013336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0227243900299">
                <text:p>33.0227243900299</text:p>
              </table:table-cell>
              <table:table-cell office:value-type="float" office:value="299479.253590731">
                <text:p>299479.2535907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0371611118317">
                <text:p>33.0371611118317</text:p>
              </table:table-cell>
              <table:table-cell office:value-type="float" office:value="299236.908442331">
                <text:p>299236.9084423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065034866333">
                <text:p>33.065034866333</text:p>
              </table:table-cell>
              <table:table-cell office:value-type="float" office:value="154984.503425683">
                <text:p>154984.5034256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108913898468">
                <text:p>33.108913898468</text:p>
              </table:table-cell>
              <table:table-cell office:value-type="float" office:value="98452.4906271395">
                <text:p>98452.49062713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152827501297">
                <text:p>33.152827501297</text:p>
              </table:table-cell>
              <table:table-cell office:value-type="float" office:value="98374.9845537416">
                <text:p>98374.98455374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1967189311981">
                <text:p>33.1967189311981</text:p>
              </table:table-cell>
              <table:table-cell office:value-type="float" office:value="98424.6813041164">
                <text:p>98424.68130411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2405996322632">
                <text:p>33.2405996322632</text:p>
              </table:table-cell>
              <table:table-cell office:value-type="float" office:value="98448.7461491233">
                <text:p>98448.74614912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2844941616058">
                <text:p>33.2844941616058</text:p>
              </table:table-cell>
              <table:table-cell office:value-type="float" office:value="98417.7314279196">
                <text:p>98417.73142791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.3285510540009">
                <text:p>33.3285510540009</text:p>
              </table:table-cell>
              <table:table-cell office:value-type="float" office:value="98055.0321449445">
                <text:p>98055.03214494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.3722121715546">
                <text:p>33.3722121715546</text:p>
              </table:table-cell>
              <table:table-cell office:value-type="float" office:value="98943.8713905028">
                <text:p>98943.87139050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.4161069393158">
                <text:p>33.4161069393158</text:p>
              </table:table-cell>
              <table:table-cell office:value-type="float" office:value="98417.196862711">
                <text:p>98417.1968627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.4600019454956">
                <text:p>33.4600019454956</text:p>
              </table:table-cell>
              <table:table-cell office:value-type="float" office:value="98416.6623033095">
                <text:p>98416.66230330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.5038623809814">
                <text:p>33.5038623809814</text:p>
              </table:table-cell>
              <table:table-cell office:value-type="float" office:value="98494.2340892783">
                <text:p>98494.23408927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.5477383136749">
                <text:p>33.5477383136749</text:p>
              </table:table-cell>
              <table:table-cell office:value-type="float" office:value="98459.4454134946">
                <text:p>98459.44541349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.5916159152985">
                <text:p>33.5916159152985</text:p>
              </table:table-cell>
              <table:table-cell office:value-type="float" office:value="98455.7004064422">
                <text:p>98455.70040644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.6354923248291">
                <text:p>33.6354923248291</text:p>
              </table:table-cell>
              <table:table-cell office:value-type="float" office:value="98458.3753824084">
                <text:p>98458.37538240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.6793963909149">
                <text:p>33.6793963909149</text:p>
              </table:table-cell>
              <table:table-cell office:value-type="float" office:value="98396.3533481403">
                <text:p>98396.35334814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.7232728004456">
                <text:p>33.7232728004456</text:p>
              </table:table-cell>
              <table:table-cell office:value-type="float" office:value="98458.3753824084">
                <text:p>98458.3753824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.7671818733215">
                <text:p>33.7671818733215</text:p>
              </table:table-cell>
              <table:table-cell office:value-type="float" office:value="98385.1335736936">
                <text:p>98385.13357369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.8110690116882">
                <text:p>33.8110690116882</text:p>
              </table:table-cell>
              <table:table-cell office:value-type="float" office:value="98434.3058302006">
                <text:p>98434.30583020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8549299240112">
                <text:p>33.8549299240112</text:p>
              </table:table-cell>
              <table:table-cell office:value-type="float" office:value="98493.1633019145">
                <text:p>98493.1633019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.8988976478577">
                <text:p>33.8988976478577</text:p>
              </table:table-cell>
              <table:table-cell office:value-type="float" office:value="98253.8922207641">
                <text:p>98253.89222076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.9427292346954">
                <text:p>33.9427292346954</text:p>
              </table:table-cell>
              <table:table-cell office:value-type="float" office:value="98559.0600675577">
                <text:p>98559.06006755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.9865682125092">
                <text:p>33.9865682125092</text:p>
              </table:table-cell>
              <table:table-cell office:value-type="float" office:value="98542.443629877">
                <text:p>98542.4436298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.0304486751556">
                <text:p>34.0304486751556</text:p>
              </table:table-cell>
              <table:table-cell office:value-type="float" office:value="98449.2810571155">
                <text:p>98449.28105711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.0447843074799">
                <text:p>34.0447843074799</text:p>
              </table:table-cell>
              <table:table-cell office:value-type="float" office:value="301347.014369345">
                <text:p>301347.0143693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4.0591382980347">
                <text:p>34.0591382980347</text:p>
              </table:table-cell>
              <table:table-cell office:value-type="float" office:value="300961.602524707">
                <text:p>300961.6025247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.0935661792755">
                <text:p>34.0935661792755</text:p>
              </table:table-cell>
              <table:table-cell office:value-type="float" office:value="125479.693907937">
                <text:p>125479.6939079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.1423189640045">
                <text:p>34.1423189640045</text:p>
              </table:table-cell>
              <table:table-cell office:value-type="float" office:value="88610.3229592535">
                <text:p>88610.32295925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.1910734176636">
                <text:p>34.1910734176636</text:p>
              </table:table-cell>
              <table:table-cell office:value-type="float" office:value="88607.2897095716">
                <text:p>88607.28970957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.239846944809">
                <text:p>34.239846944809</text:p>
              </table:table-cell>
              <table:table-cell office:value-type="float" office:value="88572.6387415616">
                <text:p>88572.63874156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.2885563373566">
                <text:p>34.2885563373566</text:p>
              </table:table-cell>
              <table:table-cell office:value-type="float" office:value="88689.2604086108">
                <text:p>88689.26040861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.3373572826385">
                <text:p>34.3373572826385</text:p>
              </table:table-cell>
              <table:table-cell office:value-type="float" office:value="88522.8754287054">
                <text:p>88522.87542870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.3861398696899">
                <text:p>34.3861398696899</text:p>
              </table:table-cell>
              <table:table-cell office:value-type="float" office:value="88556.1890239432">
                <text:p>88556.18902394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.4347977638245">
                <text:p>34.4347977638245</text:p>
              </table:table-cell>
              <table:table-cell office:value-type="float" office:value="88783.1271130798">
                <text:p>88783.12711307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.483656167984">
                <text:p>34.483656167984</text:p>
              </table:table-cell>
              <table:table-cell office:value-type="float" office:value="88418.7700010248">
                <text:p>88418.77000102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.5323386192322">
                <text:p>34.5323386192322</text:p>
              </table:table-cell>
              <table:table-cell office:value-type="float" office:value="88738.3418303631">
                <text:p>88738.34183036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.5811641216278">
                <text:p>34.5811641216278</text:p>
              </table:table-cell>
              <table:table-cell office:value-type="float" office:value="88478.3522552481">
                <text:p>88478.3522552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.6299123764038">
                <text:p>34.6299123764038</text:p>
              </table:table-cell>
              <table:table-cell office:value-type="float" office:value="88618.5571124642">
                <text:p>88618.55711246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.6787292957306">
                <text:p>34.6787292957306</text:p>
              </table:table-cell>
              <table:table-cell office:value-type="float" office:value="88493.908660679">
                <text:p>88493.9086606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.7273683547974">
                <text:p>34.7273683547974</text:p>
              </table:table-cell>
              <table:table-cell office:value-type="float" office:value="88817.5076345419">
                <text:p>88817.50763454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7761840820313">
                <text:p>34.7761840820313</text:p>
              </table:table-cell>
              <table:table-cell office:value-type="float" office:value="88496.0697051986">
                <text:p>88496.06970519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8249492645264">
                <text:p>34.8249492645264</text:p>
              </table:table-cell>
              <table:table-cell office:value-type="float" office:value="88587.7952047561">
                <text:p>88587.7952047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8737041950226">
                <text:p>34.8737041950226</text:p>
              </table:table-cell>
              <table:table-cell office:value-type="float" office:value="88606.4231049474">
                <text:p>88606.42310494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9224672317505">
                <text:p>34.9224672317505</text:p>
              </table:table-cell>
              <table:table-cell office:value-type="float" office:value="88591.6934194507">
                <text:p>88591.69341945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9712450504303">
                <text:p>34.9712450504303</text:p>
              </table:table-cell>
              <table:table-cell office:value-type="float" office:value="88564.8460083387">
                <text:p>88564.84600833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.0199670791626">
                <text:p>35.0199670791626</text:p>
              </table:table-cell>
              <table:table-cell office:value-type="float" office:value="88666.2586185804">
                <text:p>88666.25861858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.0331225395203">
                <text:p>35.0331225395203</text:p>
              </table:table-cell>
              <table:table-cell office:value-type="float" office:value="328380.754648592">
                <text:p>328380.7546485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.0462744235992">
                <text:p>35.0462744235992</text:p>
              </table:table-cell>
              <table:table-cell office:value-type="float" office:value="328470.048402009">
                <text:p>328470.0484020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0715658664703">
                <text:p>35.0715658664703</text:p>
              </table:table-cell>
              <table:table-cell office:value-type="float" office:value="170808.760180995">
                <text:p>170808.7601809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1114544868469">
                <text:p>35.1114544868469</text:p>
              </table:table-cell>
              <table:table-cell office:value-type="float" office:value="108301.564687248">
                <text:p>108301.5646872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1513800621033">
                <text:p>35.1513800621033</text:p>
              </table:table-cell>
              <table:table-cell office:value-type="float" office:value="108201.321390183">
                <text:p>108201.3213901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1912608146667">
                <text:p>35.1912608146667</text:p>
              </table:table-cell>
              <table:table-cell office:value-type="float" office:value="108322.930795351">
                <text:p>108322.9307953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2311356067657">
                <text:p>35.2311356067657</text:p>
              </table:table-cell>
              <table:table-cell office:value-type="float" office:value="108339.122854222">
                <text:p>108339.1228542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2710309028625">
                <text:p>35.2710309028625</text:p>
              </table:table-cell>
              <table:table-cell office:value-type="float" office:value="108283.442476977">
                <text:p>108283.4424769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.3108978271484">
                <text:p>35.3108978271484</text:p>
              </table:table-cell>
              <table:table-cell office:value-type="float" office:value="108360.503785568">
                <text:p>108360.5037855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.3508541584015">
                <text:p>35.3508541584015</text:p>
              </table:table-cell>
              <table:table-cell office:value-type="float" office:value="108118.034477203">
                <text:p>108118.0344772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.3908514976501">
                <text:p>35.3908514976501</text:p>
              </table:table-cell>
              <table:table-cell office:value-type="float" office:value="108007.18450653">
                <text:p>108007.184506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.4305622577667">
                <text:p>35.4305622577667</text:p>
              </table:table-cell>
              <table:table-cell office:value-type="float" office:value="108786.635846757">
                <text:p>108786.6358467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.4705233573914">
                <text:p>35.4705233573914</text:p>
              </table:table-cell>
              <table:table-cell office:value-type="float" office:value="108105.133256567">
                <text:p>108105.1332565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.5104377269745">
                <text:p>35.5104377269745</text:p>
              </table:table-cell>
              <table:table-cell office:value-type="float" office:value="108231.698135748">
                <text:p>108231.6981357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.5503826141357">
                <text:p>35.5503826141357</text:p>
              </table:table-cell>
              <table:table-cell office:value-type="float" office:value="108149.009973678">
                <text:p>108149.0099736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5902171134949">
                <text:p>35.5902171134949</text:p>
              </table:table-cell>
              <table:table-cell office:value-type="float" office:value="108448.708267995">
                <text:p>108448.7082679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.6300699710846">
                <text:p>35.6300699710846</text:p>
              </table:table-cell>
              <table:table-cell office:value-type="float" office:value="108398.751338578">
                <text:p>108398.7513385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6699903011322">
                <text:p>35.6699903011322</text:p>
              </table:table-cell>
              <table:table-cell office:value-type="float" office:value="108215.538169352">
                <text:p>108215.5381693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.7098381519318">
                <text:p>35.7098381519318</text:p>
              </table:table-cell>
              <table:table-cell office:value-type="float" office:value="108412.371390621">
                <text:p>108412.3713906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.749772310257">
                <text:p>35.749772310257</text:p>
              </table:table-cell>
              <table:table-cell office:value-type="float" office:value="108178.065625448">
                <text:p>108178.0656254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.7896420955658">
                <text:p>35.7896420955658</text:p>
              </table:table-cell>
              <table:table-cell office:value-type="float" office:value="108352.727925083">
                <text:p>108352.7279250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.8295373916626">
                <text:p>35.8295373916626</text:p>
              </table:table-cell>
              <table:table-cell office:value-type="float" office:value="108283.442476977">
                <text:p>108283.4424769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.869455575943">
                <text:p>35.869455575943</text:p>
              </table:table-cell>
              <table:table-cell office:value-type="float" office:value="108221.355201309">
                <text:p>108221.3552013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.9092581272125">
                <text:p>35.9092581272125</text:p>
              </table:table-cell>
              <table:table-cell office:value-type="float" office:value="108535.756181714">
                <text:p>108535.7561817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.9491403102875">
                <text:p>35.9491403102875</text:p>
              </table:table-cell>
              <table:table-cell office:value-type="float" office:value="108319.045421394">
                <text:p>108319.0454213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.989114522934">
                <text:p>35.989114522934</text:p>
              </table:table-cell>
              <table:table-cell office:value-type="float" office:value="108069.670770112">
                <text:p>108069.6707701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.0021197795868">
                <text:p>36.0021197795868</text:p>
              </table:table-cell>
              <table:table-cell office:value-type="float" office:value="332173.375375816">
                <text:p>332173.3753758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.0142660140991">
                <text:p>36.0142660140991</text:p>
              </table:table-cell>
              <table:table-cell office:value-type="float" office:value="355665.78231426">
                <text:p>355665.782314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.0363762378693">
                <text:p>36.0363762378693</text:p>
              </table:table-cell>
              <table:table-cell office:value-type="float" office:value="195384.725406256">
                <text:p>195384.7254062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.0730216503143">
                <text:p>36.0730216503143</text:p>
              </table:table-cell>
              <table:table-cell office:value-type="float" office:value="117886.515985478">
                <text:p>117886.5159854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.1095561981201">
                <text:p>36.1095561981201</text:p>
              </table:table-cell>
              <table:table-cell office:value-type="float" office:value="118244.244405724">
                <text:p>118244.2444057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.1461226940155">
                <text:p>36.1461226940155</text:p>
              </table:table-cell>
              <table:table-cell office:value-type="float" office:value="118140.934596501">
                <text:p>118140.9345965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.1826665401459">
                <text:p>36.1826665401459</text:p>
              </table:table-cell>
              <table:table-cell office:value-type="float" office:value="118214.157989509">
                <text:p>118214.1579895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.2192659378052">
                <text:p>36.2192659378052</text:p>
              </table:table-cell>
              <table:table-cell office:value-type="float" office:value="118034.729429545">
                <text:p>118034.7294295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.2558207511902">
                <text:p>36.2558207511902</text:p>
              </table:table-cell>
              <table:table-cell office:value-type="float" office:value="118178.691120648">
                <text:p>118178.6911206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.2924077510834">
                <text:p>36.2924077510834</text:p>
              </table:table-cell>
              <table:table-cell office:value-type="float" office:value="118074.726340278">
                <text:p>118074.7263402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.3288593292236">
                <text:p>36.3288593292236</text:p>
              </table:table-cell>
              <table:table-cell office:value-type="float" office:value="118513.387359457">
                <text:p>118513.3873594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2407088279724">
                <text:p>40.2407088279724</text:p>
              </table:table-cell>
              <table:table-cell office:value-type="float" office:value="1104.33696423693">
                <text:p>1104.336964236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2946841716766">
                <text:p>40.2946841716766</text:p>
              </table:table-cell>
              <table:table-cell office:value-type="float" office:value="80036.5445317573">
                <text:p>80036.54453175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4030613899231">
                <text:p>40.4030613899231</text:p>
              </table:table-cell>
              <table:table-cell office:value-type="float" office:value="39860.7758152264">
                <text:p>39860.77581522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8902833461761">
                <text:p>40.8902833461761</text:p>
              </table:table-cell>
              <table:table-cell office:value-type="float" office:value="8866.59549011846">
                <text:p>8866.595490118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.0527346134186">
                <text:p>41.0527346134186</text:p>
              </table:table-cell>
              <table:table-cell office:value-type="float" office:value="26592.5903400502">
                <text:p>26592.59034005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.3667922019959">
                <text:p>41.3667922019959</text:p>
              </table:table-cell>
              <table:table-cell office:value-type="float" office:value="13755.4389931167">
                <text:p>13755.43899311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.2260162830353">
                <text:p>42.2260162830353</text:p>
              </table:table-cell>
              <table:table-cell office:value-type="float" office:value="5027.79204555576">
                <text:p>5027.792045555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.0149133205414">
                <text:p>46.0149133205414</text:p>
              </table:table-cell>
              <table:table-cell office:value-type="float" office:value="1140.173500952">
                <text:p>1140.1735009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.1389002799988">
                <text:p>46.1389002799988</text:p>
              </table:table-cell>
              <table:table-cell office:value-type="float" office:value="34842.3738988807">
                <text:p>34842.37389888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.5745873451233">
                <text:p>46.5745873451233</text:p>
              </table:table-cell>
              <table:table-cell office:value-type="float" office:value="9915.37354629847">
                <text:p>9915.373546298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7.0083770751953">
                <text:p>47.0083770751953</text:p>
              </table:table-cell>
              <table:table-cell office:value-type="float" office:value="9958.74199069387">
                <text:p>9958.741990693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.015762090683">
                <text:p>51.015762090683</text:p>
              </table:table-cell>
              <table:table-cell office:value-type="float" office:value="1078.00972037978">
                <text:p>1078.009720379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.0662612915039">
                <text:p>51.0662612915039</text:p>
              </table:table-cell>
              <table:table-cell office:value-type="float" office:value="85545.9082475249">
                <text:p>85545.90824752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.1166956424713">
                <text:p>51.1166956424713</text:p>
              </table:table-cell>
              <table:table-cell office:value-type="float" office:value="85655.9054917107">
                <text:p>85655.90549171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.1671764850617">
                <text:p>51.1671764850617</text:p>
              </table:table-cell>
              <table:table-cell office:value-type="float" office:value="85577.0184950787">
                <text:p>85577.01849507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.2175841331482">
                <text:p>51.2175841331482</text:p>
              </table:table-cell>
              <table:table-cell office:value-type="float" office:value="85701.2807378503">
                <text:p>85701.28073785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2680456638336">
                <text:p>51.2680456638336</text:p>
              </table:table-cell>
              <table:table-cell office:value-type="float" office:value="85609.7692900105">
                <text:p>85609.76929001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.3184766769409">
                <text:p>51.3184766769409</text:p>
              </table:table-cell>
              <table:table-cell office:value-type="float" office:value="85661.5747696468">
                <text:p>85661.57476964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.3689336776733">
                <text:p>51.3689336776733</text:p>
              </table:table-cell>
              <table:table-cell office:value-type="float" office:value="85617.455205262">
                <text:p>85617.4552052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.4193623065949">
                <text:p>51.4193623065949</text:p>
              </table:table-cell>
              <table:table-cell office:value-type="float" office:value="85665.6247133746">
                <text:p>85665.62471337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.4697773456574">
                <text:p>51.4697773456574</text:p>
              </table:table-cell>
              <table:table-cell office:value-type="float" office:value="85688.7167070218">
                <text:p>85688.71670702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.5202867984772">
                <text:p>51.5202867984772</text:p>
              </table:table-cell>
              <table:table-cell office:value-type="float" office:value="85528.5448331854">
                <text:p>85528.54483318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.57066655159">
                <text:p>51.57066655159</text:p>
              </table:table-cell>
              <table:table-cell office:value-type="float" office:value="85748.7330342438">
                <text:p>85748.73303424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.6211678981781">
                <text:p>51.6211678981781</text:p>
              </table:table-cell>
              <table:table-cell office:value-type="float" office:value="85542.2734611789">
                <text:p>85542.27346117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.6714611053467">
                <text:p>51.6714611053467</text:p>
              </table:table-cell>
              <table:table-cell office:value-type="float" office:value="85896.2918296238">
                <text:p>85896.29182962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.7219204902649">
                <text:p>51.7219204902649</text:p>
              </table:table-cell>
              <table:table-cell office:value-type="float" office:value="85613.4098146871">
                <text:p>85613.40981468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.7724316120148">
                <text:p>51.7724316120148</text:p>
              </table:table-cell>
              <table:table-cell office:value-type="float" office:value="85525.7188979463">
                <text:p>85525.71889794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1.8228535652161">
                <text:p>51.8228535652161</text:p>
              </table:table-cell>
              <table:table-cell office:value-type="float" office:value="85676.9665933754">
                <text:p>85676.96659337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1.8733417987824">
                <text:p>51.8733417987824</text:p>
              </table:table-cell>
              <table:table-cell office:value-type="float" office:value="85564.4908695098">
                <text:p>85564.49086950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1.923725605011">
                <text:p>51.923725605011</text:p>
              </table:table-cell>
              <table:table-cell office:value-type="float" office:value="85741.8349934934">
                <text:p>85741.83499349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1.9741129875183">
                <text:p>51.9741129875183</text:p>
              </table:table-cell>
              <table:table-cell office:value-type="float" office:value="85735.749408536">
                <text:p>85735.7494085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2.0247297286987">
                <text:p>52.0247297286987</text:p>
              </table:table-cell>
              <table:table-cell office:value-type="float" office:value="85347.2566438376">
                <text:p>85347.25664383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2.0405089855194">
                <text:p>52.0405089855194</text:p>
              </table:table-cell>
              <table:table-cell office:value-type="float" office:value="273777.152440959">
                <text:p>273777.1524409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2.0563077926636">
                <text:p>52.0563077926636</text:p>
              </table:table-cell>
              <table:table-cell office:value-type="float" office:value="273438.365351241">
                <text:p>273438.3653512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2.0851254463196">
                <text:p>52.0851254463196</text:p>
              </table:table-cell>
              <table:table-cell office:value-type="float" office:value="149908.110201042">
                <text:p>149908.1102010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131721496582">
                <text:p>52.131721496582</text:p>
              </table:table-cell>
              <table:table-cell office:value-type="float" office:value="92711.7207503147">
                <text:p>92711.72075031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2.1784067153931">
                <text:p>52.1784067153931</text:p>
              </table:table-cell>
              <table:table-cell office:value-type="float" office:value="92534.6417992769">
                <text:p>92534.64179927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.2250897884369">
                <text:p>52.2250897884369</text:p>
              </table:table-cell>
              <table:table-cell office:value-type="float" office:value="92538.8951139666">
                <text:p>92538.89511396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2.271712064743">
                <text:p>52.271712064743</text:p>
              </table:table-cell>
              <table:table-cell office:value-type="float" office:value="92659.5683924152">
                <text:p>92659.56839241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2.3185079097748">
                <text:p>52.3185079097748</text:p>
              </table:table-cell>
              <table:table-cell office:value-type="float" office:value="92315.8882390104">
                <text:p>92315.88823901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2.3651592731476">
                <text:p>52.3651592731476</text:p>
              </table:table-cell>
              <table:table-cell office:value-type="float" office:value="92601.7952675423">
                <text:p>92601.79526754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2.4117710590363">
                <text:p>52.4117710590363</text:p>
              </table:table-cell>
              <table:table-cell office:value-type="float" office:value="92680.42229315">
                <text:p>92680.422293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2.4584832191467">
                <text:p>52.4584832191467</text:p>
              </table:table-cell>
              <table:table-cell office:value-type="float" office:value="92481.2723235932">
                <text:p>92481.27232359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2.5051646232605">
                <text:p>52.5051646232605</text:p>
              </table:table-cell>
              <table:table-cell office:value-type="float" office:value="92542.2035179473">
                <text:p>92542.20351794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.5518627166748">
                <text:p>52.5518627166748</text:p>
              </table:table-cell>
              <table:table-cell office:value-type="float" office:value="92509.1301195715">
                <text:p>92509.13011957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.5986468791962">
                <text:p>52.5986468791962</text:p>
              </table:table-cell>
              <table:table-cell office:value-type="float" office:value="92338.9405127735">
                <text:p>92338.9405127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.6452851295471">
                <text:p>52.6452851295471</text:p>
              </table:table-cell>
              <table:table-cell office:value-type="float" office:value="92627.8316080055">
                <text:p>92627.83160800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.6919188499451">
                <text:p>52.6919188499451</text:p>
              </table:table-cell>
              <table:table-cell office:value-type="float" office:value="92636.829383014">
                <text:p>92636.8293830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.7386410236359">
                <text:p>52.7386410236359</text:p>
              </table:table-cell>
              <table:table-cell office:value-type="float" office:value="92461.4515709278">
                <text:p>92461.45157092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.7852780818939">
                <text:p>52.7852780818939</text:p>
              </table:table-cell>
              <table:table-cell office:value-type="float" office:value="92630.1992740657">
                <text:p>92630.19927406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.8319773674011">
                <text:p>52.8319773674011</text:p>
              </table:table-cell>
              <table:table-cell office:value-type="float" office:value="92506.7686385427">
                <text:p>92506.76863854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.8787105083466">
                <text:p>52.8787105083466</text:p>
              </table:table-cell>
              <table:table-cell office:value-type="float" office:value="92439.7528735339">
                <text:p>92439.75287353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.925332069397">
                <text:p>52.925332069397</text:p>
              </table:table-cell>
              <table:table-cell office:value-type="float" office:value="92660.9899511621">
                <text:p>92660.98995116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.9720144271851">
                <text:p>52.9720144271851</text:p>
              </table:table-cell>
              <table:table-cell office:value-type="float" office:value="92540.3129724208">
                <text:p>92540.31297242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.0187873840332">
                <text:p>53.0187873840332</text:p>
              </table:table-cell>
              <table:table-cell office:value-type="float" office:value="92361.0626975227">
                <text:p>92361.06269752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.0332205295563">
                <text:p>53.0332205295563</text:p>
              </table:table-cell>
              <table:table-cell office:value-type="float" office:value="299311.054066108">
                <text:p>299311.0540661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.0476443767548">
                <text:p>53.0476443767548</text:p>
              </table:table-cell>
              <table:table-cell office:value-type="float" office:value="299504.004760488">
                <text:p>299504.0047604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.0754742622375">
                <text:p>53.0754742622375</text:p>
              </table:table-cell>
              <table:table-cell office:value-type="float" office:value="155228.809786939">
                <text:p>155228.8097869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.11940574646">
                <text:p>53.11940574646</text:p>
              </table:table-cell>
              <table:table-cell office:value-type="float" office:value="98334.9430701935">
                <text:p>98334.94307019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.163271188736">
                <text:p>53.163271188736</text:p>
              </table:table-cell>
              <table:table-cell office:value-type="float" office:value="98482.9919830421">
                <text:p>98482.99198304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3.2071630954742">
                <text:p>53.2071630954742</text:p>
              </table:table-cell>
              <table:table-cell office:value-type="float" office:value="98423.6120285069">
                <text:p>98423.61202850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.251072883606">
                <text:p>53.251072883606</text:p>
              </table:table-cell>
              <table:table-cell office:value-type="float" office:value="98383.5309576426">
                <text:p>98383.53095764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.2949049472809">
                <text:p>53.2949049472809</text:p>
              </table:table-cell>
              <table:table-cell office:value-type="float" office:value="98557.9878702168">
                <text:p>98557.98787021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.3387904167175">
                <text:p>53.3387904167175</text:p>
              </table:table-cell>
              <table:table-cell office:value-type="float" office:value="98438.0492098072">
                <text:p>98438.04920980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.3826837539673">
                <text:p>53.3826837539673</text:p>
              </table:table-cell>
              <table:table-cell office:value-type="float" office:value="98420.4043410718">
                <text:p>98420.40434107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.4265735149384">
                <text:p>53.4265735149384</text:p>
              </table:table-cell>
              <table:table-cell office:value-type="float" office:value="98428.4239517185">
                <text:p>98428.42395171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.4704468250275">
                <text:p>53.4704468250275</text:p>
              </table:table-cell>
              <table:table-cell office:value-type="float" office:value="98465.3310002282">
                <text:p>98465.33100022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.5143859386444">
                <text:p>53.5143859386444</text:p>
              </table:table-cell>
              <table:table-cell office:value-type="float" office:value="98317.8686229611">
                <text:p>98317.86862296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.5582358837128">
                <text:p>53.5582358837128</text:p>
              </table:table-cell>
              <table:table-cell office:value-type="float" office:value="98517.7973031753">
                <text:p>98517.79730317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.6021122932434">
                <text:p>53.6021122932434</text:p>
              </table:table-cell>
              <table:table-cell office:value-type="float" office:value="98458.3753824084">
                <text:p>98458.37538240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3.6459853649139">
                <text:p>53.6459853649139</text:p>
              </table:table-cell>
              <table:table-cell office:value-type="float" office:value="98465.8660884592">
                <text:p>98465.86608845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.6899111270905">
                <text:p>53.6899111270905</text:p>
              </table:table-cell>
              <table:table-cell office:value-type="float" office:value="98347.7527980113">
                <text:p>98347.75279801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.7337610721588">
                <text:p>53.7337610721588</text:p>
              </table:table-cell>
              <table:table-cell office:value-type="float" office:value="98517.7973031753">
                <text:p>98517.79730317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.7776129245758">
                <text:p>53.7776129245758</text:p>
              </table:table-cell>
              <table:table-cell office:value-type="float" office:value="98513.5122439215">
                <text:p>98513.51224392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.8215773105621">
                <text:p>53.8215773105621</text:p>
              </table:table-cell>
              <table:table-cell office:value-type="float" office:value="98261.3518438178">
                <text:p>98261.35184381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3.865424156189">
                <text:p>53.865424156189</text:p>
              </table:table-cell>
              <table:table-cell office:value-type="float" office:value="98524.76131958">
                <text:p>98524.761319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3.9093253612518">
                <text:p>53.9093253612518</text:p>
              </table:table-cell>
              <table:table-cell office:value-type="float" office:value="98402.7657968339">
                <text:p>98402.76579683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3.9531857967377">
                <text:p>53.9531857967377</text:p>
              </table:table-cell>
              <table:table-cell office:value-type="float" office:value="98494.2340892783">
                <text:p>98494.23408927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3.9970872402191">
                <text:p>53.9970872402191</text:p>
              </table:table-cell>
              <table:table-cell office:value-type="float" office:value="98402.2313941869">
                <text:p>98402.23139418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.0114443302155">
                <text:p>54.0114443302155</text:p>
              </table:table-cell>
              <table:table-cell office:value-type="float" office:value="300896.630243449">
                <text:p>300896.6302434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.0258009433746">
                <text:p>54.0258009433746</text:p>
              </table:table-cell>
              <table:table-cell office:value-type="float" office:value="300906.624153049">
                <text:p>300906.6241530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.0601971149445">
                <text:p>54.0601971149445</text:p>
              </table:table-cell>
              <table:table-cell office:value-type="float" office:value="125595.373055702">
                <text:p>125595.3730557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1089401245117">
                <text:p>54.1089401245117</text:p>
              </table:table-cell>
              <table:table-cell office:value-type="float" office:value="88628.093307181">
                <text:p>88628.0933071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.1576330661774">
                <text:p>54.1576330661774</text:p>
              </table:table-cell>
              <table:table-cell office:value-type="float" office:value="88719.2240235417">
                <text:p>88719.22402354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.2063739299774">
                <text:p>54.2063739299774</text:p>
              </table:table-cell>
              <table:table-cell office:value-type="float" office:value="88631.9950693133">
                <text:p>88631.99506931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.2551870346069">
                <text:p>54.2551870346069</text:p>
              </table:table-cell>
              <table:table-cell office:value-type="float" office:value="88500.8243746856">
                <text:p>88500.82437468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.3040354251862">
                <text:p>54.3040354251862</text:p>
              </table:table-cell>
              <table:table-cell office:value-type="float" office:value="88436.8952339117">
                <text:p>88436.89523391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.3527266979218">
                <text:p>54.3527266979218</text:p>
              </table:table-cell>
              <table:table-cell office:value-type="float" office:value="88722.2649417802">
                <text:p>88722.26494178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4.4014775753021">
                <text:p>54.4014775753021</text:p>
              </table:table-cell>
              <table:table-cell office:value-type="float" office:value="88613.7897846202">
                <text:p>88613.78978462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4.4502367973328">
                <text:p>54.4502367973328</text:p>
              </table:table-cell>
              <table:table-cell office:value-type="float" office:value="88598.62442607">
                <text:p>88598.624426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4.4989840984344">
                <text:p>54.4989840984344</text:p>
              </table:table-cell>
              <table:table-cell office:value-type="float" office:value="88620.290813407">
                <text:p>88620.290813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4.5477712154388">
                <text:p>54.5477712154388</text:p>
              </table:table-cell>
              <table:table-cell office:value-type="float" office:value="88547.9664562035">
                <text:p>88547.96645620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4.5965216159821">
                <text:p>54.5965216159821</text:p>
              </table:table-cell>
              <table:table-cell office:value-type="float" office:value="88614.656533349">
                <text:p>88614.6565333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.6452116966248">
                <text:p>54.6452116966248</text:p>
              </table:table-cell>
              <table:table-cell office:value-type="float" office:value="88724.4371538676">
                <text:p>88724.43715386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.6939091682434">
                <text:p>54.6939091682434</text:p>
              </table:table-cell>
              <table:table-cell office:value-type="float" office:value="88710.9711532812">
                <text:p>88710.97115328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.7427008152008">
                <text:p>54.7427008152008</text:p>
              </table:table-cell>
              <table:table-cell office:value-type="float" office:value="88539.7454152761">
                <text:p>88539.74541527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7914733886719">
                <text:p>54.7914733886719</text:p>
              </table:table-cell>
              <table:table-cell office:value-type="float" office:value="88574.3706462919">
                <text:p>88574.37064629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4.8402256965637">
                <text:p>54.8402256965637</text:p>
              </table:table-cell>
              <table:table-cell office:value-type="float" office:value="88611.1896401639">
                <text:p>88611.18964016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4.8890039920807">
                <text:p>54.8890039920807</text:p>
              </table:table-cell>
              <table:table-cell office:value-type="float" office:value="88563.9802337346">
                <text:p>88563.98023373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4.937748670578">
                <text:p>54.937748670578</text:p>
              </table:table-cell>
              <table:table-cell office:value-type="float" office:value="88625.0588407924">
                <text:p>88625.05884079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.9865057468414">
                <text:p>54.9865057468414</text:p>
              </table:table-cell>
              <table:table-cell office:value-type="float" office:value="88602.5235939013">
                <text:p>88602.52359390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.0352945327759">
                <text:p>55.0352945327759</text:p>
              </table:table-cell>
              <table:table-cell office:value-type="float" office:value="88544.9374740391">
                <text:p>88544.93747403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5.0484437942505">
                <text:p>55.0484437942505</text:p>
              </table:table-cell>
              <table:table-cell office:value-type="float" office:value="328535.561357702">
                <text:p>328535.5613577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5.061591386795">
                <text:p>55.061591386795</text:p>
              </table:table-cell>
              <table:table-cell office:value-type="float" office:value="328577.265028561">
                <text:p>328577.2650285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5.0869452953339">
                <text:p>55.0869452953339</text:p>
              </table:table-cell>
              <table:table-cell office:value-type="float" office:value="170387.930262737">
                <text:p>170387.930262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5.1268372535706">
                <text:p>55.1268372535706</text:p>
              </table:table-cell>
              <table:table-cell office:value-type="float" office:value="108292.502823947">
                <text:p>108292.5028239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5.1666703224182">
                <text:p>55.1666703224182</text:p>
              </table:table-cell>
              <table:table-cell office:value-type="float" office:value="108452.602949627">
                <text:p>108452.6029496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5.2066216468811">
                <text:p>55.2066216468811</text:p>
              </table:table-cell>
              <table:table-cell office:value-type="float" office:value="108131.584073331">
                <text:p>108131.5840733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5.2465159893036">
                <text:p>55.2465159893036</text:p>
              </table:table-cell>
              <table:table-cell office:value-type="float" office:value="108286.030992834">
                <text:p>108286.0309928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5.2864503860474">
                <text:p>55.2864503860474</text:p>
              </table:table-cell>
              <table:table-cell office:value-type="float" office:value="108177.419774683">
                <text:p>108177.4197746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.3263332843781">
                <text:p>55.3263332843781</text:p>
              </table:table-cell>
              <table:table-cell office:value-type="float" office:value="108317.102838936">
                <text:p>108317.1028389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.3662703037262">
                <text:p>55.3662703037262</text:p>
              </table:table-cell>
              <table:table-cell office:value-type="float" office:value="108170.31592521">
                <text:p>108170.315925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.406133890152">
                <text:p>55.406133890152</text:p>
              </table:table-cell>
              <table:table-cell office:value-type="float" office:value="108369.577033493">
                <text:p>108369.5770334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.4460315704346">
                <text:p>55.4460315704346</text:p>
              </table:table-cell>
              <table:table-cell office:value-type="float" office:value="108276.971728725">
                <text:p>108276.9717287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.4858665466309">
                <text:p>55.4858665466309</text:p>
              </table:table-cell>
              <table:table-cell office:value-type="float" office:value="108447.410102945">
                <text:p>108447.4101029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.5257847309113">
                <text:p>55.5257847309113</text:p>
              </table:table-cell>
              <table:table-cell office:value-type="float" office:value="108221.355201309">
                <text:p>108221.3552013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.5656547546387">
                <text:p>55.5656547546387</text:p>
              </table:table-cell>
              <table:table-cell office:value-type="float" office:value="108352.079987083">
                <text:p>108352.0799870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.6056041717529">
                <text:p>55.6056041717529</text:p>
              </table:table-cell>
              <table:table-cell office:value-type="float" office:value="108136.746717594">
                <text:p>108136.7467175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.6454885005951">
                <text:p>55.6454885005951</text:p>
              </table:table-cell>
              <table:table-cell office:value-type="float" office:value="108313.217883039">
                <text:p>108313.2178830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.6853544712067">
                <text:p>55.6853544712067</text:p>
              </table:table-cell>
              <table:table-cell office:value-type="float" office:value="108363.095987082">
                <text:p>108363.0959870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5.7252252101898">
                <text:p>55.7252252101898</text:p>
              </table:table-cell>
              <table:table-cell office:value-type="float" office:value="108350.136219578">
                <text:p>108350.1362195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5.7651360034943">
                <text:p>55.7651360034943</text:p>
              </table:table-cell>
              <table:table-cell office:value-type="float" office:value="108241.396432454">
                <text:p>108241.3964324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5.8050038814545">
                <text:p>55.8050038814545</text:p>
              </table:table-cell>
              <table:table-cell office:value-type="float" office:value="108357.91170807">
                <text:p>108357.911708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.8449127674103">
                <text:p>55.8449127674103</text:p>
              </table:table-cell>
              <table:table-cell office:value-type="float" office:value="108246.569568075">
                <text:p>108246.5695680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5.8848438262939">
                <text:p>55.8848438262939</text:p>
              </table:table-cell>
              <table:table-cell office:value-type="float" office:value="108186.462387227">
                <text:p>108186.4623872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5.924711227417">
                <text:p>55.924711227417</text:p>
              </table:table-cell>
              <table:table-cell office:value-type="float" office:value="108359.207731318">
                <text:p>108359.2077313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5.9646444320679">
                <text:p>55.9646444320679</text:p>
              </table:table-cell>
              <table:table-cell office:value-type="float" office:value="108180.649105629">
                <text:p>108180.6491056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.0044951438904">
                <text:p>56.0044951438904</text:p>
              </table:table-cell>
              <table:table-cell office:value-type="float" office:value="108404.588084668">
                <text:p>108404.5880846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.0166323184967">
                <text:p>56.0166323184967</text:p>
              </table:table-cell>
              <table:table-cell office:value-type="float" office:value="355931.272320113">
                <text:p>355931.2723201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.0287773609161">
                <text:p>56.0287773609161</text:p>
              </table:table-cell>
              <table:table-cell office:value-type="float" office:value="355700.692579505">
                <text:p>355700.6925795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6.051792383194">
                <text:p>56.051792383194</text:p>
              </table:table-cell>
              <table:table-cell office:value-type="float" office:value="187703.489827208">
                <text:p>187703.4898272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6.0883958339691">
                <text:p>56.0883958339691</text:p>
              </table:table-cell>
              <table:table-cell office:value-type="float" office:value="118021.659393197">
                <text:p>118021.6593931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.1249530315399">
                <text:p>56.1249530315399</text:p>
              </table:table-cell>
              <table:table-cell office:value-type="float" office:value="118170.983747685">
                <text:p>118170.9837476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.161515712738">
                <text:p>56.161515712738</text:p>
              </table:table-cell>
              <table:table-cell office:value-type="float" office:value="118153.26060448">
                <text:p>118153.260604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.1981015205383">
                <text:p>56.1981015205383</text:p>
              </table:table-cell>
              <table:table-cell office:value-type="float" office:value="118078.573625629">
                <text:p>118078.5736256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.2347016334534">
                <text:p>56.2347016334534</text:p>
              </table:table-cell>
              <table:table-cell office:value-type="float" office:value="118032.422742196">
                <text:p>118032.4227421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.2713985443115">
                <text:p>56.2713985443115</text:p>
              </table:table-cell>
              <table:table-cell office:value-type="float" office:value="117721.080575371">
                <text:p>117721.0805753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6.3077945709229">
                <text:p>56.3077945709229</text:p>
              </table:table-cell>
              <table:table-cell office:value-type="float" office:value="118694.275233204">
                <text:p>118694.2752332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.3443624973297">
                <text:p>56.3443624973297</text:p>
              </table:table-cell>
              <table:table-cell office:value-type="float" office:value="118136.313006513">
                <text:p>118136.3130065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6.3809325695038">
                <text:p>56.3809325695038</text:p>
              </table:table-cell>
              <table:table-cell office:value-type="float" office:value="118129.381299467">
                <text:p>118129.3812994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6.4174995422363">
                <text:p>56.4174995422363</text:p>
              </table:table-cell>
              <table:table-cell office:value-type="float" office:value="118139.394026328">
                <text:p>118139.3940263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6.454065322876">
                <text:p>56.454065322876</text:p>
              </table:table-cell>
              <table:table-cell office:value-type="float" office:value="118143.245527098">
                <text:p>118143.2455270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6.4906399250031">
                <text:p>56.4906399250031</text:p>
              </table:table-cell>
              <table:table-cell office:value-type="float" office:value="118114.750366676">
                <text:p>118114.7503666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6.5271797180176">
                <text:p>56.5271797180176</text:p>
              </table:table-cell>
              <table:table-cell office:value-type="float" office:value="118227.270698621">
                <text:p>118227.2706986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6.5637588500977">
                <text:p>56.5637588500977</text:p>
              </table:table-cell>
              <table:table-cell office:value-type="float" office:value="118100.12305767">
                <text:p>118100.123057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6.6003601551056">
                <text:p>56.6003601551056</text:p>
              </table:table-cell>
              <table:table-cell office:value-type="float" office:value="118028.578463623">
                <text:p>118028.5784636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6.6369144916534">
                <text:p>56.6369144916534</text:p>
              </table:table-cell>
              <table:table-cell office:value-type="float" office:value="118180.232715888">
                <text:p>118180.2327158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.6734979152679">
                <text:p>56.6734979152679</text:p>
              </table:table-cell>
              <table:table-cell office:value-type="float" office:value="118086.268948528">
                <text:p>118086.2689485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6.7100789546967">
                <text:p>56.7100789546967</text:p>
              </table:table-cell>
              <table:table-cell office:value-type="float" office:value="118093.965274519">
                <text:p>118093.9652745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6.746618270874">
                <text:p>56.746618270874</text:p>
              </table:table-cell>
              <table:table-cell office:value-type="float" office:value="118228.813561534">
                <text:p>118228.8135615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6.7832396030426">
                <text:p>56.7832396030426</text:p>
              </table:table-cell>
              <table:table-cell office:value-type="float" office:value="117964.032005">
                <text:p>117964.0320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6.8198113441467">
                <text:p>56.8198113441467</text:p>
              </table:table-cell>
              <table:table-cell office:value-type="float" office:value="118123.990534118">
                <text:p>118123.9905341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.8563430309296">
                <text:p>56.8563430309296</text:p>
              </table:table-cell>
              <table:table-cell office:value-type="float" office:value="118253.504845815">
                <text:p>118253.5048458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.8929011821747">
                <text:p>56.8929011821747</text:p>
              </table:table-cell>
              <table:table-cell office:value-type="float" office:value="118167.901079981">
                <text:p>118167.9010799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.9295248985291">
                <text:p>56.9295248985291</text:p>
              </table:table-cell>
              <table:table-cell office:value-type="float" office:value="117956.352604957">
                <text:p>117956.3526049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.966068983078">
                <text:p>56.966068983078</text:p>
              </table:table-cell>
              <table:table-cell office:value-type="float" office:value="118213.38674426">
                <text:p>118213.386744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7.0025177001953">
                <text:p>57.0025177001953</text:p>
              </table:table-cell>
              <table:table-cell office:value-type="float" office:value="118522.690005691">
                <text:p>118522.6900056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2109353542328">
                <text:p>60.2109353542328</text:p>
              </table:table-cell>
              <table:table-cell office:value-type="float" office:value="1346.45811918025">
                <text:p>1346.458119180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373409986496">
                <text:p>60.373409986496</text:p>
              </table:table-cell>
              <table:table-cell office:value-type="float" office:value="26588.7661342866">
                <text:p>26588.76613428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6981492042542">
                <text:p>60.6981492042542</text:p>
              </table:table-cell>
              <table:table-cell office:value-type="float" office:value="13302.982096905">
                <text:p>13302.9820969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.0231590270996">
                <text:p>61.0231590270996</text:p>
              </table:table-cell>
              <table:table-cell office:value-type="float" office:value="13291.9059558829">
                <text:p>13291.90595588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.5426936149597">
                <text:p>61.5426936149597</text:p>
              </table:table-cell>
              <table:table-cell office:value-type="float" office:value="8315.13454723678">
                <text:p>8315.134547236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.6954519748688">
                <text:p>61.6954519748688</text:p>
              </table:table-cell>
              <table:table-cell office:value-type="float" office:value="28279.9579844393">
                <text:p>28279.95798443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2.0013878345489">
                <text:p>62.0013878345489</text:p>
              </table:table-cell>
              <table:table-cell office:value-type="float" office:value="14120.6068635305">
                <text:p>14120.60686353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2.2027778625488">
                <text:p>62.2027778625488</text:p>
              </table:table-cell>
              <table:table-cell office:value-type="float" office:value="21450.9131504894">
                <text:p>21450.91315048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3.392657995224">
                <text:p>63.392657995224</text:p>
              </table:table-cell>
              <table:table-cell office:value-type="float" office:value="3630.61780877665">
                <text:p>3630.617808776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.4359159469605">
                <text:p>63.4359159469605</text:p>
              </table:table-cell>
              <table:table-cell office:value-type="float" office:value="99866.0321764579">
                <text:p>99866.03217645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.4792263507843">
                <text:p>63.4792263507843</text:p>
              </table:table-cell>
              <table:table-cell office:value-type="float" office:value="99745.0870596784">
                <text:p>99745.08705967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.5227046012878">
                <text:p>63.5227046012878</text:p>
              </table:table-cell>
              <table:table-cell office:value-type="float" office:value="99360.0236892757">
                <text:p>99360.02368927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3.5662143230438">
                <text:p>63.5662143230438</text:p>
              </table:table-cell>
              <table:table-cell office:value-type="float" office:value="99288.1550525226">
                <text:p>99288.1550525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.6095099449158">
                <text:p>63.6095099449158</text:p>
              </table:table-cell>
              <table:table-cell office:value-type="float" office:value="99779.1419367273">
                <text:p>99779.14193672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.6328685283661">
                <text:p>63.6328685283661</text:p>
              </table:table-cell>
              <table:table-cell office:value-type="float" office:value="184942.721770284">
                <text:p>184942.7217702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3.6767160892487">
                <text:p>63.6767160892487</text:p>
              </table:table-cell>
              <table:table-cell office:value-type="float" office:value="98523.1541514871">
                <text:p>98523.15415148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3.7206876277924">
                <text:p>63.7206876277924</text:p>
              </table:table-cell>
              <table:table-cell office:value-type="float" office:value="98245.3683240254">
                <text:p>98245.36832402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3.764497756958">
                <text:p>63.764497756958</text:p>
              </table:table-cell>
              <table:table-cell office:value-type="float" office:value="98607.3331047656">
                <text:p>98607.33310476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3.8083829879761">
                <text:p>63.8083829879761</text:p>
              </table:table-cell>
              <table:table-cell office:value-type="float" office:value="98438.5840015646">
                <text:p>98438.58400156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.8523185253143">
                <text:p>63.8523185253143</text:p>
              </table:table-cell>
              <table:table-cell office:value-type="float" office:value="98325.8715317535">
                <text:p>98325.87153175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8962631225586">
                <text:p>63.8962631225586</text:p>
              </table:table-cell>
              <table:table-cell office:value-type="float" office:value="98305.6000260421">
                <text:p>98305.60002604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.9401762485504">
                <text:p>63.9401762485504</text:p>
              </table:table-cell>
              <table:table-cell office:value-type="float" office:value="98376.0527730271">
                <text:p>98376.05277302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3.9840321540833">
                <text:p>63.9840321540833</text:p>
              </table:table-cell>
              <table:table-cell office:value-type="float" office:value="98504.4077305716">
                <text:p>98504.40773057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4.0278899669647">
                <text:p>64.0278899669647</text:p>
              </table:table-cell>
              <table:table-cell office:value-type="float" office:value="98500.1238359799">
                <text:p>98500.12383597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.0422132015228">
                <text:p>64.0422132015228</text:p>
              </table:table-cell>
              <table:table-cell office:value-type="float" office:value="301607.851388242">
                <text:p>301607.8513882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4.0565888881683">
                <text:p>64.0565888881683</text:p>
              </table:table-cell>
              <table:table-cell office:value-type="float" office:value="300507.384901154">
                <text:p>300507.3849011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4.0909361839294">
                <text:p>64.0909361839294</text:p>
              </table:table-cell>
              <table:table-cell office:value-type="float" office:value="125774.093833948">
                <text:p>125774.0938339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4.1397242546082">
                <text:p>64.1397242546082</text:p>
              </table:table-cell>
              <table:table-cell office:value-type="float" office:value="88546.2355838774">
                <text:p>88546.23558387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4.1884825229645">
                <text:p>64.1884825229645</text:p>
              </table:table-cell>
              <table:table-cell office:value-type="float" office:value="88600.3573471813">
                <text:p>88600.35734718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4.2372415065765">
                <text:p>64.2372415065765</text:p>
              </table:table-cell>
              <table:table-cell office:value-type="float" office:value="88599.0576499927">
                <text:p>88599.05764999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4.2860670089722">
                <text:p>64.2860670089722</text:p>
              </table:table-cell>
              <table:table-cell office:value-type="float" office:value="88478.3522552481">
                <text:p>88478.35225524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4.334787607193">
                <text:p>64.334787607193</text:p>
              </table:table-cell>
              <table:table-cell office:value-type="float" office:value="88668.8619958992">
                <text:p>88668.86199589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4.3835563659668">
                <text:p>64.3835563659668</text:p>
              </table:table-cell>
              <table:table-cell office:value-type="float" office:value="88581.298942562">
                <text:p>88581.29894256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4.4323132038116">
                <text:p>64.4323132038116</text:p>
              </table:table-cell>
              <table:table-cell office:value-type="float" office:value="88602.9568559567">
                <text:p>88602.95685595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4.4810879230499">
                <text:p>64.4810879230499</text:p>
              </table:table-cell>
              <table:table-cell office:value-type="float" office:value="88570.4739558893">
                <text:p>88570.47395588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4.5298185348511">
                <text:p>64.5298185348511</text:p>
              </table:table-cell>
              <table:table-cell office:value-type="float" office:value="88650.6415644524">
                <text:p>88650.64156445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4.5785925388336">
                <text:p>64.5785925388336</text:p>
              </table:table-cell>
              <table:table-cell office:value-type="float" office:value="88571.7728145943">
                <text:p>88571.77281459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4.6273350715637">
                <text:p>64.6273350715637</text:p>
              </table:table-cell>
              <table:table-cell office:value-type="float" office:value="88628.9603357448">
                <text:p>88628.96033574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4.6761121749878">
                <text:p>64.6761121749878</text:p>
              </table:table-cell>
              <table:table-cell office:value-type="float" office:value="88566.1447019835">
                <text:p>88566.14470198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4.7248969078064">
                <text:p>64.7248969078064</text:p>
              </table:table-cell>
              <table:table-cell office:value-type="float" office:value="88552.2939330851">
                <text:p>88552.29393308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4.7735743522644">
                <text:p>64.7735743522644</text:p>
              </table:table-cell>
              <table:table-cell office:value-type="float" office:value="88747.4691430587">
                <text:p>88747.46914305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4.8223974704743">
                <text:p>64.8223974704743</text:p>
              </table:table-cell>
              <table:table-cell office:value-type="float" office:value="88482.6729303298">
                <text:p>88482.67293032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.8711144924164">
                <text:p>64.8711144924164</text:p>
              </table:table-cell>
              <table:table-cell office:value-type="float" office:value="88675.3711080877">
                <text:p>88675.37110808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4.9199030399323">
                <text:p>64.9199030399323</text:p>
              </table:table-cell>
              <table:table-cell office:value-type="float" office:value="88545.3701730895">
                <text:p>88545.37017308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4.9686689376831">
                <text:p>64.9686689376831</text:p>
              </table:table-cell>
              <table:table-cell office:value-type="float" office:value="88586.4958760921">
                <text:p>88586.49587609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0174641609192">
                <text:p>65.0174641609192</text:p>
              </table:table-cell>
              <table:table-cell office:value-type="float" office:value="88533.2561980241">
                <text:p>88533.25619802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5.0306453704834">
                <text:p>65.0306453704834</text:p>
              </table:table-cell>
              <table:table-cell office:value-type="float" office:value="327739.269977933">
                <text:p>327739.2699779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5.0438435077667">
                <text:p>65.0438435077667</text:p>
              </table:table-cell>
              <table:table-cell office:value-type="float" office:value="327318.916848818">
                <text:p>327318.9168488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5.0690231323242">
                <text:p>65.0690231323242</text:p>
              </table:table-cell>
              <table:table-cell office:value-type="float" office:value="171567.292043442">
                <text:p>171567.2920434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5.1088848114014">
                <text:p>65.1088848114014</text:p>
              </table:table-cell>
              <table:table-cell office:value-type="float" office:value="108374.762428824">
                <text:p>108374.7624288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5.1488099098206">
                <text:p>65.1488099098206</text:p>
              </table:table-cell>
              <table:table-cell office:value-type="float" office:value="108202.613670293">
                <text:p>108202.613670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5.1887185573578">
                <text:p>65.1887185573578</text:p>
              </table:table-cell>
              <table:table-cell office:value-type="float" office:value="108247.216244795">
                <text:p>108247.2162447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5.2286269664764">
                <text:p>65.2286269664764</text:p>
              </table:table-cell>
              <table:table-cell office:value-type="float" office:value="108247.862929242">
                <text:p>108247.8629292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.2684516906738">
                <text:p>65.2684516906738</text:p>
              </table:table-cell>
              <table:table-cell office:value-type="float" office:value="108475.32750229">
                <text:p>108475.327502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5.3083989620209">
                <text:p>65.3083989620209</text:p>
              </table:table-cell>
              <table:table-cell office:value-type="float" office:value="108142.555281675">
                <text:p>108142.5552816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.3482758998871">
                <text:p>65.3482758998871</text:p>
              </table:table-cell>
              <table:table-cell office:value-type="float" office:value="108333.293155403">
                <text:p>108333.2931554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5.3881809711456">
                <text:p>65.3881809711456</text:p>
              </table:table-cell>
              <table:table-cell office:value-type="float" office:value="108256.917322882">
                <text:p>108256.9173228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5.4280683994293">
                <text:p>65.4280683994293</text:p>
              </table:table-cell>
              <table:table-cell office:value-type="float" office:value="108304.801434549">
                <text:p>108304.8014345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5.4679458141327">
                <text:p>65.4679458141327</text:p>
              </table:table-cell>
              <table:table-cell office:value-type="float" office:value="108331.997751976">
                <text:p>108331.9977519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5.5078504085541">
                <text:p>65.5078504085541</text:p>
              </table:table-cell>
              <table:table-cell office:value-type="float" office:value="108258.210931339">
                <text:p>108258.2109313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5.5477492809296">
                <text:p>65.5477492809296</text:p>
              </table:table-cell>
              <table:table-cell office:value-type="float" office:value="108273.736644597">
                <text:p>108273.7366445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5.5876369476318">
                <text:p>65.5876369476318</text:p>
              </table:table-cell>
              <table:table-cell office:value-type="float" office:value="108304.154069611">
                <text:p>108304.1540696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5.6275084018707">
                <text:p>65.6275084018707</text:p>
              </table:table-cell>
              <table:table-cell office:value-type="float" office:value="108348.192521811">
                <text:p>108348.1925218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.6674408912659">
                <text:p>65.6674408912659</text:p>
              </table:table-cell>
              <table:table-cell office:value-type="float" office:value="108182.586796745">
                <text:p>108182.5867967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5.7072896957398">
                <text:p>65.7072896957398</text:p>
              </table:table-cell>
              <table:table-cell office:value-type="float" office:value="108409.776831122">
                <text:p>108409.7768311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5.7471935749054">
                <text:p>65.7471935749054</text:p>
              </table:table-cell>
              <table:table-cell office:value-type="float" office:value="108260.151401992">
                <text:p>108260.1514019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5.7870824337006">
                <text:p>65.7870824337006</text:p>
              </table:table-cell>
              <table:table-cell office:value-type="float" office:value="108300.917361003">
                <text:p>108300.9173610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5.8269701004028">
                <text:p>65.8269701004028</text:p>
              </table:table-cell>
              <table:table-cell office:value-type="float" office:value="108304.154069611">
                <text:p>108304.1540696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5.8668639659882">
                <text:p>65.8668639659882</text:p>
              </table:table-cell>
              <table:table-cell office:value-type="float" office:value="108287.325297173">
                <text:p>108287.3252971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5.9067809581757">
                <text:p>65.9067809581757</text:p>
              </table:table-cell>
              <table:table-cell office:value-type="float" office:value="108224.587155963">
                <text:p>108224.587155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5.9466836452484">
                <text:p>65.9466836452484</text:p>
              </table:table-cell>
              <table:table-cell office:value-type="float" office:value="108263.385674339">
                <text:p>108263.3856743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.9865353107452">
                <text:p>65.9865353107452</text:p>
              </table:table-cell>
              <table:table-cell office:value-type="float" office:value="102781.149769668">
                <text:p>102781.149769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